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f53" officeooo:paragraph-rsid="00164f53"/>
    </style:style>
    <style:style style:name="P2" style:family="paragraph" style:parent-style-name="Standard">
      <style:text-properties officeooo:rsid="00164f53" officeooo:paragraph-rsid="001df503"/>
    </style:style>
    <style:style style:name="P3" style:family="paragraph" style:parent-style-name="Standard">
      <style:text-properties officeooo:rsid="0017c80a" officeooo:paragraph-rsid="0017c80a"/>
    </style:style>
    <style:style style:name="P4" style:family="paragraph" style:parent-style-name="Standard">
      <style:text-properties officeooo:rsid="001997cc" officeooo:paragraph-rsid="001997cc"/>
    </style:style>
    <style:style style:name="P5" style:family="paragraph" style:parent-style-name="Standard">
      <style:text-properties officeooo:rsid="00164f53" officeooo:paragraph-rsid="001df503"/>
    </style:style>
    <style:style style:name="T1" style:family="text">
      <style:text-properties officeooo:rsid="0017c80a"/>
    </style:style>
    <style:style style:name="T2" style:family="text">
      <style:text-properties officeooo:rsid="00193c09"/>
    </style:style>
    <style:style style:name="T3" style:family="text">
      <style:text-properties officeooo:rsid="001a7e6c"/>
    </style:style>
    <style:style style:name="T4" style:family="text">
      <style:text-properties officeooo:rsid="001c33ef"/>
    </style:style>
    <style:style style:name="T5" style:family="text">
      <style:text-properties officeooo:rsid="001df503"/>
    </style:style>
    <style:style style:name="T6" style:family="text">
      <style:text-properties officeooo:rsid="001e1d7b"/>
    </style:style>
    <style:style style:name="T7" style:family="text">
      <style:text-properties officeooo:rsid="001fe965"/>
    </style:style>
    <style:style style:name="T8" style:family="text">
      <style:text-properties officeooo:rsid="002130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degree AOA First Series of 10</text:p>
      <text:p text:style-name="P1">**************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1,7.03,1041,1007,935,973,914,923,975,0.00,8.50,22.60,1,0,0.00</text:p>
      <text:p text:style-name="P1">,8.03,1041,1007,935,974,914,923,975,0.00,8.50,22.50,-1,0,2.86</text:p>
      <text:p text:style-name="P1">,9.03,1041,1007,935,973,914,923,975,3.40,8.50,22.10,-3,-1,5.71</text:p>
      <text:p text:style-name="P1">,10.03,1041,1006,935,972,914,923,976,3.50,8.50,22.00,-4,0,8.57</text:p>
      <text:p text:style-name="P1">,11.04,1041,1006,935,971,914,923,976,3.10,8.50,21.80,-6,0,11.43</text:p>
      <text:p text:style-name="P1">,12.04,1041,1006,935,969,914,923,976,3.30,8.50,21.60,-8,0,14.29</text:p>
      <text:p text:style-name="P1">,13.04,1041,1006,935,968,914,922,976,4.00,8.50,21.50,-10,0,17.14</text:p>
      <text:p text:style-name="P1">,14.04,1041,1006,935,966,913,922,977,4.20,8.50,21.30,-13,0,20.00</text:p>
      <text:p text:style-name="P1">,15.04,1041,1006,935,965,913,922,977,4.60,8.50,21.20,-15,0,22.86</text:p>
      <text:p text:style-name="P1">,16.04,1040,1006,934,963,913,922,977,4.90,8.50,21.00,-17,0,25.71</text:p>
      <text:p text:style-name="P1">,17.04,1040,1006,934,962,913,922,977,5.10,8.50,21.00,-20,-1,28.57</text:p>
      <text:p text:style-name="P1">,18.04,1040,1006,934,960,913,922,978,5.30,8.50,20.80,-21,-1,31.43</text:p>
      <text:p text:style-name="P1">,19.04,1040,1006,934,958,913,922,978,5.50,8.50,20.80,-23,-2,34.29</text:p>
      <text:p text:style-name="P1">,20.05,1040,1006,934,957,913,922,978,5.70,8.50,20.70,-27,-3,37.14</text:p>
      <text:p text:style-name="P1">,21.05,1040,1006,934,955,913,922,978,6.20,8.50,20.70,-30,-3,40.00</text:p>
      <text:p text:style-name="P1">,22.05,1040,1006,934,954,913,922,978,6.40,8.50,20.50,-38,-5,42.86</text:p>
      <text:p text:style-name="P1">,23.05,1040,1006,934,952,913,921,978,7.30,8.50,20.50,-41,-6,45.71</text:p>
      <text:p text:style-name="P1">,24.05,1040,1005,934,951,912,921,978,7.60,8.50,20.50,-46,-7,48.57</text:p>
      <text:p text:style-name="P1">,25.05,1040,1005,934,949,912,921,978,7.70,8.50,20.50,-51,-8,51.43</text:p>
      <text:p text:style-name="P1">,26.05,1040,1005,934,948,912,921,979,8.20,8.50,20.50,-49,-8,51.43</text:p>
      <text:p text:style-name="P1">,27.05,1040,1005,934,947,912,921,979,8.00,8.50,20.30,-50,-8,51.43</text:p>
      <text:p text:style-name="P1">,28.06,1040,1005,933,946,912,921,980,7.90,8.50,20.30,-53,-8,54.29</text:p>
      <text:p text:style-name="P1">,29.06,1039,1005,934,945,912,921,980,8.20,8.50,20.30,-56,-9,54.29</text:p>
      <text:p text:style-name="P1">,30.06,1039,1005,934,944,912,921,981,8.10,8.50,20.30,-53,-9,54.29</text:p>
      <text:p text:style-name="P1">,31.06,1039,1005,934,944,912,921,981,8.20,8.50,20.30,-53,-8,54.29</text:p>
      <text:p text:style-name="P1">,32.06,1039,1005,933,943,912,921,981,8.10,8.50,20.30,-52,-8,54.29</text:p>
      <text:p text:style-name="P1">,33.07,1040,1005,934,943,912,921,981,8.30,8.50,20.30,-51,-8,54.29</text:p>
      <text:p text:style-name="P1">,34.07,1039,1005,934,943,912,921,981,8.10,8.50,20.30,-52,-8,54.29</text:p>
      <text:p text:style-name="P1">,35.07,1039,1005,934,943,912,921,981,8.10,8.50,20.30,-51,-8,54.29</text:p>
      <text:p text:style-name="P1">,36.07,1040,1005,934,943,912,921,981,8.20,8.50,20.30,-52,-8,54.29</text:p>
      <text:p text:style-name="P1">,37.07,1039,1005,934,943,912,921,981,8.00,8.50,20.30,-53,-8,54.29</text:p>
      <text:p text:style-name="P1">,38.08,1040,1005,934,943,912,921,981,8.20,8.50,20.30,-51,-8,54.29</text:p>
      <text:p text:style-name="P1">,39.08,1040,1005,934,943,912,921,981,8.10,8.50,20.30,-51,-8,54.29</text:p>
      <text:p text:style-name="P1">,40.08,1039,1005,934,943,912,921,981,8.10,8.50,20.30,-52,-9,54.29</text:p>
      <text:p text:style-name="P1">,41.08,1039,1005,933,943,912,921,981,8.00,8.50,20.30,-54,-9,54.29</text:p>
      <text:p text:style-name="P1">,42.08,1040,1005,934,943,912,921,981,8.20,8.50,20.30,-51,-9,54.29</text:p>
      <text:p text:style-name="P1">,43.08,1040,1005,934,943,912,921,981,7.90,8.50,20.30,-50,-8,54.29</text:p>
      <text:p text:style-name="P1">,44.08,1039,1005,933,943,912,921,981,8.00,8.50,20.30,-55,-9,55.71</text:p>
      <text:p text:style-name="P1">,45.09,1039,1005,934,942,912,921,980,8.30,8.50,20.30,-53,-8,55.71</text:p>
      <text:p text:style-name="P1">,46.09,1039,1005,933,942,912,921,980,8.20,8.50,20.30,-53,-8,55.71</text:p>
      <text:p text:style-name="P1">,47.09,1040,1005,933,943,912,921,981,8.10,8.50,20.30,-52,-9,55.71</text:p>
      <text:p text:style-name="P1">,48.09,1040,1005,933,943,912,921,981,8.10,8.50,20.30,-53,-9,55.71</text:p>
      <text:p text:style-name="P1">,49.09,1039,1005,933,943,912,921,981,8.20,8.50,20.30,-56,-9,55.71</text:p>
      <text:p text:style-name="P1"><text:soft-page-break/>,50.09,1040,1005,933,943,912,921,981,8.10,8.50,20.30,-52,-9,55.71</text:p>
      <text:p text:style-name="P1">,51.10,1039,1005,933,943,912,921,981,8.20,8.50,20.30,-53,-9,55.71</text:p>
      <text:p text:style-name="P1">,52.10,1039,1005,933,943,912,921,981,8.20,8.50,20.30,-53,-9,55.71</text:p>
      <text:p text:style-name="P1">,53.10,1039,1005,933,943,912,921,981,8.10,8.50,20.30,-54,-9,55.71</text:p>
      <text:p text:style-name="P1">,54.10,1039,1005,933,944,912,921,982,8.10,8.50,20.30,-53,-9,55.71</text:p>
      <text:p text:style-name="P1">,55.10,1039,1005,934,944,912,921,982,8.20,8.50,20.30,-51,-9,55.71</text:p>
      <text:p text:style-name="P1">,56.10,1039,1005,933,944,912,921,982,8.20,8.50,20.30,-53,-9,55.71</text:p>
      <text:p text:style-name="P1">,57.10,1039,1005,934,945,912,921,982,8.30,8.50,20.30,-54,-9,55.71</text:p>
      <text:p text:style-name="P1">,58.11,1039,1005,933,945,912,921,982,8.10,8.50,20.30,-53,-9,55.71</text:p>
      <text:p text:style-name="P1">,59.11,1040,1005,934,946,912,921,982,8.30,8.50,20.30,-51,-8,55.71</text:p>
      <text:p text:style-name="P1">,60.11,1039,1005,933,946,912,921,983,8.20,8.50,20.30,-55,-9,58.57</text:p>
      <text:p text:style-name="P1">,61.11,1039,1005,933,947,912,921,983,8.40,8.50,20.30,-58,-9,58.57</text:p>
      <text:p text:style-name="P1">,62.11,1039,1005,933,948,912,921,982,8.40,8.50,20.30,-55,-9,58.57</text:p>
      <text:p text:style-name="P1">,63.11,1039,1005,933,948,912,921,982,8.40,8.50,20.30,-57,-9,58.57</text:p>
      <text:p text:style-name="P1">,64.12,1039,1005,933,949,912,921,983,8.30,8.50,20.30,-57,-9,58.57</text:p>
      <text:p text:style-name="P1">,65.12,1039,1005,933,950,912,921,983,8.40,8.50,20.50,-55,-9,58.57</text:p>
      <text:p text:style-name="P1">,66.12,1039,1005,933,950,912,921,983,8.40,8.50,20.50,-57,-9,58.57</text:p>
      <text:p text:style-name="P1">,67.12,1039,1005,933,951,912,921,982,8.40,8.50,20.50,-56,-9,58.57</text:p>
      <text:p text:style-name="P1">,68.12,1039,1005,933,952,912,921,983,8.30,8.50,20.50,-55,-9,58.57</text:p>
      <text:p text:style-name="P1">,69.12,1039,1005,933,953,912,921,983,8.30,8.50,20.50,-57,-9,58.57</text:p>
      <text:p text:style-name="P1">,70.12,1039,1005,933,953,912,921,983,8.30,8.50,20.50,-57,-9,58.57</text:p>
      <text:p text:style-name="P1">,71.12,1039,1005,933,954,912,921,983,8.40,8.50,20.50,-58,-9,58.57</text:p>
      <text:p text:style-name="P1">,72.13,1039,1005,933,955,912,921,983,8.40,8.50,20.50,-58,-9,58.57</text:p>
      <text:p text:style-name="P1">,73.13,1039,1005,933,956,912,921,982,8.40,8.50,20.50,-56,-9,58.57</text:p>
      <text:p text:style-name="P1">,74.13,1039,1005,933,957,912,921,983,8.20,8.50,20.50,-55,-9,58.57</text:p>
      <text:p text:style-name="P1">,75.13,1039,1005,933,957,912,921,982,8.40,8.50,20.50,-55,-9,58.57</text:p>
      <text:p text:style-name="P1">,76.13,1039,1005,933,958,912,921,982,8.30,8.50,20.50,-56,-9,58.57</text:p>
      <text:p text:style-name="P1">,77.14,1039,1005,933,959,912,921,982,8.40,8.50,20.50,-56,-9,58.57</text:p>
      <text:p text:style-name="P1">,78.14,1039,1005,933,959,912,921,982,8.20,8.50,20.50,-56,-9,58.57</text:p>
      <text:p text:style-name="P1">,79.14,1039,1005,933,960,912,921,983,8.40,8.50,20.50,-58,-9,58.57</text:p>
      <text:p text:style-name="P1">,80.14,1039,1005,933,961,912,921,983,8.40,8.50,20.50,-57,-9,58.57</text:p>
      <text:p text:style-name="P1">,81.14,1039,1005,933,961,912,921,983,8.30,8.50,20.50,-58,-10,58.57</text:p>
      <text:p text:style-name="P1">,82.14,1039,1005,933,962,912,921,983,8.30,8.50,20.50,-59,-9,58.57</text:p>
      <text:p text:style-name="P1">,83.15,1039,1005,933,963,912,921,983,8.40,8.50,20.50,-57,-9,58.57</text:p>
      <text:p text:style-name="P1">,84.15,1039,1005,933,964,912,921,983,8.30,8.50,20.50,-57,-9,58.57</text:p>
      <text:p text:style-name="P1">,85.15,1039,1005,933,964,912,921,983,8.30,8.50,20.50,-58,-9,58.57</text:p>
      <text:p text:style-name="P1">,86.15,1039,1005,933,965,912,921,983,8.30,8.50,20.50,-56,-9,58.57</text:p>
      <text:p text:style-name="P1">,87.15,1039,1005,933,965,912,921,983,8.30,8.50,20.50,-60,-9,58.57</text:p>
      <text:p text:style-name="P1">,88.15,1039,1005,933,966,912,921,983,8.30,8.50,20.50,-57,-9,58.57</text:p>
      <text:p text:style-name="P1">,89.16,1039,1005,933,967,912,921,983,8.30,8.50,20.50,-58,-9,58.57</text:p>
      <text:p text:style-name="P1">,90.16,1039,1005,933,968,912,921,984,8.30,8.50,20.50,-57,-9,58.57</text:p>
      <text:p text:style-name="P1">,91.16,1039,1005,933,969,912,921,984,8.30,8.50,20.50,-58,-9,58.57</text:p>
      <text:p text:style-name="P1">,92.16,1039,1005,933,970,912,921,984,8.10,8.50,20.50,-58,-9,58.57</text:p>
      <text:p text:style-name="P1">,93.16,1039,1005,933,970,912,921,984,8.30,8.50,20.70,-58,-9,58.57</text:p>
      <text:p text:style-name="P1">,94.16,1039,1005,933,971,912,921,984,8.30,8.50,20.70,-57,-9,58.57</text:p>
      <text:p text:style-name="P1">,95.16,1039,1005,933,972,912,921,984,8.30,8.50,20.70,-61,-9,58.57</text:p>
      <text:p text:style-name="P1">,96.16,1039,1005,933,972,912,921,983,8.30,8.50,20.70,-60,-9,58.57</text:p>
      <text:p text:style-name="P1">,97.17,1039,1005,933,973,912,921,983,8.30,8.50,20.70,-60,-9,58.57</text:p>
      <text:p text:style-name="P1">,98.17,1039,1005,933,974,912,921,983,8.30,8.50,20.70,-60,-9,58.57</text:p>
      <text:p text:style-name="P1"><text:soft-page-break/>,99.17,1039,1005,934,974,912,921,983,8.30,8.50,20.70,-58,-9,58.57</text:p>
      <text:p text:style-name="P1">,100.17,1039,1005,933,974,912,921,983,8.30,8.50,20.70,-57,-9,58.57</text:p>
      <text:p text:style-name="P1">,101.17,1039,1005,933,975,912,921,983,8.20,8.50,20.70,-60,-9,58.57</text:p>
      <text:p text:style-name="P1">,102.17,1039,1005,933,975,912,921,983,8.30,8.50,20.70,-58,-9,58.57</text:p>
      <text:p text:style-name="P1">,103.17,1039,1005,933,976,912,921,983,8.20,8.50,20.70,-59,-9,58.57</text:p>
      <text:p text:style-name="P1">,104.18,1039,1005,933,976,912,921,983,8.30,8.50,20.70,-61,-9,58.57</text:p>
      <text:p text:style-name="P1">,105.18,1039,1005,933,976,912,921,983,8.30,8.50,20.70,-60,-10,58.57</text:p>
      <text:p text:style-name="P1">,106.18,1039,1005,933,977,912,921,983,8.30,8.50,20.70,-58,-9,58.57</text:p>
      <text:p text:style-name="P1">,107.18,1039,1005,933,977,912,921,983,8.30,8.50,20.70,-59,-9,58.57</text:p>
      <text:p text:style-name="P1">,108.18,1039,1005,934,977,912,921,983,8.30,8.50,20.70,-59,-9,58.57</text:p>
      <text:p text:style-name="P1">,109.18,1039,1005,933,978,912,921,983,8.30,8.50,20.70,-59,-9,58.57</text:p>
      <text:p text:style-name="P1">,110.19,1039,1005,933,978,912,921,983,8.30,8.50,20.70,-59,-9,58.57</text:p>
      <text:p text:style-name="P1">,111.19,1039,1005,933,979,912,921,983,8.30,8.50,20.70,-59,-9,58.57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2,0.09,1041,1007,935,982,914,923,981,0.00,8.50,20.50,4,0,1.43</text:p>
      <text:p text:style-name="P1">,1.09,1041,1007,935,982,914,923,981,0.00,8.50,20.70,1,0,4.29</text:p>
      <text:p text:style-name="P1">,2.09,1041,1007,935,982,914,923,981,3.60,8.50,20.70,0,-1,7.14</text:p>
      <text:p text:style-name="P1">,3.09,1041,1006,935,983,914,923,981,3.40,8.50,20.70,-2,-1,10.00</text:p>
      <text:p text:style-name="P1">,4.09,1041,1006,935,983,914,923,981,2.90,8.50,20.70,-5,0,12.86</text:p>
      <text:p text:style-name="P1">,5.09,1041,1006,935,984,914,923,981,3.50,8.50,20.70,-7,0,14.29</text:p>
      <text:p text:style-name="P1">,6.10,1041,1006,935,984,914,922,982,3.60,8.50,20.70,-9,0,17.14</text:p>
      <text:p text:style-name="P1">,7.10,1041,1006,935,984,913,922,981,3.90,8.50,20.70,-11,0,20.00</text:p>
      <text:p text:style-name="P1">,8.10,1041,1006,934,984,913,922,982,4.50,8.50,20.70,-13,0,22.86</text:p>
      <text:p text:style-name="P1">,9.10,1040,1006,934,984,913,922,981,4.60,8.50,20.70,-16,0,25.71</text:p>
      <text:p text:style-name="P1">,10.10,1040,1006,934,985,913,922,981,4.80,8.50,20.70,-18,-1,28.57</text:p>
      <text:p text:style-name="P1">,11.11,1040,1006,934,985,913,922,981,5.10,8.50,20.70,-21,-1,31.43</text:p>
      <text:p text:style-name="P1">,12.11,1040,1006,934,985,913,922,981,5.40,8.50,20.70,-25,-2,34.29</text:p>
      <text:p text:style-name="P1">,13.11,1040,1006,934,985,913,922,981,5.80,8.50,20.70,-28,-3,37.14</text:p>
      <text:p text:style-name="P1">,14.11,1040,1006,934,985,913,922,981,5.90,8.50,20.70,-32,-4,40.00</text:p>
      <text:p text:style-name="P1">,15.11,1040,1006,934,985,913,922,981,6.60,8.50,20.70,-39,-5,42.86</text:p>
      <text:p text:style-name="P1">,16.12,1040,1006,934,985,913,922,982,7.20,8.50,20.70,-43,-6,45.71</text:p>
      <text:p text:style-name="P1">,17.12,1040,1005,934,985,912,921,981,7.40,8.50,20.70,-47,-7,48.57</text:p>
      <text:p text:style-name="P1">,18.12,1040,1005,934,984,912,921,982,7.60,8.50,20.70,-51,-7,51.43</text:p>
      <text:p text:style-name="P1">,19.12,1040,1005,934,984,912,921,981,8.00,8.50,20.70,-55,-8,54.29</text:p>
      <text:p text:style-name="P1">,20.12,1039,1005,934,984,912,921,982,8.20,8.50,20.70,-56,-8,54.29</text:p>
      <text:p text:style-name="P1">,21.13,1039,1005,934,984,912,921,981,8.20,8.50,20.70,-56,-8,54.29</text:p>
      <text:p text:style-name="P1">,22.13,1040,1005,933,984,912,921,982,8.10,8.50,20.70,-55,-8,54.29</text:p>
      <text:p text:style-name="P1">,23.13,1039,1005,933,984,912,921,982,8.00,8.50,20.70,-56,-9,54.29</text:p>
      <text:p text:style-name="P1">,24.13,1040,1005,934,984,912,921,982,8.20,8.50,20.70,-55,-8,54.29</text:p>
      <text:p text:style-name="P1">,25.13,1040,1005,934,984,912,921,982,8.10,8.50,20.70,-55,-8,54.29</text:p>
      <text:p text:style-name="P1">,26.13,1039,1005,933,984,912,921,982,7.90,8.50,20.70,-55,-8,54.29</text:p>
      <text:p text:style-name="P1">,27.14,1039,1005,933,984,912,921,982,7.90,8.50,20.70,-59,-9,57.14</text:p>
      <text:p text:style-name="P1">,28.14,1039,1005,934,985,912,921,982,8.10,8.50,20.70,-59,-9,57.14</text:p>
      <text:p text:style-name="P1">,29.14,1039,1005,933,985,912,921,982,8.20,8.50,20.70,-58,-9,57.14</text:p>
      <text:p text:style-name="P1">,30.14,1039,1005,933,985,912,921,983,8.30,8.50,20.70,-59,-9,57.14</text:p>
      <text:p text:style-name="P1">,31.14,1039,1005,933,985,912,921,982,8.30,8.50,20.70,-60,-9,57.14</text:p>
      <text:p text:style-name="P1"><text:soft-page-break/>,32.15,1039,1005,933,985,912,921,983,8.20,8.50,20.70,-58,-9,57.14</text:p>
      <text:p text:style-name="P1">,33.15,1039,1005,933,985,912,921,982,8.30,8.50,20.70,-59,-9,57.14</text:p>
      <text:p text:style-name="P1">,34.15,1039,1005,933,985,912,921,982,8.10,8.50,20.70,-60,-9,57.14</text:p>
      <text:p text:style-name="P1">,35.15,1039,1005,934,985,912,921,982,8.30,8.50,20.70,-58,-9,57.14</text:p>
      <text:p text:style-name="P1">,36.15,1039,1005,933,985,912,921,983,8.10,8.50,20.70,-59,-9,57.14</text:p>
      <text:p text:style-name="P1">,37.16,1039,1005,933,985,912,921,983,8.10,8.50,20.70,-62,-9,57.14</text:p>
      <text:p text:style-name="P1">,38.16,1039,1005,933,985,912,921,983,8.50,8.50,20.70,-62,-9,57.14</text:p>
      <text:p text:style-name="P1">,39.16,1039,1005,933,985,912,921,983,8.30,8.50,20.70,-59,-9,57.14</text:p>
      <text:p text:style-name="P1">,40.16,1039,1005,933,985,912,921,983,8.20,8.50,20.70,-59,-9,57.14</text:p>
      <text:p text:style-name="P1">,41.16,1039,1005,933,985,912,921,982,8.10,8.50,20.70,-60,-9,57.14</text:p>
      <text:p text:style-name="P1">,42.17,1039,1005,934,985,912,921,982,8.30,8.50,20.70,-58,-9,57.14</text:p>
      <text:p text:style-name="P1">,43.17,1039,1005,933,985,912,921,982,8.20,8.50,20.70,-60,-9,57.14</text:p>
      <text:p text:style-name="P1">,44.17,1039,1005,933,985,912,921,983,8.20,8.50,20.70,-58,-9,57.14</text:p>
      <text:p text:style-name="P1">,45.17,1039,1005,933,985,912,921,982,8.20,8.50,20.70,-60,-9,57.14</text:p>
      <text:p text:style-name="P1">,46.17,1039,1005,933,985,912,921,983,8.30,8.50,20.70,-59,-9,57.14</text:p>
      <text:p text:style-name="P1">,47.17,1039,1005,933,985,912,921,982,8.10,8.50,20.70,-59,-9,57.14</text:p>
      <text:p text:style-name="P1">,48.17,1039,1005,933,985,912,921,983,8.10,8.50,20.70,-58,-9,57.14</text:p>
      <text:p text:style-name="P1">,49.17,1039,1005,933,985,912,921,983,8.10,8.50,20.70,-61,-9,57.14</text:p>
      <text:p text:style-name="P1">,50.17,1039,1005,933,986,912,921,983,8.30,8.50,20.70,-58,-9,57.14</text:p>
      <text:p text:style-name="P1">,51.17,1039,1005,933,986,912,921,983,8.00,8.50,20.70,-59,-9,57.14</text:p>
      <text:p text:style-name="P1">,52.18,1039,1005,934,986,912,921,983,8.30,8.50,20.70,-58,-9,57.14</text:p>
      <text:p text:style-name="P1">,53.18,1039,1005,933,986,912,921,983,8.10,8.50,20.70,-61,-9,57.14</text:p>
      <text:p text:style-name="P1">,54.18,1039,1005,933,986,912,921,983,8.30,8.50,20.70,-58,-9,57.14</text:p>
      <text:p text:style-name="P1">,55.18,1039,1005,933,987,912,921,983,8.10,8.50,20.70,-61,-9,57.14</text:p>
      <text:p text:style-name="P1">,56.19,1039,1005,933,987,912,921,983,8.40,8.50,20.70,-58,-9,57.14</text:p>
      <text:p text:style-name="P1">,57.19,1039,1005,933,987,912,921,982,8.10,8.50,20.70,-61,-9,57.14</text:p>
      <text:p text:style-name="P1">,58.19,1039,1005,933,987,912,921,983,8.20,8.50,20.70,-59,-9,57.14</text:p>
      <text:p text:style-name="P1">,59.19,1039,1005,934,987,912,921,983,8.20,8.50,20.70,-60,-9,57.14</text:p>
      <text:p text:style-name="P1">,60.19,1040,1005,933,987,912,921,983,8.20,8.50,20.70,-58,-9,57.14</text:p>
      <text:p text:style-name="P1">,61.19,1039,1005,933,988,912,921,983,8.20,8.50,20.70,-61,-9,57.14</text:p>
      <text:p text:style-name="P1">,62.20,1039,1005,933,988,912,921,983,8.20,8.50,20.70,-60,-9,57.14</text:p>
      <text:p text:style-name="P1">,63.20,1039,1005,933,988,912,921,983,8.20,8.50,20.70,-60,-9,57.14</text:p>
      <text:p text:style-name="P1">,64.20,1039,1005,934,988,912,921,983,8.20,8.50,20.70,-59,-9,57.14</text:p>
      <text:p text:style-name="P1">,65.20,1039,1005,934,988,912,921,983,8.20,8.50,20.70,-58,-9,57.14</text:p>
      <text:p text:style-name="P1">,66.20,1039,1005,934,988,912,921,983,8.10,8.50,20.70,-59,-9,57.14</text:p>
      <text:p text:style-name="P1">,67.20,1039,1005,933,988,912,921,983,8.10,8.50,20.70,-58,-9,57.14</text:p>
      <text:p text:style-name="P1">,68.21,1039,1005,933,989,912,921,983,8.10,8.50,20.70,-59,-9,57.14</text:p>
      <text:p text:style-name="P1">,69.21,1039,1005,933,989,912,921,983,8.10,8.50,20.70,-62,-9,57.14</text:p>
      <text:p text:style-name="P1">,70.21,1039,1005,933,989,912,921,983,8.30,8.50,20.70,-60,-9,57.14</text:p>
      <text:p text:style-name="P1">,71.21,1039,1005,934,990,912,921,983,8.30,8.50,20.70,-59,-10,57.14</text:p>
      <text:p text:style-name="P1">,72.22,1039,1005,933,990,912,921,983,8.10,8.50,20.70,-60,-9,57.14</text:p>
      <text:p text:style-name="P1">,73.22,1039,1005,933,990,912,921,982,8.10,8.50,20.70,-59,-9,57.14</text:p>
      <text:p text:style-name="P1">,74.22,1039,1005,933,991,912,921,983,8.30,8.50,20.70,-60,-9,57.14</text:p>
      <text:p text:style-name="P1">,75.22,1039,1005,933,991,912,921,983,8.10,8.50,20.70,-61,-9,57.14</text:p>
      <text:p text:style-name="P1">,76.22,1039,1005,934,991,912,921,983,8.10,8.50,20.70,-59,-9,57.14</text:p>
      <text:p text:style-name="P1">,77.23,1039,1005,934,991,912,921,983,8.30,8.50,20.70,-58,-9,57.14</text:p>
      <text:p text:style-name="P1">,78.23,1039,1005,933,992,912,921,983,8.10,8.50,20.70,-58,-9,57.14</text:p>
      <text:p text:style-name="P1">,79.23,1040,1005,933,992,912,921,983,7.90,8.50,20.70,-61,-9,58.57</text:p>
      <text:p text:style-name="P1">,80.23,1039,1005,933,992,912,921,983,8.20,8.50,20.80,-61,-9,58.57</text:p>
      <text:p text:style-name="P1"><text:soft-page-break/>,81.23,1039,1005,933,993,912,921,983,8.30,8.50,20.70,-61,-9,58.57</text:p>
      <text:p text:style-name="P1">,82.24,1039,1005,933,993,912,921,983,8.20,8.50,20.70,-60,-9,58.57</text:p>
      <text:p text:style-name="P1">,83.24,1039,1005,933,993,912,921,983,8.20,8.50,20.70,-61,-9,58.57</text:p>
      <text:p text:style-name="P1">,84.24,1039,1005,933,994,912,921,984,8.20,8.50,20.70,-61,-9,58.57</text:p>
      <text:p text:style-name="P1">,85.24,1039,1005,933,994,912,921,983,8.30,8.50,20.70,-62,-9,58.57</text:p>
      <text:p text:style-name="P1">,86.24,1039,1005,933,994,912,921,984,8.20,8.50,20.70,-60,-9,58.57</text:p>
      <text:p text:style-name="P1">,87.25,1039,1005,933,994,912,921,983,8.20,8.50,20.70,-60,-9,58.57</text:p>
      <text:p text:style-name="P1">,88.25,1039,1005,933,994,912,921,984,8.50,8.50,20.70,-63,-9,58.57</text:p>
      <text:p text:style-name="P1">,89.25,1039,1005,933,994,912,921,983,8.20,8.50,20.70,-62,-10,58.57</text:p>
      <text:p text:style-name="P1">,90.25,1039,1005,933,995,912,921,983,8.30,8.50,20.70,-64,-10,58.57</text:p>
      <text:p text:style-name="P1">,91.25,1039,1005,933,995,912,921,982,8.50,8.50,20.70,-60,-9,58.57</text:p>
      <text:p text:style-name="P1">,92.25,1039,1005,933,995,912,921,982,8.50,8.50,20.70,-61,-9,58.57</text:p>
      <text:p text:style-name="P1">,93.25,1039,1005,933,995,912,921,982,8.20,8.50,20.70,-62,-10,58.57</text:p>
      <text:p text:style-name="P1">,94.25,1039,1005,933,995,912,921,983,8.50,8.50,20.70,-61,-9,58.57</text:p>
      <text:p text:style-name="P1">,95.25,1039,1005,933,996,912,921,983,8.20,8.50,20.70,-60,-9,58.57</text:p>
      <text:p text:style-name="P1">,96.25,1039,1005,933,996,912,921,983,8.20,8.50,20.70,-62,-10,58.57</text:p>
      <text:p text:style-name="P1">,97.25,1039,1005,933,996,912,921,983,8.20,8.50,20.80,-62,-9,58.57</text:p>
      <text:p text:style-name="P1">,98.26,1039,1005,933,996,912,921,983,8.50,8.50,20.80,-60,-9,58.57</text:p>
      <text:p text:style-name="P1">,99.26,1039,1005,933,996,912,921,983,8.10,8.50,20.70,-60,-9,58.57</text:p>
      <text:p text:style-name="P1">,100.26,1039,1005,933,996,912,921,983,8.20,8.50,20.80,-62,-9,58.57</text:p>
      <text:p text:style-name="P1">,101.26,1039,1005,933,996,912,921,983,8.30,8.50,20.80,-60,-9,58.57</text:p>
      <text:p text:style-name="P1">,102.26,1039,1005,933,996,912,921,983,8.30,8.50,20.70,-61,-10,58.57</text:p>
      <text:p text:style-name="P1">,103.27,1039,1005,933,996,912,921,983,8.20,8.50,20.70,-60,-9,58.57</text:p>
      <text:p text:style-name="P1">,104.27,1039,1005,933,996,912,921,984,8.10,8.50,20.80,-60,-9,58.57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3,0.09,1041,1007,935,998,914,923,981,0.00,8.50,20.70,3,0,1.43</text:p>
      <text:p text:style-name="P1">,1.09,1041,1006,935,998,914,923,981,0.00,8.50,20.70,1,-1,4.29</text:p>
      <text:p text:style-name="P1">,2.09,1041,1007,935,998,914,923,981,2.30,8.50,20.70,0,-1,7.14</text:p>
      <text:p text:style-name="P1">,3.09,1041,1006,935,999,914,923,981,2.90,8.50,20.80,-3,-1,8.57</text:p>
      <text:p text:style-name="P1">,4.09,1041,1006,935,999,914,923,981,2.80,8.50,20.70,-4,-1,11.43</text:p>
      <text:p text:style-name="P1">,5.10,1041,1006,935,999,914,923,981,2.90,8.50,20.80,-6,0,14.29</text:p>
      <text:p text:style-name="P1">,6.10,1041,1006,935,999,913,923,981,3.60,8.50,20.80,-9,0,17.14</text:p>
      <text:p text:style-name="P1">,7.10,1041,1006,935,1000,913,923,981,3.90,8.50,20.80,-11,0,20.00</text:p>
      <text:p text:style-name="P1">,8.10,1041,1006,934,1000,913,922,981,4.20,8.50,20.80,-14,0,22.86</text:p>
      <text:p text:style-name="P1">,9.10,1040,1006,934,1000,913,922,981,4.60,8.50,20.80,-17,0,25.71</text:p>
      <text:p text:style-name="P1">,10.11,1040,1006,934,1000,913,922,981,5.00,8.50,20.80,-20,-1,28.57</text:p>
      <text:p text:style-name="P1">,11.11,1040,1006,934,1000,913,922,981,5.10,8.50,20.80,-22,-1,31.43</text:p>
      <text:p text:style-name="P1">,12.11,1040,1006,934,1000,913,922,981,5.30,8.50,20.80,-25,-2,34.29</text:p>
      <text:p text:style-name="P1">,13.11,1040,1006,934,1000,913,922,980,5.80,8.50,20.80,-28,-3,37.14</text:p>
      <text:p text:style-name="P1">,14.11,1040,1006,934,1000,913,922,980,6.20,8.50,20.80,-33,-4,40.00</text:p>
      <text:p text:style-name="P1">,15.11,1040,1006,934,1000,913,922,979,6.40,8.50,20.80,-39,-5,42.86</text:p>
      <text:p text:style-name="P1">,16.11,1040,1005,934,1000,913,922,980,6.90,8.50,20.80,-45,-6,45.71</text:p>
      <text:p text:style-name="P1">,17.11,1040,1005,934,1000,913,922,979,7.60,8.50,20.80,-47,-7,48.57</text:p>
      <text:p text:style-name="P1">,18.12,1040,1005,934,1000,912,921,980,7.50,8.50,20.80,-50,-8,51.43</text:p>
      <text:p text:style-name="P1">,19.12,1040,1005,934,999,912,922,979,7.90,8.50,20.70,-56,-8,54.29</text:p>
      <text:p text:style-name="P1">,20.12,1039,1005,934,999,912,921,980,8.20,8.50,20.70,-56,-8,54.29</text:p>
      <text:p text:style-name="P1"><text:soft-page-break/>,21.12,1039,1005,934,998,912,921,980,8.10,8.50,20.80,-55,-8,54.29</text:p>
      <text:p text:style-name="P1">,22.12,1040,1005,933,998,912,921,981,7.90,8.50,20.80,-57,-8,55.71</text:p>
      <text:p text:style-name="P1">,23.12,1039,1005,933,998,912,921,981,8.10,8.50,20.80,-57,-9,55.71</text:p>
      <text:p text:style-name="P1">,24.13,1039,1005,933,997,912,921,982,8.30,8.50,20.80,-57,-9,55.71</text:p>
      <text:p text:style-name="P1">,25.13,1040,1005,933,997,912,921,982,8.10,8.50,20.80,-57,-9,55.71</text:p>
      <text:p text:style-name="P1">,26.13,1039,1005,933,997,912,921,982,8.10,8.50,20.80,-59,-9,55.71</text:p>
      <text:p text:style-name="P1">,27.13,1039,1005,933,997,912,921,982,8.20,8.50,20.70,-58,-9,55.71</text:p>
      <text:p text:style-name="P1">,28.13,1039,1005,933,997,912,921,982,8.20,8.50,20.70,-57,-9,55.71</text:p>
      <text:p text:style-name="P1">,29.14,1039,1005,934,997,912,921,982,8.10,8.50,20.70,-58,-9,55.71</text:p>
      <text:p text:style-name="P1">,30.14,1039,1005,933,997,912,921,982,8.00,8.50,20.70,-58,-9,55.71</text:p>
      <text:p text:style-name="P1">,31.14,1039,1005,934,997,912,921,982,7.90,8.50,20.70,-58,-9,55.71</text:p>
      <text:p text:style-name="P1">,32.14,1039,1005,933,997,912,921,983,8.00,8.50,20.70,-59,-9,57.14</text:p>
      <text:p text:style-name="P1">,33.14,1039,1005,933,997,912,921,982,8.20,8.50,20.80,-61,-9,57.14</text:p>
      <text:p text:style-name="P1">,34.15,1039,1005,933,997,912,921,982,8.10,8.50,20.70,-58,-9,57.14</text:p>
      <text:p text:style-name="P1">,35.15,1039,1005,933,997,912,921,982,8.00,8.50,20.70,-58,-9,57.14</text:p>
      <text:p text:style-name="P1">,36.15,1039,1005,933,997,912,921,982,8.00,8.50,20.70,-59,-9,57.14</text:p>
      <text:p text:style-name="P1">,37.15,1039,1005,933,997,912,921,982,8.30,8.50,20.80,-59,-9,57.14</text:p>
      <text:p text:style-name="P1">,38.15,1039,1005,933,997,912,921,982,8.20,8.50,20.70,-58,-9,57.14</text:p>
      <text:p text:style-name="P1">,39.15,1039,1005,933,997,912,921,982,8.20,8.50,20.80,-59,-9,57.14</text:p>
      <text:p text:style-name="P1">,40.16,1039,1005,933,997,912,921,983,8.10,8.50,20.70,-60,-9,57.14</text:p>
      <text:p text:style-name="P1">,41.16,1039,1005,933,997,912,921,983,8.20,8.50,20.70,-62,-9,57.14</text:p>
      <text:p text:style-name="P1">,42.16,1040,1005,933,997,912,921,983,8.10,8.50,20.70,-58,-9,57.14</text:p>
      <text:p text:style-name="P1">,43.16,1039,1005,933,996,912,921,983,8.10,8.50,20.70,-59,-9,57.14</text:p>
      <text:p text:style-name="P1">,44.16,1039,1005,933,996,912,921,983,8.20,8.50,20.70,-60,-9,57.14</text:p>
      <text:p text:style-name="P1">,45.17,1039,1005,933,996,912,921,982,8.20,8.50,20.70,-59,-9,57.14</text:p>
      <text:p text:style-name="P1">,46.17,1039,1005,933,996,912,922,983,8.20,8.50,20.70,-59,-10,57.14</text:p>
      <text:p text:style-name="P1">,47.17,1039,1005,933,996,912,921,983,8.30,8.50,20.70,-60,-9,57.14</text:p>
      <text:p text:style-name="P1">,48.17,1039,1005,933,996,912,921,983,8.30,8.50,20.70,-59,-9,57.14</text:p>
      <text:p text:style-name="P1">,49.17,1039,1005,933,996,912,921,983,8.10,8.50,20.70,-60,-9,57.14</text:p>
      <text:p text:style-name="P1">,50.18,1039,1005,933,995,912,921,983,8.10,8.50,20.70,-60,-9,57.14</text:p>
      <text:p text:style-name="P1">,51.18,1039,1005,933,996,912,921,983,8.10,8.50,20.70,-59,-9,57.14</text:p>
      <text:p text:style-name="P1">,52.18,1039,1005,933,996,912,921,984,8.30,8.50,20.70,-60,-9,57.14</text:p>
      <text:p text:style-name="P1">,53.18,1039,1005,933,995,912,921,983,8.00,8.50,20.70,-59,-9,57.14</text:p>
      <text:p text:style-name="P1">,54.18,1039,1005,933,995,912,921,984,8.10,8.50,20.70,-58,-9,57.14</text:p>
      <text:p text:style-name="P1">,55.18,1039,1005,933,995,912,921,983,8.10,8.50,20.70,-60,-9,57.14</text:p>
      <text:p text:style-name="P1">,56.18,1039,1005,933,996,912,921,984,8.40,8.50,20.70,-60,-9,57.14</text:p>
      <text:p text:style-name="P1">,57.19,1039,1005,933,996,912,921,983,8.10,8.50,20.80,-59,-9,57.14</text:p>
      <text:p text:style-name="P1">,58.19,1039,1005,933,996,912,921,983,8.10,8.50,20.70,-60,-9,57.14</text:p>
      <text:p text:style-name="P1">,59.19,1039,1005,933,996,912,921,983,8.40,8.50,20.80,-57,-9,57.14</text:p>
      <text:p text:style-name="P1">,60.19,1039,1005,933,996,912,921,983,8.20,8.50,20.80,-59,-9,57.14</text:p>
      <text:p text:style-name="P1">,61.19,1039,1005,933,996,912,921,983,8.10,8.50,20.70,-59,-9,57.14</text:p>
      <text:p text:style-name="P1">,62.20,1039,1005,933,996,912,921,984,8.20,8.50,20.70,-60,-10,57.14</text:p>
      <text:p text:style-name="P1">,63.20,1039,1005,933,996,912,921,983,8.00,8.50,20.80,-58,-9,57.14</text:p>
      <text:p text:style-name="P1">,64.20,1039,1005,933,996,912,921,983,8.20,8.50,20.70,-60,-9,57.14</text:p>
      <text:p text:style-name="P1">,65.20,1039,1005,933,996,912,921,983,8.20,8.50,20.80,-60,-9,57.14</text:p>
      <text:p text:style-name="P1">,66.20,1039,1005,933,996,912,921,984,8.20,8.50,20.70,-59,-9,57.14</text:p>
      <text:p text:style-name="P1">,67.20,1039,1005,933,996,912,921,983,8.20,8.50,20.70,-57,-9,57.14</text:p>
      <text:p text:style-name="P1">,68.21,1039,1005,933,997,912,921,984,8.10,8.50,20.70,-59,-9,57.14</text:p>
      <text:p text:style-name="P1">,69.21,1039,1005,933,997,912,921,983,8.20,8.50,20.70,-61,-10,57.14</text:p>
      <text:p text:style-name="P1"><text:soft-page-break/>,70.21,1039,1005,933,997,912,921,983,8.30,8.50,20.70,-59,-9,57.14</text:p>
      <text:p text:style-name="P1">,71.21,1039,1005,933,997,912,921,983,8.10,8.50,20.70,-58,-9,57.14</text:p>
      <text:p text:style-name="P1">,72.21,1039,1005,933,997,912,921,983,8.10,8.50,20.70,-57,-9,57.14</text:p>
      <text:p text:style-name="P1">,73.22,1039,1005,933,997,912,921,983,8.10,8.50,20.80,-58,-9,57.14</text:p>
      <text:p text:style-name="P1">,74.22,1039,1005,933,997,912,921,984,8.10,8.50,20.80,-57,-9,57.14</text:p>
      <text:p text:style-name="P1">,75.22,1039,1005,933,998,912,921,984,8.10,8.50,20.70,-57,-9,57.14</text:p>
      <text:p text:style-name="P1">,76.22,1039,1005,933,998,912,921,984,8.10,8.50,20.80,-59,-9,57.14</text:p>
      <text:p text:style-name="P1">,77.22,1039,1005,933,998,912,921,984,8.10,8.50,20.80,-61,-10,57.14</text:p>
      <text:p text:style-name="P1">,78.23,1039,1005,933,998,912,921,984,8.10,8.50,20.80,-57,-9,57.14</text:p>
      <text:p text:style-name="P1">,79.23,1039,1005,933,998,912,921,984,8.10,8.50,20.80,-59,-9,57.14</text:p>
      <text:p text:style-name="P1">,80.23,1039,1005,933,998,912,921,984,8.10,8.50,20.70,-59,-9,57.14</text:p>
      <text:p text:style-name="P1">,81.23,1039,1005,933,998,912,921,984,8.20,8.50,20.80,-58,-9,57.14</text:p>
      <text:p text:style-name="P1">,82.23,1039,1005,933,998,912,921,985,8.10,8.50,20.80,-61,-9,57.14</text:p>
      <text:p text:style-name="P1">,83.24,1039,1005,933,998,912,921,984,8.40,8.50,20.80,-59,-9,57.14</text:p>
      <text:p text:style-name="P1">,84.24,1039,1005,933,998,912,921,985,8.10,8.50,20.80,-57,-9,57.14</text:p>
      <text:p text:style-name="P1">,85.24,1039,1005,933,998,912,921,984,8.10,8.50,20.80,-58,-9,57.14</text:p>
      <text:p text:style-name="P1">,86.24,1039,1005,933,998,912,921,985,8.10,8.50,20.70,-60,-9,57.14</text:p>
      <text:p text:style-name="P1">,87.25,1039,1005,933,999,912,921,984,8.10,8.50,20.80,-60,-9,57.14</text:p>
      <text:p text:style-name="P1">,88.25,1039,1005,933,999,912,921,984,8.10,8.50,20.80,-57,-9,57.14</text:p>
      <text:p text:style-name="P1">,89.25,1039,1005,933,999,912,921,984,8.10,8.50,20.70,-57,-9,57.14</text:p>
      <text:p text:style-name="P1">,90.25,1039,1005,933,999,912,921,984,8.10,8.50,20.80,-60,-9,57.14</text:p>
      <text:p text:style-name="P1">,91.25,1039,1005,933,999,912,921,983,8.10,8.50,20.80,-58,-9,57.14</text:p>
      <text:p text:style-name="P1">,92.25,1039,1005,933,999,912,921,984,8.10,8.50,20.80,-58,-9,57.14</text:p>
      <text:p text:style-name="P1">,93.26,1039,1005,933,999,912,921,984,8.10,8.50,20.80,-58,-9,57.14</text:p>
      <text:p text:style-name="P1">,94.26,1039,1005,933,999,912,921,984,8.10,8.50,20.80,-57,-9,57.14</text:p>
      <text:p text:style-name="P1">,95.26,1039,1005,933,1000,912,921,984,8.00,8.50,20.80,-57,-9,57.14</text:p>
      <text:p text:style-name="P1">,96.26,1039,1005,934,1000,912,921,984,8.00,8.50,20.80,-58,-9,57.14</text:p>
      <text:p text:style-name="P1">,97.26,1039,1005,933,1000,912,921,984,8.00,8.50,20.80,-58,-9,57.14</text:p>
      <text:p text:style-name="P1">,98.26,1039,1005,934,1000,912,921,984,8.10,8.50,20.80,-57,-9,57.14</text:p>
      <text:p text:style-name="P1">,99.26,1039,1005,933,1000,912,921,983,8.10,8.50,20.80,-58,-9,57.14</text:p>
      <text:p text:style-name="P1">,100.26,1039,1005,933,1000,912,921,984,8.10,8.50,20.80,-60,-9,57.14</text:p>
      <text:p text:style-name="P1">,101.26,1039,1005,933,1000,912,921,983,8.10,8.50,20.80,-59,-10,57.14</text:p>
      <text:p text:style-name="P1">,102.27,1039,1005,933,1000,912,921,983,8.10,8.50,20.80,-60,-9,57.14</text:p>
      <text:p text:style-name="P1">,103.27,1039,1005,933,1000,912,921,983,8.10,8.50,20.80,-60,-9,57.14</text:p>
      <text:p text:style-name="P1">,104.27,1039,1005,933,1000,912,921,983,8.20,8.50,20.80,-58,-10,57.14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4,0.09,1041,1007,935,1003,914,923,981,0.00,8.50,20.70,4,0,1.43</text:p>
      <text:p text:style-name="P1">,1.09,1041,1006,935,1003,914,923,981,0.00,8.50,20.80,1,-1,4.29</text:p>
      <text:p text:style-name="P1">,2.09,1041,1006,935,1003,914,923,982,3.40,8.50,20.80,0,-1,7.14</text:p>
      <text:p text:style-name="P1">,3.09,1041,1006,935,1004,914,923,981,3.30,8.50,20.80,-2,-1,10.00</text:p>
      <text:p text:style-name="P1">,4.09,1041,1006,935,1004,914,923,982,2.80,8.50,20.80,-5,-1,12.86</text:p>
      <text:p text:style-name="P1">,5.10,1041,1006,935,1004,914,923,982,3.00,8.50,20.80,-8,0,15.71</text:p>
      <text:p text:style-name="P1">,6.10,1041,1006,934,1004,913,923,982,3.90,8.50,20.80,-9,0,18.57</text:p>
      <text:p text:style-name="P1">,7.10,1041,1006,934,1004,913,923,982,3.90,8.50,20.80,-12,0,21.43</text:p>
      <text:p text:style-name="P1">,8.10,1040,1006,934,1005,913,923,982,4.20,8.50,20.80,-14,0,24.29</text:p>
      <text:p text:style-name="P1">,9.10,1040,1006,934,1005,913,922,982,4.60,8.50,20.80,-17,-1,27.14</text:p>
      <text:p text:style-name="P1"><text:soft-page-break/>,10.10,1040,1006,934,1004,913,922,982,5.00,8.50,20.80,-19,-1,30.00</text:p>
      <text:p text:style-name="P1">,11.11,1040,1006,934,1004,913,922,982,5.10,8.50,20.80,-21,-1,32.86</text:p>
      <text:p text:style-name="P1">,12.11,1040,1006,934,1004,913,922,983,5.60,8.50,20.80,-25,-2,35.71</text:p>
      <text:p text:style-name="P1">,13.11,1040,1006,934,1004,913,922,982,5.80,8.50,20.80,-27,-3,38.57</text:p>
      <text:p text:style-name="P1">,14.11,1040,1006,934,1004,913,922,983,5.90,8.50,20.80,-35,-5,41.43</text:p>
      <text:p text:style-name="P1">,15.12,1040,1006,934,1003,913,922,982,6.70,8.50,20.80,-40,-6,44.29</text:p>
      <text:p text:style-name="P1">,16.12,1040,1005,934,1003,913,922,983,7.30,8.50,20.80,-43,-6,47.14</text:p>
      <text:p text:style-name="P1">,17.12,1040,1005,934,1002,912,922,982,7.30,8.50,20.80,-47,-7,50.00</text:p>
      <text:p text:style-name="P1">,18.12,1040,1005,934,1002,912,922,983,7.70,8.50,20.80,-50,-7,52.86</text:p>
      <text:p text:style-name="P1">,19.12,1040,1005,934,1002,912,921,982,8.00,8.50,20.80,-55,-8,54.29</text:p>
      <text:p text:style-name="P1">,20.13,1039,1005,934,1001,912,921,983,8.10,8.50,20.80,-55,-9,54.29</text:p>
      <text:p text:style-name="P1">,21.13,1039,1005,933,1001,912,921,983,8.20,8.50,20.80,-55,-8,54.29</text:p>
      <text:p text:style-name="P1">,22.13,1039,1005,933,1001,912,921,983,7.90,8.50,20.80,-57,-9,57.14</text:p>
      <text:p text:style-name="P1">,23.13,1039,1005,933,1000,912,921,983,8.30,8.50,20.80,-60,-9,57.14</text:p>
      <text:p text:style-name="P1">,24.14,1039,1005,933,1000,912,921,983,8.30,8.50,20.80,-58,-9,57.14</text:p>
      <text:p text:style-name="P1">,25.14,1039,1005,933,1000,912,921,983,8.40,8.50,20.80,-58,-9,57.14</text:p>
      <text:p text:style-name="P1">,26.14,1039,1005,933,1000,912,921,983,8.20,8.50,20.80,-57,-9,57.14</text:p>
      <text:p text:style-name="P1">,27.14,1039,1005,933,1001,912,921,982,8.20,8.50,20.80,-61,-10,57.14</text:p>
      <text:p text:style-name="P1">,28.14,1039,1005,933,1001,912,921,982,8.30,8.50,20.80,-58,-9,57.14</text:p>
      <text:p text:style-name="P1">,29.14,1039,1005,933,1001,912,921,982,8.10,8.50,20.80,-58,-9,57.14</text:p>
      <text:p text:style-name="P1">,30.14,1039,1005,933,1001,912,921,983,8.20,8.50,20.80,-61,-9,57.14</text:p>
      <text:p text:style-name="P1">,31.14,1039,1005,933,1001,912,921,983,8.20,8.50,20.80,-59,-9,57.14</text:p>
      <text:p text:style-name="P1">,32.15,1039,1005,933,1001,912,921,983,8.20,8.50,20.80,-58,-9,57.14</text:p>
      <text:p text:style-name="P1">,33.15,1039,1005,933,1001,912,921,983,8.10,8.50,20.80,-57,-9,57.14</text:p>
      <text:p text:style-name="P1">,34.15,1039,1005,933,1001,912,921,983,8.20,8.50,20.80,-58,-9,57.14</text:p>
      <text:p text:style-name="P1">,35.15,1039,1005,933,1000,912,921,983,8.20,8.50,20.80,-61,-10,57.14</text:p>
      <text:p text:style-name="P1">,36.15,1039,1005,933,1000,912,921,984,8.30,8.50,20.80,-60,-9,57.14</text:p>
      <text:p text:style-name="P1">,37.15,1039,1005,933,1000,912,921,984,8.30,8.50,20.80,-60,-9,57.14</text:p>
      <text:p text:style-name="P1">,38.15,1039,1005,933,1000,912,921,983,8.30,8.50,20.80,-58,-9,57.14</text:p>
      <text:p text:style-name="P1">,39.15,1039,1005,934,1000,912,921,983,8.10,8.50,20.80,-59,-9,57.14</text:p>
      <text:p text:style-name="P1">,40.15,1039,1005,933,1000,912,921,983,8.20,8.50,20.80,-58,-9,57.14</text:p>
      <text:p text:style-name="P1">,41.15,1039,1005,933,999,912,921,983,8.10,8.50,20.80,-60,-9,57.14</text:p>
      <text:p text:style-name="P1">,42.16,1039,1005,933,999,912,921,983,8.40,8.50,20.80,-59,-9,57.14</text:p>
      <text:p text:style-name="P1">,43.16,1039,1005,933,999,912,921,983,8.10,8.50,20.80,-60,-9,57.14</text:p>
      <text:p text:style-name="P1">,44.16,1039,1005,933,999,912,921,983,8.20,8.50,20.80,-60,-9,57.14</text:p>
      <text:p text:style-name="P1">,45.16,1039,1005,933,999,912,921,983,8.20,8.50,20.80,-58,-9,57.14</text:p>
      <text:p text:style-name="P1">,46.16,1039,1005,933,999,912,921,983,8.30,8.50,20.80,-57,-9,57.14</text:p>
      <text:p text:style-name="P1">,47.17,1039,1005,933,999,912,921,982,8.30,8.50,20.80,-57,-9,57.14</text:p>
      <text:p text:style-name="P1">,48.17,1039,1005,933,999,912,921,983,8.20,8.50,20.80,-57,-9,57.14</text:p>
      <text:p text:style-name="P1">,49.17,1039,1005,933,998,912,921,983,8.20,8.50,20.80,-62,-10,57.14</text:p>
      <text:p text:style-name="P1">,50.17,1039,1005,934,998,912,921,983,8.20,8.50,20.80,-56,-9,57.14</text:p>
      <text:p text:style-name="P1">,51.17,1039,1005,933,998,912,921,982,8.20,8.50,20.80,-59,-9,57.14</text:p>
      <text:p text:style-name="P1">,52.18,1039,1005,933,998,912,921,983,8.30,8.50,20.80,-59,-9,57.14</text:p>
      <text:p text:style-name="P1">,53.18,1039,1005,933,998,912,921,982,8.30,8.50,20.80,-57,-9,57.14</text:p>
      <text:p text:style-name="P1">,54.18,1039,1005,933,998,912,921,982,8.00,8.50,20.70,-57,-9,57.14</text:p>
      <text:p text:style-name="P1">,55.18,1039,1005,933,998,912,921,982,8.20,8.50,20.80,-60,-9,57.14</text:p>
      <text:p text:style-name="P1">,56.18,1039,1005,933,998,912,921,982,8.20,8.50,20.80,-58,-9,57.14</text:p>
      <text:p text:style-name="P1">,57.19,1039,1005,933,998,912,921,982,8.20,8.50,20.80,-56,-9,57.14</text:p>
      <text:p text:style-name="P1">,58.19,1039,1005,933,998,912,921,983,8.20,8.50,20.80,-60,-9,57.14</text:p>
      <text:p text:style-name="P1"><text:soft-page-break/>,59.19,1039,1005,933,998,912,921,982,8.20,8.50,20.80,-58,-9,57.14</text:p>
      <text:p text:style-name="P1">,60.19,1039,1005,933,999,912,921,983,8.20,8.50,20.80,-59,-9,57.14</text:p>
      <text:p text:style-name="P1">,61.19,1039,1005,933,999,912,921,983,8.20,8.50,20.80,-58,-9,57.14</text:p>
      <text:p text:style-name="P1">,62.20,1039,1005,933,999,912,921,983,8.30,8.50,20.80,-56,-9,57.14</text:p>
      <text:p text:style-name="P1">,63.20,1039,1005,933,999,912,921,983,8.00,8.50,20.80,-57,-9,57.14</text:p>
      <text:p text:style-name="P1">,64.20,1039,1005,933,999,912,921,983,8.00,8.50,20.80,-57,-9,57.14</text:p>
      <text:p text:style-name="P1">,65.20,1039,1005,933,999,912,921,983,8.30,8.50,20.80,-58,-9,57.14</text:p>
      <text:p text:style-name="P1">,66.20,1039,1005,933,999,912,921,983,8.00,8.50,20.80,-57,-9,57.14</text:p>
      <text:p text:style-name="P1">,67.20,1039,1005,933,1000,912,921,982,8.00,8.50,20.80,-57,-9,57.14</text:p>
      <text:p text:style-name="P1">,68.20,1039,1005,933,1000,912,921,983,8.10,8.50,20.80,-57,-9,57.14</text:p>
      <text:p text:style-name="P1">,69.21,1039,1005,933,1000,912,921,982,8.30,8.50,20.80,-58,-10,57.14</text:p>
      <text:p text:style-name="P1">,70.21,1039,1005,933,1000,912,921,982,8.10,8.50,20.80,-58,-9,57.14</text:p>
      <text:p text:style-name="P1">,71.21,1040,1005,934,1000,912,921,982,8.10,8.50,20.80,-56,-9,57.14</text:p>
      <text:p text:style-name="P1">,72.21,1039,1005,933,1000,912,921,983,8.10,8.50,20.80,-61,-10,60.00</text:p>
      <text:p text:style-name="P1">,73.21,1039,1005,933,1000,912,921,983,8.30,8.50,20.80,-63,-10,60.00</text:p>
      <text:p text:style-name="P1">,74.21,1039,1005,933,1000,912,921,983,8.40,8.50,20.80,-60,-9,60.00</text:p>
      <text:p text:style-name="P1">,75.21,1039,1005,933,1001,912,921,983,8.40,8.50,20.80,-60,-10,60.00</text:p>
      <text:p text:style-name="P1">,76.21,1039,1005,933,1001,912,921,983,8.40,8.50,20.80,-60,-9,60.00</text:p>
      <text:p text:style-name="P1">,77.22,1039,1005,933,1001,912,921,982,8.40,8.50,20.80,-61,-10,60.00</text:p>
      <text:p text:style-name="P1">,78.22,1039,1005,933,1001,912,921,983,8.40,8.50,20.80,-60,-10,60.00</text:p>
      <text:p text:style-name="P1">,79.22,1039,1005,933,1001,912,921,983,8.40,8.50,20.80,-61,-10,60.00</text:p>
      <text:p text:style-name="P1">,80.22,1039,1005,933,1001,912,921,983,8.40,8.50,20.80,-60,-9,60.00</text:p>
      <text:p text:style-name="P1">,81.22,1039,1005,933,1001,912,921,983,8.20,8.50,20.80,-62,-10,60.00</text:p>
      <text:p text:style-name="P1">,82.22,1039,1005,933,1001,912,921,983,8.40,8.50,20.80,-61,-9,60.00</text:p>
      <text:p text:style-name="P1">,83.22,1039,1005,933,1001,912,921,983,8.40,8.50,20.80,-62,-10,60.00</text:p>
      <text:p text:style-name="P1">,84.23,1039,1005,933,1001,912,921,983,8.50,8.50,20.80,-61,-10,60.00</text:p>
      <text:p text:style-name="P1">,85.23,1039,1005,933,1001,912,921,983,8.20,8.50,20.80,-61,-10,60.00</text:p>
      <text:p text:style-name="P1">,86.23,1039,1005,933,1001,912,921,983,8.20,8.50,20.80,-61,-10,60.00</text:p>
      <text:p text:style-name="P1">,87.23,1039,1005,933,1001,912,921,983,8.20,8.50,20.80,-62,-10,60.00</text:p>
      <text:p text:style-name="P1">,88.24,1039,1005,933,1001,912,921,983,8.40,8.50,20.80,-61,-9,60.00</text:p>
      <text:p text:style-name="P1">,89.24,1039,1005,933,1001,912,921,982,8.20,8.50,20.80,-62,-10,60.00</text:p>
      <text:p text:style-name="P1">,90.24,1039,1005,933,1001,912,921,983,8.20,8.50,20.80,-62,-10,60.00</text:p>
      <text:p text:style-name="P1">,91.24,1039,1005,933,1001,912,922,982,8.20,8.50,20.80,-61,-10,60.00</text:p>
      <text:p text:style-name="P1">,92.24,1039,1005,933,1001,912,921,983,8.20,8.50,20.80,-61,-10,60.00</text:p>
      <text:p text:style-name="P1">,93.25,1039,1005,933,1001,912,921,982,8.20,8.50,20.80,-60,-9,60.00</text:p>
      <text:p text:style-name="P1">,94.25,1039,1005,933,1001,912,921,983,8.20,8.50,20.80,-61,-10,60.00</text:p>
      <text:p text:style-name="P1">,95.25,1039,1005,933,1001,912,921,983,8.40,8.50,20.80,-63,-10,60.00</text:p>
      <text:p text:style-name="P1">,96.25,1039,1005,933,1001,912,921,983,8.40,8.50,20.80,-60,-10,60.00</text:p>
      <text:p text:style-name="P1">,97.25,1039,1005,933,1001,912,921,983,8.40,8.50,20.80,-60,-9,60.00</text:p>
      <text:p text:style-name="P1">,98.26,1039,1005,933,1001,912,921,983,8.40,8.50,20.80,-61,-10,60.00</text:p>
      <text:p text:style-name="P1">,99.26,1039,1005,933,1001,912,921,983,8.40,8.50,20.80,-62,-10,60.00</text:p>
      <text:p text:style-name="P1">,100.26,1039,1005,933,1001,912,921,983,8.40,8.50,20.80,-61,-10,60.00</text:p>
      <text:p text:style-name="P1">,101.26,1039,1005,933,1001,912,921,983,8.40,8.50,20.80,-60,-9,60.00</text:p>
      <text:p text:style-name="P1">,102.26,1039,1005,933,1001,912,921,983,8.40,8.50,20.80,-61,-10,60.00</text:p>
      <text:p text:style-name="P1">,103.27,1039,1005,933,1001,912,921,983,8.40,8.50,20.80,-62,-10,60.00</text:p>
      <text:p text:style-name="P1">,104.27,1039,1005,933,1001,912,921,984,8.40,8.50,20.80,-60,-10,60.00</text:p>
      <text:p text:style-name="P1">WindOS Sensor Dump,Elapsed Time (s),Barometer 1 (mbar),Barometer 2 (mbar),Barometer 3 (mbar),Barometer 4 (mbar),Barometer 5 (mbar),Barometer 6 (mbar),Barometer 7 (mbar),Velocity <text:soft-page-break/>(m/s),Velocity Target (m/s),Temperature (Celcius),Load Cell 1 (g),Load Cell 2 (g),Commanded Motor Power (%)</text:p>
      <text:p text:style-name="P1">Trial Number: 5,0.09,1041,1007,935,1003,914,923,981,0.00,8.50,20.70,4,0,1.43</text:p>
      <text:p text:style-name="P1">,1.09,1041,1006,935,1003,914,923,980,0.00,8.50,20.80,2,-1,4.29</text:p>
      <text:p text:style-name="P1">,2.09,1041,1007,935,1003,914,923,981,2.60,8.50,20.80,0,-2,7.14</text:p>
      <text:p text:style-name="P1">,3.09,1041,1006,935,1004,914,923,981,3.00,8.50,20.80,-1,-1,8.57</text:p>
      <text:p text:style-name="P1">,4.09,1041,1006,935,1004,914,923,981,2.90,8.50,20.80,-3,-1,11.43</text:p>
      <text:p text:style-name="P1">,5.09,1041,1006,934,1004,913,923,981,2.90,8.50,20.80,-6,-1,14.29</text:p>
      <text:p text:style-name="P1">,6.10,1041,1006,935,1004,913,923,981,3.40,8.50,20.80,-8,-1,17.14</text:p>
      <text:p text:style-name="P1">,7.10,1041,1006,934,1004,913,923,981,4.00,8.50,20.80,-10,0,20.00</text:p>
      <text:p text:style-name="P1">,8.10,1040,1006,934,1005,913,923,982,4.20,8.50,20.80,-13,0,22.86</text:p>
      <text:p text:style-name="P1">,9.10,1040,1006,934,1005,913,922,981,4.60,8.50,20.80,-16,-1,25.71</text:p>
      <text:p text:style-name="P1">,10.11,1040,1006,934,1005,913,922,982,4.80,8.50,20.80,-18,-1,28.57</text:p>
      <text:p text:style-name="P1">,11.11,1040,1006,934,1004,913,922,982,5.10,8.50,20.80,-20,-2,31.43</text:p>
      <text:p text:style-name="P1">,12.11,1040,1006,934,1004,913,922,982,5.30,8.50,20.80,-23,-2,34.29</text:p>
      <text:p text:style-name="P1">,13.11,1040,1006,934,1004,913,922,982,5.40,8.50,20.80,-27,-3,37.14</text:p>
      <text:p text:style-name="P1">,14.11,1040,1006,934,1004,913,922,982,5.90,8.50,20.80,-30,-4,40.00</text:p>
      <text:p text:style-name="P1">,15.11,1040,1006,934,1004,913,922,982,6.30,8.50,20.80,-37,-5,42.86</text:p>
      <text:p text:style-name="P1">,16.12,1040,1005,934,1004,913,922,982,6.90,8.50,20.80,-41,-6,45.71</text:p>
      <text:p text:style-name="P1">,17.12,1040,1005,934,1003,912,922,982,7.40,8.50,20.80,-45,-7,48.57</text:p>
      <text:p text:style-name="P1">,18.12,1040,1005,934,1003,912,922,982,7.40,8.50,20.80,-48,-7,51.43</text:p>
      <text:p text:style-name="P1">,19.12,1039,1005,934,1003,912,922,982,7.60,8.50,20.80,-53,-8,54.29</text:p>
      <text:p text:style-name="P1">,20.12,1039,1005,933,1003,912,922,982,8.00,8.50,20.80,-54,-9,54.29</text:p>
      <text:p text:style-name="P1">,21.12,1039,1005,934,1002,912,921,982,8.20,8.50,20.80,-54,-9,54.29</text:p>
      <text:p text:style-name="P1">,22.13,1039,1005,933,1002,912,921,983,8.10,8.50,20.80,-53,-8,54.29</text:p>
      <text:p text:style-name="P1">,23.13,1039,1005,933,1002,912,921,983,7.90,8.50,20.80,-59,-9,57.14</text:p>
      <text:p text:style-name="P1">,24.13,1039,1005,933,1002,912,921,983,8.30,8.50,20.80,-60,-9,57.14</text:p>
      <text:p text:style-name="P1">,25.13,1039,1005,933,1002,912,921,983,8.40,8.50,20.80,-58,-9,57.14</text:p>
      <text:p text:style-name="P1">,26.13,1039,1005,933,1001,912,921,983,8.20,8.50,20.80,-56,-9,57.14</text:p>
      <text:p text:style-name="P1">,27.14,1039,1005,933,1001,912,921,982,8.20,8.50,20.80,-57,-9,57.14</text:p>
      <text:p text:style-name="P1">,28.14,1039,1005,933,1001,912,921,983,8.00,8.50,20.80,-59,-9,57.14</text:p>
      <text:p text:style-name="P1">,29.14,1039,1005,933,1001,912,921,982,8.40,8.50,20.80,-61,-10,57.14</text:p>
      <text:p text:style-name="P1">,30.14,1039,1005,933,1001,912,921,982,8.40,8.50,20.80,-56,-9,57.14</text:p>
      <text:p text:style-name="P1">,31.14,1039,1005,933,1001,912,921,982,8.20,8.50,20.80,-58,-9,57.14</text:p>
      <text:p text:style-name="P1">,32.15,1039,1005,933,1001,912,921,982,8.10,8.50,20.80,-56,-9,57.14</text:p>
      <text:p text:style-name="P1">,33.15,1039,1005,933,1001,912,921,982,8.20,8.50,20.80,-58,-9,57.14</text:p>
      <text:p text:style-name="P1">,34.15,1039,1005,933,1000,912,921,982,8.20,8.50,20.80,-56,-9,57.14</text:p>
      <text:p text:style-name="P1">,35.15,1039,1005,933,1000,912,921,982,8.20,8.50,20.80,-56,-9,57.14</text:p>
      <text:p text:style-name="P1">,36.15,1039,1005,933,1000,912,921,981,8.00,8.50,20.80,-56,-9,57.14</text:p>
      <text:p text:style-name="P1">,37.16,1039,1005,933,1000,912,921,981,8.20,8.50,20.80,-57,-9,57.14</text:p>
      <text:p text:style-name="P1">,38.16,1039,1005,933,1000,912,921,982,8.20,8.50,20.80,-56,-9,57.14</text:p>
      <text:p text:style-name="P1">,39.16,1039,1005,933,1000,912,921,982,8.10,8.50,20.80,-59,-10,57.14</text:p>
      <text:p text:style-name="P1">,40.16,1039,1005,933,1000,912,921,982,8.40,8.50,20.80,-57,-9,57.14</text:p>
      <text:p text:style-name="P1">,41.16,1039,1005,933,999,912,921,982,8.10,8.50,20.80,-56,-9,57.14</text:p>
      <text:p text:style-name="P1">,42.17,1039,1005,933,999,912,921,982,8.10,8.50,20.80,-56,-9,57.14</text:p>
      <text:p text:style-name="P1">,43.17,1039,1005,933,999,912,921,982,8.10,8.50,20.80,-57,-9,57.14</text:p>
      <text:p text:style-name="P1">,44.17,1039,1005,933,999,912,921,983,8.40,8.50,20.80,-56,-10,57.14</text:p>
      <text:p text:style-name="P1">,45.17,1039,1005,933,999,912,922,983,8.20,8.50,20.80,-54,-9,57.14</text:p>
      <text:p text:style-name="P1">,46.17,1039,1005,933,999,912,921,983,8.10,8.50,20.80,-55,-9,57.14</text:p>
      <text:p text:style-name="P1"><text:soft-page-break/>,47.18,1039,1005,934,999,912,921,982,8.10,8.50,20.80,-55,-9,57.14</text:p>
      <text:p text:style-name="P1">,48.18,1039,1005,933,999,912,921,983,8.30,8.50,20.80,-57,-10,57.14</text:p>
      <text:p text:style-name="P1">,49.18,1039,1005,933,999,912,921,983,8.20,8.50,20.80,-56,-9,57.14</text:p>
      <text:p text:style-name="P1">,50.18,1039,1005,933,999,912,921,983,8.20,8.50,20.80,-56,-9,57.14</text:p>
      <text:p text:style-name="P1">,51.18,1039,1005,933,999,912,921,983,8.20,8.50,20.80,-57,-9,57.14</text:p>
      <text:p text:style-name="P1">,52.18,1039,1005,933,999,912,921,984,8.20,8.50,20.80,-54,-9,57.14</text:p>
      <text:p text:style-name="P1">,53.18,1039,1005,933,999,912,921,984,8.00,8.50,20.80,-55,-9,57.14</text:p>
      <text:p text:style-name="P1">,54.18,1039,1005,933,999,912,921,983,8.00,8.50,20.80,-56,-9,57.14</text:p>
      <text:p text:style-name="P1">,55.19,1039,1005,933,999,912,921,983,8.30,8.50,20.80,-57,-9,57.14</text:p>
      <text:p text:style-name="P1">,56.19,1039,1005,933,999,912,921,983,8.20,8.50,20.80,-54,-9,57.14</text:p>
      <text:p text:style-name="P1">,57.19,1039,1005,933,999,912,921,983,8.00,8.50,20.80,-57,-9,57.14</text:p>
      <text:p text:style-name="P1">,58.19,1039,1005,933,999,912,921,983,8.20,8.50,20.80,-56,-9,57.14</text:p>
      <text:p text:style-name="P1">,59.19,1039,1005,933,999,912,921,983,8.20,8.50,20.80,-54,-9,57.14</text:p>
      <text:p text:style-name="P1">,60.20,1039,1005,934,999,912,921,984,8.20,8.50,20.80,-56,-9,57.14</text:p>
      <text:p text:style-name="P1">,61.20,1039,1005,933,999,912,921,983,8.20,8.50,20.80,-57,-9,57.14</text:p>
      <text:p text:style-name="P1">,62.20,1039,1005,933,999,912,921,984,8.20,8.50,20.80,-55,-9,57.14</text:p>
      <text:p text:style-name="P1">,63.20,1039,1005,933,999,912,921,983,8.20,8.50,20.80,-56,-9,57.14</text:p>
      <text:p text:style-name="P1">,64.20,1039,1005,933,999,912,922,983,8.00,8.50,20.80,-56,-9,57.14</text:p>
      <text:p text:style-name="P1">,65.20,1039,1005,933,999,912,921,983,8.00,8.50,20.80,-56,-9,57.14</text:p>
      <text:p text:style-name="P1">,66.21,1039,1005,933,1000,912,921,983,8.20,8.50,20.80,-57,-9,57.14</text:p>
      <text:p text:style-name="P1">,67.21,1039,1005,933,1000,912,921,983,8.00,8.50,20.80,-55,-9,57.14</text:p>
      <text:p text:style-name="P1">,68.21,1039,1005,933,1000,912,921,984,8.00,8.50,20.80,-56,-9,57.14</text:p>
      <text:p text:style-name="P1">,69.21,1039,1005,933,1000,912,921,983,8.10,8.50,20.80,-57,-9,57.14</text:p>
      <text:p text:style-name="P1">,70.21,1039,1005,934,1000,912,921,984,8.00,8.50,20.80,-56,-9,57.14</text:p>
      <text:p text:style-name="P1">,71.21,1039,1005,933,1000,912,921,984,8.00,8.50,20.80,-56,-9,57.14</text:p>
      <text:p text:style-name="P1">,72.22,1039,1005,933,1000,912,921,984,8.00,8.50,20.80,-55,-9,57.14</text:p>
      <text:p text:style-name="P1">,73.22,1039,1005,933,1000,912,921,983,8.00,8.50,20.80,-59,-9,57.14</text:p>
      <text:p text:style-name="P1">,74.22,1039,1005,933,1000,912,921,984,8.30,8.50,20.80,-57,-9,57.14</text:p>
      <text:p text:style-name="P1">,75.22,1039,1005,933,1000,912,921,984,8.10,8.50,20.80,-57,-9,57.14</text:p>
      <text:p text:style-name="P1">,76.22,1039,1005,933,1000,912,921,984,8.10,8.50,20.80,-57,-9,57.14</text:p>
      <text:p text:style-name="P1">,77.22,1039,1005,933,1000,912,922,984,8.10,8.50,20.80,-55,-9,57.14</text:p>
      <text:p text:style-name="P1">,78.23,1039,1005,933,1000,912,921,984,8.00,8.50,20.80,-55,-9,57.14</text:p>
      <text:p text:style-name="P1">,79.23,1039,1005,933,1000,912,921,984,8.10,8.50,20.80,-55,-9,57.14</text:p>
      <text:p text:style-name="P1">,80.23,1039,1005,933,1000,912,921,984,8.10,8.50,20.80,-55,-9,57.14</text:p>
      <text:p text:style-name="P1">,81.23,1039,1005,933,1000,912,921,983,8.10,8.50,20.80,-55,-9,57.14</text:p>
      <text:p text:style-name="P1">,82.23,1039,1005,933,1001,912,921,983,8.00,8.50,20.80,-56,-9,57.14</text:p>
      <text:p text:style-name="P1">,83.24,1039,1005,933,1001,912,921,983,8.10,8.50,20.80,-56,-9,57.14</text:p>
      <text:p text:style-name="P1">,84.24,1039,1005,933,1001,912,921,984,8.10,8.50,20.80,-58,-9,57.14</text:p>
      <text:p text:style-name="P1">,85.24,1039,1005,933,1001,912,921,984,8.10,8.50,20.80,-57,-9,57.14</text:p>
      <text:p text:style-name="P1">,86.24,1039,1005,933,1001,912,921,984,8.10,8.50,20.80,-56,-9,57.14</text:p>
      <text:p text:style-name="P1">,87.25,1039,1005,933,1001,912,921,984,8.10,8.50,20.80,-57,-9,57.14</text:p>
      <text:p text:style-name="P1">,88.25,1039,1005,933,1001,912,921,984,7.90,8.50,20.80,-56,-9,58.57</text:p>
      <text:p text:style-name="P1">,89.25,1039,1005,933,1001,912,921,984,8.10,8.50,20.80,-57,-10,58.57</text:p>
      <text:p text:style-name="P1">,90.25,1039,1005,933,1001,912,921,984,8.10,8.50,20.80,-58,-9,58.57</text:p>
      <text:p text:style-name="P1">,91.25,1039,1005,933,1001,912,921,983,8.30,8.50,20.80,-58,-10,58.57</text:p>
      <text:p text:style-name="P1">,92.26,1039,1005,933,1002,912,921,984,8.40,8.50,20.80,-57,-9,58.57</text:p>
      <text:p text:style-name="P1">,93.26,1039,1005,933,1002,912,921,984,8.10,8.50,20.80,-58,-9,58.57</text:p>
      <text:p text:style-name="P1">,94.26,1039,1005,933,1002,912,921,984,8.10,8.50,20.80,-59,-10,58.57</text:p>
      <text:p text:style-name="P1">,95.26,1039,1005,933,1002,912,921,984,8.10,8.50,20.80,-58,-10,58.57</text:p>
      <text:p text:style-name="P1"><text:soft-page-break/>,96.26,1039,1005,933,1002,912,921,984,8.20,8.50,20.80,-58,-10,58.57</text:p>
      <text:p text:style-name="P1">,97.27,1039,1005,933,1002,912,921,983,8.40,8.50,20.80,-59,-9,58.57</text:p>
      <text:p text:style-name="P1">,98.27,1039,1005,933,1002,912,921,984,8.10,8.50,20.80,-56,-9,58.57</text:p>
      <text:p text:style-name="P1">,99.27,1039,1005,933,1002,912,921,984,8.00,8.50,20.80,-56,-9,58.57</text:p>
      <text:p text:style-name="P1">,100.27,1039,1005,933,1002,912,921,984,8.10,8.50,20.80,-59,-9,58.57</text:p>
      <text:p text:style-name="P1">,101.27,1039,1005,933,1002,912,921,983,8.40,8.50,20.80,-58,-10,58.57</text:p>
      <text:p text:style-name="P1">,102.28,1039,1005,933,1002,912,921,984,8.20,8.50,20.80,-57,-10,58.57</text:p>
      <text:p text:style-name="P1">,103.28,1039,1005,933,1002,912,921,984,8.20,8.50,20.80,-60,-9,58.57</text:p>
      <text:p text:style-name="P1">,104.28,1039,1005,933,1002,912,921,984,8.20,8.50,20.80,-58,-9,58.57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6,0.09,1041,1007,935,1006,914,923,981,0.00,8.50,20.70,5,-1,1.43</text:p>
      <text:p text:style-name="P1">,1.09,1041,1006,935,1006,914,923,981,1.20,8.50,20.80,2,-1,4.29</text:p>
      <text:p text:style-name="P1">,2.09,1041,1006,935,1007,914,923,982,3.30,8.50,20.80,1,-2,7.14</text:p>
      <text:p text:style-name="P1">,3.09,1041,1006,935,1007,914,923,982,3.10,8.50,20.80,-2,-1,10.00</text:p>
      <text:p text:style-name="P1">,4.10,1041,1006,935,1007,914,923,982,3.00,8.50,20.80,-2,-1,12.86</text:p>
      <text:p text:style-name="P1">,5.10,1041,1006,935,1008,914,923,982,3.20,8.50,20.80,-5,-1,15.71</text:p>
      <text:p text:style-name="P1">,6.10,1041,1006,935,1008,914,923,983,3.40,8.50,20.80,-7,-1,18.57</text:p>
      <text:p text:style-name="P1">,7.10,1040,1006,934,1008,913,923,983,3.90,8.50,20.80,-10,0,21.43</text:p>
      <text:p text:style-name="P1">,8.10,1041,1006,934,1008,913,923,983,4.50,8.50,20.80,-11,0,24.29</text:p>
      <text:p text:style-name="P1">,9.11,1040,1006,934,1008,913,923,983,4.60,8.50,20.80,-15,-1,27.14</text:p>
      <text:p text:style-name="P1">,10.11,1040,1006,934,1008,913,922,983,4.70,8.50,20.80,-17,-1,30.00</text:p>
      <text:p text:style-name="P1">,11.11,1040,1006,934,1008,913,922,983,5.20,8.50,20.80,-20,-2,32.86</text:p>
      <text:p text:style-name="P1">,12.11,1040,1006,934,1007,913,922,984,5.30,8.50,20.80,-23,-2,35.71</text:p>
      <text:p text:style-name="P1">,13.11,1040,1006,934,1007,913,922,983,5.70,8.50,20.80,-26,-3,38.57</text:p>
      <text:p text:style-name="P1">,14.12,1040,1006,934,1007,913,922,984,5.80,8.50,20.80,-31,-4,41.43</text:p>
      <text:p text:style-name="P1">,15.12,1040,1006,934,1007,913,922,983,6.70,8.50,20.80,-37,-6,44.29</text:p>
      <text:p text:style-name="P1">,16.12,1040,1005,934,1007,913,922,984,6.90,8.50,20.80,-40,-6,47.14</text:p>
      <text:p text:style-name="P1">,17.12,1040,1005,934,1006,912,922,984,7.20,8.50,20.80,-45,-7,50.00</text:p>
      <text:p text:style-name="P1">,18.13,1040,1005,934,1006,912,921,985,7.50,8.50,20.80,-49,-8,52.86</text:p>
      <text:p text:style-name="P1">,19.13,1039,1005,934,1006,912,921,984,7.80,8.50,20.80,-52,-8,55.71</text:p>
      <text:p text:style-name="P1">,20.13,1039,1005,933,1005,912,922,985,8.10,8.50,20.80,-56,-9,55.71</text:p>
      <text:p text:style-name="P1">,21.13,1039,1005,933,1005,912,922,984,8.40,8.50,20.80,-57,-9,55.71</text:p>
      <text:p text:style-name="P1">,22.13,1039,1005,933,1005,912,921,985,8.10,8.50,20.80,-55,-9,55.71</text:p>
      <text:p text:style-name="P1">,23.14,1039,1005,933,1004,912,921,984,8.20,8.50,20.80,-55,-9,55.71</text:p>
      <text:p text:style-name="P1">,24.14,1039,1005,934,1004,912,921,985,8.10,8.50,20.80,-54,-9,55.71</text:p>
      <text:p text:style-name="P1">,25.14,1039,1005,934,1004,912,921,985,8.00,8.50,20.80,-55,-9,55.71</text:p>
      <text:p text:style-name="P1">,26.14,1039,1005,933,1004,912,921,985,8.20,8.50,20.80,-54,-9,55.71</text:p>
      <text:p text:style-name="P1">,27.14,1039,1005,933,1004,912,921,985,8.10,8.50,20.80,-55,-9,55.71</text:p>
      <text:p text:style-name="P1">,28.14,1039,1005,934,1004,912,921,986,8.00,8.50,20.80,-53,-9,55.71</text:p>
      <text:p text:style-name="P1">,29.15,1039,1005,934,1003,912,921,985,8.00,8.50,20.80,-54,-9,55.71</text:p>
      <text:p text:style-name="P1">,30.15,1039,1005,934,1003,912,921,986,8.00,8.50,20.80,-55,-9,55.71</text:p>
      <text:p text:style-name="P1">,31.15,1039,1005,934,1003,912,921,985,8.10,8.50,20.80,-53,-9,55.71</text:p>
      <text:p text:style-name="P1">,32.15,1039,1005,934,1003,912,921,985,8.00,8.50,20.80,-53,-9,55.71</text:p>
      <text:p text:style-name="P1">,33.15,1039,1005,934,1003,912,921,985,8.00,8.50,20.80,-54,-9,55.71</text:p>
      <text:p text:style-name="P1">,34.15,1039,1005,933,1002,912,921,985,8.10,8.50,20.80,-53,-9,55.71</text:p>
      <text:p text:style-name="P1">,35.15,1039,1005,933,1002,912,921,985,7.90,8.50,20.80,-56,-9,58.57</text:p>
      <text:p text:style-name="P1"><text:soft-page-break/>,36.16,1039,1005,933,1002,912,921,986,8.30,8.50,20.80,-58,-9,58.57</text:p>
      <text:p text:style-name="P1">,37.16,1039,1005,933,1002,912,921,985,8.30,8.50,20.80,-56,-9,58.57</text:p>
      <text:p text:style-name="P1">,38.16,1039,1005,933,1002,912,921,986,8.20,8.50,20.80,-56,-9,58.57</text:p>
      <text:p text:style-name="P1">,39.16,1039,1005,933,1002,912,921,986,8.30,8.50,20.80,-57,-9,58.57</text:p>
      <text:p text:style-name="P1">,40.16,1039,1005,933,1002,912,921,986,8.10,8.50,20.80,-56,-10,58.57</text:p>
      <text:p text:style-name="P1">,41.17,1039,1005,933,1001,912,921,986,8.10,8.50,20.80,-55,-9,58.57</text:p>
      <text:p text:style-name="P1">,42.17,1039,1005,933,1001,912,921,986,8.20,8.50,20.80,-58,-10,58.57</text:p>
      <text:p text:style-name="P1">,43.17,1039,1005,933,1001,912,921,985,8.40,8.50,20.80,-56,-10,58.57</text:p>
      <text:p text:style-name="P1">,44.17,1039,1005,933,1001,912,921,986,8.10,8.50,20.80,-57,-9,58.57</text:p>
      <text:p text:style-name="P1">,45.17,1039,1005,933,1001,912,921,985,8.20,8.50,20.80,-58,-10,58.57</text:p>
      <text:p text:style-name="P1">,46.18,1039,1005,933,1001,912,921,986,8.40,8.50,20.80,-56,-9,58.57</text:p>
      <text:p text:style-name="P1">,47.18,1039,1005,933,1001,912,921,986,8.30,8.50,20.80,-58,-9,58.57</text:p>
      <text:p text:style-name="P1">,48.18,1039,1005,933,1001,912,921,986,8.30,8.50,20.80,-55,-10,58.57</text:p>
      <text:p text:style-name="P1">,49.18,1039,1005,933,1000,912,921,986,8.20,8.50,20.80,-57,-9,58.57</text:p>
      <text:p text:style-name="P1">,50.18,1039,1005,933,1000,912,921,986,8.30,8.50,20.80,-55,-9,58.57</text:p>
      <text:p text:style-name="P1">,51.19,1039,1005,933,1000,912,921,985,8.20,8.50,20.80,-57,-10,58.57</text:p>
      <text:p text:style-name="P1">,52.19,1039,1005,933,1000,912,921,985,8.40,8.50,20.80,-55,-9,58.57</text:p>
      <text:p text:style-name="P1">,53.19,1039,1005,933,1000,912,921,985,8.30,8.50,20.80,-55,-9,58.57</text:p>
      <text:p text:style-name="P1">,54.19,1039,1005,933,1000,912,921,985,8.00,8.50,20.80,-56,-10,58.57</text:p>
      <text:p text:style-name="P1">,55.19,1039,1005,933,1000,912,921,985,8.20,8.50,20.80,-56,-9,58.57</text:p>
      <text:p text:style-name="P1">,56.20,1039,1005,933,1000,912,921,986,8.20,8.50,20.80,-55,-9,58.57</text:p>
      <text:p text:style-name="P1">,57.20,1039,1005,933,1000,912,921,985,8.20,8.50,20.80,-58,-10,58.57</text:p>
      <text:p text:style-name="P1">,58.20,1039,1005,933,1001,912,921,985,8.40,8.50,20.80,-55,-9,58.57</text:p>
      <text:p text:style-name="P1">,59.20,1039,1005,933,1001,912,921,985,8.20,8.50,20.80,-57,-9,58.57</text:p>
      <text:p text:style-name="P1">,60.20,1039,1005,933,1001,912,921,985,8.40,8.50,20.80,-56,-9,58.57</text:p>
      <text:p text:style-name="P1">,61.21,1039,1005,933,1001,912,921,985,8.30,8.50,20.80,-56,-10,58.57</text:p>
      <text:p text:style-name="P1">,62.21,1039,1005,933,1001,912,921,985,8.30,8.50,20.80,-55,-9,58.57</text:p>
      <text:p text:style-name="P1">,63.21,1039,1005,933,1001,912,921,985,8.00,8.50,20.80,-56,-10,58.57</text:p>
      <text:p text:style-name="P1">,64.21,1039,1005,933,1001,912,921,985,8.30,8.50,20.80,-55,-9,58.57</text:p>
      <text:p text:style-name="P1">,65.21,1039,1005,933,1001,912,921,984,8.00,8.50,20.80,-56,-9,58.57</text:p>
      <text:p text:style-name="P1">,66.22,1039,1005,933,1001,912,921,985,8.30,8.50,20.80,-55,-9,58.57</text:p>
      <text:p text:style-name="P1">,67.22,1039,1005,933,1002,912,921,984,8.30,8.50,20.80,-57,-10,58.57</text:p>
      <text:p text:style-name="P1">,68.22,1039,1005,933,1002,912,921,985,8.10,8.50,20.80,-55,-9,58.57</text:p>
      <text:p text:style-name="P1">,69.22,1039,1005,933,1002,912,921,984,8.10,8.50,20.80,-59,-10,58.57</text:p>
      <text:p text:style-name="P1">,70.22,1039,1005,933,1002,912,921,984,8.10,8.50,20.80,-55,-10,58.57</text:p>
      <text:p text:style-name="P1">,71.23,1039,1005,933,1002,912,921,984,8.10,8.50,20.80,-55,-9,58.57</text:p>
      <text:p text:style-name="P1">,72.23,1039,1005,933,1002,912,921,984,8.10,8.50,20.80,-57,-10,58.57</text:p>
      <text:p text:style-name="P1">,73.23,1039,1005,933,1002,912,921,984,8.10,8.50,20.80,-55,-9,58.57</text:p>
      <text:p text:style-name="P1">,74.23,1039,1005,933,1002,912,921,984,8.10,8.50,20.80,-55,-9,58.57</text:p>
      <text:p text:style-name="P1">,75.23,1039,1005,933,1003,912,921,984,8.10,8.50,20.80,-58,-9,58.57</text:p>
      <text:p text:style-name="P1">,76.24,1039,1005,933,1003,912,921,984,8.40,8.50,20.80,-56,-9,58.57</text:p>
      <text:p text:style-name="P1">,77.24,1039,1005,933,1003,912,921,984,8.10,8.50,20.80,-57,-10,58.57</text:p>
      <text:p text:style-name="P1">,78.24,1039,1005,933,1003,912,922,984,8.10,8.50,20.80,-56,-9,58.57</text:p>
      <text:p text:style-name="P1">,79.24,1039,1005,933,1003,912,921,983,8.10,8.50,20.80,-55,-9,58.57</text:p>
      <text:p text:style-name="P1">,80.25,1039,1005,933,1003,912,921,984,8.40,8.50,20.80,-56,-10,58.57</text:p>
      <text:p text:style-name="P1">,81.25,1039,1005,933,1004,912,921,983,8.30,8.50,20.80,-56,-9,58.57</text:p>
      <text:p text:style-name="P1">,82.25,1039,1005,933,1004,912,921,984,8.10,8.50,20.80,-57,-9,58.57</text:p>
      <text:p text:style-name="P1">,83.25,1039,1005,934,1004,912,921,983,8.10,8.50,20.80,-56,-9,58.57</text:p>
      <text:p text:style-name="P1">,84.25,1039,1005,933,1004,912,921,984,8.40,8.50,20.80,-56,-9,58.57</text:p>
      <text:p text:style-name="P1"><text:soft-page-break/>,85.25,1039,1005,933,1004,912,921,983,8.10,8.50,20.80,-58,-10,58.57</text:p>
      <text:p text:style-name="P1">,86.25,1039,1005,933,1004,912,921,983,8.40,8.50,20.80,-57,-10,58.57</text:p>
      <text:p text:style-name="P1">,87.26,1039,1005,933,1004,912,921,983,8.10,8.50,20.80,-56,-9,58.57</text:p>
      <text:p text:style-name="P1">,88.26,1039,1005,933,1004,912,921,984,8.10,8.50,20.80,-56,-9,58.57</text:p>
      <text:p text:style-name="P1">,89.26,1039,1005,933,1004,912,921,984,8.10,8.50,20.80,-57,-9,58.57</text:p>
      <text:p text:style-name="P1">,90.26,1039,1005,933,1004,912,921,984,8.10,8.50,20.80,-57,-10,58.57</text:p>
      <text:p text:style-name="P1">,91.26,1039,1005,933,1004,912,921,984,8.20,8.50,20.80,-59,-10,58.57</text:p>
      <text:p text:style-name="P1">,92.26,1039,1005,933,1004,912,921,984,8.20,8.50,20.80,-58,-9,58.57</text:p>
      <text:p text:style-name="P1">,93.26,1039,1005,933,1004,912,921,983,8.20,8.50,20.80,-58,-10,58.57</text:p>
      <text:p text:style-name="P1">,94.26,1039,1005,933,1004,912,921,983,8.20,8.50,20.80,-57,-9,58.57</text:p>
      <text:p text:style-name="P1">,95.26,1039,1005,933,1004,912,922,983,8.10,8.50,20.80,-56,-9,58.57</text:p>
      <text:p text:style-name="P1">,96.26,1039,1005,933,1005,912,921,983,8.00,8.50,20.80,-56,-10,58.57</text:p>
      <text:p text:style-name="P1">,97.26,1039,1005,933,1004,912,921,983,8.20,8.50,20.80,-59,-10,58.57</text:p>
      <text:p text:style-name="P1">,98.27,1039,1005,933,1005,912,921,984,8.20,8.50,20.80,-56,-9,58.57</text:p>
      <text:p text:style-name="P1">,99.27,1039,1005,933,1005,912,921,984,8.00,8.50,20.80,-58,-10,58.57</text:p>
      <text:p text:style-name="P1">,100.27,1039,1005,933,1005,912,921,984,8.20,8.50,20.80,-56,-10,58.57</text:p>
      <text:p text:style-name="P1">,101.27,1039,1005,933,1005,912,921,983,8.20,8.50,20.80,-57,-10,58.57</text:p>
      <text:p text:style-name="P1">,102.27,1039,1005,933,1005,912,921,984,8.00,8.50,20.80,-57,-9,58.57</text:p>
      <text:p text:style-name="P1">,103.28,1039,1005,933,1005,912,921,983,8.20,8.50,20.80,-59,-10,58.57</text:p>
      <text:p text:style-name="P1">,104.28,1039,1005,933,1005,912,921,983,8.20,8.50,20.80,-57,-9,58.57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7,0.09,1041,1007,935,1008,914,923,982,0.00,8.50,20.80,6,0,1.43</text:p>
      <text:p text:style-name="P1">,1.09,1041,1006,935,1008,914,923,981,1.60,8.50,20.80,3,-1,4.29</text:p>
      <text:p text:style-name="P1">,2.09,1041,1006,935,1008,914,923,982,3.20,8.50,20.80,1,-2,7.14</text:p>
      <text:p text:style-name="P1">,3.09,1041,1006,935,1009,914,923,981,3.30,8.50,20.80,-1,-1,8.57</text:p>
      <text:p text:style-name="P1">,4.10,1041,1006,935,1009,914,923,982,3.00,8.50,20.80,-2,-1,11.43</text:p>
      <text:p text:style-name="P1">,5.10,1041,1006,935,1009,913,923,982,3.20,8.50,20.80,-5,-1,14.29</text:p>
      <text:p text:style-name="P1">,6.10,1041,1006,934,1010,913,923,982,3.60,8.50,20.80,-5,-1,17.14</text:p>
      <text:p text:style-name="P1">,7.10,1041,1006,934,1010,913,923,982,3.60,8.50,20.80,-8,0,20.00</text:p>
      <text:p text:style-name="P1">,8.10,1041,1006,934,1010,913,923,982,4.20,8.50,20.80,-11,0,22.86</text:p>
      <text:p text:style-name="P1">,9.10,1040,1006,934,1010,913,923,982,4.50,8.50,20.80,-15,-1,25.71</text:p>
      <text:p text:style-name="P1">,10.11,1040,1006,934,1010,913,923,982,4.90,8.50,20.80,-16,-1,28.57</text:p>
      <text:p text:style-name="P1">,11.11,1040,1006,934,1010,913,922,982,5.10,8.50,20.80,-18,-1,31.43</text:p>
      <text:p text:style-name="P1">,12.11,1040,1006,934,1010,913,922,982,5.30,8.50,20.80,-21,-2,34.29</text:p>
      <text:p text:style-name="P1">,13.11,1040,1006,934,1010,913,922,982,5.40,8.50,20.80,-26,-3,37.14</text:p>
      <text:p text:style-name="P1">,14.11,1040,1006,934,1010,913,922,983,5.80,8.50,20.80,-29,-4,40.00</text:p>
      <text:p text:style-name="P1">,15.11,1040,1005,934,1009,913,922,982,6.60,8.50,20.80,-35,-5,42.86</text:p>
      <text:p text:style-name="P1">,16.11,1040,1005,934,1009,913,922,983,6.90,8.50,20.80,-41,-6,45.71</text:p>
      <text:p text:style-name="P1">,17.11,1040,1005,934,1009,913,922,983,7.20,8.50,20.80,-44,-7,48.57</text:p>
      <text:p text:style-name="P1">,18.12,1040,1005,934,1009,913,922,983,7.70,8.50,20.80,-47,-8,51.43</text:p>
      <text:p text:style-name="P1">,19.12,1039,1005,933,1008,912,922,983,7.60,8.50,20.80,-52,-9,54.29</text:p>
      <text:p text:style-name="P1">,20.12,1039,1005,933,1008,912,922,983,8.10,8.50,20.80,-54,-9,55.71</text:p>
      <text:p text:style-name="P1">,21.12,1039,1005,933,1008,912,922,982,8.30,8.50,20.80,-53,-9,55.71</text:p>
      <text:p text:style-name="P1">,22.13,1039,1005,933,1007,912,921,982,8.10,8.50,20.80,-54,-9,55.71</text:p>
      <text:p text:style-name="P1">,23.13,1039,1005,933,1007,912,921,982,8.00,8.50,20.80,-54,-9,55.71</text:p>
      <text:p text:style-name="P1">,24.13,1039,1005,933,1006,912,922,983,8.10,8.50,20.80,-54,-9,55.71</text:p>
      <text:p text:style-name="P1"><text:soft-page-break/>,25.13,1039,1005,933,1006,912,922,983,8.00,8.50,20.80,-53,-9,55.71</text:p>
      <text:p text:style-name="P1">,26.13,1039,1005,933,1006,912,922,983,7.90,8.50,20.80,-56,-9,57.14</text:p>
      <text:p text:style-name="P1">,27.13,1039,1005,933,1006,912,921,983,8.10,8.50,20.80,-58,-10,58.57</text:p>
      <text:p text:style-name="P1">,28.14,1039,1005,933,1006,912,921,983,8.30,8.50,20.80,-56,-10,58.57</text:p>
      <text:p text:style-name="P1">,29.14,1039,1005,933,1006,912,921,983,8.30,8.50,20.80,-59,-10,58.57</text:p>
      <text:p text:style-name="P1">,30.14,1039,1005,933,1006,912,921,983,8.30,8.50,20.80,-56,-9,58.57</text:p>
      <text:p text:style-name="P1">,31.14,1039,1005,933,1006,912,921,983,8.10,8.50,20.80,-56,-9,58.57</text:p>
      <text:p text:style-name="P1">,32.15,1039,1005,933,1006,912,921,983,8.40,8.50,20.80,-56,-9,58.57</text:p>
      <text:p text:style-name="P1">,33.15,1039,1005,933,1006,912,921,983,8.20,8.50,20.80,-57,-10,58.57</text:p>
      <text:p text:style-name="P1">,34.15,1039,1005,933,1005,912,921,983,8.30,8.50,20.80,-56,-9,58.57</text:p>
      <text:p text:style-name="P1">,35.15,1039,1005,933,1005,912,922,982,8.20,8.50,20.80,-57,-9,58.57</text:p>
      <text:p text:style-name="P1">,36.15,1039,1005,933,1005,912,921,983,8.30,8.50,20.80,-57,-9,58.57</text:p>
      <text:p text:style-name="P1">,37.16,1039,1005,933,1005,912,921,983,8.20,8.50,20.80,-58,-10,58.57</text:p>
      <text:p text:style-name="P1">,38.16,1039,1005,933,1005,912,921,983,8.30,8.50,20.80,-56,-9,58.57</text:p>
      <text:p text:style-name="P1">,39.16,1039,1005,933,1004,912,921,983,8.10,8.50,20.80,-56,-9,58.57</text:p>
      <text:p text:style-name="P1">,40.16,1039,1005,933,1004,912,921,984,8.30,8.50,20.80,-58,-10,58.57</text:p>
      <text:p text:style-name="P1">,41.17,1039,1005,933,1004,912,922,983,8.20,8.50,20.80,-58,-10,58.57</text:p>
      <text:p text:style-name="P1">,42.17,1039,1005,933,1004,912,921,984,8.20,8.50,20.80,-56,-10,58.57</text:p>
      <text:p text:style-name="P1">,43.17,1039,1005,933,1004,912,921,984,8.20,8.50,20.80,-59,-10,58.57</text:p>
      <text:p text:style-name="P1">,44.17,1039,1005,933,1004,912,921,984,8.40,8.50,20.80,-58,-10,58.57</text:p>
      <text:p text:style-name="P1">,45.17,1039,1005,933,1004,912,921,983,8.20,8.50,20.80,-56,-10,58.57</text:p>
      <text:p text:style-name="P1">,46.18,1039,1005,933,1003,912,921,983,8.10,8.50,20.80,-56,-9,58.57</text:p>
      <text:p text:style-name="P1">,47.18,1039,1005,933,1003,912,921,983,8.30,8.50,20.80,-55,-9,58.57</text:p>
      <text:p text:style-name="P1">,48.18,1039,1005,933,1003,912,921,984,8.10,8.50,20.80,-56,-10,58.57</text:p>
      <text:p text:style-name="P1">,49.18,1039,1005,933,1003,912,921,984,8.20,8.50,20.80,-55,-9,58.57</text:p>
      <text:p text:style-name="P1">,50.18,1039,1005,933,1003,912,921,984,8.20,8.50,20.80,-57,-10,58.57</text:p>
      <text:p text:style-name="P1">,51.19,1039,1005,933,1002,912,922,983,8.20,8.50,20.80,-57,-9,58.57</text:p>
      <text:p text:style-name="P1">,52.19,1039,1005,933,1002,912,921,984,8.20,8.50,20.80,-56,-10,58.57</text:p>
      <text:p text:style-name="P1">,53.19,1039,1005,933,1002,912,921,984,8.00,8.50,20.80,-54,-9,58.57</text:p>
      <text:p text:style-name="P1">,54.19,1039,1005,933,1002,912,921,984,8.00,8.50,20.80,-55,-9,58.57</text:p>
      <text:p text:style-name="P1">,55.19,1039,1005,933,1002,912,921,983,8.00,8.50,20.80,-57,-10,58.57</text:p>
      <text:p text:style-name="P1">,56.19,1039,1005,933,1002,912,921,984,8.20,8.50,20.80,-55,-9,58.57</text:p>
      <text:p text:style-name="P1">,57.19,1039,1005,933,1002,912,921,983,8.20,8.50,20.80,-58,-10,58.57</text:p>
      <text:p text:style-name="P1">,58.20,1039,1005,933,1002,912,921,984,8.20,8.50,20.80,-55,-10,58.57</text:p>
      <text:p text:style-name="P1">,59.20,1039,1005,933,1002,912,922,983,8.20,8.50,20.80,-55,-10,58.57</text:p>
      <text:p text:style-name="P1">,60.20,1039,1005,933,1002,912,921,983,8.20,8.50,20.80,-56,-9,58.57</text:p>
      <text:p text:style-name="P1">,61.20,1039,1005,933,1002,912,921,982,8.20,8.50,20.80,-56,-9,58.57</text:p>
      <text:p text:style-name="P1">,62.20,1039,1005,933,1002,912,921,983,8.30,8.50,20.80,-55,-9,58.57</text:p>
      <text:p text:style-name="P1">,63.20,1039,1005,933,1002,912,921,982,8.30,8.50,20.80,-55,-9,58.57</text:p>
      <text:p text:style-name="P1">,64.20,1039,1005,933,1002,912,921,983,8.00,8.50,20.80,-55,-10,58.57</text:p>
      <text:p text:style-name="P1">,65.20,1039,1005,933,1002,912,921,983,8.00,8.50,20.80,-55,-9,58.57</text:p>
      <text:p text:style-name="P1">,66.20,1039,1005,933,1002,912,921,983,8.30,8.50,20.80,-56,-9,58.57</text:p>
      <text:p text:style-name="P1">,67.20,1039,1005,933,1002,912,921,983,8.00,8.50,20.80,-55,-9,58.57</text:p>
      <text:p text:style-name="P1">,68.20,1039,1005,933,1002,912,921,983,8.00,8.50,20.80,-54,-9,58.57</text:p>
      <text:p text:style-name="P1">,69.21,1039,1005,933,1002,912,921,982,8.10,8.50,20.80,-57,-10,58.57</text:p>
      <text:p text:style-name="P1">,70.21,1039,1005,933,1002,912,921,982,8.30,8.50,20.80,-56,-10,58.57</text:p>
      <text:p text:style-name="P1">,71.21,1039,1005,933,1002,912,921,982,8.30,8.50,20.80,-55,-9,58.57</text:p>
      <text:p text:style-name="P1">,72.21,1039,1005,933,1002,912,921,983,8.10,8.50,20.80,-54,-9,58.57</text:p>
      <text:p text:style-name="P1">,73.22,1039,1005,933,1002,912,921,982,8.10,8.50,20.80,-58,-10,58.57</text:p>
      <text:p text:style-name="P1"><text:soft-page-break/>,74.22,1039,1005,933,1002,912,921,983,8.10,8.50,20.80,-56,-9,58.57</text:p>
      <text:p text:style-name="P1">,75.22,1039,1005,933,1002,912,921,983,8.10,8.50,20.80,-57,-10,58.57</text:p>
      <text:p text:style-name="P1">,76.22,1039,1005,933,1002,912,921,984,8.30,8.50,20.80,-55,-9,58.57</text:p>
      <text:p text:style-name="P1">,77.22,1039,1005,933,1003,912,921,983,8.10,8.50,20.80,-55,-9,58.57</text:p>
      <text:p text:style-name="P1">,78.23,1039,1005,933,1003,912,921,983,8.10,8.50,20.80,-56,-9,58.57</text:p>
      <text:p text:style-name="P1">,79.23,1039,1005,933,1003,912,922,983,8.10,8.50,20.80,-55,-9,58.57</text:p>
      <text:p text:style-name="P1">,80.23,1039,1005,933,1003,912,921,983,8.10,8.50,20.80,-55,-10,58.57</text:p>
      <text:p text:style-name="P1">,81.23,1039,1005,934,1003,912,921,983,8.10,8.50,20.80,-54,-9,58.57</text:p>
      <text:p text:style-name="P1">,82.24,1039,1005,933,1003,912,921,983,8.10,8.50,20.80,-58,-10,58.57</text:p>
      <text:p text:style-name="P1">,83.24,1039,1005,933,1003,912,921,983,8.40,8.50,20.80,-56,-10,58.57</text:p>
      <text:p text:style-name="P1">,84.24,1039,1005,933,1003,912,921,983,8.10,8.50,20.80,-55,-9,58.57</text:p>
      <text:p text:style-name="P1">,85.24,1039,1005,934,1003,912,921,983,8.10,8.50,20.80,-56,-10,58.57</text:p>
      <text:p text:style-name="P1">,86.25,1039,1005,933,1003,912,921,984,8.10,8.50,20.80,-55,-9,58.57</text:p>
      <text:p text:style-name="P1">,87.25,1039,1005,933,1003,912,921,984,8.10,8.50,20.80,-55,-9,58.57</text:p>
      <text:p text:style-name="P1">,88.25,1039,1005,934,1003,912,921,984,8.40,8.50,20.80,-56,-9,58.57</text:p>
      <text:p text:style-name="P1">,89.25,1039,1005,933,1003,912,921,983,8.10,8.50,20.80,-55,-10,58.57</text:p>
      <text:p text:style-name="P1">,90.25,1039,1005,933,1003,912,921,983,8.10,8.50,20.80,-55,-10,58.57</text:p>
      <text:p text:style-name="P1">,91.25,1039,1005,933,1003,912,921,983,8.10,8.50,20.80,-55,-9,58.57</text:p>
      <text:p text:style-name="P1">,92.26,1039,1005,933,1003,912,921,983,8.10,8.50,20.80,-58,-10,58.57</text:p>
      <text:p text:style-name="P1">,93.26,1039,1005,933,1003,912,921,983,8.10,8.50,20.80,-56,-10,58.57</text:p>
      <text:p text:style-name="P1">,94.26,1039,1005,933,1004,912,921,983,8.30,8.50,20.80,-55,-9,58.57</text:p>
      <text:p text:style-name="P1">,95.26,1039,1005,933,1004,912,921,983,8.10,8.50,20.80,-59,-10,58.57</text:p>
      <text:p text:style-name="P1">,96.27,1039,1005,933,1004,912,921,983,8.20,8.50,20.80,-56,-10,58.57</text:p>
      <text:p text:style-name="P1">,97.27,1039,1005,933,1004,912,921,983,8.20,8.50,20.80,-56,-9,58.57</text:p>
      <text:p text:style-name="P1">,98.27,1039,1005,933,1004,912,921,983,8.20,8.50,20.80,-56,-9,58.57</text:p>
      <text:p text:style-name="P1">,99.27,1039,1005,933,1004,912,921,982,8.00,8.50,20.80,-56,-10,58.57</text:p>
      <text:p text:style-name="P1">,100.27,1039,1005,933,1004,912,921,982,8.10,8.50,20.80,-54,-9,58.57</text:p>
      <text:p text:style-name="P1">,101.27,1039,1005,933,1005,912,921,982,8.00,8.50,20.80,-56,-9,58.57</text:p>
      <text:p text:style-name="P1">,102.28,1039,1005,933,1005,912,921,982,8.10,8.50,20.80,-55,-9,58.57</text:p>
      <text:p text:style-name="P1">,103.28,1039,1005,933,1005,912,921,982,8.10,8.50,20.80,-56,-10,58.57</text:p>
      <text:p text:style-name="P1">,104.28,1039,1005,933,1005,912,922,983,8.40,8.50,20.80,-56,-9,58.57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8,0.09,1041,1007,935,1008,914,923,980,0.00,8.50,20.80,7,-1,1.43</text:p>
      <text:p text:style-name="P1">,1.09,1041,1006,935,1008,914,923,980,0.00,8.50,20.80,4,-1,4.29</text:p>
      <text:p text:style-name="P1">,2.09,1041,1006,935,1009,914,923,981,3.20,8.50,20.80,1,-2,7.14</text:p>
      <text:p text:style-name="P1">,3.09,1041,1006,935,1009,913,923,981,3.50,8.50,20.80,0,-1,10.00</text:p>
      <text:p text:style-name="P1">,4.09,1041,1006,935,1009,913,923,981,3.00,8.50,20.80,-1,-1,12.86</text:p>
      <text:p text:style-name="P1">,5.10,1041,1006,934,1010,913,923,981,3.20,8.50,20.80,-3,-1,15.71</text:p>
      <text:p text:style-name="P1">,6.10,1041,1006,934,1010,913,923,982,3.40,8.50,20.80,-6,-1,18.57</text:p>
      <text:p text:style-name="P1">,7.10,1040,1006,934,1010,913,923,981,3.90,8.50,20.80,-8,-1,21.43</text:p>
      <text:p text:style-name="P1">,8.10,1040,1006,934,1010,913,923,982,4.50,8.50,20.80,-11,-1,22.86</text:p>
      <text:p text:style-name="P1">,9.10,1040,1006,934,1010,913,923,982,4.60,8.50,20.80,-13,-1,25.71</text:p>
      <text:p text:style-name="P1">,10.10,1040,1006,934,1010,913,922,982,4.70,8.50,20.80,-15,-1,28.57</text:p>
      <text:p text:style-name="P1">,11.11,1040,1006,934,1010,913,922,982,5.00,8.50,20.80,-18,-2,31.43</text:p>
      <text:p text:style-name="P1">,12.11,1040,1006,934,1010,913,922,982,5.30,8.50,20.80,-20,-2,34.29</text:p>
      <text:p text:style-name="P1">,13.11,1040,1006,934,1010,913,922,982,5.60,8.50,20.80,-23,-3,37.14</text:p>
      <text:p text:style-name="P1"><text:soft-page-break/>,14.11,1040,1006,934,1010,913,922,982,5.70,8.50,20.80,-27,-4,40.00</text:p>
      <text:p text:style-name="P1">,15.11,1040,1005,934,1010,913,922,981,6.60,8.50,20.80,-37,-6,42.86</text:p>
      <text:p text:style-name="P1">,16.12,1040,1005,934,1010,913,922,982,7.20,8.50,20.80,-38,-6,45.71</text:p>
      <text:p text:style-name="P1">,17.12,1040,1005,934,1009,912,922,981,7.20,8.50,20.80,-42,-7,48.57</text:p>
      <text:p text:style-name="P1">,18.12,1040,1005,934,1009,913,922,982,7.30,8.50,20.80,-45,-7,51.43</text:p>
      <text:p text:style-name="P1">,19.12,1039,1005,933,1009,912,921,981,7.80,8.50,20.80,-50,-8,54.29</text:p>
      <text:p text:style-name="P1">,20.12,1039,1005,933,1008,912,921,982,7.90,8.50,20.80,-56,-10,57.14</text:p>
      <text:p text:style-name="P1">,21.13,1039,1005,933,1008,912,921,982,8.30,8.50,20.80,-54,-9,57.14</text:p>
      <text:p text:style-name="P1">,22.13,1039,1005,933,1008,912,921,982,8.20,8.50,20.80,-56,-10,57.14</text:p>
      <text:p text:style-name="P1">,23.13,1039,1005,933,1008,912,921,982,8.20,8.50,20.80,-53,-9,57.14</text:p>
      <text:p text:style-name="P1">,24.13,1039,1005,933,1008,912,921,983,8.10,8.50,20.80,-56,-9,57.14</text:p>
      <text:p text:style-name="P1">,25.14,1039,1005,933,1007,912,921,983,8.30,8.50,20.80,-55,-9,57.14</text:p>
      <text:p text:style-name="P1">,26.14,1039,1005,933,1007,912,922,983,8.20,8.50,20.80,-54,-9,57.14</text:p>
      <text:p text:style-name="P1">,27.14,1039,1005,933,1007,912,921,983,8.30,8.50,20.80,-54,-9,57.14</text:p>
      <text:p text:style-name="P1">,28.14,1039,1005,933,1007,912,921,983,8.20,8.50,20.80,-55,-9,57.14</text:p>
      <text:p text:style-name="P1">,29.14,1039,1005,933,1007,912,921,983,8.00,8.50,20.80,-54,-9,57.14</text:p>
      <text:p text:style-name="P1">,30.15,1039,1005,933,1007,912,921,984,8.10,8.50,20.80,-54,-9,57.14</text:p>
      <text:p text:style-name="P1">,31.15,1039,1005,933,1006,912,921,983,8.10,8.50,20.80,-56,-9,57.14</text:p>
      <text:p text:style-name="P1">,32.15,1039,1005,934,1006,912,921,984,8.40,8.50,20.80,-55,-9,57.14</text:p>
      <text:p text:style-name="P1">,33.15,1039,1005,933,1006,912,921,983,8.20,8.50,20.80,-52,-9,57.14</text:p>
      <text:p text:style-name="P1">,34.15,1039,1005,933,1005,912,921,984,8.10,8.50,20.80,-55,-9,57.14</text:p>
      <text:p text:style-name="P1">,35.15,1039,1005,933,1005,912,921,984,8.20,8.50,20.80,-55,-9,57.14</text:p>
      <text:p text:style-name="P1">,36.16,1039,1005,933,1005,912,921,984,8.00,8.50,20.80,-53,-9,57.14</text:p>
      <text:p text:style-name="P1">,37.16,1039,1005,933,1005,912,921,983,8.20,8.50,20.80,-56,-9,57.14</text:p>
      <text:p text:style-name="P1">,38.16,1039,1005,933,1004,912,921,983,8.20,8.50,20.80,-52,-10,57.14</text:p>
      <text:p text:style-name="P1">,39.16,1039,1005,933,1004,912,921,983,8.10,8.50,20.80,-53,-9,57.14</text:p>
      <text:p text:style-name="P1">,40.17,1039,1005,933,1004,912,922,984,8.00,8.50,20.80,-52,-9,57.14</text:p>
      <text:p text:style-name="P1">,41.17,1039,1005,933,1004,912,921,984,8.00,8.50,20.80,-53,-9,57.14</text:p>
      <text:p text:style-name="P1">,42.17,1039,1005,933,1004,912,921,984,8.00,8.50,20.80,-53,-9,57.14</text:p>
      <text:p text:style-name="P1">,43.17,1039,1005,933,1004,912,921,984,8.10,8.50,20.80,-53,-9,57.14</text:p>
      <text:p text:style-name="P1">,44.17,1039,1005,933,1004,912,921,984,8.10,8.50,20.80,-53,-9,57.14</text:p>
      <text:p text:style-name="P1">,45.17,1039,1005,933,1004,912,921,984,8.10,8.50,20.80,-53,-9,57.14</text:p>
      <text:p text:style-name="P1">,46.18,1039,1005,933,1004,912,921,984,8.00,8.50,20.80,-52,-9,57.14</text:p>
      <text:p text:style-name="P1">,47.18,1039,1005,933,1004,912,921,984,8.00,8.50,20.80,-54,-9,57.14</text:p>
      <text:p text:style-name="P1">,48.18,1039,1005,933,1004,912,921,984,8.10,8.50,20.80,-52,-9,57.14</text:p>
      <text:p text:style-name="P1">,49.18,1039,1005,933,1004,912,921,984,8.10,8.50,20.80,-53,-10,57.14</text:p>
      <text:p text:style-name="P1">,50.18,1039,1005,934,1004,912,921,984,8.10,8.50,20.80,-53,-9,57.14</text:p>
      <text:p text:style-name="P1">,51.18,1039,1005,933,1004,912,922,984,8.10,8.50,20.80,-53,-9,57.14</text:p>
      <text:p text:style-name="P1">,52.18,1039,1005,933,1004,912,921,984,8.20,8.50,20.80,-54,-9,57.14</text:p>
      <text:p text:style-name="P1">,53.18,1039,1005,933,1004,912,921,984,7.90,8.50,20.80,-52,-9,57.14</text:p>
      <text:p text:style-name="P1">,54.19,1039,1005,933,1004,912,921,984,8.00,8.50,20.80,-56,-10,58.57</text:p>
      <text:p text:style-name="P1">,55.19,1039,1005,933,1004,912,921,984,8.20,8.50,20.80,-57,-10,58.57</text:p>
      <text:p text:style-name="P1">,56.19,1039,1005,933,1004,912,921,984,8.30,8.50,20.80,-55,-9,58.57</text:p>
      <text:p text:style-name="P1">,57.19,1039,1005,933,1004,912,921,983,8.00,8.50,20.80,-56,-10,58.57</text:p>
      <text:p text:style-name="P1">,58.19,1039,1005,933,1004,912,921,984,8.00,8.50,20.80,-55,-10,58.57</text:p>
      <text:p text:style-name="P1">,59.20,1039,1005,933,1004,912,921,983,8.20,8.50,20.80,-58,-10,58.57</text:p>
      <text:p text:style-name="P1">,60.20,1039,1005,933,1004,912,921,984,8.20,8.50,20.80,-55,-9,58.57</text:p>
      <text:p text:style-name="P1">,61.20,1039,1005,933,1004,912,921,984,8.20,8.50,20.80,-55,-10,58.57</text:p>
      <text:p text:style-name="P1">,62.20,1039,1005,933,1004,912,921,984,8.20,8.50,20.80,-55,-9,58.57</text:p>
      <text:p text:style-name="P1"><text:soft-page-break/>,63.21,1039,1005,933,1004,912,921,984,8.20,8.50,20.80,-56,-9,58.57</text:p>
      <text:p text:style-name="P1">,64.21,1039,1005,933,1004,912,921,984,8.20,8.50,20.80,-55,-9,58.57</text:p>
      <text:p text:style-name="P1">,65.21,1039,1005,933,1004,912,921,984,8.00,8.50,20.80,-56,-10,58.57</text:p>
      <text:p text:style-name="P1">,66.21,1039,1005,933,1004,912,921,984,8.30,8.50,20.80,-54,-9,58.57</text:p>
      <text:p text:style-name="P1">,67.21,1039,1005,933,1004,912,921,984,8.00,8.50,20.80,-54,-9,58.57</text:p>
      <text:p text:style-name="P1">,68.21,1039,1005,933,1004,912,921,984,8.00,8.50,20.80,-55,-10,58.57</text:p>
      <text:p text:style-name="P1">,69.22,1039,1005,933,1005,912,921,984,8.30,8.50,20.80,-54,-9,58.57</text:p>
      <text:p text:style-name="P1">,70.22,1039,1005,933,1005,912,921,984,8.00,8.50,20.80,-55,-9,58.57</text:p>
      <text:p text:style-name="P1">,71.22,1039,1005,933,1005,912,921,983,8.30,8.50,20.80,-54,-9,58.57</text:p>
      <text:p text:style-name="P1">,72.22,1039,1005,933,1005,912,921,984,8.00,8.50,20.80,-55,-9,58.57</text:p>
      <text:p text:style-name="P1">,73.22,1039,1005,933,1005,912,921,984,8.10,8.50,20.80,-55,-10,58.57</text:p>
      <text:p text:style-name="P1">,74.23,1039,1005,933,1005,912,922,984,8.30,8.50,20.80,-54,-9,58.57</text:p>
      <text:p text:style-name="P1">,75.23,1039,1005,933,1005,912,921,983,8.10,8.50,20.80,-57,-10,58.57</text:p>
      <text:p text:style-name="P1">,76.23,1039,1005,933,1005,912,921,983,8.10,8.50,20.80,-54,-9,58.57</text:p>
      <text:p text:style-name="P1">,77.23,1039,1005,933,1005,912,921,983,8.10,8.50,20.80,-57,-10,58.57</text:p>
      <text:p text:style-name="P1">,78.23,1039,1005,933,1005,912,921,983,8.10,8.50,20.80,-55,-9,58.57</text:p>
      <text:p text:style-name="P1">,79.24,1039,1005,933,1005,912,922,983,8.10,8.50,20.80,-56,-10,58.57</text:p>
      <text:p text:style-name="P1">,80.24,1039,1005,933,1006,912,922,984,8.10,8.50,20.80,-54,-9,58.57</text:p>
      <text:p text:style-name="P1">,81.24,1039,1005,934,1006,912,921,983,8.10,8.50,20.80,-56,-9,58.57</text:p>
      <text:p text:style-name="P1">,82.24,1039,1005,933,1006,912,921,984,8.10,8.50,20.80,-55,-9,58.57</text:p>
      <text:p text:style-name="P1">,83.25,1039,1005,933,1006,912,922,983,8.10,8.50,20.80,-57,-10,58.57</text:p>
      <text:p text:style-name="P1">,84.25,1039,1005,933,1006,912,921,983,8.10,8.50,20.80,-56,-9,58.57</text:p>
      <text:p text:style-name="P1">,85.25,1039,1005,933,1006,912,921,983,8.10,8.50,20.80,-55,-10,58.57</text:p>
      <text:p text:style-name="P1">,86.25,1039,1005,933,1006,912,921,983,8.00,8.50,20.80,-56,-10,58.57</text:p>
      <text:p text:style-name="P1">,87.25,1039,1005,933,1006,912,921,983,8.10,8.50,20.80,-55,-9,58.57</text:p>
      <text:p text:style-name="P1">,88.26,1039,1005,933,1006,912,921,983,8.10,8.50,20.80,-55,-10,58.57</text:p>
      <text:p text:style-name="P1">,89.26,1039,1005,933,1007,912,921,983,8.10,8.50,20.80,-56,-9,58.57</text:p>
      <text:p text:style-name="P1">,90.26,1039,1005,933,1007,912,922,983,8.10,8.50,20.80,-55,-9,58.57</text:p>
      <text:p text:style-name="P1">,91.26,1039,1005,933,1007,912,921,983,8.10,8.50,20.80,-55,-10,58.57</text:p>
      <text:p text:style-name="P1">,92.26,1039,1005,933,1007,912,922,984,8.10,8.50,20.80,-55,-9,58.57</text:p>
      <text:p text:style-name="P1">,93.26,1039,1005,933,1007,912,921,983,8.10,8.50,20.80,-56,-10,58.57</text:p>
      <text:p text:style-name="P1">,94.26,1039,1005,933,1007,912,921,983,8.30,8.50,20.80,-55,-9,58.57</text:p>
      <text:p text:style-name="P1">,95.27,1039,1005,933,1007,912,922,983,8.10,8.50,20.80,-57,-9,58.57</text:p>
      <text:p text:style-name="P1">,96.27,1039,1005,933,1007,912,921,982,8.10,8.50,20.80,-57,-10,58.57</text:p>
      <text:p text:style-name="P1">,97.27,1039,1005,934,1007,912,922,982,8.30,8.50,20.80,-55,-9,58.57</text:p>
      <text:p text:style-name="P1">,98.27,1039,1005,933,1007,912,922,983,8.10,8.50,20.80,-55,-9,58.57</text:p>
      <text:p text:style-name="P1">,99.27,1039,1005,933,1007,912,922,982,8.10,8.50,20.80,-55,-9,58.57</text:p>
      <text:p text:style-name="P1">,100.28,1039,1005,933,1008,912,921,983,8.10,8.50,20.80,-54,-9,58.57</text:p>
      <text:p text:style-name="P1">,101.28,1039,1005,933,1008,912,922,982,8.10,8.50,20.80,-54,-9,58.57</text:p>
      <text:p text:style-name="P1">,102.28,1039,1005,933,1008,912,922,983,8.10,8.50,20.80,-55,-9,58.57</text:p>
      <text:p text:style-name="P1">,103.28,1039,1005,933,1008,912,921,982,8.10,8.50,20.80,-55,-9,58.57</text:p>
      <text:p text:style-name="P1">,104.28,1039,1005,933,1008,912,921,983,8.10,8.50,20.80,-55,-10,58.57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9,0.09,1041,1007,935,1011,914,923,980,0.00,8.50,20.80,7,-1,1.43</text:p>
      <text:p text:style-name="P1">,1.09,1041,1006,935,1011,914,923,980,0.00,8.50,20.80,4,-1,4.29</text:p>
      <text:p text:style-name="P1">,2.09,1041,1006,935,1012,914,923,981,3.40,8.50,20.80,0,-2,7.14</text:p>
      <text:p text:style-name="P1"><text:soft-page-break/>,3.09,1041,1006,935,1012,914,923,981,3.80,8.50,20.80,0,-1,10.00</text:p>
      <text:p text:style-name="P1">,4.10,1041,1006,935,1012,914,923,982,2.90,8.50,20.80,-1,-1,12.86</text:p>
      <text:p text:style-name="P1">,5.10,1041,1006,935,1013,913,923,982,3.20,8.50,20.80,-3,-1,14.29</text:p>
      <text:p text:style-name="P1">,6.10,1041,1006,935,1013,913,923,982,3.50,8.50,20.80,-5,-1,17.14</text:p>
      <text:p text:style-name="P1">,7.10,1041,1006,934,1013,913,923,982,3.80,8.50,20.80,-7,-1,20.00</text:p>
      <text:p text:style-name="P1">,8.10,1041,1006,934,1013,913,923,983,4.10,8.50,20.80,-9,-1,22.86</text:p>
      <text:p text:style-name="P1">,9.10,1040,1006,934,1013,913,923,983,4.50,8.50,20.80,-12,-1,25.71</text:p>
      <text:p text:style-name="P1">,10.11,1040,1006,934,1013,913,923,983,4.70,8.50,20.80,-15,-1,28.57</text:p>
      <text:p text:style-name="P1">,11.11,1040,1006,934,1013,913,922,983,5.00,8.50,21.00,-18,-2,31.43</text:p>
      <text:p text:style-name="P1">,12.11,1040,1006,934,1013,913,922,983,5.30,8.50,20.80,-19,-2,34.29</text:p>
      <text:p text:style-name="P1">,13.11,1040,1006,934,1013,913,922,983,5.40,8.50,20.80,-23,-3,37.14</text:p>
      <text:p text:style-name="P1">,14.11,1040,1006,934,1012,913,922,983,5.80,8.50,20.80,-28,-4,40.00</text:p>
      <text:p text:style-name="P1">,15.11,1040,1006,934,1012,913,922,983,6.30,8.50,20.80,-36,-6,42.86</text:p>
      <text:p text:style-name="P1">,16.11,1040,1005,934,1012,913,922,984,6.90,8.50,20.80,-40,-6,45.71</text:p>
      <text:p text:style-name="P1">,17.11,1040,1005,934,1012,912,922,983,7.20,8.50,20.80,-43,-7,48.57</text:p>
      <text:p text:style-name="P1">,18.11,1040,1005,934,1012,913,922,984,7.60,8.50,20.80,-45,-8,51.43</text:p>
      <text:p text:style-name="P1">,19.11,1039,1005,934,1011,912,922,984,7.90,8.50,20.80,-49,-8,54.29</text:p>
      <text:p text:style-name="P1">,20.12,1039,1005,933,1011,912,921,986,8.00,8.50,20.80,-54,-9,55.71</text:p>
      <text:p text:style-name="P1">,21.12,1039,1005,933,1011,912,922,985,8.10,8.50,20.80,-53,-9,55.71</text:p>
      <text:p text:style-name="P1">,22.12,1039,1005,933,1011,912,922,986,8.10,8.50,20.80,-53,-9,55.71</text:p>
      <text:p text:style-name="P1">,23.12,1039,1005,933,1010,912,921,985,8.00,8.50,20.80,-55,-9,55.71</text:p>
      <text:p text:style-name="P1">,24.12,1039,1005,934,1010,912,922,985,8.10,8.50,20.80,-51,-9,55.71</text:p>
      <text:p text:style-name="P1">,25.13,1039,1005,933,1010,912,921,985,7.90,8.50,20.80,-55,-9,58.57</text:p>
      <text:p text:style-name="P1">,26.13,1039,1005,933,1010,912,921,985,8.10,8.50,20.80,-56,-9,58.57</text:p>
      <text:p text:style-name="P1">,27.13,1039,1005,933,1010,912,921,985,8.20,8.50,21.00,-58,-10,58.57</text:p>
      <text:p text:style-name="P1">,28.13,1039,1005,933,1010,912,922,985,8.30,8.50,20.80,-57,-10,58.57</text:p>
      <text:p text:style-name="P1">,29.14,1039,1005,933,1010,912,921,985,8.30,8.50,20.80,-56,-9,58.57</text:p>
      <text:p text:style-name="P1">,30.14,1039,1005,933,1011,912,922,985,8.30,8.50,21.00,-57,-10,58.57</text:p>
      <text:p text:style-name="P1">,31.14,1039,1005,933,1011,912,921,984,8.20,8.50,21.00,-56,-10,58.57</text:p>
      <text:p text:style-name="P1">,32.14,1039,1005,933,1011,912,922,985,8.30,8.50,21.00,-55,-10,58.57</text:p>
      <text:p text:style-name="P1">,33.14,1039,1005,933,1011,912,921,984,8.10,8.50,20.80,-57,-10,58.57</text:p>
      <text:p text:style-name="P1">,34.15,1039,1005,933,1010,912,921,985,8.10,8.50,21.00,-55,-9,58.57</text:p>
      <text:p text:style-name="P1">,35.15,1039,1005,933,1010,912,921,984,8.20,8.50,20.80,-58,-10,58.57</text:p>
      <text:p text:style-name="P1">,36.15,1039,1005,933,1010,912,921,984,8.20,8.50,20.80,-56,-9,58.57</text:p>
      <text:p text:style-name="P1">,37.15,1039,1005,933,1010,912,921,984,8.20,8.50,20.80,-56,-9,58.57</text:p>
      <text:p text:style-name="P1">,38.15,1039,1005,933,1009,912,922,984,8.20,8.50,20.80,-56,-9,58.57</text:p>
      <text:p text:style-name="P1">,39.16,1039,1005,933,1009,912,921,983,8.30,8.50,20.80,-55,-9,58.57</text:p>
      <text:p text:style-name="P1">,40.16,1039,1005,933,1009,912,922,984,8.10,8.50,20.80,-55,-9,58.57</text:p>
      <text:p text:style-name="P1">,41.16,1039,1005,933,1009,912,921,983,8.10,8.50,20.80,-56,-9,58.57</text:p>
      <text:p text:style-name="P1">,42.16,1039,1005,933,1009,912,921,984,8.00,8.50,20.80,-55,-10,58.57</text:p>
      <text:p text:style-name="P1">,43.16,1039,1005,933,1008,912,922,984,8.10,8.50,20.80,-54,-9,58.57</text:p>
      <text:p text:style-name="P1">,44.17,1039,1005,933,1008,912,921,984,8.10,8.50,20.80,-56,-10,58.57</text:p>
      <text:p text:style-name="P1">,45.17,1039,1005,933,1008,912,922,984,8.20,8.50,20.80,-57,-10,58.57</text:p>
      <text:p text:style-name="P1">,46.17,1039,1005,933,1008,912,921,985,8.20,8.50,20.80,-55,-9,58.57</text:p>
      <text:p text:style-name="P1">,47.17,1039,1005,933,1008,912,921,984,8.20,8.50,20.80,-57,-9,58.57</text:p>
      <text:p text:style-name="P1">,48.17,1039,1005,933,1008,912,921,985,8.10,8.50,20.80,-56,-10,58.57</text:p>
      <text:p text:style-name="P1">,49.18,1039,1005,933,1007,912,922,984,8.10,8.50,20.80,-54,-9,58.57</text:p>
      <text:p text:style-name="P1">,50.18,1039,1005,933,1007,912,922,984,8.10,8.50,20.80,-55,-9,58.57</text:p>
      <text:p text:style-name="P1">,51.18,1039,1005,933,1007,912,921,984,8.20,8.50,20.80,-58,-10,61.43</text:p>
      <text:p text:style-name="P1"><text:soft-page-break/>,52.18,1039,1005,933,1007,912,921,984,8.30,8.50,20.80,-58,-10,61.43</text:p>
      <text:p text:style-name="P1">,53.19,1039,1005,933,1007,912,921,984,8.40,8.50,20.80,-57,-10,61.43</text:p>
      <text:p text:style-name="P1">,54.19,1039,1005,933,1007,912,921,984,8.30,8.50,20.80,-57,-10,61.43</text:p>
      <text:p text:style-name="P1">,55.19,1039,1005,933,1007,912,921,984,8.30,8.50,20.80,-57,-10,61.43</text:p>
      <text:p text:style-name="P1">,56.19,1039,1005,933,1007,912,921,984,8.30,8.50,20.80,-57,-10,61.43</text:p>
      <text:p text:style-name="P1">,57.20,1039,1005,933,1007,912,921,984,8.30,8.50,20.80,-58,-10,61.43</text:p>
      <text:p text:style-name="P1">,58.20,1039,1005,933,1007,912,921,984,8.40,8.50,20.80,-58,-10,61.43</text:p>
      <text:p text:style-name="P1">,59.20,1039,1005,933,1006,912,921,983,8.20,8.50,20.80,-59,-10,61.43</text:p>
      <text:p text:style-name="P1">,60.20,1039,1005,933,1006,912,921,984,8.40,8.50,20.80,-60,-10,61.43</text:p>
      <text:p text:style-name="P1">,61.20,1039,1005,933,1006,912,921,984,8.40,8.50,20.80,-58,-10,61.43</text:p>
      <text:p text:style-name="P1">,62.20,1039,1005,933,1006,912,921,984,8.30,8.50,20.80,-62,-11,61.43</text:p>
      <text:p text:style-name="P1">,63.20,1039,1005,933,1007,912,921,984,8.50,8.50,20.80,-58,-10,61.43</text:p>
      <text:p text:style-name="P1">,64.20,1039,1005,933,1007,912,921,984,8.30,8.50,20.80,-59,-10,61.43</text:p>
      <text:p text:style-name="P1">,65.20,1039,1005,933,1007,912,921,984,8.40,8.50,20.80,-59,-10,61.43</text:p>
      <text:p text:style-name="P1">,66.20,1039,1005,933,1006,912,921,984,8.40,8.50,20.80,-58,-10,61.43</text:p>
      <text:p text:style-name="P1">,67.20,1039,1005,933,1006,912,921,984,8.40,8.50,20.80,-58,-10,61.43</text:p>
      <text:p text:style-name="P1">,68.20,1039,1005,933,1006,912,921,984,8.40,8.50,20.80,-59,-10,61.43</text:p>
      <text:p text:style-name="P1">,69.21,1039,1005,933,1006,912,921,984,8.20,8.50,20.80,-58,-10,61.43</text:p>
      <text:p text:style-name="P1">,70.21,1039,1005,933,1006,912,921,984,8.40,8.50,20.80,-59,-10,61.43</text:p>
      <text:p text:style-name="P1">,71.21,1039,1005,933,1006,912,921,984,8.40,8.50,20.80,-58,-10,61.43</text:p>
      <text:p text:style-name="P1">,72.21,1039,1005,933,1006,912,922,985,8.20,8.50,20.80,-57,-10,61.43</text:p>
      <text:p text:style-name="P1">,73.21,1039,1005,933,1007,912,921,985,8.20,8.50,20.80,-59,-10,61.43</text:p>
      <text:p text:style-name="P1">,74.22,1039,1005,933,1007,912,922,985,8.40,8.50,20.80,-58,-10,61.43</text:p>
      <text:p text:style-name="P1">,75.22,1039,1005,933,1007,912,921,985,8.40,8.50,20.80,-57,-10,61.43</text:p>
      <text:p text:style-name="P1">,76.22,1039,1005,933,1007,912,921,985,8.20,8.50,20.80,-59,-10,61.43</text:p>
      <text:p text:style-name="P1">,77.22,1039,1005,933,1007,912,921,985,8.20,8.50,20.80,-60,-10,61.43</text:p>
      <text:p text:style-name="P1">,78.23,1039,1005,933,1007,912,921,985,8.50,8.50,20.80,-58,-10,61.43</text:p>
      <text:p text:style-name="P1">,79.23,1039,1005,933,1007,912,921,985,8.20,8.50,20.80,-60,-10,61.43</text:p>
      <text:p text:style-name="P1">,80.23,1039,1005,933,1007,912,921,985,8.20,8.50,20.80,-59,-10,61.43</text:p>
      <text:p text:style-name="P1">,81.23,1039,1005,933,1007,912,921,984,8.50,8.50,20.80,-58,-10,61.43</text:p>
      <text:p text:style-name="P1">,82.23,1039,1005,933,1007,912,921,985,8.50,8.50,20.80,-58,-10,61.43</text:p>
      <text:p text:style-name="P1">,83.23,1039,1005,933,1007,912,921,985,8.20,8.50,20.80,-58,-10,61.43</text:p>
      <text:p text:style-name="P1">,84.24,1039,1005,933,1008,912,921,984,8.20,8.50,20.80,-59,-10,61.43</text:p>
      <text:p text:style-name="P1">,85.24,1039,1005,933,1007,912,922,984,8.20,8.50,20.80,-58,-10,61.43</text:p>
      <text:p text:style-name="P1">,86.24,1039,1005,933,1008,912,921,984,8.20,8.50,20.80,-58,-10,61.43</text:p>
      <text:p text:style-name="P1">,87.24,1039,1005,933,1007,912,921,984,8.20,8.50,20.80,-58,-10,61.43</text:p>
      <text:p text:style-name="P1">,88.25,1039,1005,933,1007,912,921,984,8.40,8.50,20.80,-57,-10,61.43</text:p>
      <text:p text:style-name="P1">,89.25,1039,1005,933,1007,912,921,984,8.20,8.50,20.80,-57,-10,61.43</text:p>
      <text:p text:style-name="P1">,90.25,1039,1005,933,1007,912,921,984,8.20,8.50,20.80,-57,-10,61.43</text:p>
      <text:p text:style-name="P1">,91.25,1039,1005,933,1008,912,921,984,8.20,8.50,20.80,-58,-10,61.43</text:p>
      <text:p text:style-name="P1">,92.25,1039,1005,933,1008,912,921,984,8.50,8.50,20.80,-56,-10,61.43</text:p>
      <text:p text:style-name="P1">,93.26,1039,1005,933,1008,912,921,984,8.40,8.50,20.80,-57,-10,61.43</text:p>
      <text:p text:style-name="P1">,94.26,1039,1005,933,1008,912,921,984,8.20,8.50,20.80,-58,-10,61.43</text:p>
      <text:p text:style-name="P1">,95.26,1039,1005,933,1008,912,921,984,8.20,8.50,20.80,-58,-10,61.43</text:p>
      <text:p text:style-name="P1">,96.26,1039,1005,933,1008,912,921,985,8.40,8.50,20.80,-57,-10,61.43</text:p>
      <text:p text:style-name="P1">,97.26,1039,1005,933,1008,912,921,985,8.10,8.50,20.80,-58,-10,61.43</text:p>
      <text:p text:style-name="P1">,98.27,1039,1005,933,1008,912,921,985,8.40,8.50,20.80,-56,-10,61.43</text:p>
      <text:p text:style-name="P1">,99.27,1039,1005,933,1008,912,922,985,8.40,8.50,20.80,-56,-9,61.43</text:p>
      <text:p text:style-name="P1">,100.27,1039,1005,933,1008,912,922,986,8.20,8.50,20.80,-57,-10,61.43</text:p>
      <text:p text:style-name="P1"><text:soft-page-break/>,101.27,1039,1005,933,1008,912,921,985,8.20,8.50,20.80,-58,-10,61.43</text:p>
      <text:p text:style-name="P1">,102.27,1039,1005,933,1008,912,921,986,8.20,8.50,20.80,-57,-10,61.43</text:p>
      <text:p text:style-name="P1">,103.28,1039,1005,933,1009,912,922,986,8.50,8.50,20.80,-57,-10,61.43</text:p>
      <text:p text:style-name="P1">,104.28,1039,1005,933,1009,912,921,986,8.40,8.50,20.80,-58,-10,61.43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10,0.09,1041,1006,935,1011,914,923,984,0.00,8.50,20.80,7,-1,1.43</text:p>
      <text:p text:style-name="P1">,1.09,1041,1006,935,1012,914,923,983,0.00,8.50,20.80,5,-1,4.29</text:p>
      <text:p text:style-name="P1">,2.09,1041,1006,935,1012,914,923,984,2.30,8.50,20.80,3,-2,7.14</text:p>
      <text:p text:style-name="P1">,3.09,1041,1006,935,1013,914,923,983,3.30,8.50,20.80,1,-1,10.00</text:p>
      <text:p text:style-name="P1">,4.09,1041,1006,935,1013,914,923,983,2.80,8.50,20.80,-1,-1,12.86</text:p>
      <text:p text:style-name="P1">,5.10,1041,1006,935,1013,913,923,983,3.00,8.50,20.80,-3,-1,15.71</text:p>
      <text:p text:style-name="P1">,6.10,1041,1006,935,1013,913,923,983,3.50,8.50,20.80,-4,-1,18.57</text:p>
      <text:p text:style-name="P1">,7.10,1041,1006,935,1014,913,923,983,3.90,8.50,20.80,-7,-1,21.43</text:p>
      <text:p text:style-name="P1">,8.10,1040,1006,934,1013,913,923,984,4.00,8.50,21.00,-10,-1,24.29</text:p>
      <text:p text:style-name="P1">,9.10,1040,1006,934,1013,913,923,983,4.50,8.50,21.00,-13,-1,27.14</text:p>
      <text:p text:style-name="P1">,10.11,1040,1006,934,1013,913,922,984,5.00,8.50,21.00,-14,-1,30.00</text:p>
      <text:p text:style-name="P1">,11.11,1040,1006,934,1013,913,922,984,5.10,8.50,20.80,-16,-2,32.86</text:p>
      <text:p text:style-name="P1">,12.11,1040,1006,934,1013,913,922,984,5.40,8.50,20.80,-19,-2,35.71</text:p>
      <text:p text:style-name="P1">,13.11,1040,1006,934,1013,913,922,984,5.40,8.50,20.80,-26,-3,38.57</text:p>
      <text:p text:style-name="P1">,14.11,1040,1006,934,1013,913,922,984,6.10,8.50,21.00,-28,-4,41.43</text:p>
      <text:p text:style-name="P1">,15.11,1040,1006,934,1012,913,922,984,6.50,8.50,20.80,-33,-5,42.86</text:p>
      <text:p text:style-name="P1">,16.12,1040,1005,934,1012,913,922,984,6.90,8.50,21.00,-37,-6,45.71</text:p>
      <text:p text:style-name="P1">,17.12,1040,1005,934,1012,913,922,984,7.10,8.50,20.80,-41,-7,48.57</text:p>
      <text:p text:style-name="P1">,18.12,1039,1005,934,1011,912,922,983,7.40,8.50,20.80,-45,-8,51.43</text:p>
      <text:p text:style-name="P1">,19.12,1039,1005,934,1011,912,922,982,7.70,8.50,20.80,-50,-9,54.29</text:p>
      <text:p text:style-name="P1">,20.12,1039,1005,933,1011,912,922,983,8.00,8.50,20.80,-49,-8,54.29</text:p>
      <text:p text:style-name="P1">,21.13,1039,1005,933,1010,912,922,983,7.80,8.50,20.80,-51,-9,54.29</text:p>
      <text:p text:style-name="P1">,22.13,1039,1005,933,1010,912,922,983,7.90,8.50,20.80,-52,-9,57.14</text:p>
      <text:p text:style-name="P1">,23.13,1039,1005,933,1010,912,921,983,7.90,8.50,20.80,-56,-10,60.00</text:p>
      <text:p text:style-name="P1">,24.13,1039,1005,933,1009,912,921,984,8.30,8.50,20.80,-56,-10,60.00</text:p>
      <text:p text:style-name="P1">,25.13,1039,1005,933,1009,912,921,983,8.40,8.50,20.80,-56,-10,60.00</text:p>
      <text:p text:style-name="P1">,26.14,1039,1005,933,1009,912,921,984,8.20,8.50,20.80,-58,-10,60.00</text:p>
      <text:p text:style-name="P1">,27.14,1039,1005,933,1009,912,921,983,8.50,8.50,20.80,-56,-10,60.00</text:p>
      <text:p text:style-name="P1">,28.14,1039,1005,933,1008,912,921,984,8.30,8.50,20.80,-57,-10,60.00</text:p>
      <text:p text:style-name="P1">,29.14,1039,1005,933,1008,912,921,983,8.10,8.50,20.80,-55,-9,60.00</text:p>
      <text:p text:style-name="P1">,30.15,1039,1005,933,1008,912,921,984,8.30,8.50,20.80,-55,-10,60.00</text:p>
      <text:p text:style-name="P1">,31.15,1039,1005,933,1008,912,921,983,8.10,8.50,20.80,-58,-10,60.00</text:p>
      <text:p text:style-name="P1">,32.15,1039,1005,933,1007,912,921,984,8.20,8.50,20.80,-56,-10,60.00</text:p>
      <text:p text:style-name="P1">,33.15,1039,1005,933,1007,912,921,984,8.20,8.50,20.80,-57,-10,60.00</text:p>
      <text:p text:style-name="P1">,34.16,1039,1005,933,1006,912,921,984,8.30,8.50,20.80,-54,-10,60.00</text:p>
      <text:p text:style-name="P1">,35.16,1039,1005,933,1006,912,921,984,8.20,8.50,20.80,-56,-10,60.00</text:p>
      <text:p text:style-name="P1">,36.16,1039,1005,933,1005,912,921,985,8.20,8.50,20.80,-55,-9,60.00</text:p>
      <text:p text:style-name="P1">,37.16,1039,1005,933,1005,912,921,985,8.20,8.50,20.80,-56,-10,60.00</text:p>
      <text:p text:style-name="P1">,38.16,1039,1005,933,1005,912,921,985,8.30,8.50,20.80,-56,-10,60.00</text:p>
      <text:p text:style-name="P1">,39.17,1039,1005,933,1005,912,922,985,8.40,8.50,20.80,-55,-10,60.00</text:p>
      <text:p text:style-name="P1">,40.17,1039,1005,933,1004,912,922,986,8.10,8.50,20.80,-54,-10,60.00</text:p>
      <text:p text:style-name="P1"><text:soft-page-break/>,41.17,1039,1005,933,1004,912,921,985,8.20,8.50,20.80,-56,-10,60.00</text:p>
      <text:p text:style-name="P1">,42.17,1039,1005,933,1004,912,921,986,8.40,8.50,20.80,-55,-10,60.00</text:p>
      <text:p text:style-name="P1">,43.17,1039,1005,933,1004,912,922,985,8.10,8.50,20.80,-55,-10,60.00</text:p>
      <text:p text:style-name="P1">,44.18,1039,1005,933,1004,912,921,985,8.20,8.50,20.80,-55,-10,60.00</text:p>
      <text:p text:style-name="P1">,45.18,1039,1005,933,1004,912,921,985,8.20,8.50,20.80,-58,-10,60.00</text:p>
      <text:p text:style-name="P1">,46.18,1039,1005,933,1003,912,921,985,8.30,8.50,20.80,-55,-10,60.00</text:p>
      <text:p text:style-name="P1">,47.18,1039,1005,933,1003,912,921,985,8.10,8.50,20.80,-56,-10,60.00</text:p>
      <text:p text:style-name="P1">,48.19,1039,1005,933,1003,912,921,985,8.30,8.50,20.80,-55,-10,60.00</text:p>
      <text:p text:style-name="P1">,49.19,1039,1005,933,1003,912,921,985,8.20,8.50,20.80,-56,-10,60.00</text:p>
      <text:p text:style-name="P1">,50.19,1039,1005,933,1003,912,921,985,8.20,8.50,20.80,-56,-10,60.00</text:p>
      <text:p text:style-name="P1">,51.19,1039,1005,933,1003,912,921,984,8.40,8.50,20.80,-56,-10,60.00</text:p>
      <text:p text:style-name="P1">,52.19,1039,1005,933,1004,912,921,985,8.30,8.50,20.80,-53,-9,60.00</text:p>
      <text:p text:style-name="P1">,53.19,1039,1005,933,1004,912,921,985,8.00,8.50,20.80,-54,-10,60.00</text:p>
      <text:p text:style-name="P1">,54.19,1039,1005,933,1004,912,921,985,8.20,8.50,20.80,-55,-10,60.00</text:p>
      <text:p text:style-name="P1">,55.19,1039,1005,933,1004,912,921,985,8.20,8.50,20.80,-53,-10,60.00</text:p>
      <text:p text:style-name="P1">,56.19,1039,1005,933,1004,912,921,985,8.20,8.50,20.80,-54,-10,60.00</text:p>
      <text:p text:style-name="P1">,57.19,1039,1005,933,1004,912,922,984,8.20,8.50,20.80,-55,-9,60.00</text:p>
      <text:p text:style-name="P1">,58.20,1039,1005,933,1004,912,921,984,8.20,8.50,20.80,-55,-10,60.00</text:p>
      <text:p text:style-name="P1">,59.20,1039,1005,933,1004,912,921,984,8.20,8.50,20.80,-56,-10,60.00</text:p>
      <text:p text:style-name="P1">,60.20,1039,1005,933,1004,912,921,984,8.30,8.50,20.80,-56,-10,60.00</text:p>
      <text:p text:style-name="P1">,61.20,1039,1005,933,1004,912,921,984,8.30,8.50,20.80,-54,-10,60.00</text:p>
      <text:p text:style-name="P1">,62.20,1039,1005,933,1005,912,921,984,8.00,8.50,20.80,-54,-9,60.00</text:p>
      <text:p text:style-name="P1">,63.20,1039,1005,933,1005,912,921,984,8.10,8.50,20.80,-55,-10,60.00</text:p>
      <text:p text:style-name="P1">,64.20,1039,1005,933,1005,912,921,984,8.00,8.50,20.80,-55,-10,60.00</text:p>
      <text:p text:style-name="P1">,65.21,1039,1005,933,1005,912,921,984,8.30,8.50,20.80,-54,-9,60.00</text:p>
      <text:p text:style-name="P1">,66.21,1039,1005,933,1005,912,921,984,8.00,8.50,20.80,-54,-10,60.00</text:p>
      <text:p text:style-name="P1">,67.21,1039,1005,933,1005,912,921,984,8.10,8.50,20.80,-55,-10,60.00</text:p>
      <text:p text:style-name="P1">,68.21,1039,1005,934,1006,912,921,985,8.10,8.50,20.80,-54,-9,60.00</text:p>
      <text:p text:style-name="P1">,69.21,1039,1005,933,1006,912,921,984,8.10,8.50,20.80,-56,-10,60.00</text:p>
      <text:p text:style-name="P1">,70.22,1039,1005,933,1006,912,921,985,8.10,8.50,20.80,-55,-10,60.00</text:p>
      <text:p text:style-name="P1">,71.22,1039,1005,933,1006,912,921,985,8.30,8.50,20.80,-53,-10,60.00</text:p>
      <text:p text:style-name="P1">,72.22,1039,1005,934,1006,912,921,985,8.10,8.50,20.80,-55,-9,60.00</text:p>
      <text:p text:style-name="P1">,73.22,1039,1005,933,1006,912,922,985,8.10,8.50,20.80,-53,-9,60.00</text:p>
      <text:p text:style-name="P1">,74.23,1039,1005,933,1006,912,921,985,8.10,8.50,20.80,-55,-10,60.00</text:p>
      <text:p text:style-name="P1">,75.23,1039,1005,933,1007,912,921,984,8.10,8.50,20.80,-54,-9,60.00</text:p>
      <text:p text:style-name="P1">,76.23,1039,1005,933,1007,912,921,985,8.00,8.50,20.80,-54,-9,60.00</text:p>
      <text:p text:style-name="P1">,77.23,1039,1005,933,1007,912,921,985,8.10,8.50,20.80,-56,-9,60.00</text:p>
      <text:p text:style-name="P1">,78.23,1039,1005,933,1007,912,921,985,8.10,8.50,20.80,-55,-10,60.00</text:p>
      <text:p text:style-name="P1">,79.23,1039,1005,933,1007,912,921,985,8.30,8.50,20.80,-55,-10,60.00</text:p>
      <text:p text:style-name="P1">,80.24,1039,1005,933,1007,912,921,985,8.10,8.50,20.80,-57,-10,60.00</text:p>
      <text:p text:style-name="P1">,81.24,1039,1005,933,1007,912,921,985,8.10,8.50,20.80,-57,-10,60.00</text:p>
      <text:p text:style-name="P1">,82.24,1039,1005,933,1007,912,922,985,8.10,8.50,20.80,-54,-9,60.00</text:p>
      <text:p text:style-name="P1">,83.24,1039,1005,933,1007,912,922,985,8.10,8.50,21.00,-54,-10,60.00</text:p>
      <text:p text:style-name="P1">,84.25,1039,1005,933,1007,912,921,985,8.10,8.50,20.80,-54,-10,60.00</text:p>
      <text:p text:style-name="P1">,85.25,1039,1005,933,1008,912,921,984,8.20,8.50,20.80,-54,-10,60.00</text:p>
      <text:p text:style-name="P1">,86.25,1039,1005,933,1008,912,921,984,8.10,8.50,20.80,-56,-10,60.00</text:p>
      <text:p text:style-name="P1">,87.25,1039,1005,933,1008,912,921,984,8.30,8.50,20.80,-55,-10,60.00</text:p>
      <text:p text:style-name="P1">,88.26,1039,1005,933,1009,912,922,984,8.10,8.50,21.00,-54,-10,60.00</text:p>
      <text:p text:style-name="P1">,89.26,1039,1005,933,1009,912,921,984,8.20,8.50,20.80,-54,-9,60.00</text:p>
      <text:p text:style-name="P1"><text:soft-page-break/>,90.26,1039,1005,933,1009,912,921,985,8.20,8.50,21.00,-55,-10,60.00</text:p>
      <text:p text:style-name="P1">,91.26,1039,1005,933,1009,912,921,985,8.20,8.50,21.00,-56,-10,60.00</text:p>
      <text:p text:style-name="P1">,92.26,1039,1005,933,1009,912,921,985,8.10,8.50,20.80,-55,-10,60.00</text:p>
      <text:p text:style-name="P1">,93.27,1039,1005,933,1009,912,921,985,8.10,8.50,20.80,-54,-10,60.00</text:p>
      <text:p text:style-name="P1">,94.27,1039,1005,933,1009,912,921,985,8.20,8.50,20.80,-56,-10,60.00</text:p>
      <text:p text:style-name="P1">,95.27,1039,1005,933,1009,912,921,985,8.10,8.50,20.80,-58,-10,60.00</text:p>
      <text:p text:style-name="P1">,96.27,1039,1005,933,1009,912,921,985,8.10,8.50,20.80,-55,-10,60.00</text:p>
      <text:p text:style-name="P1">,97.27,1039,1005,933,1010,912,921,985,8.10,8.50,20.80,-54,-9,60.00</text:p>
      <text:p text:style-name="P1">,98.28,1039,1005,933,1010,912,921,984,8.10,8.50,20.80,-56,-10,60.00</text:p>
      <text:p text:style-name="P1">,99.28,1039,1005,933,1010,912,921,984,8.20,8.50,21.00,-57,-10,60.00</text:p>
      <text:p text:style-name="P1">,100.28,1039,1005,933,1010,912,922,985,8.10,8.50,20.80,-55,-9,60.00</text:p>
      <text:p text:style-name="P1">,101.28,1039,1005,933,1010,912,921,984,8.20,8.50,20.80,-55,-9,60.00</text:p>
      <text:p text:style-name="P1">,102.28,1039,1005,933,1010,912,921,984,8.10,8.50,20.80,-55,-9,60.00</text:p>
      <text:p text:style-name="P1">,103.28,1039,1005,933,1010,912,921,984,8.10,8.50,21.00,-54,-10,60.00</text:p>
      <text:p text:style-name="P1">,104.28,1039,1005,933,1010,912,922,985,8.20,8.50,20.80,-56,-10,60.00 </text:p>
      <text:p text:style-name="P1"/>
      <text:p text:style-name="P1">***********</text:p>
      <text:p text:style-name="P1">2 degree aoa first series of 10 – end, <text:span text:style-name="T1">graph paper slope calc says it’s 1.5 degrees</text:span></text:p>
      <text:p text:style-name="P1"/>
      <text:p text:style-name="P3">5 degree AOA first series of 10 follows: <text:span text:style-name="T2">Graph paper slope calc says 3.95 degrees</text:span></text:p>
      <text:p text:style-name="P3"/>
      <text:p text:style-name="P3">******************</text:p>
      <text:p text:style-name="P3"/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1,7.03,1041,1006,935,1011,914,923,984,0.00,8.50,23.40,-1,1,0.00</text:p>
      <text:p text:style-name="P3">,8.03,1041,1006,935,1011,914,923,985,1.60,8.50,23.20,0,0,2.86</text:p>
      <text:p text:style-name="P3">,9.03,1040,1006,934,1011,914,923,985,3.60,8.50,22.90,0,0,5.71</text:p>
      <text:p text:style-name="P3">,10.03,1040,1006,935,1011,914,923,986,3.40,8.50,22.80,2,1,8.57</text:p>
      <text:p text:style-name="P3">,11.04,1040,1006,935,1011,913,923,986,3.20,8.50,22.60,2,1,11.43</text:p>
      <text:p text:style-name="P3">,12.04,1040,1006,934,1011,914,923,987,3.50,8.50,22.50,5,2,14.29</text:p>
      <text:p text:style-name="P3">,13.04,1040,1006,934,1010,913,923,987,4.00,8.50,22.30,6,2,17.14</text:p>
      <text:p text:style-name="P3">,14.04,1040,1006,934,1009,913,923,987,4.20,8.50,22.10,7,2,20.00</text:p>
      <text:p text:style-name="P3">,15.04,1040,1006,934,1008,913,923,987,4.70,8.50,22.00,10,2,22.86</text:p>
      <text:p text:style-name="P3">,16.04,1040,1006,934,1007,913,923,988,4.90,8.50,21.80,12,1,25.71</text:p>
      <text:p text:style-name="P3">,17.04,1040,1006,934,1006,913,923,988,4.90,8.50,21.80,14,1,28.57</text:p>
      <text:p text:style-name="P3">,18.05,1040,1006,934,1005,913,923,988,5.20,8.50,21.60,16,1,31.43</text:p>
      <text:p text:style-name="P3">,19.05,1040,1006,934,1004,913,923,989,5.70,8.50,21.60,18,0,34.29</text:p>
      <text:p text:style-name="P3">,20.05,1040,1005,934,1002,913,922,989,6.00,8.50,21.50,21,0,37.14</text:p>
      <text:p text:style-name="P3">,21.05,1040,1005,934,1001,913,922,988,6.30,8.50,21.50,24,0,40.00</text:p>
      <text:p text:style-name="P3">,22.05,1039,1005,934,999,912,922,988,6.90,8.50,21.30,29,-1,42.86</text:p>
      <text:p text:style-name="P3">,23.05,1039,1005,934,997,912,922,988,7.40,8.50,21.30,33,-2,45.71</text:p>
      <text:p text:style-name="P3">,24.06,1039,1005,933,995,912,922,988,7.70,8.50,21.20,37,-3,48.57</text:p>
      <text:p text:style-name="P3">,25.06,1039,1005,933,993,912,922,988,7.90,8.50,21.20,38,-4,51.43</text:p>
      <text:p text:style-name="P3">,26.06,1039,1005,933,992,912,922,988,8.00,8.50,21.20,39,-4,51.43</text:p>
      <text:p text:style-name="P3">,27.06,1039,1005,933,990,912,922,988,8.10,8.50,21.20,38,-3,51.43</text:p>
      <text:p text:style-name="P3">,28.06,1039,1005,933,989,912,922,989,7.80,8.50,21.00,41,-4,54.29</text:p>
      <text:p text:style-name="P3"><text:soft-page-break/>,29.06,1039,1005,933,987,912,921,989,8.20,8.50,21.00,42,-5,54.29</text:p>
      <text:p text:style-name="P3">,30.06,1039,1005,933,985,912,922,989,8.20,8.50,21.00,42,-5,54.29</text:p>
      <text:p text:style-name="P3">,31.07,1039,1005,933,984,912,921,989,8.20,8.50,21.00,41,-4,54.29</text:p>
      <text:p text:style-name="P3">,32.07,1039,1005,933,983,912,921,988,8.10,8.50,21.00,43,-5,54.29</text:p>
      <text:p text:style-name="P3">,33.07,1039,1005,933,981,912,922,988,8.10,8.50,21.00,41,-4,54.29</text:p>
      <text:p text:style-name="P3">,34.07,1039,1005,933,980,912,921,988,8.00,8.50,21.00,42,-5,54.29</text:p>
      <text:p text:style-name="P3">,35.07,1039,1005,933,980,912,921,988,8.20,8.50,21.00,41,-4,54.29</text:p>
      <text:p text:style-name="P3">,36.07,1039,1005,933,979,912,921,988,8.00,8.50,21.00,42,-4,54.29</text:p>
      <text:p text:style-name="P3">,37.07,1039,1005,933,978,912,922,988,8.10,8.50,20.80,41,-4,54.29</text:p>
      <text:p text:style-name="P3">,38.07,1039,1005,933,978,912,921,988,7.90,8.50,20.80,43,-5,57.14</text:p>
      <text:p text:style-name="P3">,39.08,1039,1005,933,977,912,921,988,8.30,8.50,20.80,44,-5,57.14</text:p>
      <text:p text:style-name="P3">,40.08,1039,1005,933,976,912,921,988,8.30,8.50,20.80,44,-5,57.14</text:p>
      <text:p text:style-name="P3">,41.08,1039,1005,933,975,912,921,988,8.40,8.50,20.80,44,-5,57.14</text:p>
      <text:p text:style-name="P3">,42.08,1039,1005,933,974,912,921,989,8.20,8.50,20.80,45,-5,57.14</text:p>
      <text:p text:style-name="P3">,43.08,1039,1005,933,973,912,921,989,8.20,8.50,20.80,44,-5,57.14</text:p>
      <text:p text:style-name="P3">,44.08,1039,1005,933,972,912,921,989,8.30,8.50,20.80,43,-5,57.14</text:p>
      <text:p text:style-name="P3">,45.09,1039,1005,933,971,912,921,989,8.20,8.50,20.80,44,-5,57.14</text:p>
      <text:p text:style-name="P3">,46.09,1039,1005,933,971,912,921,988,8.30,8.50,20.80,44,-5,57.14</text:p>
      <text:p text:style-name="P3">,47.09,1039,1005,933,971,912,921,988,8.40,8.50,20.80,46,-6,57.14</text:p>
      <text:p text:style-name="P3">,48.09,1039,1005,933,970,912,921,988,8.40,8.50,20.80,43,-5,57.14</text:p>
      <text:p text:style-name="P3">,49.09,1039,1005,933,970,912,921,988,8.10,8.50,20.80,44,-5,57.14</text:p>
      <text:p text:style-name="P3">,50.10,1039,1005,933,969,912,921,988,8.10,8.50,20.80,44,-5,57.14</text:p>
      <text:p text:style-name="P3">,51.10,1039,1005,933,969,912,921,988,8.20,8.50,20.80,45,-5,57.14</text:p>
      <text:p text:style-name="P3">,52.10,1039,1005,933,969,912,921,988,8.20,8.50,20.80,43,-5,57.14</text:p>
      <text:p text:style-name="P3">,53.10,1039,1005,933,969,912,921,988,8.10,8.50,20.80,44,-5,57.14</text:p>
      <text:p text:style-name="P3">,54.10,1039,1005,933,969,912,921,989,8.20,8.50,20.80,45,-5,57.14</text:p>
      <text:p text:style-name="P3">,55.10,1039,1005,933,969,912,921,989,8.20,8.50,20.80,44,-5,57.14</text:p>
      <text:p text:style-name="P3">,56.10,1039,1005,933,969,912,921,989,8.30,8.50,20.80,44,-5,57.14</text:p>
      <text:p text:style-name="P3">,57.10,1039,1005,933,969,912,921,989,8.10,8.50,20.80,46,-5,57.14</text:p>
      <text:p text:style-name="P3">,58.11,1039,1005,933,968,912,921,989,8.30,8.50,20.80,43,-5,57.14</text:p>
      <text:p text:style-name="P3">,59.11,1039,1005,933,968,912,921,989,8.20,8.50,20.80,43,-5,57.14</text:p>
      <text:p text:style-name="P3">,60.11,1039,1005,933,969,912,921,990,8.20,8.50,20.80,44,-5,57.14</text:p>
      <text:p text:style-name="P3">,61.11,1039,1005,933,969,912,921,990,8.20,8.50,20.80,45,-5,57.14</text:p>
      <text:p text:style-name="P3">,62.12,1039,1005,933,970,912,921,990,8.30,8.50,20.80,43,-5,57.14</text:p>
      <text:p text:style-name="P3">,63.12,1039,1005,933,970,912,921,990,8.00,8.50,20.80,44,-5,57.14</text:p>
      <text:p text:style-name="P3">,64.12,1039,1005,933,970,912,921,990,8.20,8.50,20.80,44,-5,57.14</text:p>
      <text:p text:style-name="P3">,65.12,1039,1005,933,970,912,921,989,8.20,8.50,20.80,45,-5,57.14</text:p>
      <text:p text:style-name="P3">,66.12,1039,1005,933,970,912,921,990,8.30,8.50,20.80,45,-5,57.14</text:p>
      <text:p text:style-name="P3">,67.12,1039,1005,933,971,912,921,990,8.40,8.50,20.80,45,-5,57.14</text:p>
      <text:p text:style-name="P3">,68.12,1039,1005,933,971,912,921,989,8.20,8.50,20.80,45,-5,57.14</text:p>
      <text:p text:style-name="P3">,69.12,1039,1005,933,972,912,921,989,8.20,8.50,20.80,44,-5,57.14</text:p>
      <text:p text:style-name="P3">,70.12,1039,1005,933,972,912,921,989,8.00,8.50,20.80,44,-5,57.14</text:p>
      <text:p text:style-name="P3">,71.12,1039,1005,933,973,912,921,990,8.30,8.50,21.00,43,-5,57.14</text:p>
      <text:p text:style-name="P3">,72.12,1039,1005,933,974,912,921,990,8.10,8.50,21.00,43,-5,57.14</text:p>
      <text:p text:style-name="P3">,73.13,1039,1005,933,974,912,921,990,8.30,8.50,21.00,44,-5,57.14</text:p>
      <text:p text:style-name="P3">,74.13,1039,1005,933,975,912,921,989,8.30,8.50,21.00,43,-5,57.14</text:p>
      <text:p text:style-name="P3">,75.13,1039,1005,933,975,912,921,989,8.20,8.50,21.00,44,-5,57.14</text:p>
      <text:p text:style-name="P3">,76.13,1039,1005,933,976,912,921,989,8.30,8.50,21.00,43,-5,57.14</text:p>
      <text:p text:style-name="P3">,77.13,1039,1005,933,977,912,921,989,8.20,8.50,21.00,43,-5,57.14</text:p>
      <text:p text:style-name="P3"><text:soft-page-break/>,78.13,1039,1005,933,977,912,921,988,8.10,8.50,21.00,45,-5,58.57</text:p>
      <text:p text:style-name="P3">,79.14,1039,1005,933,978,912,921,989,8.30,8.50,21.00,45,-5,58.57</text:p>
      <text:p text:style-name="P3">,80.14,1039,1005,933,978,912,921,989,8.30,8.50,21.00,44,-5,58.57</text:p>
      <text:p text:style-name="P3">,81.14,1039,1005,933,979,912,921,989,8.30,8.50,21.00,45,-5,58.57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2,0.09,1041,1006,935,987,914,923,988,0.00,8.50,21.00,0,0,1.43</text:p>
      <text:p text:style-name="P3">,1.09,1041,1006,935,988,913,923,987,0.00,8.50,21.00,0,0,4.29</text:p>
      <text:p text:style-name="P3">,2.09,1041,1006,934,989,913,923,988,3.30,8.50,21.00,1,0,7.14</text:p>
      <text:p text:style-name="P3">,3.09,1040,1006,934,989,913,923,988,3.60,8.50,21.00,2,0,10.00</text:p>
      <text:p text:style-name="P3">,4.09,1040,1006,934,990,913,923,988,3.10,8.50,21.00,4,1,12.86</text:p>
      <text:p text:style-name="P3">,5.09,1040,1006,934,990,913,923,987,3.20,8.50,21.00,6,1,15.71</text:p>
      <text:p text:style-name="P3">,6.09,1040,1006,934,990,913,923,987,3.70,8.50,21.00,7,1,17.14</text:p>
      <text:p text:style-name="P3">,7.10,1040,1006,934,990,913,923,986,4.20,8.50,21.00,8,1,20.00</text:p>
      <text:p text:style-name="P3">,8.10,1040,1006,934,990,913,923,986,4.10,8.50,21.00,10,1,22.86</text:p>
      <text:p text:style-name="P3">,9.10,1040,1006,934,991,913,923,985,4.40,8.50,21.00,13,1,25.71</text:p>
      <text:p text:style-name="P3">,10.10,1040,1006,934,991,913,923,985,4.80,8.50,21.00,14,0,28.57</text:p>
      <text:p text:style-name="P3">,11.10,1040,1006,934,991,913,922,985,5.20,8.50,21.00,16,0,31.43</text:p>
      <text:p text:style-name="P3">,12.10,1040,1006,934,991,913,922,985,5.40,8.50,21.00,18,0,34.29</text:p>
      <text:p text:style-name="P3">,13.10,1040,1005,934,991,913,922,985,5.50,8.50,21.00,20,0,37.14</text:p>
      <text:p text:style-name="P3">,14.11,1040,1005,934,990,913,922,986,6.20,8.50,21.00,26,0,40.00</text:p>
      <text:p text:style-name="P3">,15.11,1039,1005,934,990,913,922,985,6.60,8.50,21.00,30,-1,42.86</text:p>
      <text:p text:style-name="P3">,16.11,1039,1005,934,990,912,922,986,7.00,8.50,21.00,33,-2,45.71</text:p>
      <text:p text:style-name="P3">,17.11,1039,1005,934,990,912,922,985,7.40,8.50,21.00,35,-2,48.57</text:p>
      <text:p text:style-name="P3">,18.11,1039,1005,933,990,912,922,986,7.60,8.50,21.00,38,-4,51.43</text:p>
      <text:p text:style-name="P3">,19.11,1039,1005,933,990,912,921,986,7.80,8.50,21.00,41,-4,54.29</text:p>
      <text:p text:style-name="P3">,20.12,1039,1005,933,990,912,922,986,8.20,8.50,21.00,42,-4,54.29</text:p>
      <text:p text:style-name="P3">,21.12,1039,1005,933,990,912,922,986,8.10,8.50,21.00,41,-4,54.29</text:p>
      <text:p text:style-name="P3">,22.12,1039,1005,933,990,912,922,987,8.10,8.50,21.00,40,-4,54.29</text:p>
      <text:p text:style-name="P3">,23.12,1039,1005,933,990,912,922,987,8.00,8.50,21.00,41,-4,54.29</text:p>
      <text:p text:style-name="P3">,24.12,1039,1005,933,990,912,921,988,7.90,8.50,21.00,44,-5,57.14</text:p>
      <text:p text:style-name="P3">,25.13,1039,1005,933,991,912,922,988,8.30,8.50,21.00,43,-4,57.14</text:p>
      <text:p text:style-name="P3">,26.13,1039,1005,933,991,912,921,989,8.40,8.50,21.00,43,-5,57.14</text:p>
      <text:p text:style-name="P3">,27.13,1039,1005,933,991,912,922,989,8.30,8.50,21.00,44,-5,57.14</text:p>
      <text:p text:style-name="P3">,28.13,1039,1005,933,992,912,921,990,8.20,8.50,21.00,44,-5,57.14</text:p>
      <text:p text:style-name="P3">,29.13,1039,1005,933,992,912,922,989,8.20,8.50,21.00,44,-5,57.14</text:p>
      <text:p text:style-name="P3">,30.13,1039,1005,933,992,912,922,990,8.30,8.50,21.00,44,-5,57.14</text:p>
      <text:p text:style-name="P3">,31.14,1039,1005,933,992,912,921,989,8.20,8.50,21.00,45,-5,57.14</text:p>
      <text:p text:style-name="P3">,32.14,1039,1005,933,993,912,921,990,8.10,8.50,21.00,43,-5,57.14</text:p>
      <text:p text:style-name="P3">,33.14,1039,1005,933,993,912,922,990,8.30,8.50,21.00,43,-5,57.14</text:p>
      <text:p text:style-name="P3">,34.14,1039,1005,933,993,912,922,990,8.10,8.50,21.00,43,-5,57.14</text:p>
      <text:p text:style-name="P3">,35.15,1039,1005,933,993,912,921,990,8.20,8.50,21.00,43,-5,57.14</text:p>
      <text:p text:style-name="P3">,36.15,1039,1005,933,993,912,921,990,8.30,8.50,21.00,42,-4,57.14</text:p>
      <text:p text:style-name="P3">,37.15,1039,1005,933,993,912,922,990,8.20,8.50,21.00,44,-5,57.14</text:p>
      <text:p text:style-name="P3">,38.15,1039,1005,933,993,912,922,990,8.20,8.50,21.00,44,-5,57.14</text:p>
      <text:p text:style-name="P3">,39.15,1039,1005,933,994,912,921,990,8.20,8.50,21.00,44,-5,57.14</text:p>
      <text:p text:style-name="P3">,40.15,1039,1005,933,994,912,922,990,8.20,8.50,21.00,43,-4,57.14</text:p>
      <text:p text:style-name="P3"><text:soft-page-break/>,41.15,1039,1005,933,994,912,922,990,8.20,8.50,21.00,44,-5,57.14</text:p>
      <text:p text:style-name="P3">,42.16,1039,1005,933,994,912,922,990,8.30,8.50,21.00,44,-5,57.14</text:p>
      <text:p text:style-name="P3">,43.16,1039,1005,933,995,912,921,990,8.10,8.50,21.00,42,-5,57.14</text:p>
      <text:p text:style-name="P3">,44.16,1039,1005,933,995,912,922,990,8.10,8.50,21.00,43,-5,57.14</text:p>
      <text:p text:style-name="P3">,45.16,1039,1005,933,995,912,922,989,8.30,8.50,21.00,44,-5,57.14</text:p>
      <text:p text:style-name="P3">,46.17,1039,1005,933,995,912,922,990,8.10,8.50,21.00,43,-4,57.14</text:p>
      <text:p text:style-name="P3">,47.17,1039,1005,933,995,912,922,990,8.10,8.50,21.00,43,-5,57.14</text:p>
      <text:p text:style-name="P3">,48.17,1039,1005,933,995,912,922,990,8.10,8.50,21.00,44,-5,57.14</text:p>
      <text:p text:style-name="P3">,49.17,1039,1005,933,996,912,922,990,8.10,8.50,21.00,42,-4,57.14</text:p>
      <text:p text:style-name="P3">,50.17,1039,1005,933,996,912,922,990,8.10,8.50,21.00,43,-5,57.14</text:p>
      <text:p text:style-name="P3">,51.18,1039,1005,933,996,912,922,990,8.20,8.50,21.20,43,-5,57.14</text:p>
      <text:p text:style-name="P3">,52.18,1039,1005,933,996,912,922,990,8.20,8.50,21.20,42,-5,57.14</text:p>
      <text:p text:style-name="P3">,53.18,1039,1005,933,996,912,921,989,8.20,8.50,21.00,44,-5,57.14</text:p>
      <text:p text:style-name="P3">,54.18,1039,1005,933,997,912,921,990,8.20,8.50,21.20,42,-5,57.14</text:p>
      <text:p text:style-name="P3">,55.18,1039,1005,933,997,912,922,990,8.10,8.50,21.20,42,-5,57.14</text:p>
      <text:p text:style-name="P3">,56.18,1039,1005,933,997,912,922,990,8.10,8.50,21.20,43,-5,57.14</text:p>
      <text:p text:style-name="P3">,57.18,1039,1005,933,998,912,922,989,8.40,8.50,21.20,44,-5,57.14</text:p>
      <text:p text:style-name="P3">,58.19,1039,1005,933,998,912,922,989,8.20,8.50,21.20,44,-5,57.14</text:p>
      <text:p text:style-name="P3">,59.19,1039,1005,933,999,912,922,989,8.20,8.50,21.20,44,-5,57.14</text:p>
      <text:p text:style-name="P3">,60.19,1039,1005,933,999,912,922,989,8.20,8.50,21.20,44,-5,57.14</text:p>
      <text:p text:style-name="P3">,61.19,1039,1005,933,999,912,921,989,8.20,8.50,21.20,44,-5,57.14</text:p>
      <text:p text:style-name="P3">,62.19,1039,1005,933,1000,912,922,989,8.20,8.50,21.20,43,-5,57.14</text:p>
      <text:p text:style-name="P3">,63.20,1039,1005,933,1000,912,921,989,8.10,8.50,21.20,43,-5,57.14</text:p>
      <text:p text:style-name="P3">,64.20,1039,1005,933,1000,912,922,990,8.10,8.50,21.20,45,-5,57.14</text:p>
      <text:p text:style-name="P3">,65.20,1039,1005,933,1001,912,922,989,8.10,8.50,21.20,42,-4,57.14</text:p>
      <text:p text:style-name="P3">,66.20,1039,1005,933,1001,912,922,989,8.10,8.50,21.20,43,-5,57.14</text:p>
      <text:p text:style-name="P3">,67.20,1039,1005,933,1001,912,922,989,8.10,8.50,21.20,43,-5,57.14</text:p>
      <text:p text:style-name="P3">,68.20,1039,1005,933,1002,912,922,990,8.20,8.50,21.20,44,-5,57.14</text:p>
      <text:p text:style-name="P3">,69.20,1039,1005,933,1002,912,922,989,8.10,8.50,21.20,45,-5,57.14</text:p>
      <text:p text:style-name="P3">,70.21,1039,1005,933,1002,912,921,990,8.40,8.50,21.20,43,-5,57.14</text:p>
      <text:p text:style-name="P3">,71.21,1039,1005,933,1002,912,922,990,8.10,8.50,21.20,43,-5,57.14</text:p>
      <text:p text:style-name="P3">,72.21,1039,1005,933,1002,912,922,990,8.10,8.50,21.20,42,-5,57.14</text:p>
      <text:p text:style-name="P3">,73.21,1039,1005,933,1003,912,922,989,8.10,8.50,21.20,43,-5,57.14</text:p>
      <text:p text:style-name="P3">,74.21,1039,1005,933,1003,912,922,989,8.10,8.50,21.20,42,-5,57.14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3,0.09,1041,1006,935,1007,914,923,987,0.00,8.50,21.00,0,0,1.43</text:p>
      <text:p text:style-name="P3">,1.09,1041,1006,935,1007,913,923,986,1.20,8.50,21.20,0,0,4.29</text:p>
      <text:p text:style-name="P3">,2.09,1041,1006,934,1008,913,923,987,3.50,8.50,21.20,1,0,7.14</text:p>
      <text:p text:style-name="P3">,3.09,1040,1006,934,1008,913,923,987,3.70,8.50,21.20,2,0,8.57</text:p>
      <text:p text:style-name="P3">,4.09,1040,1006,934,1009,913,923,988,3.00,8.50,21.20,4,1,11.43</text:p>
      <text:p text:style-name="P3">,5.09,1040,1006,934,1009,913,923,987,3.00,8.50,21.20,5,1,14.29</text:p>
      <text:p text:style-name="P3">,6.10,1040,1006,934,1009,913,923,988,3.50,8.50,21.20,6,1,17.14</text:p>
      <text:p text:style-name="P3">,7.10,1040,1006,934,1009,913,923,987,3.70,8.50,21.20,9,1,20.00</text:p>
      <text:p text:style-name="P3">,8.10,1040,1006,934,1009,913,923,987,4.30,8.50,21.20,10,1,22.86</text:p>
      <text:p text:style-name="P3">,9.10,1040,1006,934,1010,913,923,986,4.40,8.50,21.20,12,1,25.71</text:p>
      <text:p text:style-name="P3">,10.10,1040,1006,934,1010,913,923,987,4.80,8.50,21.20,14,0,28.57</text:p>
      <text:p text:style-name="P3"><text:soft-page-break/>,11.10,1040,1006,934,1010,913,923,986,4.90,8.50,21.20,17,0,31.43</text:p>
      <text:p text:style-name="P3">,12.11,1040,1005,934,1010,913,923,986,5.40,8.50,21.20,18,0,34.29</text:p>
      <text:p text:style-name="P3">,13.11,1040,1005,934,1009,913,922,986,5.50,8.50,21.20,20,0,37.14</text:p>
      <text:p text:style-name="P3">,14.11,1040,1005,934,1009,913,922,986,5.90,8.50,21.20,24,0,40.00</text:p>
      <text:p text:style-name="P3">,15.11,1040,1005,934,1009,912,922,985,6.80,8.50,21.20,29,-1,42.86</text:p>
      <text:p text:style-name="P3">,16.11,1039,1005,934,1009,912,922,986,7.20,8.50,21.20,32,-2,45.71</text:p>
      <text:p text:style-name="P3">,17.11,1039,1005,934,1009,912,922,985,7.40,8.50,21.20,34,-2,48.57</text:p>
      <text:p text:style-name="P3">,18.12,1039,1005,934,1008,912,922,985,7.60,8.50,21.20,37,-3,51.43</text:p>
      <text:p text:style-name="P3">,19.12,1039,1005,933,1008,912,922,985,8.00,8.50,21.20,39,-4,52.86</text:p>
      <text:p text:style-name="P3">,20.12,1039,1005,933,1007,912,922,985,8.00,8.50,21.20,39,-4,52.86</text:p>
      <text:p text:style-name="P3">,21.12,1039,1005,933,1007,912,922,984,8.10,8.50,21.20,39,-4,52.86</text:p>
      <text:p text:style-name="P3">,22.12,1039,1005,933,1007,912,922,985,8.00,8.50,21.20,42,-5,55.71</text:p>
      <text:p text:style-name="P3">,23.12,1039,1005,933,1006,912,922,985,8.10,8.50,21.20,42,-4,55.71</text:p>
      <text:p text:style-name="P3">,24.13,1039,1005,933,1006,912,922,986,8.10,8.50,21.20,43,-5,55.71</text:p>
      <text:p text:style-name="P3">,25.13,1039,1005,933,1006,912,922,986,8.20,8.50,21.20,43,-4,55.71</text:p>
      <text:p text:style-name="P3">,26.13,1039,1005,933,1006,912,922,986,8.20,8.50,21.20,43,-5,55.71</text:p>
      <text:p text:style-name="P3">,27.13,1039,1005,933,1005,912,922,986,8.10,8.50,21.20,41,-4,55.71</text:p>
      <text:p text:style-name="P3">,28.13,1039,1005,933,1005,912,922,986,8.10,8.50,21.20,42,-4,55.71</text:p>
      <text:p text:style-name="P3">,29.14,1039,1005,933,1006,912,922,986,8.10,8.50,21.20,42,-4,55.71</text:p>
      <text:p text:style-name="P3">,30.14,1039,1005,933,1005,912,922,986,8.10,8.50,21.20,43,-5,55.71</text:p>
      <text:p text:style-name="P3">,31.14,1039,1005,933,1005,912,922,986,8.40,8.50,21.20,43,-5,55.71</text:p>
      <text:p text:style-name="P3">,32.14,1039,1005,933,1006,912,922,987,8.10,8.50,21.20,42,-5,55.71</text:p>
      <text:p text:style-name="P3">,33.14,1039,1005,933,1005,912,922,986,8.00,8.50,21.20,43,-5,55.71</text:p>
      <text:p text:style-name="P3">,34.15,1039,1005,933,1005,912,922,986,8.00,8.50,21.20,42,-4,55.71</text:p>
      <text:p text:style-name="P3">,35.15,1039,1005,933,1005,912,922,986,8.20,8.50,21.20,41,-4,55.71</text:p>
      <text:p text:style-name="P3">,36.15,1039,1005,933,1005,912,922,986,8.00,8.50,21.20,41,-4,55.71</text:p>
      <text:p text:style-name="P3">,37.15,1039,1005,933,1005,912,922,985,7.90,8.50,21.20,43,-5,57.14</text:p>
      <text:p text:style-name="P3">,38.15,1039,1005,933,1005,912,922,986,8.10,8.50,21.20,43,-5,57.14</text:p>
      <text:p text:style-name="P3">,39.15,1039,1005,933,1005,912,922,986,8.10,8.50,21.20,42,-5,57.14</text:p>
      <text:p text:style-name="P3">,40.16,1039,1005,933,1005,912,922,987,8.10,8.50,21.20,43,-5,57.14</text:p>
      <text:p text:style-name="P3">,41.16,1039,1005,933,1005,912,922,986,8.10,8.50,21.20,42,-5,57.14</text:p>
      <text:p text:style-name="P3">,42.16,1039,1005,933,1005,912,922,987,8.20,8.50,21.20,43,-5,57.14</text:p>
      <text:p text:style-name="P3">,43.16,1039,1005,933,1004,912,922,986,8.20,8.50,21.20,43,-5,57.14</text:p>
      <text:p text:style-name="P3">,44.16,1039,1005,933,1004,912,922,986,8.10,8.50,21.20,43,-5,57.14</text:p>
      <text:p text:style-name="P3">,45.16,1039,1005,933,1004,912,922,986,8.20,8.50,21.20,43,-5,57.14</text:p>
      <text:p text:style-name="P3">,46.17,1039,1005,933,1004,912,922,987,8.20,8.50,21.20,43,-5,57.14</text:p>
      <text:p text:style-name="P3">,47.17,1039,1005,933,1004,912,922,987,8.00,8.50,21.20,43,-5,57.14</text:p>
      <text:p text:style-name="P3">,48.17,1039,1005,933,1004,912,922,987,8.00,8.50,21.20,43,-5,57.14</text:p>
      <text:p text:style-name="P3">,49.17,1039,1005,933,1004,912,922,986,8.30,8.50,21.20,43,-5,57.14</text:p>
      <text:p text:style-name="P3">,50.17,1039,1005,933,1004,912,921,987,8.20,8.50,21.20,44,-5,57.14</text:p>
      <text:p text:style-name="P3">,51.17,1039,1005,933,1004,912,922,986,8.20,8.50,21.20,43,-5,57.14</text:p>
      <text:p text:style-name="P3">,52.18,1039,1005,933,1004,912,922,986,8.00,8.50,21.20,43,-5,57.14</text:p>
      <text:p text:style-name="P3">,53.18,1039,1005,933,1004,912,922,986,8.30,8.50,21.20,43,-5,57.14</text:p>
      <text:p text:style-name="P3">,54.18,1039,1005,933,1004,912,922,986,8.00,8.50,21.20,42,-5,57.14</text:p>
      <text:p text:style-name="P3">,55.18,1039,1005,933,1004,912,922,985,8.00,8.50,21.20,43,-5,57.14</text:p>
      <text:p text:style-name="P3">,56.18,1039,1005,933,1004,912,922,985,8.30,8.50,21.20,44,-5,57.14</text:p>
      <text:p text:style-name="P3">,57.19,1039,1005,933,1004,912,921,985,8.10,8.50,21.20,43,-4,57.14</text:p>
      <text:p text:style-name="P3">,58.19,1039,1005,933,1005,912,922,985,8.10,8.50,21.20,44,-5,57.14</text:p>
      <text:p text:style-name="P3">,59.19,1039,1005,933,1005,912,922,985,8.10,8.50,21.20,42,-5,57.14</text:p>
      <text:p text:style-name="P3"><text:soft-page-break/>,60.19,1039,1005,933,1005,912,922,985,8.10,8.50,21.20,44,-5,57.14</text:p>
      <text:p text:style-name="P3">,61.19,1039,1005,933,1005,912,922,985,8.10,8.50,21.20,41,-5,57.14</text:p>
      <text:p text:style-name="P3">,62.20,1039,1005,933,1005,912,922,986,8.20,8.50,21.20,44,-5,57.14</text:p>
      <text:p text:style-name="P3">,63.20,1039,1005,933,1005,912,922,986,8.20,8.50,21.20,45,-5,57.14</text:p>
      <text:p text:style-name="P3">,64.20,1039,1005,933,1005,912,922,986,8.20,8.50,21.20,43,-5,57.14</text:p>
      <text:p text:style-name="P3">,65.20,1039,1005,933,1005,912,922,985,8.20,8.50,21.20,43,-5,57.14</text:p>
      <text:p text:style-name="P3">,66.20,1039,1005,933,1006,912,922,986,8.10,8.50,21.20,44,-5,57.14</text:p>
      <text:p text:style-name="P3">,67.20,1039,1005,933,1006,912,922,986,8.20,8.50,21.20,43,-4,57.14</text:p>
      <text:p text:style-name="P3">,68.20,1039,1005,933,1006,912,922,986,8.10,8.50,21.20,44,-5,57.14</text:p>
      <text:p text:style-name="P3">,69.21,1039,1005,933,1006,912,922,986,8.10,8.50,21.20,44,-5,57.14</text:p>
      <text:p text:style-name="P3">,70.21,1039,1005,933,1006,912,922,986,8.20,8.50,21.20,43,-5,57.14</text:p>
      <text:p text:style-name="P3">,71.21,1039,1005,933,1006,912,922,986,8.10,8.50,21.20,43,-5,57.14</text:p>
      <text:p text:style-name="P3">,72.21,1039,1005,933,1006,912,922,986,8.10,8.50,21.20,43,-5,57.14</text:p>
      <text:p text:style-name="P3">,73.21,1039,1005,933,1007,912,922,986,8.10,8.50,21.20,44,-5,57.14</text:p>
      <text:p text:style-name="P3">,74.21,1039,1005,933,1007,912,922,986,8.10,8.50,21.20,43,-5,57.14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4,0.09,1041,1006,935,1011,914,923,984,0.00,8.50,21.20,0,0,1.43</text:p>
      <text:p text:style-name="P3">,1.09,1041,1006,935,1011,913,923,984,1.90,8.50,21.20,0,0,4.29</text:p>
      <text:p text:style-name="P3">,2.09,1040,1006,934,1012,913,923,985,3.20,8.50,21.20,1,0,7.14</text:p>
      <text:p text:style-name="P3">,3.09,1040,1006,934,1012,913,923,984,3.10,8.50,21.20,2,0,8.57</text:p>
      <text:p text:style-name="P3">,4.09,1040,1006,934,1012,913,923,985,2.90,8.50,21.20,3,0,11.43</text:p>
      <text:p text:style-name="P3">,5.10,1040,1006,934,1012,913,923,985,3.10,8.50,21.20,5,1,14.29</text:p>
      <text:p text:style-name="P3">,6.10,1040,1006,934,1013,913,923,985,3.50,8.50,21.20,7,1,17.14</text:p>
      <text:p text:style-name="P3">,7.10,1040,1006,934,1013,913,923,985,3.90,8.50,21.20,8,1,20.00</text:p>
      <text:p text:style-name="P3">,8.10,1040,1006,934,1013,913,923,985,4.40,8.50,21.20,10,1,22.86</text:p>
      <text:p text:style-name="P3">,9.10,1040,1006,934,1013,913,923,984,4.40,8.50,21.20,12,1,25.71</text:p>
      <text:p text:style-name="P3">,10.10,1040,1006,934,1013,913,923,985,4.80,8.50,21.20,15,0,28.57</text:p>
      <text:p text:style-name="P3">,11.10,1040,1006,934,1013,913,923,984,5.00,8.50,21.20,16,0,31.43</text:p>
      <text:p text:style-name="P3">,12.11,1040,1006,934,1012,913,923,984,5.40,8.50,21.20,18,0,34.29</text:p>
      <text:p text:style-name="P3">,13.11,1040,1005,934,1012,913,923,983,5.50,8.50,21.20,20,0,37.14</text:p>
      <text:p text:style-name="P3">,14.11,1040,1005,934,1012,913,922,983,5.90,8.50,21.20,24,0,40.00</text:p>
      <text:p text:style-name="P3">,15.11,1039,1005,934,1012,912,922,982,6.60,8.50,21.20,29,-2,42.86</text:p>
      <text:p text:style-name="P3">,16.11,1039,1005,934,1011,913,922,982,7.20,8.50,21.20,31,-2,45.71</text:p>
      <text:p text:style-name="P3">,17.11,1039,1005,934,1011,912,922,981,7.40,8.50,21.20,35,-3,48.57</text:p>
      <text:p text:style-name="P3">,18.12,1039,1005,933,1011,912,922,982,7.50,8.50,21.20,37,-3,51.43</text:p>
      <text:p text:style-name="P3">,19.12,1039,1005,933,1010,912,922,981,7.70,8.50,21.20,39,-4,54.29</text:p>
      <text:p text:style-name="P3">,20.12,1039,1005,933,1010,912,922,982,8.00,8.50,21.20,43,-5,55.71</text:p>
      <text:p text:style-name="P3">,21.12,1039,1005,933,1010,912,922,982,8.40,8.50,21.20,42,-5,55.71</text:p>
      <text:p text:style-name="P3">,22.12,1039,1005,933,1009,912,922,983,8.10,8.50,21.20,43,-4,55.71</text:p>
      <text:p text:style-name="P3">,23.12,1039,1005,933,1009,912,922,983,8.00,8.50,21.20,41,-4,55.71</text:p>
      <text:p text:style-name="P3">,24.13,1039,1005,933,1009,912,922,984,8.20,8.50,21.20,42,-5,55.71</text:p>
      <text:p text:style-name="P3">,25.13,1039,1005,933,1009,912,922,984,8.10,8.50,21.20,42,-5,55.71</text:p>
      <text:p text:style-name="P3">,26.13,1039,1005,933,1009,912,922,984,7.90,8.50,21.20,43,-4,57.14</text:p>
      <text:p text:style-name="P3">,27.13,1039,1005,933,1008,912,922,984,8.30,8.50,21.20,44,-5,58.57</text:p>
      <text:p text:style-name="P3">,28.13,1039,1005,933,1008,912,922,984,8.40,8.50,21.20,44,-5,58.57</text:p>
      <text:p text:style-name="P3">,29.14,1039,1004,933,1008,912,922,984,8.20,8.50,21.20,45,-5,58.57</text:p>
      <text:p text:style-name="P3"><text:soft-page-break/>,30.14,1039,1005,933,1007,912,922,985,8.40,8.50,21.20,44,-5,58.57</text:p>
      <text:p text:style-name="P3">,31.14,1039,1005,933,1007,912,921,985,8.20,8.50,21.20,45,-5,58.57</text:p>
      <text:p text:style-name="P3">,32.14,1039,1004,933,1007,912,922,986,8.40,8.50,21.20,45,-6,58.57</text:p>
      <text:p text:style-name="P3">,33.14,1039,1005,933,1007,912,922,986,8.30,8.50,21.20,44,-5,58.57</text:p>
      <text:p text:style-name="P3">,34.15,1039,1005,933,1007,912,922,986,8.30,8.50,21.20,44,-5,58.57</text:p>
      <text:p text:style-name="P3">,35.15,1039,1005,933,1007,912,921,986,8.30,8.50,21.20,44,-5,58.57</text:p>
      <text:p text:style-name="P3">,36.15,1039,1004,933,1006,912,922,987,8.10,8.50,21.20,44,-5,58.57</text:p>
      <text:p text:style-name="P3">,37.15,1039,1005,933,1007,912,922,987,8.20,8.50,21.20,44,-5,58.57</text:p>
      <text:p text:style-name="P3">,38.15,1039,1005,933,1006,912,922,988,8.20,8.50,21.20,44,-5,58.57</text:p>
      <text:p text:style-name="P3">,39.15,1039,1005,933,1006,912,922,987,8.40,8.50,21.20,43,-5,58.57</text:p>
      <text:p text:style-name="P3">,40.16,1039,1005,933,1006,912,922,988,8.20,8.50,21.20,45,-5,58.57</text:p>
      <text:p text:style-name="P3">,41.16,1039,1005,933,1006,912,922,987,8.30,8.50,21.20,44,-5,58.57</text:p>
      <text:p text:style-name="P3">,42.16,1039,1005,933,1006,912,922,988,8.10,8.50,21.20,44,-5,58.57</text:p>
      <text:p text:style-name="P3">,43.16,1039,1005,933,1006,912,921,988,8.20,8.50,21.20,44,-5,58.57</text:p>
      <text:p text:style-name="P3">,44.16,1039,1004,933,1006,912,922,989,8.20,8.50,21.20,45,-5,58.57</text:p>
      <text:p text:style-name="P3">,45.17,1039,1005,933,1006,912,921,988,8.30,8.50,21.20,45,-6,58.57</text:p>
      <text:p text:style-name="P3">,46.17,1039,1005,933,1006,912,922,989,8.30,8.50,21.20,43,-5,58.57</text:p>
      <text:p text:style-name="P3">,47.17,1039,1004,933,1006,912,921,989,8.40,8.50,21.20,45,-5,58.57</text:p>
      <text:p text:style-name="P3">,48.17,1039,1005,933,1006,912,921,990,8.20,8.50,21.20,44,-5,58.57</text:p>
      <text:p text:style-name="P3">,49.17,1039,1005,933,1006,912,922,990,8.30,8.50,21.20,44,-5,58.57</text:p>
      <text:p text:style-name="P3">,50.18,1039,1005,933,1006,912,921,990,8.30,8.50,21.20,44,-5,58.57</text:p>
      <text:p text:style-name="P3">,51.18,1039,1005,933,1006,912,922,989,8.10,8.50,21.20,45,-5,58.57</text:p>
      <text:p text:style-name="P3">,52.18,1039,1005,933,1007,912,922,990,8.30,8.50,21.20,44,-5,58.57</text:p>
      <text:p text:style-name="P3">,53.18,1039,1005,933,1007,912,922,989,8.10,8.50,21.20,43,-5,58.57</text:p>
      <text:p text:style-name="P3">,54.18,1039,1005,933,1007,912,922,989,8.10,8.50,21.20,44,-5,58.57</text:p>
      <text:p text:style-name="P3">,55.19,1039,1005,933,1007,912,922,989,8.10,8.50,21.20,43,-5,58.57</text:p>
      <text:p text:style-name="P3">,56.19,1039,1005,933,1007,912,922,989,8.10,8.50,21.20,43,-5,58.57</text:p>
      <text:p text:style-name="P3">,57.19,1039,1005,933,1008,912,922,989,8.40,8.50,21.20,43,-5,58.57</text:p>
      <text:p text:style-name="P3">,58.19,1039,1005,933,1008,912,922,989,8.20,8.50,21.20,43,-5,58.57</text:p>
      <text:p text:style-name="P3">,59.19,1039,1005,933,1008,912,922,989,8.20,8.50,21.20,45,-5,58.57</text:p>
      <text:p text:style-name="P3">,60.20,1039,1005,933,1008,912,922,989,8.10,8.50,21.20,43,-5,58.57</text:p>
      <text:p text:style-name="P3">,61.20,1039,1004,933,1008,912,921,989,8.20,8.50,21.20,46,-6,58.57</text:p>
      <text:p text:style-name="P3">,62.20,1039,1005,933,1008,912,922,990,8.20,8.50,21.20,45,-5,58.57</text:p>
      <text:p text:style-name="P3">,63.20,1039,1005,933,1008,912,922,989,8.20,8.50,21.20,44,-5,58.57</text:p>
      <text:p text:style-name="P3">,64.20,1039,1005,933,1008,912,922,989,8.20,8.50,21.20,44,-5,58.57</text:p>
      <text:p text:style-name="P3">,65.20,1039,1005,933,1008,912,922,988,8.10,8.50,21.20,43,-5,58.57</text:p>
      <text:p text:style-name="P3">,66.20,1039,1005,933,1008,912,922,988,8.10,8.50,21.20,45,-5,58.57</text:p>
      <text:p text:style-name="P3">,67.21,1039,1005,933,1009,912,922,988,8.40,8.50,21.20,43,-5,58.57</text:p>
      <text:p text:style-name="P3">,68.21,1039,1005,933,1009,912,922,988,8.10,8.50,21.20,44,-5,58.57</text:p>
      <text:p text:style-name="P3">,69.21,1039,1005,933,1009,912,921,988,8.10,8.50,21.20,44,-5,58.57</text:p>
      <text:p text:style-name="P3">,70.21,1039,1005,933,1009,912,922,988,8.40,8.50,21.20,44,-5,58.57</text:p>
      <text:p text:style-name="P3">,71.21,1039,1005,933,1009,912,922,988,8.40,8.50,21.20,44,-5,58.57</text:p>
      <text:p text:style-name="P3">,72.22,1039,1005,933,1009,912,922,988,8.10,8.50,21.20,43,-5,58.57</text:p>
      <text:p text:style-name="P3">,73.22,1039,1005,933,1009,912,922,988,8.10,8.50,21.20,43,-5,58.57</text:p>
      <text:p text:style-name="P3">,74.22,1039,1005,933,1009,912,922,988,8.20,8.50,21.20,44,-5,58.57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<text:soft-page-break/>Trial Number: 5,0.09,1041,1006,935,1013,914,923,985,0.00,8.50,21.20,0,0,1.43</text:p>
      <text:p text:style-name="P3">,1.09,1040,1006,934,1013,913,923,985,1.40,8.50,21.20,0,0,4.29</text:p>
      <text:p text:style-name="P3">,2.09,1040,1006,934,1014,914,923,985,3.40,8.50,21.20,1,0,7.14</text:p>
      <text:p text:style-name="P3">,3.09,1040,1006,934,1014,913,923,984,3.40,8.50,21.20,3,1,10.00</text:p>
      <text:p text:style-name="P3">,4.09,1040,1006,934,1015,913,923,984,3.20,8.50,21.20,4,1,12.86</text:p>
      <text:p text:style-name="P3">,5.09,1040,1006,934,1015,913,923,984,3.20,8.50,21.20,6,1,15.71</text:p>
      <text:p text:style-name="P3">,6.10,1040,1006,934,1015,913,923,985,3.70,8.50,21.20,6,1,18.57</text:p>
      <text:p text:style-name="P3">,7.10,1040,1006,934,1015,913,923,985,3.70,8.50,21.20,9,1,21.43</text:p>
      <text:p text:style-name="P3">,8.10,1040,1006,934,1015,913,923,986,4.60,8.50,21.20,10,1,24.29</text:p>
      <text:p text:style-name="P3">,9.10,1040,1006,934,1015,913,923,985,4.70,8.50,21.20,13,0,27.14</text:p>
      <text:p text:style-name="P3">,10.10,1040,1006,934,1015,913,923,986,5.00,8.50,21.20,15,0,28.57</text:p>
      <text:p text:style-name="P3">,11.10,1040,1005,934,1015,913,923,985,4.90,8.50,21.20,16,0,31.43</text:p>
      <text:p text:style-name="P3">,12.11,1040,1005,934,1015,913,923,985,5.40,8.50,21.20,18,0,34.29</text:p>
      <text:p text:style-name="P3">,13.11,1040,1005,934,1015,913,922,985,5.50,8.50,21.20,22,0,37.14</text:p>
      <text:p text:style-name="P3">,14.11,1040,1005,934,1015,913,922,986,5.90,8.50,21.20,24,0,40.00</text:p>
      <text:p text:style-name="P3">,15.11,1039,1005,934,1014,913,922,985,6.80,8.50,21.20,28,-1,42.86</text:p>
      <text:p text:style-name="P3">,16.11,1039,1005,934,1014,912,922,985,7.00,8.50,21.20,32,-2,45.71</text:p>
      <text:p text:style-name="P3">,17.11,1039,1005,933,1014,912,922,984,7.30,8.50,21.20,34,-2,48.57</text:p>
      <text:p text:style-name="P3">,18.12,1039,1005,933,1013,912,922,984,7.40,8.50,21.20,36,-3,51.43</text:p>
      <text:p text:style-name="P3">,19.12,1039,1005,933,1013,912,922,984,7.70,8.50,21.20,40,-4,54.29</text:p>
      <text:p text:style-name="P3">,20.12,1039,1005,933,1012,912,922,985,8.10,8.50,21.20,41,-4,55.71</text:p>
      <text:p text:style-name="P3">,21.12,1039,1005,933,1012,912,922,985,8.20,8.50,21.20,43,-5,55.71</text:p>
      <text:p text:style-name="P3">,22.12,1039,1005,933,1011,912,922,985,8.10,8.50,21.20,42,-4,55.71</text:p>
      <text:p text:style-name="P3">,23.13,1039,1005,933,1011,912,922,985,8.00,8.50,21.20,42,-5,55.71</text:p>
      <text:p text:style-name="P3">,24.13,1039,1005,933,1011,912,922,986,8.10,8.50,21.20,41,-4,55.71</text:p>
      <text:p text:style-name="P3">,25.13,1039,1004,933,1010,912,922,986,7.90,8.50,21.20,44,-5,58.57</text:p>
      <text:p text:style-name="P3">,26.13,1039,1005,933,1010,912,922,986,8.40,8.50,21.20,45,-5,58.57</text:p>
      <text:p text:style-name="P3">,27.13,1039,1005,933,1010,912,922,986,8.60,8.50,21.20,44,-5,58.57</text:p>
      <text:p text:style-name="P3">,28.14,1039,1005,933,1010,912,922,986,8.30,8.50,21.20,44,-5,58.57</text:p>
      <text:p text:style-name="P3">,29.14,1039,1005,933,1009,912,922,986,8.20,8.50,21.20,44,-6,58.57</text:p>
      <text:p text:style-name="P3">,30.14,1039,1004,933,1009,912,922,987,8.40,8.50,21.20,45,-5,58.57</text:p>
      <text:p text:style-name="P3">,31.14,1039,1005,933,1009,912,921,987,8.30,8.50,21.20,44,-5,58.57</text:p>
      <text:p text:style-name="P3">,32.15,1039,1005,933,1009,912,922,988,8.20,8.50,21.20,43,-5,58.57</text:p>
      <text:p text:style-name="P3">,33.15,1039,1005,933,1008,912,922,987,8.30,8.50,21.20,43,-4,58.57</text:p>
      <text:p text:style-name="P3">,34.15,1039,1005,933,1008,912,922,988,8.20,8.50,21.20,45,-5,58.57</text:p>
      <text:p text:style-name="P3">,35.15,1039,1005,933,1008,912,921,987,8.30,8.50,21.20,44,-5,58.57</text:p>
      <text:p text:style-name="P3">,36.15,1039,1005,933,1008,912,922,987,8.10,8.50,21.20,44,-5,58.57</text:p>
      <text:p text:style-name="P3">,37.15,1039,1005,933,1007,912,922,987,8.20,8.50,21.20,44,-5,58.57</text:p>
      <text:p text:style-name="P3">,38.16,1039,1005,933,1007,912,922,987,8.20,8.50,21.20,45,-5,58.57</text:p>
      <text:p text:style-name="P3">,39.16,1039,1005,933,1007,912,922,986,8.40,8.50,21.20,45,-5,58.57</text:p>
      <text:p text:style-name="P3">,40.16,1039,1005,933,1007,912,921,987,8.20,8.50,21.20,44,-5,58.57</text:p>
      <text:p text:style-name="P3">,41.16,1039,1005,933,1006,912,922,987,8.30,8.50,21.20,44,-5,58.57</text:p>
      <text:p text:style-name="P3">,42.16,1039,1005,933,1006,912,922,988,8.10,8.50,21.20,44,-5,58.57</text:p>
      <text:p text:style-name="P3">,43.17,1039,1005,933,1006,912,922,987,8.20,8.50,21.20,44,-5,58.57</text:p>
      <text:p text:style-name="P3">,44.17,1039,1005,933,1006,912,922,988,8.20,8.50,21.20,45,-5,58.57</text:p>
      <text:p text:style-name="P3">,45.17,1039,1005,933,1006,912,922,988,8.40,8.50,21.20,44,-5,58.57</text:p>
      <text:p text:style-name="P3">,46.17,1039,1005,933,1006,912,922,989,8.30,8.50,21.20,44,-5,58.57</text:p>
      <text:p text:style-name="P3">,47.17,1039,1005,933,1006,912,922,988,8.20,8.50,21.20,44,-5,58.57</text:p>
      <text:p text:style-name="P3">,48.18,1039,1005,933,1005,912,922,989,8.20,8.50,21.20,44,-5,58.57</text:p>
      <text:p text:style-name="P3"><text:soft-page-break/>,49.18,1039,1005,933,1006,912,922,988,8.20,8.50,21.20,45,-5,58.57</text:p>
      <text:p text:style-name="P3">,50.18,1039,1005,933,1006,912,922,989,8.30,8.50,21.20,45,-5,58.57</text:p>
      <text:p text:style-name="P3">,51.18,1039,1005,933,1005,912,921,989,8.30,8.50,21.20,43,-5,58.57</text:p>
      <text:p text:style-name="P3">,52.18,1039,1005,933,1005,912,922,990,8.10,8.50,21.20,44,-5,58.57</text:p>
      <text:p text:style-name="P3">,53.18,1039,1005,933,1006,912,921,989,8.30,8.50,21.20,43,-5,58.57</text:p>
      <text:p text:style-name="P3">,54.19,1039,1005,933,1006,912,921,990,8.10,8.50,21.20,44,-5,58.57</text:p>
      <text:p text:style-name="P3">,55.19,1039,1005,933,1005,912,922,990,8.10,8.50,21.20,43,-5,58.57</text:p>
      <text:p text:style-name="P3">,56.19,1039,1005,933,1005,912,922,990,8.10,8.50,21.20,43,-5,58.57</text:p>
      <text:p text:style-name="P3">,57.19,1039,1005,933,1005,912,922,990,8.40,8.50,21.20,44,-5,58.57</text:p>
      <text:p text:style-name="P3">,58.19,1039,1004,933,1005,912,921,990,8.20,8.50,21.20,44,-5,58.57</text:p>
      <text:p text:style-name="P3">,59.20,1039,1004,933,1005,912,922,989,8.20,8.50,21.20,45,-5,58.57</text:p>
      <text:p text:style-name="P3">,60.20,1039,1005,933,1005,912,922,990,8.20,8.50,21.20,43,-5,58.57</text:p>
      <text:p text:style-name="P3">,61.20,1039,1005,933,1005,912,922,990,8.00,8.50,21.20,43,-5,58.57</text:p>
      <text:p text:style-name="P3">,62.20,1039,1005,933,1005,912,921,990,8.10,8.50,21.20,43,-5,58.57</text:p>
      <text:p text:style-name="P3">,63.20,1039,1005,933,1005,912,922,990,8.20,8.50,21.20,43,-5,58.57</text:p>
      <text:p text:style-name="P3">,64.20,1039,1005,933,1005,912,922,991,8.20,8.50,21.20,44,-5,58.57</text:p>
      <text:p text:style-name="P3">,65.20,1039,1005,933,1005,912,921,990,8.20,8.50,21.20,45,-5,58.57</text:p>
      <text:p text:style-name="P3">,66.21,1039,1005,933,1005,912,922,991,8.20,8.50,21.20,42,-5,58.57</text:p>
      <text:p text:style-name="P3">,67.21,1039,1005,933,1005,912,922,991,8.10,8.50,21.20,43,-5,58.57</text:p>
      <text:p text:style-name="P3">,68.21,1039,1005,933,1006,912,922,991,8.10,8.50,21.20,43,-5,58.57</text:p>
      <text:p text:style-name="P3">,69.21,1039,1005,933,1006,912,922,990,8.10,8.50,21.20,45,-5,58.57</text:p>
      <text:p text:style-name="P3">,70.21,1039,1005,933,1006,912,922,991,8.10,8.50,21.20,43,-4,58.57</text:p>
      <text:p text:style-name="P3">,71.21,1039,1005,933,1006,912,922,990,8.10,8.50,21.20,45,-5,58.57</text:p>
      <text:p text:style-name="P3">,72.22,1039,1005,933,1006,912,922,991,8.10,8.50,21.20,44,-5,58.57</text:p>
      <text:p text:style-name="P3">,73.22,1039,1005,933,1006,912,922,990,8.40,8.50,21.20,43,-5,58.57</text:p>
      <text:p text:style-name="P3">,74.22,1039,1005,933,1006,912,922,991,8.20,8.50,21.20,43,-5,58.57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6,0.09,1041,1006,934,1011,914,923,987,0.00,8.50,21.20,0,0,1.43</text:p>
      <text:p text:style-name="P3">,1.09,1040,1006,935,1011,914,923,987,0.00,8.50,21.20,0,0,4.29</text:p>
      <text:p text:style-name="P3">,2.09,1040,1006,934,1012,914,923,987,3.10,8.50,21.20,1,0,7.14</text:p>
      <text:p text:style-name="P3">,3.09,1040,1006,934,1012,913,923,986,3.20,8.50,21.20,2,0,10.00</text:p>
      <text:p text:style-name="P3">,4.09,1040,1006,934,1013,913,923,987,3.00,8.50,21.20,5,1,12.86</text:p>
      <text:p text:style-name="P3">,5.09,1040,1006,934,1013,913,923,986,3.30,8.50,21.20,5,1,15.71</text:p>
      <text:p text:style-name="P3">,6.09,1040,1006,934,1013,913,923,987,3.60,8.50,21.20,7,1,17.14</text:p>
      <text:p text:style-name="P3">,7.10,1040,1006,934,1013,913,923,986,3.80,8.50,21.20,8,1,20.00</text:p>
      <text:p text:style-name="P3">,8.10,1040,1006,934,1013,913,923,986,4.30,8.50,21.20,10,1,22.86</text:p>
      <text:p text:style-name="P3">,9.10,1040,1006,934,1013,913,923,986,4.60,8.50,21.20,12,0,25.71</text:p>
      <text:p text:style-name="P3">,10.10,1040,1006,934,1013,913,923,986,4.70,8.50,21.20,14,0,28.57</text:p>
      <text:p text:style-name="P3">,11.10,1040,1006,934,1013,913,923,986,5.00,8.50,21.20,16,0,31.43</text:p>
      <text:p text:style-name="P3">,12.10,1040,1005,934,1013,913,922,986,5.40,8.50,21.20,18,0,34.29</text:p>
      <text:p text:style-name="P3">,13.11,1040,1005,934,1012,913,922,986,5.50,8.50,21.20,20,0,37.14</text:p>
      <text:p text:style-name="P3">,14.11,1040,1005,934,1012,913,922,986,5.90,8.50,21.20,23,0,40.00</text:p>
      <text:p text:style-name="P3">,15.11,1039,1005,934,1012,912,922,986,6.50,8.50,21.20,29,-1,42.86</text:p>
      <text:p text:style-name="P3">,16.11,1039,1005,933,1011,912,922,986,7.00,8.50,21.20,32,-2,45.71</text:p>
      <text:p text:style-name="P3">,17.11,1039,1005,933,1011,912,922,985,7.40,8.50,21.20,34,-3,48.57</text:p>
      <text:p text:style-name="P3">,18.11,1039,1005,933,1010,912,922,986,7.50,8.50,21.20,37,-3,51.43</text:p>
      <text:p text:style-name="P3"><text:soft-page-break/>,19.12,1039,1005,933,1009,912,922,985,7.70,8.50,21.20,40,-4,54.29</text:p>
      <text:p text:style-name="P3">,20.12,1039,1005,933,1009,912,922,986,8.10,8.50,21.20,42,-5,55.71</text:p>
      <text:p text:style-name="P3">,21.12,1039,1005,933,1008,912,922,985,8.40,8.50,21.20,41,-4,55.71</text:p>
      <text:p text:style-name="P3">,22.12,1039,1005,933,1008,912,922,986,8.00,8.50,21.20,41,-4,55.71</text:p>
      <text:p text:style-name="P3">,23.12,1039,1005,933,1007,912,922,986,8.00,8.50,21.20,42,-4,55.71</text:p>
      <text:p text:style-name="P3">,24.13,1039,1005,933,1007,912,922,986,8.10,8.50,21.20,41,-4,55.71</text:p>
      <text:p text:style-name="P3">,25.13,1039,1005,933,1007,912,922,986,8.10,8.50,21.20,41,-4,55.71</text:p>
      <text:p text:style-name="P3">,26.13,1039,1005,933,1006,912,922,987,7.90,8.50,21.20,41,-4,55.71</text:p>
      <text:p text:style-name="P3">,27.13,1039,1005,933,1007,912,922,987,8.00,8.50,21.20,43,-5,57.14</text:p>
      <text:p text:style-name="P3">,28.13,1039,1005,933,1007,912,922,987,8.10,8.50,21.20,41,-4,57.14</text:p>
      <text:p text:style-name="P3">,29.13,1039,1005,933,1007,912,922,987,8.10,8.50,21.20,42,-5,57.14</text:p>
      <text:p text:style-name="P3">,30.13,1039,1005,933,1007,912,921,988,8.20,8.50,21.20,43,-5,57.14</text:p>
      <text:p text:style-name="P3">,31.13,1039,1005,933,1007,912,922,988,8.10,8.50,21.20,43,-5,57.14</text:p>
      <text:p text:style-name="P3">,32.14,1039,1005,933,1007,912,922,988,8.20,8.50,21.20,43,-5,57.14</text:p>
      <text:p text:style-name="P3">,33.14,1039,1005,933,1007,912,922,988,8.20,8.50,21.20,42,-4,57.14</text:p>
      <text:p text:style-name="P3">,34.14,1039,1005,933,1006,912,922,988,8.00,8.50,21.20,42,-4,57.14</text:p>
      <text:p text:style-name="P3">,35.14,1039,1005,933,1006,912,922,987,8.30,8.50,21.20,43,-5,57.14</text:p>
      <text:p text:style-name="P3">,36.14,1039,1005,933,1006,912,922,987,8.20,8.50,21.20,42,-4,57.14</text:p>
      <text:p text:style-name="P3">,37.15,1039,1005,933,1006,912,922,987,8.10,8.50,21.20,42,-4,57.14</text:p>
      <text:p text:style-name="P3">,38.15,1039,1005,933,1006,912,922,988,8.10,8.50,21.20,42,-5,57.14</text:p>
      <text:p text:style-name="P3">,39.15,1039,1005,933,1006,912,922,987,8.00,8.50,21.20,43,-5,57.14</text:p>
      <text:p text:style-name="P3">,40.15,1039,1005,933,1005,912,922,988,8.10,8.50,21.20,44,-5,57.14</text:p>
      <text:p text:style-name="P3">,41.15,1039,1005,933,1005,912,922,988,8.20,8.50,21.20,45,-5,57.14</text:p>
      <text:p text:style-name="P3">,42.15,1039,1005,933,1005,912,922,988,8.20,8.50,21.20,42,-5,57.14</text:p>
      <text:p text:style-name="P3">,43.15,1039,1005,933,1005,912,922,988,8.10,8.50,21.20,42,-5,57.14</text:p>
      <text:p text:style-name="P3">,44.16,1039,1005,933,1005,912,922,988,8.10,8.50,21.20,42,-4,57.14</text:p>
      <text:p text:style-name="P3">,45.16,1039,1005,933,1006,912,922,987,7.90,8.50,21.20,42,-5,58.57</text:p>
      <text:p text:style-name="P3">,46.16,1039,1005,933,1006,912,922,988,8.20,8.50,21.20,43,-5,58.57</text:p>
      <text:p text:style-name="P3">,47.16,1039,1005,933,1005,912,922,988,8.20,8.50,21.20,45,-5,58.57</text:p>
      <text:p text:style-name="P3">,48.16,1039,1005,933,1005,912,922,989,8.30,8.50,21.20,44,-5,58.57</text:p>
      <text:p text:style-name="P3">,49.17,1039,1005,933,1005,912,922,988,8.20,8.50,21.20,45,-5,58.57</text:p>
      <text:p text:style-name="P3">,50.17,1039,1005,933,1005,912,922,988,8.20,8.50,21.20,42,-5,58.57</text:p>
      <text:p text:style-name="P3">,51.17,1039,1005,933,1006,912,922,988,8.20,8.50,21.20,45,-5,58.57</text:p>
      <text:p text:style-name="P3">,52.17,1039,1005,933,1006,912,921,988,8.20,8.50,21.20,45,-5,58.57</text:p>
      <text:p text:style-name="P3">,53.17,1039,1005,933,1006,912,922,988,8.30,8.50,21.20,44,-5,58.57</text:p>
      <text:p text:style-name="P3">,54.18,1039,1005,933,1005,912,921,988,8.30,8.50,21.20,44,-5,58.57</text:p>
      <text:p text:style-name="P3">,55.18,1039,1005,933,1005,912,922,987,8.10,8.50,21.20,43,-5,58.57</text:p>
      <text:p text:style-name="P3">,56.18,1039,1005,933,1005,912,922,988,8.10,8.50,21.20,44,-5,58.57</text:p>
      <text:p text:style-name="P3">,57.18,1039,1005,933,1005,912,922,987,8.10,8.50,21.20,44,-5,58.57</text:p>
      <text:p text:style-name="P3">,58.18,1039,1005,933,1006,912,921,988,8.10,8.50,21.20,43,-5,58.57</text:p>
      <text:p text:style-name="P3">,59.19,1039,1005,933,1006,912,922,987,8.10,8.50,21.20,45,-5,58.57</text:p>
      <text:p text:style-name="P3">,60.19,1039,1005,933,1006,912,922,987,8.10,8.50,21.20,43,-5,58.57</text:p>
      <text:p text:style-name="P3">,61.19,1039,1005,933,1006,912,922,987,8.20,8.50,21.20,44,-5,58.57</text:p>
      <text:p text:style-name="P3">,62.19,1039,1005,933,1005,912,921,987,8.20,8.50,21.20,44,-5,58.57</text:p>
      <text:p text:style-name="P3">,63.19,1039,1004,933,1006,912,922,987,8.20,8.50,21.20,45,-5,58.57</text:p>
      <text:p text:style-name="P3">,64.19,1039,1005,933,1006,912,922,987,8.20,8.50,21.20,43,-5,58.57</text:p>
      <text:p text:style-name="P3">,65.20,1039,1005,933,1006,912,922,987,8.10,8.50,21.20,44,-5,58.57</text:p>
      <text:p text:style-name="P3">,66.20,1039,1005,933,1006,912,922,988,8.20,8.50,21.20,44,-5,58.57</text:p>
      <text:p text:style-name="P3">,67.20,1039,1005,933,1006,912,922,987,8.20,8.50,21.20,45,-5,58.57</text:p>
      <text:p text:style-name="P3"><text:soft-page-break/>,68.20,1039,1005,933,1006,912,922,988,8.10,8.50,21.20,43,-5,58.57</text:p>
      <text:p text:style-name="P3">,69.20,1039,1005,933,1007,912,922,988,8.10,8.50,21.20,43,-5,58.57</text:p>
      <text:p text:style-name="P3">,70.20,1039,1005,933,1007,912,922,989,8.10,8.50,21.20,43,-5,58.57</text:p>
      <text:p text:style-name="P3">,71.20,1039,1005,933,1007,912,922,988,8.20,8.50,21.20,44,-5,58.57</text:p>
      <text:p text:style-name="P3">,72.21,1039,1005,933,1007,912,922,989,8.20,8.50,21.20,44,-5,58.57</text:p>
      <text:p text:style-name="P3">,73.21,1039,1005,933,1007,912,922,988,8.10,8.50,21.20,43,-5,58.57</text:p>
      <text:p text:style-name="P3">,74.21,1039,1005,933,1007,912,922,988,8.10,8.50,21.20,45,-5,58.57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7,0.09,1041,1006,935,1012,914,923,984,0.00,8.50,21.20,0,0,1.43</text:p>
      <text:p text:style-name="P3">,1.09,1040,1006,934,1012,913,923,983,0.00,8.50,21.20,0,0,4.29</text:p>
      <text:p text:style-name="P3">,2.09,1040,1006,934,1013,913,923,984,3.60,8.50,21.20,1,0,7.14</text:p>
      <text:p text:style-name="P3">,3.09,1040,1006,934,1013,913,923,983,3.20,8.50,21.20,2,0,10.00</text:p>
      <text:p text:style-name="P3">,4.09,1040,1006,934,1014,913,923,984,2.90,8.50,21.20,4,1,12.86</text:p>
      <text:p text:style-name="P3">,5.10,1040,1006,934,1014,913,923,984,3.20,8.50,21.20,5,1,15.71</text:p>
      <text:p text:style-name="P3">,6.10,1040,1006,934,1014,913,923,984,3.60,8.50,21.20,7,1,17.14</text:p>
      <text:p text:style-name="P3">,7.10,1040,1006,934,1014,913,923,984,3.90,8.50,21.20,8,1,20.00</text:p>
      <text:p text:style-name="P3">,8.10,1040,1006,934,1014,913,923,984,4.30,8.50,21.20,10,1,22.86</text:p>
      <text:p text:style-name="P3">,9.10,1040,1006,934,1014,913,923,983,4.40,8.50,21.20,12,1,25.71</text:p>
      <text:p text:style-name="P3">,10.10,1040,1006,934,1014,913,923,983,4.80,8.50,21.20,13,0,28.57</text:p>
      <text:p text:style-name="P3">,11.10,1040,1006,934,1014,913,923,983,4.90,8.50,21.20,16,0,31.43</text:p>
      <text:p text:style-name="P3">,12.11,1040,1005,934,1014,913,923,983,5.40,8.50,21.20,18,0,34.29</text:p>
      <text:p text:style-name="P3">,13.11,1040,1005,934,1013,913,922,983,5.50,8.50,21.20,22,0,37.14</text:p>
      <text:p text:style-name="P3">,14.11,1040,1005,934,1013,913,922,983,6.00,8.50,21.20,24,0,40.00</text:p>
      <text:p text:style-name="P3">,15.11,1040,1005,934,1013,912,922,983,6.60,8.50,21.20,28,-1,42.86</text:p>
      <text:p text:style-name="P3">,16.11,1039,1005,934,1012,912,922,983,7.00,8.50,21.20,32,-2,45.71</text:p>
      <text:p text:style-name="P3">,17.12,1039,1005,933,1012,912,922,982,7.30,8.50,21.20,33,-3,48.57</text:p>
      <text:p text:style-name="P3">,18.12,1039,1005,933,1011,912,922,983,7.40,8.50,21.20,36,-3,51.43</text:p>
      <text:p text:style-name="P3">,19.12,1039,1005,933,1011,912,922,982,8.00,8.50,21.20,41,-4,54.29</text:p>
      <text:p text:style-name="P3">,20.12,1039,1005,933,1011,912,922,983,8.00,8.50,21.20,40,-4,54.29</text:p>
      <text:p text:style-name="P3">,21.12,1039,1005,933,1010,912,922,982,7.90,8.50,21.20,43,-5,57.14</text:p>
      <text:p text:style-name="P3">,22.12,1039,1005,933,1010,912,922,983,8.30,8.50,21.20,43,-5,57.14</text:p>
      <text:p text:style-name="P3">,23.13,1039,1005,933,1010,912,922,983,8.30,8.50,21.20,42,-5,57.14</text:p>
      <text:p text:style-name="P3">,24.13,1039,1005,933,1010,912,922,984,8.20,8.50,21.20,44,-5,57.14</text:p>
      <text:p text:style-name="P3">,25.13,1039,1005,933,1010,912,922,983,8.40,8.50,21.20,44,-5,57.14</text:p>
      <text:p text:style-name="P3">,26.13,1039,1005,933,1010,912,922,984,8.20,8.50,21.20,42,-5,57.14</text:p>
      <text:p text:style-name="P3">,27.13,1039,1005,933,1009,912,922,984,8.00,8.50,21.20,43,-5,57.14</text:p>
      <text:p text:style-name="P3">,28.14,1039,1005,933,1009,912,922,984,8.10,8.50,21.20,42,-5,57.14</text:p>
      <text:p text:style-name="P3">,29.14,1039,1005,933,1009,912,922,984,8.20,8.50,21.20,43,-5,57.14</text:p>
      <text:p text:style-name="P3">,30.14,1039,1005,933,1009,912,922,985,8.10,8.50,21.20,42,-5,57.14</text:p>
      <text:p text:style-name="P3">,31.14,1039,1005,933,1009,912,922,985,8.20,8.50,21.20,43,-5,57.14</text:p>
      <text:p text:style-name="P3">,32.14,1039,1005,933,1009,912,922,985,8.30,8.50,21.20,43,-5,57.14</text:p>
      <text:p text:style-name="P3">,33.15,1039,1005,933,1009,912,922,985,8.00,8.50,21.20,44,-5,57.14</text:p>
      <text:p text:style-name="P3">,34.15,1039,1005,933,1009,912,922,985,8.30,8.50,21.20,43,-5,57.14</text:p>
      <text:p text:style-name="P3">,35.15,1039,1005,933,1009,912,921,985,8.20,8.50,21.20,45,-5,57.14</text:p>
      <text:p text:style-name="P3">,36.15,1039,1005,933,1009,912,922,985,8.10,8.50,21.20,43,-5,57.14</text:p>
      <text:p text:style-name="P3">,37.15,1039,1005,933,1009,912,922,985,8.10,8.50,21.20,42,-5,57.14</text:p>
      <text:p text:style-name="P3"><text:soft-page-break/>,38.15,1039,1005,933,1009,912,922,984,8.00,8.50,21.20,43,-5,57.14</text:p>
      <text:p text:style-name="P3">,39.15,1039,1005,933,1009,912,922,984,8.20,8.50,21.20,44,-5,57.14</text:p>
      <text:p text:style-name="P3">,40.16,1039,1005,933,1009,912,922,984,8.10,8.50,21.20,42,-5,57.14</text:p>
      <text:p text:style-name="P3">,41.16,1039,1005,933,1009,912,921,984,8.10,8.50,21.20,44,-5,57.14</text:p>
      <text:p text:style-name="P3">,42.16,1039,1005,933,1009,912,922,984,8.20,8.50,21.20,42,-5,57.14</text:p>
      <text:p text:style-name="P3">,43.16,1039,1005,933,1008,912,922,983,8.10,8.50,21.20,42,-5,57.14</text:p>
      <text:p text:style-name="P3">,44.17,1039,1005,933,1008,912,922,983,8.20,8.50,21.20,43,-5,57.14</text:p>
      <text:p text:style-name="P3">,45.17,1039,1005,933,1008,912,922,984,7.90,8.50,21.20,43,-5,58.57</text:p>
      <text:p text:style-name="P3">,46.17,1039,1005,933,1008,912,921,984,8.20,8.50,21.20,44,-5,58.57</text:p>
      <text:p text:style-name="P3">,47.17,1039,1004,933,1008,912,922,984,8.20,8.50,21.20,45,-5,58.57</text:p>
      <text:p text:style-name="P3">,48.17,1039,1005,933,1008,912,922,985,8.30,8.50,21.20,43,-5,58.57</text:p>
      <text:p text:style-name="P3">,49.17,1039,1005,933,1008,912,922,984,8.20,8.50,21.20,44,-5,58.57</text:p>
      <text:p text:style-name="P3">,50.18,1039,1005,933,1008,912,922,984,8.20,8.50,21.20,44,-5,58.57</text:p>
      <text:p text:style-name="P3">,51.18,1039,1004,933,1008,912,922,984,8.20,8.50,21.20,44,-5,58.57</text:p>
      <text:p text:style-name="P3">,52.18,1039,1005,933,1008,912,922,985,8.20,8.50,21.20,44,-5,58.57</text:p>
      <text:p text:style-name="P3">,53.18,1039,1005,933,1008,912,922,985,8.30,8.50,21.20,43,-5,58.57</text:p>
      <text:p text:style-name="P3">,54.18,1039,1005,933,1008,912,922,985,8.30,8.50,21.20,43,-5,58.57</text:p>
      <text:p text:style-name="P3">,55.19,1039,1005,933,1008,912,922,985,8.10,8.50,21.20,44,-5,58.57</text:p>
      <text:p text:style-name="P3">,56.19,1039,1005,933,1008,912,922,985,8.10,8.50,21.20,43,-5,58.57</text:p>
      <text:p text:style-name="P3">,57.19,1039,1005,933,1008,912,922,985,8.10,8.50,21.20,43,-5,58.57</text:p>
      <text:p text:style-name="P3">,58.19,1039,1005,933,1008,912,922,985,8.10,8.50,21.20,43,-5,58.57</text:p>
      <text:p text:style-name="P3">,59.19,1039,1005,933,1008,912,922,985,8.10,8.50,21.20,43,-4,58.57</text:p>
      <text:p text:style-name="P3">,60.19,1039,1005,933,1008,912,922,985,8.10,8.50,21.20,43,-5,58.57</text:p>
      <text:p text:style-name="P3">,61.20,1039,1005,933,1008,912,922,985,8.10,8.50,21.20,44,-5,58.57</text:p>
      <text:p text:style-name="P3">,62.20,1039,1005,933,1008,912,922,986,8.20,8.50,21.20,43,-5,58.57</text:p>
      <text:p text:style-name="P3">,63.20,1039,1005,933,1008,912,922,986,8.20,8.50,21.20,44,-5,58.57</text:p>
      <text:p text:style-name="P3">,64.20,1039,1005,933,1008,912,922,986,8.10,8.50,21.20,43,-5,58.57</text:p>
      <text:p text:style-name="P3">,65.20,1039,1004,933,1008,912,922,986,8.20,8.50,21.20,44,-5,58.57</text:p>
      <text:p text:style-name="P3">,66.20,1039,1004,933,1008,912,922,987,8.20,8.50,21.20,44,-5,58.57</text:p>
      <text:p text:style-name="P3">,67.21,1039,1004,933,1008,912,921,986,8.20,8.50,21.20,45,-5,58.57</text:p>
      <text:p text:style-name="P3">,68.21,1039,1004,933,1008,912,922,987,8.10,8.50,21.20,45,-5,58.57</text:p>
      <text:p text:style-name="P3">,69.21,1039,1005,933,1008,912,922,987,8.10,8.50,21.20,44,-5,58.57</text:p>
      <text:p text:style-name="P3">,70.21,1039,1005,933,1008,912,922,988,8.20,8.50,21.20,42,-5,58.57</text:p>
      <text:p text:style-name="P3">,71.21,1039,1005,933,1008,912,922,987,8.10,8.50,21.20,44,-5,58.57</text:p>
      <text:p text:style-name="P3">,72.21,1039,1005,933,1008,912,922,988,8.20,8.50,21.20,43,-5,58.57</text:p>
      <text:p text:style-name="P3">,73.21,1039,1005,933,1008,912,922,988,8.10,8.50,21.20,43,-5,58.57</text:p>
      <text:p text:style-name="P3">,74.22,1039,1005,933,1008,912,922,988,8.20,8.50,21.20,43,-5,58.57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8,0.09,1041,1006,935,1013,914,923,987,0.00,8.50,21.20,0,0,1.43</text:p>
      <text:p text:style-name="P3">,1.09,1040,1006,935,1013,914,923,987,0.00,8.50,21.20,0,0,4.29</text:p>
      <text:p text:style-name="P3">,2.09,1040,1006,935,1014,913,923,987,3.10,8.50,21.20,1,0,7.14</text:p>
      <text:p text:style-name="P3">,3.09,1040,1006,934,1014,913,923,987,3.10,8.50,21.20,2,0,10.00</text:p>
      <text:p text:style-name="P3">,4.09,1040,1006,934,1014,913,923,987,3.00,8.50,21.20,4,1,12.86</text:p>
      <text:p text:style-name="P3">,5.09,1040,1006,934,1015,913,923,987,3.10,8.50,21.20,5,1,15.71</text:p>
      <text:p text:style-name="P3">,6.09,1040,1006,934,1015,913,923,987,3.50,8.50,21.20,6,1,18.57</text:p>
      <text:p text:style-name="P3">,7.10,1040,1006,934,1015,913,923,987,3.70,8.50,21.20,9,1,21.43</text:p>
      <text:p text:style-name="P3"><text:soft-page-break/>,8.10,1040,1006,934,1015,913,923,987,4.40,8.50,21.20,11,1,24.29</text:p>
      <text:p text:style-name="P3">,9.10,1040,1006,934,1015,913,923,987,4.60,8.50,21.20,12,1,27.14</text:p>
      <text:p text:style-name="P3">,10.10,1040,1006,934,1015,913,923,987,4.90,8.50,21.20,14,0,30.00</text:p>
      <text:p text:style-name="P3">,11.10,1040,1006,934,1015,913,923,987,5.00,8.50,21.20,16,0,31.43</text:p>
      <text:p text:style-name="P3">,12.10,1040,1005,934,1015,913,922,987,5.40,8.50,21.20,18,0,34.29</text:p>
      <text:p text:style-name="P3">,13.11,1040,1005,934,1015,913,923,987,5.50,8.50,21.20,20,0,37.14</text:p>
      <text:p text:style-name="P3">,14.11,1040,1005,934,1015,913,922,987,5.90,8.50,21.20,23,0,40.00</text:p>
      <text:p text:style-name="P3">,15.11,1039,1005,934,1015,912,922,986,6.30,8.50,21.20,28,-1,42.86</text:p>
      <text:p text:style-name="P3">,16.11,1039,1005,934,1014,912,922,986,7.20,8.50,21.30,32,-2,45.71</text:p>
      <text:p text:style-name="P3">,17.11,1039,1005,933,1014,912,922,985,7.40,8.50,21.20,36,-3,48.57</text:p>
      <text:p text:style-name="P3">,18.11,1039,1005,933,1014,912,922,984,7.60,8.50,21.20,36,-3,51.43</text:p>
      <text:p text:style-name="P3">,19.11,1039,1005,933,1013,912,922,984,7.70,8.50,21.20,39,-4,54.29</text:p>
      <text:p text:style-name="P3">,20.12,1039,1005,933,1013,912,922,985,8.00,8.50,21.20,43,-5,55.71</text:p>
      <text:p text:style-name="P3">,21.12,1039,1005,933,1013,912,922,985,8.40,8.50,21.20,42,-5,55.71</text:p>
      <text:p text:style-name="P3">,22.12,1039,1005,933,1013,912,922,985,7.90,8.50,21.20,42,-4,55.71</text:p>
      <text:p text:style-name="P3">,23.12,1039,1005,933,1012,912,922,985,8.10,8.50,21.20,42,-5,57.14</text:p>
      <text:p text:style-name="P3">,24.12,1039,1005,933,1012,912,922,985,8.10,8.50,21.20,42,-5,57.14</text:p>
      <text:p text:style-name="P3">,25.12,1039,1005,933,1012,912,922,985,8.20,8.50,21.20,45,-5,57.14</text:p>
      <text:p text:style-name="P3">,26.13,1039,1005,933,1012,912,922,986,8.20,8.50,21.20,43,-5,57.14</text:p>
      <text:p text:style-name="P3">,27.13,1039,1005,933,1011,912,922,986,8.00,8.50,21.20,42,-5,57.14</text:p>
      <text:p text:style-name="P3">,28.13,1039,1005,933,1011,912,922,986,8.10,8.50,21.20,42,-5,57.14</text:p>
      <text:p text:style-name="P3">,29.13,1039,1005,933,1011,912,922,986,8.10,8.50,21.20,42,-5,57.14</text:p>
      <text:p text:style-name="P3">,30.13,1039,1005,933,1011,912,922,986,8.10,8.50,21.20,43,-5,57.14</text:p>
      <text:p text:style-name="P3">,31.13,1039,1005,933,1011,912,922,985,8.20,8.50,21.20,44,-5,57.14</text:p>
      <text:p text:style-name="P3">,32.14,1039,1005,933,1011,912,922,986,8.20,8.50,21.20,43,-5,57.14</text:p>
      <text:p text:style-name="P3">,33.14,1039,1005,933,1011,912,922,986,8.20,8.50,21.20,44,-5,57.14</text:p>
      <text:p text:style-name="P3">,34.14,1039,1005,933,1010,912,922,986,8.00,8.50,21.20,42,-5,57.14</text:p>
      <text:p text:style-name="P3">,35.14,1039,1005,933,1010,912,922,985,8.20,8.50,21.20,43,-5,57.14</text:p>
      <text:p text:style-name="P3">,36.14,1039,1005,933,1010,912,922,985,8.00,8.50,21.20,42,-5,57.14</text:p>
      <text:p text:style-name="P3">,37.14,1039,1005,933,1010,912,922,985,8.10,8.50,21.20,43,-5,57.14</text:p>
      <text:p text:style-name="P3">,38.15,1039,1005,933,1009,912,922,985,8.10,8.50,21.20,42,-5,57.14</text:p>
      <text:p text:style-name="P3">,39.15,1039,1005,933,1009,912,922,985,8.00,8.50,21.20,43,-5,57.14</text:p>
      <text:p text:style-name="P3">,40.15,1039,1005,933,1009,912,922,985,8.10,8.50,21.20,41,-4,57.14</text:p>
      <text:p text:style-name="P3">,41.15,1039,1005,933,1009,912,922,984,8.00,8.50,21.20,43,-5,57.14</text:p>
      <text:p text:style-name="P3">,42.15,1039,1005,933,1008,912,922,985,8.20,8.50,21.20,41,-5,57.14</text:p>
      <text:p text:style-name="P3">,43.15,1039,1005,933,1008,912,922,984,8.10,8.50,21.20,41,-4,57.14</text:p>
      <text:p text:style-name="P3">,44.16,1039,1005,933,1008,912,922,985,8.10,8.50,21.20,43,-5,57.14</text:p>
      <text:p text:style-name="P3">,45.16,1039,1005,933,1008,912,922,984,8.20,8.50,21.20,44,-5,57.14</text:p>
      <text:p text:style-name="P3">,46.16,1039,1005,933,1008,912,922,984,8.20,8.50,21.20,43,-5,57.14</text:p>
      <text:p text:style-name="P3">,47.16,1039,1005,933,1008,912,922,984,8.00,8.50,21.20,43,-4,57.14</text:p>
      <text:p text:style-name="P3">,48.16,1039,1005,933,1007,912,922,985,8.00,8.50,21.20,42,-5,57.14</text:p>
      <text:p text:style-name="P3">,49.17,1039,1005,933,1007,912,922,984,8.00,8.50,21.20,42,-5,57.14</text:p>
      <text:p text:style-name="P3">,50.17,1039,1005,933,1007,912,922,985,8.00,8.50,21.20,42,-5,57.14</text:p>
      <text:p text:style-name="P3">,51.17,1039,1005,933,1007,912,922,985,8.00,8.50,21.20,42,-5,57.14</text:p>
      <text:p text:style-name="P3">,52.17,1039,1005,933,1007,912,922,986,7.90,8.50,21.20,43,-5,58.57</text:p>
      <text:p text:style-name="P3">,53.17,1039,1005,933,1007,912,922,986,8.20,8.50,21.20,44,-5,58.57</text:p>
      <text:p text:style-name="P3">,54.17,1039,1004,933,1007,912,922,986,8.30,8.50,21.20,44,-5,58.57</text:p>
      <text:p text:style-name="P3">,55.17,1039,1005,933,1007,912,922,986,8.30,8.50,21.20,43,-5,58.57</text:p>
      <text:p text:style-name="P3">,56.18,1039,1005,933,1007,912,922,986,8.00,8.50,21.20,43,-5,58.57</text:p>
      <text:p text:style-name="P3"><text:soft-page-break/>,57.18,1039,1005,933,1007,912,922,986,8.10,8.50,21.20,43,-5,58.57</text:p>
      <text:p text:style-name="P3">,58.18,1039,1005,933,1007,912,922,987,8.10,8.50,21.20,43,-5,58.57</text:p>
      <text:p text:style-name="P3">,59.18,1039,1005,933,1007,912,922,987,8.10,8.50,21.20,42,-5,58.57</text:p>
      <text:p text:style-name="P3">,60.18,1039,1005,933,1007,912,921,987,8.10,8.50,21.20,44,-5,58.57</text:p>
      <text:p text:style-name="P3">,61.19,1039,1005,933,1007,912,922,987,8.30,8.50,21.20,43,-5,58.57</text:p>
      <text:p text:style-name="P3">,62.19,1039,1005,933,1007,912,922,987,8.10,8.50,21.20,43,-5,58.57</text:p>
      <text:p text:style-name="P3">,63.19,1039,1005,933,1007,912,922,987,8.00,8.50,21.20,44,-5,58.57</text:p>
      <text:p text:style-name="P3">,64.19,1039,1005,933,1007,912,921,988,8.20,8.50,21.20,45,-5,58.57</text:p>
      <text:p text:style-name="P3">,65.19,1039,1005,933,1008,912,922,988,8.00,8.50,21.20,43,-5,58.57</text:p>
      <text:p text:style-name="P3">,66.19,1039,1005,933,1008,912,922,988,8.00,8.50,21.20,43,-5,58.57</text:p>
      <text:p text:style-name="P3">,67.19,1039,1005,933,1008,912,922,988,8.10,8.50,21.20,44,-5,58.57</text:p>
      <text:p text:style-name="P3">,68.20,1039,1005,933,1008,912,922,988,8.20,8.50,21.20,43,-5,58.57</text:p>
      <text:p text:style-name="P3">,69.20,1039,1005,933,1008,912,922,988,8.10,8.50,21.20,42,-5,58.57</text:p>
      <text:p text:style-name="P3">,70.20,1039,1005,933,1008,912,922,988,8.10,8.50,21.20,44,-5,58.57</text:p>
      <text:p text:style-name="P3">,71.20,1039,1005,933,1008,912,921,988,8.10,8.50,21.20,44,-5,58.57</text:p>
      <text:p text:style-name="P3">,72.20,1039,1005,933,1008,912,922,989,8.10,8.50,21.20,43,-5,58.57</text:p>
      <text:p text:style-name="P3">,73.20,1039,1005,933,1008,912,922,989,8.10,8.50,21.20,45,-5,58.57</text:p>
      <text:p text:style-name="P3">,74.21,1039,1005,933,1008,912,922,989,8.20,8.50,21.20,43,-5,58.57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9,0.09,1041,1006,934,1013,914,923,988,0.00,8.50,21.20,0,0,1.43</text:p>
      <text:p text:style-name="P3">,1.09,1041,1006,934,1013,914,923,987,0.00,8.50,21.20,0,0,4.29</text:p>
      <text:p text:style-name="P3">,2.09,1040,1006,934,1014,913,923,988,3.10,8.50,21.20,0,0,5.71</text:p>
      <text:p text:style-name="P3">,3.09,1040,1006,934,1014,913,923,988,3.10,8.50,21.20,2,0,8.57</text:p>
      <text:p text:style-name="P3">,4.09,1040,1006,934,1015,913,923,988,2.70,8.50,21.20,3,0,11.43</text:p>
      <text:p text:style-name="P3">,5.09,1040,1006,934,1015,913,923,987,3.20,8.50,21.20,5,1,14.29</text:p>
      <text:p text:style-name="P3">,6.10,1040,1006,934,1015,913,923,988,3.60,8.50,21.20,6,1,17.14</text:p>
      <text:p text:style-name="P3">,7.10,1040,1006,934,1015,913,923,988,3.70,8.50,21.20,8,1,20.00</text:p>
      <text:p text:style-name="P3">,8.10,1040,1006,934,1015,913,923,989,4.20,8.50,21.20,10,1,22.86</text:p>
      <text:p text:style-name="P3">,9.10,1040,1006,934,1015,913,923,988,4.60,8.50,21.20,12,1,25.71</text:p>
      <text:p text:style-name="P3">,10.10,1040,1006,934,1015,913,923,989,4.70,8.50,21.20,14,0,28.57</text:p>
      <text:p text:style-name="P3">,11.10,1040,1006,934,1015,913,923,989,5.00,8.50,21.20,15,0,31.43</text:p>
      <text:p text:style-name="P3">,12.11,1040,1005,934,1015,913,923,989,5.30,8.50,21.20,18,0,34.29</text:p>
      <text:p text:style-name="P3">,13.11,1040,1005,934,1015,913,922,989,5.50,8.50,21.20,20,0,37.14</text:p>
      <text:p text:style-name="P3">,14.11,1040,1005,934,1015,913,922,989,5.80,8.50,21.20,23,0,40.00</text:p>
      <text:p text:style-name="P3">,15.11,1040,1005,934,1015,912,922,988,6.10,8.50,21.20,28,-1,42.86</text:p>
      <text:p text:style-name="P3">,16.11,1039,1005,934,1014,912,922,988,7.20,8.50,21.20,31,-2,45.71</text:p>
      <text:p text:style-name="P3">,17.11,1039,1005,933,1014,912,922,988,7.10,8.50,21.20,33,-2,48.57</text:p>
      <text:p text:style-name="P3">,18.12,1039,1005,933,1013,912,922,988,7.40,8.50,21.20,37,-3,51.43</text:p>
      <text:p text:style-name="P3">,19.12,1039,1005,933,1013,912,922,987,7.90,8.50,21.20,40,-4,54.29</text:p>
      <text:p text:style-name="P3">,20.12,1039,1005,933,1013,912,922,987,8.10,8.50,21.20,41,-4,55.71</text:p>
      <text:p text:style-name="P3">,21.12,1039,1005,933,1012,912,922,987,8.10,8.50,21.20,42,-5,55.71</text:p>
      <text:p text:style-name="P3">,22.12,1039,1005,933,1012,912,922,988,8.10,8.50,21.20,41,-4,55.71</text:p>
      <text:p text:style-name="P3">,23.12,1039,1005,933,1011,912,922,988,8.00,8.50,21.20,42,-4,55.71</text:p>
      <text:p text:style-name="P3">,24.13,1039,1005,933,1011,912,922,988,8.00,8.50,21.20,42,-5,55.71</text:p>
      <text:p text:style-name="P3">,25.13,1039,1005,933,1010,912,922,988,8.10,8.50,21.20,41,-4,55.71</text:p>
      <text:p text:style-name="P3">,26.13,1039,1005,933,1010,912,922,989,8.10,8.50,21.20,42,-5,58.57</text:p>
      <text:p text:style-name="P3"><text:soft-page-break/>,27.13,1039,1005,933,1010,912,922,988,8.20,8.50,21.20,44,-5,58.57</text:p>
      <text:p text:style-name="P3">,28.13,1039,1005,933,1010,912,921,988,8.40,8.50,21.20,43,-5,58.57</text:p>
      <text:p text:style-name="P3">,29.14,1039,1005,933,1009,912,922,987,8.30,8.50,21.20,44,-5,58.57</text:p>
      <text:p text:style-name="P3">,30.14,1039,1004,933,1009,912,922,988,8.20,8.50,21.20,45,-5,58.57</text:p>
      <text:p text:style-name="P3">,31.14,1039,1005,933,1009,912,922,988,8.20,8.50,21.20,45,-5,58.57</text:p>
      <text:p text:style-name="P3">,32.14,1039,1005,933,1009,912,922,989,8.20,8.50,21.20,43,-5,58.57</text:p>
      <text:p text:style-name="P3">,33.14,1039,1005,933,1009,912,922,989,8.20,8.50,21.20,44,-5,58.57</text:p>
      <text:p text:style-name="P3">,34.15,1039,1005,933,1009,912,922,989,8.30,8.50,21.20,43,-5,58.57</text:p>
      <text:p text:style-name="P3">,35.15,1039,1005,933,1008,912,921,989,8.20,8.50,21.20,44,-5,58.57</text:p>
      <text:p text:style-name="P3">,36.15,1039,1005,933,1008,912,922,990,8.30,8.50,21.20,44,-5,58.57</text:p>
      <text:p text:style-name="P3">,37.15,1039,1005,933,1008,912,922,990,8.40,8.50,21.20,43,-5,58.57</text:p>
      <text:p text:style-name="P3">,38.15,1039,1005,933,1008,912,922,990,8.20,8.50,21.20,44,-5,58.57</text:p>
      <text:p text:style-name="P3">,39.15,1039,1005,933,1008,912,922,990,8.20,8.50,21.20,43,-5,58.57</text:p>
      <text:p text:style-name="P3">,40.16,1039,1005,933,1007,912,921,990,8.20,8.50,21.20,44,-5,58.57</text:p>
      <text:p text:style-name="P3">,41.16,1039,1005,933,1007,912,922,989,8.20,8.50,21.20,44,-5,58.57</text:p>
      <text:p text:style-name="P3">,42.16,1039,1005,933,1007,912,921,989,8.20,8.50,21.20,43,-5,58.57</text:p>
      <text:p text:style-name="P3">,43.16,1039,1005,933,1007,912,922,989,8.10,8.50,21.20,42,-5,58.57</text:p>
      <text:p text:style-name="P3">,44.16,1039,1005,933,1007,912,922,988,8.20,8.50,21.20,43,-5,58.57</text:p>
      <text:p text:style-name="P3">,45.16,1039,1005,933,1007,912,922,988,8.20,8.50,21.20,43,-5,58.57</text:p>
      <text:p text:style-name="P3">,46.17,1039,1005,933,1007,912,922,988,8.20,8.50,21.20,43,-5,58.57</text:p>
      <text:p text:style-name="P3">,47.17,1039,1005,933,1007,912,922,988,8.00,8.50,21.20,43,-5,58.57</text:p>
      <text:p text:style-name="P3">,48.17,1039,1005,933,1007,912,922,989,8.20,8.50,21.20,43,-5,58.57</text:p>
      <text:p text:style-name="P3">,49.17,1039,1005,933,1006,912,922,988,8.20,8.50,21.20,44,-5,58.57</text:p>
      <text:p text:style-name="P3">,50.17,1039,1005,933,1006,912,922,989,8.20,8.50,21.20,43,-5,58.57</text:p>
      <text:p text:style-name="P3">,51.18,1039,1005,933,1006,912,922,989,8.30,8.50,21.20,43,-5,58.57</text:p>
      <text:p text:style-name="P3">,52.18,1039,1005,933,1006,912,922,989,8.30,8.50,21.20,43,-5,58.57</text:p>
      <text:p text:style-name="P3">,53.18,1039,1005,933,1006,912,922,989,8.00,8.50,21.20,43,-5,58.57</text:p>
      <text:p text:style-name="P3">,54.18,1039,1005,933,1006,912,922,989,8.30,8.50,21.20,43,-5,58.57</text:p>
      <text:p text:style-name="P3">,55.18,1039,1005,933,1006,912,922,988,8.10,8.50,21.20,43,-5,58.57</text:p>
      <text:p text:style-name="P3">,56.18,1039,1005,933,1007,912,922,988,8.10,8.50,21.20,42,-5,58.57</text:p>
      <text:p text:style-name="P3">,57.18,1039,1005,933,1007,912,922,987,8.10,8.50,21.20,43,-5,58.57</text:p>
      <text:p text:style-name="P3">,58.19,1039,1004,933,1007,912,922,988,8.10,8.50,21.20,43,-5,58.57</text:p>
      <text:p text:style-name="P3">,59.19,1039,1004,933,1007,912,922,988,8.10,8.50,21.20,44,-5,58.57</text:p>
      <text:p text:style-name="P3">,60.19,1039,1005,933,1007,912,922,988,8.10,8.50,21.20,44,-5,58.57</text:p>
      <text:p text:style-name="P3">,61.19,1039,1005,933,1007,912,922,988,8.10,8.50,21.20,43,-5,58.57</text:p>
      <text:p text:style-name="P3">,62.19,1039,1005,933,1007,912,922,989,8.10,8.50,21.20,42,-5,58.57</text:p>
      <text:p text:style-name="P3">,63.19,1039,1005,933,1007,912,922,988,8.00,8.50,21.20,43,-5,58.57</text:p>
      <text:p text:style-name="P3">,64.19,1039,1005,933,1007,912,922,989,8.20,8.50,21.20,44,-5,58.57</text:p>
      <text:p text:style-name="P3">,65.20,1039,1005,933,1007,912,922,989,8.20,8.50,21.20,44,-5,58.57</text:p>
      <text:p text:style-name="P3">,66.20,1039,1005,933,1007,912,922,989,8.20,8.50,21.20,44,-5,58.57</text:p>
      <text:p text:style-name="P3">,67.20,1039,1005,933,1007,912,922,988,8.20,8.50,21.20,44,-5,58.57</text:p>
      <text:p text:style-name="P3">,68.20,1039,1005,933,1007,912,922,989,8.20,8.50,21.20,43,-5,58.57</text:p>
      <text:p text:style-name="P3">,69.20,1039,1005,933,1007,912,922,989,8.10,8.50,21.20,45,-5,58.57</text:p>
      <text:p text:style-name="P3">,70.20,1039,1005,933,1007,912,922,989,8.20,8.50,21.20,43,-5,58.57</text:p>
      <text:p text:style-name="P3">,71.21,1039,1005,933,1008,912,921,988,8.10,8.50,21.20,43,-5,58.57</text:p>
      <text:p text:style-name="P3">,72.21,1039,1005,933,1008,912,922,989,8.10,8.50,21.20,44,-5,58.57</text:p>
      <text:p text:style-name="P3">,73.21,1039,1005,933,1008,912,921,988,8.10,8.50,21.20,42,-5,58.57</text:p>
      <text:p text:style-name="P3">,74.21,1039,1005,933,1008,912,922,989,8.10,8.50,21.20,42,-5,58.57</text:p>
      <text:p text:style-name="P3"><text:soft-page-break/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10,0.09,1041,1006,934,1012,914,923,988,0.00,8.50,21.20,0,0,1.43</text:p>
      <text:p text:style-name="P3">,1.09,1040,1006,934,1013,914,923,987,0.00,8.50,21.20,0,0,4.29</text:p>
      <text:p text:style-name="P3">,2.09,1040,1006,934,1013,913,923,986,3.20,8.50,21.20,1,0,7.14</text:p>
      <text:p text:style-name="P3">,3.09,1040,1006,934,1014,913,923,986,3.10,8.50,21.20,3,0,10.00</text:p>
      <text:p text:style-name="P3">,4.09,1040,1006,934,1014,913,923,986,3.10,8.50,21.20,4,1,12.86</text:p>
      <text:p text:style-name="P3">,5.10,1040,1006,934,1014,913,923,986,3.10,8.50,21.20,5,1,15.71</text:p>
      <text:p text:style-name="P3">,6.10,1040,1006,934,1015,913,923,986,3.60,8.50,21.20,7,1,18.57</text:p>
      <text:p text:style-name="P3">,7.10,1040,1006,934,1015,913,923,985,3.80,8.50,21.20,8,1,21.43</text:p>
      <text:p text:style-name="P3">,8.10,1040,1006,934,1015,913,923,985,4.20,8.50,21.20,10,1,24.29</text:p>
      <text:p text:style-name="P3">,9.10,1040,1006,934,1015,913,923,984,4.60,8.50,21.20,12,0,27.14</text:p>
      <text:p text:style-name="P3">,10.10,1040,1006,934,1015,913,923,985,4.80,8.50,21.20,15,0,30.00</text:p>
      <text:p text:style-name="P3">,11.10,1040,1005,934,1015,913,923,985,5.00,8.50,21.20,16,0,32.86</text:p>
      <text:p text:style-name="P3">,12.11,1040,1005,934,1015,913,923,985,5.50,8.50,21.20,18,0,34.29</text:p>
      <text:p text:style-name="P3">,13.11,1040,1005,934,1015,913,923,985,5.50,8.50,21.20,19,0,37.14</text:p>
      <text:p text:style-name="P3">,14.11,1040,1005,934,1014,913,922,985,5.60,8.50,21.20,23,0,40.00</text:p>
      <text:p text:style-name="P3">,15.11,1039,1005,934,1014,912,922,985,6.30,8.50,21.20,29,-1,42.86</text:p>
      <text:p text:style-name="P3">,16.11,1039,1005,934,1014,912,922,985,7.00,8.50,21.20,32,-2,45.71</text:p>
      <text:p text:style-name="P3">,17.11,1039,1005,933,1014,912,922,984,7.40,8.50,21.20,34,-3,48.57</text:p>
      <text:p text:style-name="P3">,18.12,1039,1005,933,1014,912,922,985,7.40,8.50,21.20,35,-3,51.43</text:p>
      <text:p text:style-name="P3">,19.12,1039,1005,933,1013,912,922,985,7.70,8.50,21.20,39,-4,54.29</text:p>
      <text:p text:style-name="P3">,20.12,1039,1005,933,1013,912,922,985,8.10,8.50,21.20,41,-5,55.71</text:p>
      <text:p text:style-name="P3">,21.12,1039,1005,933,1012,912,922,985,8.20,8.50,21.20,42,-4,55.71</text:p>
      <text:p text:style-name="P3">,22.12,1039,1005,933,1012,912,922,985,8.10,8.50,21.20,42,-5,55.71</text:p>
      <text:p text:style-name="P3">,23.13,1039,1005,933,1012,912,922,985,8.00,8.50,21.20,43,-4,55.71</text:p>
      <text:p text:style-name="P3">,24.13,1039,1005,933,1012,912,922,985,8.00,8.50,21.20,41,-5,55.71</text:p>
      <text:p text:style-name="P3">,25.13,1039,1005,933,1012,912,922,985,7.90,8.50,21.20,43,-5,58.57</text:p>
      <text:p text:style-name="P3">,26.13,1039,1005,933,1012,912,922,985,8.30,8.50,21.20,44,-5,58.57</text:p>
      <text:p text:style-name="P3">,27.13,1039,1005,933,1012,912,922,985,8.30,8.50,21.20,44,-5,58.57</text:p>
      <text:p text:style-name="P3">,28.13,1039,1005,933,1012,912,922,985,8.10,8.50,21.20,43,-5,58.57</text:p>
      <text:p text:style-name="P3">,29.14,1039,1005,933,1012,912,922,984,8.10,8.50,21.20,43,-5,58.57</text:p>
      <text:p text:style-name="P3">,30.14,1039,1005,933,1012,912,922,985,8.20,8.50,21.20,44,-5,58.57</text:p>
      <text:p text:style-name="P3">,31.14,1039,1005,933,1012,912,922,985,8.20,8.50,21.20,43,-5,58.57</text:p>
      <text:p text:style-name="P3">,32.14,1039,1005,933,1012,912,922,985,8.20,8.50,21.20,42,-5,58.57</text:p>
      <text:p text:style-name="P3">,33.14,1039,1004,933,1012,912,922,985,8.20,8.50,21.20,45,-5,58.57</text:p>
      <text:p text:style-name="P3">,34.15,1039,1005,933,1012,912,922,986,8.20,8.50,21.20,43,-5,58.57</text:p>
      <text:p text:style-name="P3">,35.15,1039,1005,933,1011,912,921,986,8.20,8.50,21.20,44,-5,58.57</text:p>
      <text:p text:style-name="P3">,36.15,1039,1005,933,1011,912,922,987,8.30,8.50,21.20,42,-5,58.57</text:p>
      <text:p text:style-name="P3">,37.15,1039,1005,933,1011,912,922,987,8.10,8.50,21.20,43,-5,58.57</text:p>
      <text:p text:style-name="P3">,38.15,1039,1005,933,1011,912,922,987,8.10,8.50,21.20,43,-5,58.57</text:p>
      <text:p text:style-name="P3">,39.15,1039,1005,933,1011,912,922,987,8.20,8.50,21.20,45,-5,58.57</text:p>
      <text:p text:style-name="P3">,40.16,1039,1005,933,1011,912,922,987,8.40,8.50,21.20,43,-5,58.57</text:p>
      <text:p text:style-name="P3">,41.16,1039,1005,933,1011,912,922,987,8.10,8.50,21.20,44,-5,58.57</text:p>
      <text:p text:style-name="P3">,42.16,1039,1005,933,1011,912,922,988,8.10,8.50,21.20,43,-5,58.57</text:p>
      <text:p text:style-name="P3">,43.16,1039,1005,933,1011,912,922,988,8.20,8.50,21.20,43,-5,58.57</text:p>
      <text:p text:style-name="P3">,44.17,1039,1005,933,1011,912,922,988,8.20,8.50,21.20,43,-5,58.57</text:p>
      <text:p text:style-name="P3"><text:soft-page-break/>,45.17,1039,1005,933,1010,912,922,988,8.00,8.50,21.20,44,-5,58.57</text:p>
      <text:p text:style-name="P3">,46.17,1039,1005,933,1010,912,922,989,8.20,8.50,21.20,43,-5,58.57</text:p>
      <text:p text:style-name="P3">,47.17,1039,1005,933,1010,912,922,989,8.30,8.50,21.20,43,-5,58.57</text:p>
      <text:p text:style-name="P3">,48.17,1039,1005,933,1010,912,922,989,8.00,8.50,21.20,43,-5,58.57</text:p>
      <text:p text:style-name="P3">,49.17,1039,1005,933,1010,912,922,988,8.20,8.50,21.20,45,-5,58.57</text:p>
      <text:p text:style-name="P3">,50.17,1039,1005,933,1010,912,922,988,8.30,8.50,21.20,43,-5,58.57</text:p>
      <text:p text:style-name="P3">,51.17,1039,1005,933,1010,912,922,988,8.20,8.50,21.20,43,-5,58.57</text:p>
      <text:p text:style-name="P3">,52.17,1039,1005,933,1010,912,922,988,8.00,8.50,21.20,43,-5,58.57</text:p>
      <text:p text:style-name="P3">,53.17,1039,1005,933,1010,912,922,989,8.00,8.50,21.20,43,-5,58.57</text:p>
      <text:p text:style-name="P3">,54.18,1039,1005,933,1010,912,922,989,8.00,8.50,21.20,44,-5,58.57</text:p>
      <text:p text:style-name="P3">,55.18,1039,1005,933,1010,912,922,988,8.10,8.50,21.20,43,-5,58.57</text:p>
      <text:p text:style-name="P3">,56.18,1039,1005,933,1010,912,922,989,8.10,8.50,21.20,43,-5,58.57</text:p>
      <text:p text:style-name="P3">,57.18,1039,1005,933,1010,912,922,988,8.10,8.50,21.20,43,-5,58.57</text:p>
      <text:p text:style-name="P3">,58.18,1039,1004,933,1010,912,922,988,8.30,8.50,21.20,44,-5,58.57</text:p>
      <text:p text:style-name="P3">,59.19,1039,1005,933,1010,912,922,988,8.10,8.50,21.20,43,-5,58.57</text:p>
      <text:p text:style-name="P3">,60.19,1039,1005,933,1010,912,922,988,8.10,8.50,21.20,42,-5,58.57</text:p>
      <text:p text:style-name="P3">,61.19,1039,1005,933,1010,912,922,988,8.00,8.50,21.20,42,-5,58.57</text:p>
      <text:p text:style-name="P3">,62.19,1039,1005,933,1010,912,921,988,8.00,8.50,21.20,43,-5,58.57</text:p>
      <text:p text:style-name="P3">,63.19,1039,1005,933,1010,912,922,988,8.10,8.50,21.20,42,-5,58.57</text:p>
      <text:p text:style-name="P3">,64.19,1039,1005,933,1011,912,922,989,8.00,8.50,21.20,42,-5,58.57</text:p>
      <text:p text:style-name="P3">,65.19,1039,1005,933,1011,912,922,989,8.00,8.50,21.20,44,-5,58.57</text:p>
      <text:p text:style-name="P3">,66.20,1039,1005,933,1011,912,922,989,8.20,8.50,21.20,44,-5,58.57</text:p>
      <text:p text:style-name="P3">,67.20,1039,1005,933,1011,912,922,989,8.10,8.50,21.20,44,-5,58.57</text:p>
      <text:p text:style-name="P3">,68.20,1039,1005,933,1011,912,922,989,8.20,8.50,21.20,43,-5,58.57</text:p>
      <text:p text:style-name="P3">,69.20,1039,1005,933,1011,912,922,988,8.00,8.50,21.20,44,-5,58.57</text:p>
      <text:p text:style-name="P3">,70.20,1039,1005,933,1011,912,922,988,8.20,8.50,21.20,43,-5,58.57</text:p>
      <text:p text:style-name="P3">,71.20,1039,1005,933,1011,912,922,988,8.10,8.50,21.20,42,-5,58.57</text:p>
      <text:p text:style-name="P3">,72.20,1039,1005,933,1011,912,922,988,8.00,8.50,21.20,43,-5,58.57</text:p>
      <text:p text:style-name="P3">,73.20,1039,1005,933,1012,912,922,988,8.10,8.50,21.20,43,-5,58.57</text:p>
      <text:p text:style-name="P3">,74.21,1039,1005,933,1012,912,922,988,8.10,8.50,21.20,43,-5,58.57</text:p>
      <text:p text:style-name="P3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3">Trial Number: 11,0.09,1041,1006,935,1016,914,923,985,0.00,8.50,21.20,0,0,1.43</text:p>
      <text:p text:style-name="P3">,1.09,1040,1006,934,1016,914,923,985,0.00,8.50,21.20,0,0,4.29</text:p>
      <text:p text:style-name="P3">,2.09,1040,1006,934,1017,913,923,985,2.10,8.50,21.20,0,0,7.14</text:p>
      <text:p text:style-name="P3">,3.09,1040,1006,934,1017,913,923,985,3.00,8.50,21.20,2,0,10.00</text:p>
      <text:p text:style-name="P3">,4.09,1040,1006,934,1018,913,923,985,3.00,8.50,21.20,3,1,11.43</text:p>
      <text:p text:style-name="P3">,5.10,1040,1006,934,1018,913,923,985,2.90,8.50,21.30,4,1,14.29</text:p>
      <text:p text:style-name="P3">,6.10,1040,1006,934,1018,913,923,985,3.60,8.50,21.20,6,1,17.14</text:p>
      <text:p text:style-name="P3">,7.10,1040,1006,934,1018,913,923,985,3.70,8.50,21.30,8,1,20.00</text:p>
      <text:p text:style-name="P3">,8.10,1040,1006,934,1018,913,923,985,4.20,8.50,21.30,10,1,22.86</text:p>
      <text:p text:style-name="P3">,9.10,1040,1006,934,1018,913,923,984,4.30,8.50,21.30,11,1,25.71</text:p>
      <text:p text:style-name="P3">,10.10,1040,1006,934,1018,913,923,985,4.70,8.50,21.30,14,0,28.57</text:p>
      <text:p text:style-name="P3">,11.11,1040,1006,934,1018,913,923,984,5.10,8.50,21.30,15,0,31.43</text:p>
      <text:p text:style-name="P3">,12.11,1040,1005,934,1018,913,923,984,5.20,8.50,21.30,17,0,34.29</text:p>
      <text:p text:style-name="P3">,13.11,1040,1005,934,1018,913,922,984,5.50,8.50,21.30,20,0,37.14</text:p>
      <text:p text:style-name="P3">,14.11,1040,1005,934,1018,913,922,984,6.10,8.50,21.30,24,-1,40.00</text:p>
      <text:p text:style-name="P3"><text:soft-page-break/>,15.11,1040,1005,934,1017,913,922,984,6.30,8.50,21.30,26,-1,42.86</text:p>
      <text:p text:style-name="P3">,16.11,1039,1005,934,1017,912,922,984,6.70,8.50,21.30,32,-2,45.71</text:p>
      <text:p text:style-name="P3">,17.12,1039,1005,934,1017,912,922,983,7.40,8.50,21.30,33,-2,48.57</text:p>
      <text:p text:style-name="P3">,18.12,1039,1005,933,1016,912,922,983,7.40,8.50,21.30,35,-3,51.43</text:p>
      <text:p text:style-name="P3">,19.12,1039,1005,933,1016,912,922,982,7.70,8.50,21.20,40,-4,54.29</text:p>
      <text:p text:style-name="P3">,20.12,1039,1005,933,1015,912,922,982,8.10,8.50,21.20,42,-4,57.14</text:p>
      <text:p text:style-name="P3">,21.12,1039,1005,933,1015,912,922,982,8.40,8.50,21.20,42,-4,57.14</text:p>
      <text:p text:style-name="P3">,22.12,1039,1005,933,1015,912,922,983,8.30,8.50,21.20,43,-5,57.14</text:p>
      <text:p text:style-name="P3">,23.12,1039,1005,933,1014,912,922,983,8.30,8.50,21.20,42,-5,57.14</text:p>
      <text:p text:style-name="P3">,24.12,1039,1005,933,1014,912,922,983,8.20,8.50,21.20,43,-5,57.14</text:p>
      <text:p text:style-name="P3">,25.13,1039,1005,933,1013,912,922,983,8.10,8.50,21.20,42,-4,57.14</text:p>
      <text:p text:style-name="P3">,26.13,1039,1005,933,1013,912,922,984,8.10,8.50,21.20,43,-5,57.14</text:p>
      <text:p text:style-name="P3">,27.13,1039,1005,933,1013,912,922,984,7.90,8.50,21.20,43,-5,57.14</text:p>
      <text:p text:style-name="P3">,28.13,1039,1005,933,1013,912,922,984,8.10,8.50,21.20,42,-5,58.57</text:p>
      <text:p text:style-name="P3">,29.13,1039,1004,933,1012,912,922,984,8.10,8.50,21.20,45,-5,58.57</text:p>
      <text:p text:style-name="P3">,30.14,1039,1005,933,1012,912,922,985,8.40,8.50,21.20,44,-5,58.57</text:p>
      <text:p text:style-name="P3">,31.14,1039,1005,933,1012,912,922,985,8.20,8.50,21.20,44,-5,58.57</text:p>
      <text:p text:style-name="P3">,32.14,1039,1005,933,1011,912,922,986,8.30,8.50,21.20,43,-5,58.57</text:p>
      <text:p text:style-name="P3">,33.14,1039,1004,933,1011,912,922,985,8.20,8.50,21.20,45,-5,58.57</text:p>
      <text:p text:style-name="P3">,34.15,1039,1005,933,1011,912,922,986,8.20,8.50,21.20,44,-5,58.57</text:p>
      <text:p text:style-name="P3">,35.15,1039,1005,933,1011,912,922,985,8.20,8.50,21.20,43,-5,58.57</text:p>
      <text:p text:style-name="P3">,36.15,1039,1005,933,1010,912,922,986,8.30,8.50,21.20,43,-5,58.57</text:p>
      <text:p text:style-name="P3">,37.15,1039,1005,933,1011,912,922,985,8.10,8.50,21.20,44,-5,58.57</text:p>
      <text:p text:style-name="P3">,38.15,1039,1005,933,1011,912,922,986,8.00,8.50,21.20,42,-5,58.57</text:p>
      <text:p text:style-name="P3">,39.15,1039,1005,933,1010,912,922,986,8.10,8.50,21.20,43,-5,58.57</text:p>
      <text:p text:style-name="P3">,40.16,1039,1005,933,1010,912,922,986,8.10,8.50,21.20,42,-5,58.57</text:p>
      <text:p text:style-name="P3">,41.16,1039,1005,933,1010,912,922,986,8.00,8.50,21.20,42,-5,58.57</text:p>
      <text:p text:style-name="P3">,42.16,1039,1005,933,1010,912,922,986,8.20,8.50,21.20,43,-5,58.57</text:p>
      <text:p text:style-name="P3">,43.16,1039,1005,933,1010,912,922,986,8.10,8.50,21.20,43,-5,58.57</text:p>
      <text:p text:style-name="P3">,44.16,1039,1005,933,1010,912,922,986,8.10,8.50,21.20,42,-5,58.57</text:p>
      <text:p text:style-name="P3">,45.16,1039,1005,933,1009,912,922,986,8.20,8.50,21.20,44,-5,58.57</text:p>
      <text:p text:style-name="P3">,46.17,1039,1004,933,1009,912,922,987,8.20,8.50,21.20,45,-5,58.57</text:p>
      <text:p text:style-name="P3">,47.17,1039,1004,933,1009,912,922,986,8.20,8.50,21.20,44,-5,58.57</text:p>
      <text:p text:style-name="P3">,48.17,1039,1005,933,1009,912,922,987,8.00,8.50,21.20,43,-5,58.57</text:p>
      <text:p text:style-name="P3">,49.17,1039,1005,933,1009,912,922,987,8.20,8.50,21.20,43,-5,58.57</text:p>
      <text:p text:style-name="P3">,50.17,1039,1005,933,1009,912,922,987,8.20,8.50,21.20,45,-5,58.57</text:p>
      <text:p text:style-name="P3">,51.17,1039,1004,933,1008,912,922,987,8.20,8.50,21.20,44,-5,58.57</text:p>
      <text:p text:style-name="P3">,52.18,1039,1005,933,1008,912,922,988,8.20,8.50,21.20,43,-5,58.57</text:p>
      <text:p text:style-name="P3">,53.18,1039,1005,933,1008,912,922,988,8.10,8.50,21.20,43,-5,58.57</text:p>
      <text:p text:style-name="P3">,54.18,1039,1005,933,1008,912,922,988,8.00,8.50,21.20,42,-5,58.57</text:p>
      <text:p text:style-name="P3">,55.18,1039,1005,933,1008,912,922,988,8.30,8.50,21.20,43,-5,58.57</text:p>
      <text:p text:style-name="P3">,56.18,1039,1005,933,1009,912,922,988,8.10,8.50,21.20,42,-5,58.57</text:p>
      <text:p text:style-name="P3">,57.18,1039,1005,933,1009,912,922,987,8.10,8.50,21.20,44,-5,58.57</text:p>
      <text:p text:style-name="P3">,58.19,1039,1005,933,1009,912,922,988,8.10,8.50,21.20,43,-5,58.57</text:p>
      <text:p text:style-name="P3">,59.19,1039,1005,933,1009,912,922,987,8.10,8.50,21.20,43,-5,58.57</text:p>
      <text:p text:style-name="P3">,60.19,1039,1005,933,1009,912,922,988,8.10,8.50,21.20,43,-5,58.57</text:p>
      <text:p text:style-name="P3">,61.19,1039,1005,933,1009,912,922,987,8.10,8.50,21.20,44,-5,58.57</text:p>
      <text:p text:style-name="P3">,62.19,1039,1005,933,1009,912,922,988,8.10,8.50,21.20,44,-5,58.57</text:p>
      <text:p text:style-name="P3">,63.20,1039,1005,933,1009,912,922,988,8.20,8.50,21.20,43,-5,58.57</text:p>
      <text:p text:style-name="P3"><text:soft-page-break/>,64.20,1039,1005,933,1010,912,922,988,8.00,8.50,21.20,43,-5,58.57</text:p>
      <text:p text:style-name="P3">,65.20,1039,1005,933,1010,912,922,988,8.10,8.50,21.20,44,-5,58.57</text:p>
      <text:p text:style-name="P3">,66.20,1039,1005,933,1010,912,922,988,8.20,8.50,21.20,42,-5,58.57</text:p>
      <text:p text:style-name="P3">,67.20,1039,1005,933,1011,912,922,988,8.10,8.50,21.20,43,-5,58.57</text:p>
      <text:p text:style-name="P3">,68.20,1039,1005,933,1011,912,922,988,8.20,8.50,21.20,44,-5,58.57</text:p>
      <text:p text:style-name="P3">,69.20,1039,1005,933,1011,912,922,988,8.30,8.50,21.30,42,-5,58.57</text:p>
      <text:p text:style-name="P3">,70.21,1039,1005,933,1012,912,922,989,8.10,8.50,21.20,42,-5,58.57</text:p>
      <text:p text:style-name="P3">,71.21,1039,1005,933,1012,912,922,988,8.00,8.50,21.20,44,-5,58.57</text:p>
      <text:p text:style-name="P3">,72.21,1039,1005,933,1012,912,922,988,8.20,8.50,21.30,44,-5,58.57</text:p>
      <text:p text:style-name="P3">,73.21,1039,1004,933,1012,912,922,988,8.10,8.50,21.30,45,-5,58.57</text:p>
      <text:p text:style-name="P3">,74.21,1039,1005,933,1012,912,922,989,8.10,8.50,21.30,43,-5,58.57 </text:p>
      <text:p text:style-name="P3"/>
      <text:p text:style-name="P3">******</text:p>
      <text:p text:style-name="P4">5 degree AoA Complete. Measured as 3.95 degrees on the graph paper.</text:p>
      <text:p text:style-name="P4"/>
      <text:p text:style-name="P4">8 degree AOA follows: <text:s/>measured at 10.30 degrees on the graph paper</text:p>
      <text:p text:style-name="P4"/>
      <text:p text:style-name="P4">*******</text:p>
      <text:p text:style-name="P1"/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1,7.03,1040,1006,934,1048,914,924,988,0.00,8.50,23.70,0,0,0.00</text:p>
      <text:p text:style-name="P1">,8.03,1040,1006,934,1048,914,923,988,0.00,8.50,23.60,1,0,2.86</text:p>
      <text:p text:style-name="P1">,9.03,1040,1006,934,1049,914,923,988,1.40,8.50,23.20,6,0,5.71</text:p>
      <text:p text:style-name="P1">,10.04,1040,1006,934,1048,914,923,988,3.20,8.50,23.10,9,0,8.57</text:p>
      <text:p text:style-name="P1">,11.04,1040,1006,934,1047,913,923,988,3.00,8.50,22.90,13,0,11.43</text:p>
      <text:p text:style-name="P1">,12.04,1040,1006,934,1046,913,923,988,3.20,8.50,22.80,16,0,14.29</text:p>
      <text:p text:style-name="P1">,13.04,1040,1006,934,1045,913,923,988,3.80,8.50,22.60,20,0,17.14</text:p>
      <text:p text:style-name="P1">,14.05,1040,1006,934,1043,913,923,988,4.00,8.50,22.50,25,0,20.00</text:p>
      <text:p text:style-name="P1">,15.05,1040,1006,934,1042,913,923,989,4.50,8.50,22.30,30,0,22.86</text:p>
      <text:p text:style-name="P1">,16.05,1040,1006,934,1040,913,923,989,4.50,8.50,22.10,35,0,25.71</text:p>
      <text:p text:style-name="P1">,17.05,1040,1005,934,1038,913,923,989,4.90,8.50,22.10,42,0,28.57</text:p>
      <text:p text:style-name="P1">,18.05,1040,1005,934,1037,913,923,989,5.30,8.50,22.00,45,0,31.43</text:p>
      <text:p text:style-name="P1">,19.05,1040,1005,934,1035,913,923,989,5.40,8.50,21.80,52,0,34.29</text:p>
      <text:p text:style-name="P1">,20.05,1040,1005,934,1033,913,923,989,5.60,8.50,21.80,57,0,37.14</text:p>
      <text:p text:style-name="P1">,21.06,1040,1005,934,1030,913,922,989,6.00,8.50,21.60,66,1,40.00</text:p>
      <text:p text:style-name="P1">,22.06,1039,1005,934,1028,913,922,988,6.30,8.50,21.60,79,1,42.86</text:p>
      <text:p text:style-name="P1">,23.06,1039,1005,933,1025,912,922,988,6.70,8.50,21.50,90,1,45.71</text:p>
      <text:p text:style-name="P1">,24.06,1039,1005,933,1023,912,922,988,7.40,8.50,21.50,98,1,48.57</text:p>
      <text:p text:style-name="P1">,25.06,1039,1005,933,1020,912,922,987,7.50,8.50,21.50,106,1,51.43</text:p>
      <text:p text:style-name="P1">,26.07,1039,1005,933,1018,912,922,988,7.70,8.50,21.30,115,1,54.29</text:p>
      <text:p text:style-name="P1">,27.07,1039,1004,933,1015,912,922,987,8.00,8.50,21.30,123,2,57.14</text:p>
      <text:p text:style-name="P1">,28.07,1039,1004,933,1013,912,921,987,8.40,8.50,21.30,126,2,57.14</text:p>
      <text:p text:style-name="P1">,29.07,1039,1004,933,1010,912,922,987,8.50,8.50,21.30,129,2,57.14</text:p>
      <text:p text:style-name="P1">,30.07,1039,1004,933,1008,912,921,988,8.40,8.50,21.20,126,2,57.14</text:p>
      <text:p text:style-name="P1">,31.07,1039,1004,933,1006,912,922,988,8.20,8.50,21.20,124,2,57.14</text:p>
      <text:p text:style-name="P1">,32.08,1039,1004,933,1004,912,921,989,8.20,8.50,21.20,123,1,57.14</text:p>
      <text:p text:style-name="P1"><text:soft-page-break/>,33.08,1039,1004,933,1003,912,921,989,8.00,8.50,21.20,127,2,57.14</text:p>
      <text:p text:style-name="P1">,34.08,1039,1004,933,1001,912,921,989,8.20,8.50,21.20,128,2,57.14</text:p>
      <text:p text:style-name="P1">,35.08,1039,1004,933,1000,912,921,989,8.10,8.50,21.20,127,1,57.14</text:p>
      <text:p text:style-name="P1">,36.08,1039,1004,933,999,912,921,989,8.20,8.50,21.20,127,1,57.14</text:p>
      <text:p text:style-name="P1">,37.09,1039,1004,933,998,912,921,989,8.20,8.50,21.20,131,2,57.14</text:p>
      <text:p text:style-name="P1">,38.09,1039,1004,933,997,912,921,989,8.10,8.50,21.20,122,1,57.14</text:p>
      <text:p text:style-name="P1">,39.09,1039,1004,933,996,912,921,989,8.10,8.50,21.20,127,2,57.14</text:p>
      <text:p text:style-name="P1">,40.09,1039,1004,933,995,912,921,989,8.20,8.50,21.00,126,2,57.14</text:p>
      <text:p text:style-name="P1">,41.09,1039,1004,933,994,912,922,988,8.00,8.50,21.00,125,2,57.14</text:p>
      <text:p text:style-name="P1">,42.09,1039,1005,933,994,912,921,988,8.00,8.50,21.00,123,1,57.14</text:p>
      <text:p text:style-name="P1">,43.10,1039,1004,933,993,912,921,988,8.10,8.50,21.00,123,1,57.14</text:p>
      <text:p text:style-name="P1">,44.10,1039,1004,933,992,912,921,989,8.00,8.50,21.00,121,1,57.14</text:p>
      <text:p text:style-name="P1">,45.10,1039,1004,933,991,912,921,989,8.00,8.50,21.00,123,1,57.14</text:p>
      <text:p text:style-name="P1">,46.10,1039,1004,933,990,912,921,989,8.00,8.50,21.00,126,2,57.14</text:p>
      <text:p text:style-name="P1">,47.10,1039,1005,933,990,912,921,990,8.00,8.50,21.00,125,1,57.14</text:p>
      <text:p text:style-name="P1">,48.10,1039,1004,933,990,912,921,990,7.90,8.50,21.00,127,2,58.57</text:p>
      <text:p text:style-name="P1">,49.10,1039,1004,933,990,912,921,990,8.10,8.50,21.00,135,2,60.00</text:p>
      <text:p text:style-name="P1">,50.11,1039,1004,933,990,912,921,990,8.20,8.50,21.00,132,1,60.00</text:p>
      <text:p text:style-name="P1">,51.11,1039,1004,933,990,912,921,990,8.50,8.50,21.20,131,2,60.00</text:p>
      <text:p text:style-name="P1">,52.11,1039,1004,933,990,912,921,989,8.20,8.50,21.20,131,2,60.00</text:p>
      <text:p text:style-name="P1">,53.11,1039,1004,933,989,912,921,989,8.20,8.50,21.00,134,2,60.00</text:p>
      <text:p text:style-name="P1">,54.11,1039,1004,933,989,912,921,989,8.30,8.50,21.00,128,1,60.00</text:p>
      <text:p text:style-name="P1">,55.11,1039,1004,933,989,912,921,989,8.10,8.50,21.00,129,1,60.00</text:p>
      <text:p text:style-name="P1">,56.12,1039,1004,933,988,912,921,990,8.10,8.50,21.00,128,1,60.00</text:p>
      <text:p text:style-name="P1">,57.12,1039,1004,933,988,912,921,990,8.10,8.50,21.00,129,1,60.00</text:p>
      <text:p text:style-name="P1">,58.12,1039,1004,933,988,912,921,990,8.30,8.50,21.00,129,2,60.00</text:p>
      <text:p text:style-name="P1">,59.12,1039,1004,933,987,912,921,990,8.10,8.50,21.00,132,2,60.00</text:p>
      <text:p text:style-name="P1">,60.12,1039,1004,933,987,912,921,990,8.10,8.50,21.00,131,1,60.00</text:p>
      <text:p text:style-name="P1">,61.12,1039,1004,933,987,912,921,990,8.10,8.50,21.00,127,1,60.00</text:p>
      <text:p text:style-name="P1">,62.13,1039,1004,933,988,912,921,990,8.30,8.50,21.20,130,1,60.00</text:p>
      <text:p text:style-name="P1">,63.13,1039,1004,933,988,912,921,990,8.30,8.50,21.20,128,1,60.00</text:p>
      <text:p text:style-name="P1">,64.13,1039,1004,933,989,912,921,990,8.00,8.50,21.20,127,1,60.00</text:p>
      <text:p text:style-name="P1">,65.13,1039,1004,933,989,912,921,990,8.00,8.50,21.20,131,2,60.00</text:p>
      <text:p text:style-name="P1">,66.13,1039,1004,933,990,912,921,990,8.30,8.50,21.20,130,1,60.00</text:p>
      <text:p text:style-name="P1">,67.13,1039,1004,933,991,912,921,989,8.10,8.50,21.20,132,2,60.00</text:p>
      <text:p text:style-name="P1">,68.13,1039,1004,933,991,912,921,990,8.10,8.50,21.20,133,1,60.00</text:p>
      <text:p text:style-name="P1">,69.14,1039,1004,933,991,912,921,990,8.40,8.50,21.20,130,1,60.00</text:p>
      <text:p text:style-name="P1">,70.14,1039,1004,933,992,912,921,990,8.10,8.50,21.20,128,1,60.00</text:p>
      <text:p text:style-name="P1">,71.14,1039,1004,933,992,912,921,990,8.20,8.50,21.20,128,1,60.00</text:p>
      <text:p text:style-name="P1">,72.14,1039,1004,933,992,912,921,990,8.20,8.50,21.20,131,2,60.00</text:p>
      <text:p text:style-name="P1">,73.14,1039,1004,933,993,912,921,990,8.10,8.50,21.20,129,1,60.00</text:p>
      <text:p text:style-name="P1">,74.15,1039,1004,933,993,912,921,989,8.00,8.50,21.20,130,1,60.00</text:p>
      <text:p text:style-name="P1">,75.15,1039,1004,933,993,912,922,987,8.20,8.50,21.20,133,2,60.00</text:p>
      <text:p text:style-name="P1">,76.15,1039,1004,933,994,912,921,987,8.10,8.50,21.20,131,1,60.00</text:p>
      <text:p text:style-name="P1">,77.15,1039,1004,933,994,912,921,987,8.10,8.50,21.20,133,1,60.00</text:p>
      <text:p text:style-name="P1">,78.15,1039,1004,933,994,912,921,988,8.20,8.50,21.20,129,1,60.00</text:p>
      <text:p text:style-name="P1">,79.15,1039,1004,933,995,912,921,987,8.10,8.50,21.20,130,1,60.00</text:p>
      <text:p text:style-name="P1">,80.15,1039,1004,933,996,912,921,987,8.10,8.50,21.20,130,1,60.00</text:p>
      <text:p text:style-name="P1">,81.15,1039,1004,933,996,912,921,987,8.10,8.50,21.20,129,1,60.00</text:p>
      <text:p text:style-name="P1"><text:soft-page-break/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2,0.09,1040,1006,935,1004,914,923,984,0.00,8.50,21.20,0,-1,1.43</text:p>
      <text:p text:style-name="P1">,1.09,1040,1006,934,1004,913,923,984,0.00,8.50,21.20,4,0,4.29</text:p>
      <text:p text:style-name="P1">,2.09,1040,1006,934,1005,913,923,984,2.90,8.50,21.20,8,-1,7.14</text:p>
      <text:p text:style-name="P1">,3.09,1040,1006,934,1006,913,923,983,3.00,8.50,21.20,11,-1,10.00</text:p>
      <text:p text:style-name="P1">,4.10,1040,1006,934,1006,913,923,983,2.60,8.50,21.20,14,-1,12.86</text:p>
      <text:p text:style-name="P1">,5.10,1040,1006,934,1006,913,923,981,2.90,8.50,21.20,18,-1,15.71</text:p>
      <text:p text:style-name="P1">,6.10,1040,1006,934,1007,913,923,981,3.30,8.50,21.20,24,0,18.57</text:p>
      <text:p text:style-name="P1">,7.10,1040,1006,934,1007,913,923,981,3.90,8.50,21.20,26,-1,20.00</text:p>
      <text:p text:style-name="P1">,8.10,1040,1006,934,1007,913,923,981,4.10,8.50,21.20,33,0,22.86</text:p>
      <text:p text:style-name="P1">,9.10,1040,1006,934,1007,913,923,981,4.60,8.50,21.20,36,0,25.71</text:p>
      <text:p text:style-name="P1">,10.10,1040,1005,934,1007,913,923,981,4.80,8.50,21.20,44,0,28.57</text:p>
      <text:p text:style-name="P1">,11.11,1040,1005,934,1007,913,923,981,4.90,8.50,21.20,46,0,31.43</text:p>
      <text:p text:style-name="P1">,12.11,1040,1005,934,1007,913,922,981,5.30,8.50,21.20,52,0,34.29</text:p>
      <text:p text:style-name="P1">,13.11,1040,1005,934,1007,913,922,980,5.40,8.50,21.20,57,0,37.14</text:p>
      <text:p text:style-name="P1">,14.11,1040,1005,934,1007,913,922,981,5.90,8.50,21.20,66,0,40.00</text:p>
      <text:p text:style-name="P1">,15.11,1039,1005,934,1007,912,922,980,6.10,8.50,21.20,80,0,42.86</text:p>
      <text:p text:style-name="P1">,16.12,1039,1005,933,1007,912,922,981,6.60,8.50,21.20,92,0,45.71</text:p>
      <text:p text:style-name="P1">,17.12,1039,1005,933,1006,912,922,980,7.30,8.50,21.20,98,0,48.57</text:p>
      <text:p text:style-name="P1">,18.12,1039,1005,933,1006,912,922,981,7.40,8.50,21.20,106,0,51.43</text:p>
      <text:p text:style-name="P1">,19.12,1039,1005,933,1006,912,922,980,7.60,8.50,21.20,115,1,54.29</text:p>
      <text:p text:style-name="P1">,20.12,1039,1004,933,1005,912,921,980,7.70,8.50,21.20,123,1,57.14</text:p>
      <text:p text:style-name="P1">,21.12,1039,1005,933,1005,912,922,979,8.20,8.50,21.20,125,1,57.14</text:p>
      <text:p text:style-name="P1">,22.13,1039,1005,933,1004,912,921,980,8.20,8.50,21.20,124,1,57.14</text:p>
      <text:p text:style-name="P1">,23.13,1039,1005,933,1004,912,922,979,8.00,8.50,21.20,129,1,57.14</text:p>
      <text:p text:style-name="P1">,24.13,1039,1005,933,1004,912,921,980,8.00,8.50,21.20,122,1,57.14</text:p>
      <text:p text:style-name="P1">,25.13,1039,1005,933,1004,912,921,980,8.10,8.50,21.20,122,1,57.14</text:p>
      <text:p text:style-name="P1">,26.13,1039,1005,933,1003,912,922,981,8.10,8.50,21.20,125,1,57.14</text:p>
      <text:p text:style-name="P1">,27.14,1039,1004,933,1003,912,921,981,7.90,8.50,21.20,129,1,60.00</text:p>
      <text:p text:style-name="P1">,28.14,1039,1004,933,1003,912,921,982,8.10,8.50,21.20,130,2,60.00</text:p>
      <text:p text:style-name="P1">,29.14,1039,1004,933,1003,912,921,982,8.30,8.50,21.20,128,1,60.00</text:p>
      <text:p text:style-name="P1">,30.14,1039,1004,933,1003,912,921,983,8.20,8.50,21.20,131,1,60.00</text:p>
      <text:p text:style-name="P1">,31.14,1039,1004,933,1002,912,922,983,8.20,8.50,21.20,127,1,60.00</text:p>
      <text:p text:style-name="P1">,32.15,1039,1004,933,1002,912,921,983,8.10,8.50,21.20,133,1,60.00</text:p>
      <text:p text:style-name="P1">,33.15,1039,1004,933,1002,912,921,983,8.30,8.50,21.20,129,1,60.00</text:p>
      <text:p text:style-name="P1">,34.15,1039,1004,933,1002,912,922,984,8.20,8.50,21.20,131,1,60.00</text:p>
      <text:p text:style-name="P1">,35.15,1039,1004,933,1002,912,921,984,8.20,8.50,21.20,130,1,60.00</text:p>
      <text:p text:style-name="P1">,36.15,1039,1004,933,1002,912,921,984,8.30,8.50,21.20,128,1,60.00</text:p>
      <text:p text:style-name="P1">,37.15,1039,1004,933,1002,912,921,984,8.10,8.50,21.20,130,1,60.00</text:p>
      <text:p text:style-name="P1">,38.15,1039,1004,933,1002,912,922,985,8.20,8.50,21.20,129,1,60.00</text:p>
      <text:p text:style-name="P1">,39.15,1039,1004,933,1002,912,921,984,8.10,8.50,21.20,135,1,60.00</text:p>
      <text:p text:style-name="P1">,40.16,1039,1004,933,1002,912,922,984,8.40,8.50,21.20,127,1,60.00</text:p>
      <text:p text:style-name="P1">,41.16,1039,1004,933,1002,912,921,983,8.20,8.50,21.20,128,1,60.00</text:p>
      <text:p text:style-name="P1">,42.16,1039,1004,933,1002,912,921,983,8.20,8.50,21.20,133,1,60.00</text:p>
      <text:p text:style-name="P1">,43.16,1039,1004,933,1002,912,921,983,8.20,8.50,21.20,126,1,60.00</text:p>
      <text:p text:style-name="P1">,44.17,1039,1004,933,1003,912,921,984,8.10,8.50,21.20,127,1,60.00</text:p>
      <text:p text:style-name="P1"><text:soft-page-break/>,45.17,1039,1004,933,1003,912,921,984,8.10,8.50,21.20,128,1,60.00</text:p>
      <text:p text:style-name="P1">,46.17,1039,1004,933,1003,912,922,985,8.20,8.50,21.20,132,1,60.00</text:p>
      <text:p text:style-name="P1">,47.17,1039,1004,933,1003,912,921,984,8.30,8.50,21.20,127,1,60.00</text:p>
      <text:p text:style-name="P1">,48.17,1039,1004,933,1003,912,921,985,8.00,8.50,21.20,130,1,60.00</text:p>
      <text:p text:style-name="P1">,49.17,1039,1004,933,1003,912,921,985,8.20,8.50,21.20,131,1,60.00</text:p>
      <text:p text:style-name="P1">,50.17,1039,1004,933,1003,912,921,986,8.20,8.50,21.20,129,1,60.00</text:p>
      <text:p text:style-name="P1">,51.17,1039,1004,933,1003,912,921,986,8.00,8.50,21.20,129,1,60.00</text:p>
      <text:p text:style-name="P1">,52.17,1039,1004,933,1003,912,921,986,8.20,8.50,21.20,128,1,60.00</text:p>
      <text:p text:style-name="P1">,53.18,1039,1004,933,1003,912,922,986,8.20,8.50,21.20,127,1,60.00</text:p>
      <text:p text:style-name="P1">,54.18,1039,1004,933,1004,912,921,987,8.00,8.50,21.20,129,1,60.00</text:p>
      <text:p text:style-name="P1">,55.18,1039,1004,933,1004,912,921,986,8.30,8.50,21.20,126,1,60.00</text:p>
      <text:p text:style-name="P1">,56.18,1039,1004,933,1004,912,921,987,8.30,8.50,21.20,127,1,60.00</text:p>
      <text:p text:style-name="P1">,57.18,1039,1004,933,1004,912,921,987,8.10,8.50,21.20,130,1,60.00</text:p>
      <text:p text:style-name="P1">,58.19,1039,1004,933,1004,912,921,987,8.10,8.50,21.20,131,1,60.00</text:p>
      <text:p text:style-name="P1">,59.19,1039,1005,933,1004,912,922,987,8.10,8.50,21.20,128,1,60.00</text:p>
      <text:p text:style-name="P1">,60.19,1039,1004,933,1004,912,921,987,8.10,8.50,21.20,130,1,60.00</text:p>
      <text:p text:style-name="P1">,61.19,1039,1004,933,1004,912,922,987,8.10,8.50,21.20,128,1,60.00</text:p>
      <text:p text:style-name="P1">,62.19,1039,1004,933,1004,912,922,987,8.10,8.50,21.20,129,1,60.00</text:p>
      <text:p text:style-name="P1">,63.20,1039,1004,933,1005,912,922,987,8.00,8.50,21.20,128,1,60.00</text:p>
      <text:p text:style-name="P1">,64.20,1039,1004,933,1005,912,921,988,8.00,8.50,21.30,129,1,60.00</text:p>
      <text:p text:style-name="P1">,65.20,1039,1004,933,1006,912,921,987,8.30,8.50,21.30,130,1,60.00</text:p>
      <text:p text:style-name="P1">,66.20,1039,1004,933,1006,912,922,988,8.00,8.50,21.30,129,1,60.00</text:p>
      <text:p text:style-name="P1">,67.20,1039,1004,933,1006,912,921,988,8.20,8.50,21.30,130,1,60.00</text:p>
      <text:p text:style-name="P1">,68.20,1039,1004,933,1006,912,921,988,8.00,8.50,21.30,127,1,60.00</text:p>
      <text:p text:style-name="P1">,69.20,1039,1004,933,1007,912,921,987,8.00,8.50,21.30,129,1,60.00</text:p>
      <text:p text:style-name="P1">,70.21,1039,1004,933,1007,912,922,987,8.00,8.50,21.30,126,1,60.00</text:p>
      <text:p text:style-name="P1">,71.21,1039,1004,933,1007,912,921,986,8.00,8.50,21.20,128,1,60.00</text:p>
      <text:p text:style-name="P1">,72.21,1039,1004,933,1007,912,922,986,8.00,8.50,21.30,128,1,60.00</text:p>
      <text:p text:style-name="P1">,73.21,1039,1004,933,1008,912,922,985,8.10,8.50,21.30,128,1,60.00</text:p>
      <text:p text:style-name="P1">,74.21,1039,1004,933,1008,912,922,985,8.10,8.50,21.30,129,1,60.00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3,0.09,1040,1006,934,1013,914,923,984,0.00,8.50,21.20,1,-1,1.43</text:p>
      <text:p text:style-name="P1">,1.09,1040,1006,934,1014,913,923,983,0.00,8.50,21.30,4,-1,4.29</text:p>
      <text:p text:style-name="P1">,2.09,1040,1006,934,1014,913,923,984,3.10,8.50,21.30,8,-1,5.71</text:p>
      <text:p text:style-name="P1">,3.09,1040,1006,934,1015,913,923,983,3.30,8.50,21.30,13,-1,8.57</text:p>
      <text:p text:style-name="P1">,4.09,1040,1006,934,1015,913,923,984,2.90,8.50,21.30,15,-1,11.43</text:p>
      <text:p text:style-name="P1">,5.09,1040,1006,934,1015,913,923,984,2.90,8.50,21.30,19,-1,14.29</text:p>
      <text:p text:style-name="P1">,6.10,1040,1006,934,1015,913,923,984,3.50,8.50,21.30,21,-1,17.14</text:p>
      <text:p text:style-name="P1">,7.10,1040,1006,934,1016,913,923,984,3.90,8.50,21.30,25,-1,20.00</text:p>
      <text:p text:style-name="P1">,8.10,1040,1006,934,1016,913,923,985,4.00,8.50,21.30,32,-1,22.86</text:p>
      <text:p text:style-name="P1">,9.10,1040,1006,934,1016,913,923,984,4.30,8.50,21.30,37,-1,25.71</text:p>
      <text:p text:style-name="P1">,10.10,1040,1005,934,1016,913,923,985,5.00,8.50,21.30,42,0,28.57</text:p>
      <text:p text:style-name="P1">,11.11,1040,1005,934,1016,913,923,984,4.90,8.50,21.30,47,0,31.43</text:p>
      <text:p text:style-name="P1">,12.11,1040,1005,934,1015,913,923,984,5.10,8.50,21.30,52,0,34.29</text:p>
      <text:p text:style-name="P1">,13.11,1040,1005,934,1015,913,922,983,5.40,8.50,21.30,58,0,37.14</text:p>
      <text:p text:style-name="P1">,14.11,1039,1005,934,1015,913,922,982,6.10,8.50,21.30,73,0,40.00</text:p>
      <text:p text:style-name="P1"><text:soft-page-break/>,15.11,1039,1005,934,1015,913,922,981,6.30,8.50,21.30,80,0,42.86</text:p>
      <text:p text:style-name="P1">,16.11,1039,1005,933,1015,912,922,982,6.70,8.50,21.30,90,0,45.71</text:p>
      <text:p text:style-name="P1">,17.12,1039,1005,933,1014,912,922,981,7.20,8.50,21.30,98,0,48.57</text:p>
      <text:p text:style-name="P1">,18.12,1039,1005,933,1014,912,922,982,7.40,8.50,21.30,103,0,51.43</text:p>
      <text:p text:style-name="P1">,19.12,1039,1005,933,1013,912,922,981,7.70,8.50,21.30,114,0,54.29</text:p>
      <text:p text:style-name="P1">,20.12,1039,1004,933,1013,912,922,982,7.80,8.50,21.30,120,0,57.14</text:p>
      <text:p text:style-name="P1">,21.12,1039,1004,933,1012,912,921,982,8.10,8.50,21.30,125,0,57.14</text:p>
      <text:p text:style-name="P1">,22.12,1039,1004,933,1012,912,922,983,8.10,8.50,21.30,123,0,57.14</text:p>
      <text:p text:style-name="P1">,23.13,1039,1004,933,1011,912,922,983,8.10,8.50,21.30,126,1,57.14</text:p>
      <text:p text:style-name="P1">,24.13,1039,1005,933,1011,912,922,983,8.00,8.50,21.30,121,0,57.14</text:p>
      <text:p text:style-name="P1">,25.13,1039,1004,933,1011,912,922,982,7.90,8.50,21.30,126,1,58.57</text:p>
      <text:p text:style-name="P1">,26.13,1039,1004,933,1011,912,922,982,8.30,8.50,21.30,129,1,60.00</text:p>
      <text:p text:style-name="P1">,27.13,1039,1004,933,1010,912,921,982,8.20,8.50,21.30,129,1,60.00</text:p>
      <text:p text:style-name="P1">,28.14,1039,1004,933,1010,912,921,983,8.20,8.50,21.30,128,1,60.00</text:p>
      <text:p text:style-name="P1">,29.14,1039,1004,933,1010,912,922,983,8.20,8.50,21.30,131,1,60.00</text:p>
      <text:p text:style-name="P1">,30.14,1039,1004,933,1010,912,922,984,8.20,8.50,21.30,127,1,60.00</text:p>
      <text:p text:style-name="P1">,31.14,1039,1004,933,1009,912,922,984,8.20,8.50,21.30,127,1,60.00</text:p>
      <text:p text:style-name="P1">,32.14,1039,1004,933,1009,912,922,984,8.10,8.50,21.20,129,1,60.00</text:p>
      <text:p text:style-name="P1">,33.15,1039,1004,933,1009,912,922,984,8.10,8.50,21.30,129,1,60.00</text:p>
      <text:p text:style-name="P1">,34.15,1039,1004,933,1009,912,922,985,8.00,8.50,21.20,129,0,60.00</text:p>
      <text:p text:style-name="P1">,35.15,1039,1004,933,1009,912,921,984,8.20,8.50,21.20,127,1,60.00</text:p>
      <text:p text:style-name="P1">,36.15,1039,1004,933,1008,912,922,984,8.20,8.50,21.20,128,1,60.00</text:p>
      <text:p text:style-name="P1">,37.15,1039,1004,933,1008,912,922,983,8.20,8.50,21.20,128,1,60.00</text:p>
      <text:p text:style-name="P1">,38.15,1039,1004,933,1008,912,922,984,8.10,8.50,21.20,131,1,60.00</text:p>
      <text:p text:style-name="P1">,39.15,1039,1004,933,1008,912,922,984,8.00,8.50,21.20,130,1,60.00</text:p>
      <text:p text:style-name="P1">,40.16,1039,1004,933,1008,912,922,985,8.10,8.50,21.30,129,1,60.00</text:p>
      <text:p text:style-name="P1">,41.16,1039,1004,933,1007,912,922,984,8.10,8.50,21.20,129,1,60.00</text:p>
      <text:p text:style-name="P1">,42.16,1039,1004,933,1007,912,921,985,8.20,8.50,21.20,129,1,60.00</text:p>
      <text:p text:style-name="P1">,43.16,1039,1004,933,1007,912,921,984,8.20,8.50,21.20,128,0,60.00</text:p>
      <text:p text:style-name="P1">,44.16,1039,1004,933,1007,912,921,985,8.10,8.50,21.20,129,1,60.00</text:p>
      <text:p text:style-name="P1">,45.16,1039,1004,933,1007,912,921,985,8.20,8.50,21.20,128,1,60.00</text:p>
      <text:p text:style-name="P1">,46.17,1039,1004,933,1007,912,922,985,7.90,8.50,21.20,129,1,61.43</text:p>
      <text:p text:style-name="P1">,47.17,1039,1004,933,1007,912,921,985,8.20,8.50,21.20,138,1,62.86</text:p>
      <text:p text:style-name="P1">,48.17,1039,1004,933,1007,912,921,986,8.40,8.50,21.30,134,1,62.86</text:p>
      <text:p text:style-name="P1">,49.17,1039,1004,933,1007,912,921,985,8.30,8.50,21.30,134,1,62.86</text:p>
      <text:p text:style-name="P1">,50.17,1039,1004,933,1007,912,921,986,8.40,8.50,21.20,136,1,62.86</text:p>
      <text:p text:style-name="P1">,51.17,1039,1004,933,1006,912,921,986,8.20,8.50,21.20,137,1,62.86</text:p>
      <text:p text:style-name="P1">,52.18,1039,1004,933,1006,912,921,986,8.40,8.50,21.20,135,1,62.86</text:p>
      <text:p text:style-name="P1">,53.18,1039,1004,933,1006,912,921,986,8.50,8.50,21.20,134,1,62.86</text:p>
      <text:p text:style-name="P1">,54.18,1039,1004,933,1006,912,921,987,8.30,8.50,21.20,135,1,62.86</text:p>
      <text:p text:style-name="P1">,55.18,1039,1004,933,1006,912,921,986,8.30,8.50,21.20,134,1,62.86</text:p>
      <text:p text:style-name="P1">,56.18,1039,1004,933,1007,912,921,986,8.40,8.50,21.30,136,1,62.86</text:p>
      <text:p text:style-name="P1">,57.19,1039,1004,933,1007,912,921,985,8.40,8.50,21.30,134,1,62.86</text:p>
      <text:p text:style-name="P1">,58.19,1039,1004,933,1007,912,921,986,8.20,8.50,21.30,135,1,62.86</text:p>
      <text:p text:style-name="P1">,59.19,1039,1004,933,1007,912,921,986,8.20,8.50,21.20,139,1,62.86</text:p>
      <text:p text:style-name="P1">,60.19,1039,1004,933,1007,912,921,986,8.20,8.50,21.30,133,1,62.86</text:p>
      <text:p text:style-name="P1">,61.19,1039,1004,933,1007,912,921,986,8.20,8.50,21.20,134,1,62.86</text:p>
      <text:p text:style-name="P1">,62.20,1039,1004,933,1007,912,921,987,8.30,8.50,21.30,134,1,62.86</text:p>
      <text:p text:style-name="P1">,63.20,1039,1004,933,1007,912,921,986,8.20,8.50,21.20,133,1,62.86</text:p>
      <text:p text:style-name="P1"><text:soft-page-break/>,64.20,1039,1004,933,1007,912,921,987,8.40,8.50,21.20,133,1,62.86</text:p>
      <text:p text:style-name="P1">,65.20,1039,1004,933,1007,912,921,986,8.10,8.50,21.30,135,1,62.86</text:p>
      <text:p text:style-name="P1">,66.20,1039,1004,933,1008,912,921,986,8.40,8.50,21.30,134,1,62.86</text:p>
      <text:p text:style-name="P1">,67.20,1039,1004,933,1008,912,921,986,8.40,8.50,21.30,140,1,62.86</text:p>
      <text:p text:style-name="P1">,68.21,1039,1004,933,1008,912,921,986,8.40,8.50,21.30,133,1,62.86</text:p>
      <text:p text:style-name="P1">,69.21,1039,1004,933,1009,912,921,986,8.10,8.50,21.30,133,1,62.86</text:p>
      <text:p text:style-name="P1">,70.21,1039,1004,933,1009,912,921,987,8.40,8.50,21.30,135,1,62.86</text:p>
      <text:p text:style-name="P1">,71.21,1039,1004,933,1009,912,921,987,8.30,8.50,21.30,133,1,62.86</text:p>
      <text:p text:style-name="P1">,72.21,1039,1004,933,1009,912,921,987,8.30,8.50,21.30,134,1,62.86</text:p>
      <text:p text:style-name="P1">,73.22,1039,1004,933,1009,912,921,987,8.40,8.50,21.30,137,1,62.86</text:p>
      <text:p text:style-name="P1">,74.22,1039,1004,933,1009,912,921,987,8.30,8.50,21.30,134,1,62.86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4,0.09,1040,1006,934,1014,914,923,984,0.00,8.50,21.20,1,-1,1.43</text:p>
      <text:p text:style-name="P1">,1.09,1040,1006,934,1014,913,923,984,0.00,8.50,21.30,4,-2,4.29</text:p>
      <text:p text:style-name="P1">,2.09,1040,1006,934,1015,913,923,984,2.50,8.50,21.30,8,-1,5.71</text:p>
      <text:p text:style-name="P1">,3.09,1040,1006,934,1016,913,923,984,3.30,8.50,21.30,10,-2,8.57</text:p>
      <text:p text:style-name="P1">,4.09,1040,1006,934,1016,913,923,984,2.60,8.50,21.30,14,-2,11.43</text:p>
      <text:p text:style-name="P1">,5.09,1040,1006,934,1016,913,923,984,2.90,8.50,21.30,18,-1,14.29</text:p>
      <text:p text:style-name="P1">,6.10,1040,1006,934,1017,913,923,984,3.20,8.50,21.30,22,-1,17.14</text:p>
      <text:p text:style-name="P1">,7.10,1040,1006,934,1017,913,923,983,3.90,8.50,21.30,25,-1,20.00</text:p>
      <text:p text:style-name="P1">,8.10,1040,1006,934,1017,913,923,984,4.00,8.50,21.30,29,-1,22.86</text:p>
      <text:p text:style-name="P1">,9.10,1040,1005,934,1017,913,923,983,4.30,8.50,21.30,36,-1,25.71</text:p>
      <text:p text:style-name="P1">,10.10,1040,1005,934,1017,913,923,983,4.70,8.50,21.30,43,-1,28.57</text:p>
      <text:p text:style-name="P1">,11.11,1040,1005,934,1017,913,923,982,4.80,8.50,21.30,48,-1,31.43</text:p>
      <text:p text:style-name="P1">,12.11,1040,1005,934,1017,913,923,983,5.20,8.50,21.30,51,0,34.29</text:p>
      <text:p text:style-name="P1">,13.11,1040,1005,934,1017,913,922,983,5.30,8.50,21.30,62,0,37.14</text:p>
      <text:p text:style-name="P1">,14.11,1039,1005,934,1016,913,922,983,6.10,8.50,21.30,69,0,40.00</text:p>
      <text:p text:style-name="P1">,15.11,1039,1005,933,1016,913,922,982,6.20,8.50,21.30,79,0,42.86</text:p>
      <text:p text:style-name="P1">,16.12,1039,1005,933,1016,912,922,982,6.60,8.50,21.30,92,0,45.71</text:p>
      <text:p text:style-name="P1">,17.12,1039,1005,933,1016,912,922,982,7.20,8.50,21.30,95,0,48.57</text:p>
      <text:p text:style-name="P1">,18.12,1039,1005,933,1015,912,922,983,7.10,8.50,21.30,103,0,51.43</text:p>
      <text:p text:style-name="P1">,19.12,1039,1005,933,1015,912,922,982,7.50,8.50,21.30,115,0,54.29</text:p>
      <text:p text:style-name="P1">,20.12,1039,1004,933,1014,912,921,983,7.80,8.50,21.30,121,0,57.14</text:p>
      <text:p text:style-name="P1">,21.12,1039,1005,933,1014,912,922,983,8.10,8.50,21.30,124,0,57.14</text:p>
      <text:p text:style-name="P1">,22.13,1039,1004,933,1013,912,921,984,8.20,8.50,21.30,120,0,57.14</text:p>
      <text:p text:style-name="P1">,23.13,1039,1004,933,1013,912,922,984,8.10,8.50,21.30,122,0,57.14</text:p>
      <text:p text:style-name="P1">,24.13,1039,1004,933,1013,912,922,985,7.90,8.50,21.30,122,0,57.14</text:p>
      <text:p text:style-name="P1">,25.13,1039,1004,933,1013,912,922,985,8.10,8.50,21.30,123,0,58.57</text:p>
      <text:p text:style-name="P1">,26.13,1039,1004,933,1012,912,922,985,8.00,8.50,21.30,126,0,58.57</text:p>
      <text:p text:style-name="P1">,27.13,1039,1004,933,1012,912,922,985,8.10,8.50,21.30,127,0,58.57</text:p>
      <text:p text:style-name="P1">,28.14,1039,1004,933,1011,912,922,986,8.20,8.50,21.30,124,0,58.57</text:p>
      <text:p text:style-name="P1">,29.14,1039,1004,933,1011,912,922,985,8.00,8.50,21.30,125,0,58.57</text:p>
      <text:p text:style-name="P1">,30.14,1039,1004,933,1011,912,922,986,8.20,8.50,21.30,125,0,58.57</text:p>
      <text:p text:style-name="P1">,31.14,1039,1004,933,1010,912,922,986,8.10,8.50,21.30,127,0,58.57</text:p>
      <text:p text:style-name="P1">,32.14,1039,1004,933,1010,912,922,986,8.10,8.50,21.30,124,0,58.57</text:p>
      <text:p text:style-name="P1">,33.15,1039,1004,933,1010,912,922,985,8.10,8.50,21.20,123,0,58.57</text:p>
      <text:p text:style-name="P1"><text:soft-page-break/>,34.15,1039,1004,933,1009,912,921,985,8.00,8.50,21.20,124,0,58.57</text:p>
      <text:p text:style-name="P1">,35.15,1039,1004,933,1009,912,921,985,8.00,8.50,21.30,123,0,58.57</text:p>
      <text:p text:style-name="P1">,36.15,1039,1004,933,1009,912,921,986,7.90,8.50,21.20,125,0,60.00</text:p>
      <text:p text:style-name="P1">,37.15,1039,1004,933,1009,912,921,986,8.00,8.50,21.20,129,0,60.00</text:p>
      <text:p text:style-name="P1">,38.15,1039,1004,933,1009,912,922,987,8.10,8.50,21.20,127,0,60.00</text:p>
      <text:p text:style-name="P1">,39.15,1039,1004,933,1009,912,922,986,8.00,8.50,21.20,130,1,60.00</text:p>
      <text:p text:style-name="P1">,40.16,1039,1004,933,1008,912,921,987,8.20,8.50,21.20,128,0,60.00</text:p>
      <text:p text:style-name="P1">,41.16,1039,1004,933,1008,912,922,987,8.10,8.50,21.20,126,0,60.00</text:p>
      <text:p text:style-name="P1">,42.16,1039,1004,933,1008,912,921,987,8.00,8.50,21.30,130,0,60.00</text:p>
      <text:p text:style-name="P1">,43.16,1039,1004,933,1009,912,921,986,8.10,8.50,21.30,128,0,60.00</text:p>
      <text:p text:style-name="P1">,44.16,1039,1004,933,1010,912,921,986,8.00,8.50,21.30,127,0,60.00</text:p>
      <text:p text:style-name="P1">,45.17,1039,1004,933,1010,912,922,986,8.10,8.50,21.30,128,0,60.00</text:p>
      <text:p text:style-name="P1">,46.17,1039,1004,933,1010,912,922,986,8.10,8.50,21.30,129,0,60.00</text:p>
      <text:p text:style-name="P1">,47.17,1039,1004,933,1010,912,922,986,8.20,8.50,21.30,126,0,60.00</text:p>
      <text:p text:style-name="P1">,48.17,1039,1004,933,1010,912,922,987,8.20,8.50,21.30,126,0,60.00</text:p>
      <text:p text:style-name="P1">,49.17,1039,1004,933,1011,912,922,986,8.10,8.50,21.30,128,0,60.00</text:p>
      <text:p text:style-name="P1">,50.17,1039,1004,933,1011,912,922,987,8.10,8.50,21.30,130,0,60.00</text:p>
      <text:p text:style-name="P1">,51.18,1039,1004,933,1011,912,922,986,8.10,8.50,21.30,127,0,60.00</text:p>
      <text:p text:style-name="P1">,52.18,1039,1004,933,1011,912,922,987,8.10,8.50,21.30,127,0,60.00</text:p>
      <text:p text:style-name="P1">,53.18,1039,1004,933,1012,912,921,987,7.90,8.50,21.30,128,0,61.43</text:p>
      <text:p text:style-name="P1">,54.18,1039,1004,933,1012,912,922,987,8.10,8.50,21.30,130,0,61.43</text:p>
      <text:p text:style-name="P1">,55.18,1039,1004,933,1012,912,922,987,8.20,8.50,21.30,134,1,61.43</text:p>
      <text:p text:style-name="P1">,56.19,1039,1004,933,1012,912,921,986,8.30,8.50,21.30,134,0,61.43</text:p>
      <text:p text:style-name="P1">,57.19,1039,1004,933,1012,912,922,987,8.30,8.50,21.30,130,0,61.43</text:p>
      <text:p text:style-name="P1">,58.19,1039,1004,933,1012,912,922,987,8.10,8.50,21.30,130,0,61.43</text:p>
      <text:p text:style-name="P1">,59.19,1039,1004,933,1012,912,921,987,8.20,8.50,21.30,130,0,61.43</text:p>
      <text:p text:style-name="P1">,60.19,1039,1004,933,1012,912,922,988,8.20,8.50,21.30,132,1,61.43</text:p>
      <text:p text:style-name="P1">,61.20,1039,1004,933,1012,912,922,988,8.20,8.50,21.30,129,0,61.43</text:p>
      <text:p text:style-name="P1">,62.20,1039,1004,933,1012,912,921,988,8.20,8.50,21.30,131,0,61.43</text:p>
      <text:p text:style-name="P1">,63.20,1039,1004,933,1012,912,921,988,8.20,8.50,21.30,135,1,61.43</text:p>
      <text:p text:style-name="P1">,64.20,1039,1004,933,1012,912,922,988,8.40,8.50,21.30,128,0,61.43</text:p>
      <text:p text:style-name="P1">,65.20,1039,1004,933,1012,912,922,987,8.20,8.50,21.30,131,0,61.43</text:p>
      <text:p text:style-name="P1">,66.20,1039,1004,933,1013,912,922,987,8.30,8.50,21.30,131,0,61.43</text:p>
      <text:p text:style-name="P1">,67.21,1039,1004,933,1013,912,922,986,8.00,8.50,21.30,129,0,61.43</text:p>
      <text:p text:style-name="P1">,68.21,1039,1004,933,1013,912,921,987,8.00,8.50,21.30,129,0,61.43</text:p>
      <text:p text:style-name="P1">,69.21,1039,1004,933,1012,912,922,987,8.30,8.50,21.30,131,0,61.43</text:p>
      <text:p text:style-name="P1">,70.21,1039,1004,933,1012,912,922,987,8.30,8.50,21.30,130,0,61.43</text:p>
      <text:p text:style-name="P1">,71.21,1039,1004,933,1012,912,921,987,8.00,8.50,21.30,132,0,61.43</text:p>
      <text:p text:style-name="P1">,72.21,1039,1004,933,1012,912,921,988,8.10,8.50,21.30,132,0,61.43</text:p>
      <text:p text:style-name="P1">,73.22,1039,1004,933,1013,912,921,988,8.10,8.50,21.30,130,1,61.43</text:p>
      <text:p text:style-name="P1">,74.22,1039,1004,933,1013,912,921,988,8.10,8.50,21.30,129,0,61.43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5,0.09,1040,1006,934,1018,914,923,986,0.00,8.50,21.30,2,-2,1.43</text:p>
      <text:p text:style-name="P1">,1.09,1040,1006,934,1018,913,923,986,0.00,8.50,21.30,6,-2,4.29</text:p>
      <text:p text:style-name="P1">,2.09,1040,1006,934,1019,913,923,986,2.90,8.50,21.30,10,-2,7.14</text:p>
      <text:p text:style-name="P1">,3.09,1040,1006,934,1019,913,923,985,3.10,8.50,21.30,13,-2,10.00</text:p>
      <text:p text:style-name="P1"><text:soft-page-break/>,4.10,1040,1006,934,1019,913,923,986,2.90,8.50,21.30,15,-2,12.86</text:p>
      <text:p text:style-name="P1">,5.10,1040,1006,934,1019,913,923,985,2.90,8.50,21.30,19,-2,15.71</text:p>
      <text:p text:style-name="P1">,6.10,1040,1006,934,1020,913,923,985,3.40,8.50,21.30,22,-2,18.57</text:p>
      <text:p text:style-name="P1">,7.10,1040,1006,934,1020,913,923,985,3.70,8.50,21.30,28,-2,21.43</text:p>
      <text:p text:style-name="P1">,8.10,1040,1006,934,1020,913,923,986,4.20,8.50,21.30,32,-2,24.29</text:p>
      <text:p text:style-name="P1">,9.11,1040,1006,934,1020,913,923,986,4.60,8.50,21.30,38,-1,27.14</text:p>
      <text:p text:style-name="P1">,10.11,1040,1005,934,1020,913,923,986,4.80,8.50,21.30,44,-1,30.00</text:p>
      <text:p text:style-name="P1">,11.11,1040,1005,934,1020,913,923,986,5.10,8.50,21.30,46,-1,32.86</text:p>
      <text:p text:style-name="P1">,12.11,1040,1005,934,1019,913,922,986,5.10,8.50,21.30,52,-1,35.71</text:p>
      <text:p text:style-name="P1">,13.11,1040,1005,934,1019,913,923,986,5.70,8.50,21.30,59,-1,38.57</text:p>
      <text:p text:style-name="P1">,14.12,1039,1005,934,1019,913,922,987,5.90,8.50,21.30,72,0,41.43</text:p>
      <text:p text:style-name="P1">,15.12,1039,1005,933,1019,912,922,986,6.20,8.50,21.30,80,0,44.29</text:p>
      <text:p text:style-name="P1">,16.12,1039,1005,933,1018,913,922,987,6.90,8.50,21.30,89,0,47.14</text:p>
      <text:p text:style-name="P1">,17.12,1039,1005,933,1018,912,922,987,7.20,8.50,21.30,96,0,48.57</text:p>
      <text:p text:style-name="P1">,18.12,1039,1005,933,1017,912,922,987,7.40,8.50,21.30,101,0,51.43</text:p>
      <text:p text:style-name="P1">,19.12,1039,1005,933,1017,912,922,986,7.40,8.50,21.30,114,0,54.29</text:p>
      <text:p text:style-name="P1">,20.13,1039,1004,933,1016,912,922,985,7.90,8.50,21.30,120,0,57.14</text:p>
      <text:p text:style-name="P1">,21.13,1039,1004,933,1016,912,922,984,8.10,8.50,21.30,124,0,58.57</text:p>
      <text:p text:style-name="P1">,22.13,1039,1004,933,1015,912,922,984,8.10,8.50,21.30,126,0,58.57</text:p>
      <text:p text:style-name="P1">,23.13,1039,1004,933,1015,912,921,984,8.20,8.50,21.30,127,0,58.57</text:p>
      <text:p text:style-name="P1">,24.13,1039,1004,933,1014,912,922,984,8.20,8.50,21.30,126,0,58.57</text:p>
      <text:p text:style-name="P1">,25.13,1039,1004,933,1014,912,922,983,8.10,8.50,21.30,123,0,58.57</text:p>
      <text:p text:style-name="P1">,26.14,1039,1004,933,1014,912,922,984,8.10,8.50,21.30,127,0,58.57</text:p>
      <text:p text:style-name="P1">,27.14,1039,1004,933,1013,912,922,985,8.10,8.50,21.30,124,0,58.57</text:p>
      <text:p text:style-name="P1">,28.14,1039,1004,933,1013,912,922,986,7.90,8.50,21.30,125,0,60.00</text:p>
      <text:p text:style-name="P1">,29.14,1039,1004,933,1013,912,922,986,8.00,8.50,21.30,130,0,60.00</text:p>
      <text:p text:style-name="P1">,30.14,1039,1004,933,1013,912,922,986,8.30,8.50,21.30,128,0,60.00</text:p>
      <text:p text:style-name="P1">,31.15,1039,1004,933,1012,912,922,986,8.10,8.50,21.30,131,0,60.00</text:p>
      <text:p text:style-name="P1">,32.15,1039,1004,933,1012,912,922,986,8.20,8.50,21.30,131,0,60.00</text:p>
      <text:p text:style-name="P1">,33.15,1039,1004,933,1012,912,922,986,8.20,8.50,21.30,125,0,60.00</text:p>
      <text:p text:style-name="P1">,34.15,1039,1004,933,1012,912,922,987,8.10,8.50,21.30,127,0,60.00</text:p>
      <text:p text:style-name="P1">,35.15,1039,1004,933,1012,912,922,986,8.10,8.50,21.30,125,0,60.00</text:p>
      <text:p text:style-name="P1">,36.16,1039,1004,933,1011,911,921,987,7.90,8.50,21.30,136,0,62.86</text:p>
      <text:p text:style-name="P1">,37.16,1039,1004,933,1011,912,921,987,8.30,8.50,21.30,136,0,62.86</text:p>
      <text:p text:style-name="P1">,38.16,1039,1004,933,1011,912,921,988,8.40,8.50,21.30,132,0,62.86</text:p>
      <text:p text:style-name="P1">,39.16,1039,1004,933,1011,912,922,987,8.30,8.50,21.30,133,0,62.86</text:p>
      <text:p text:style-name="P1">,40.17,1039,1004,933,1011,912,922,988,8.40,8.50,21.30,133,0,62.86</text:p>
      <text:p text:style-name="P1">,41.17,1039,1004,933,1011,912,921,988,8.30,8.50,21.30,132,0,62.86</text:p>
      <text:p text:style-name="P1">,42.17,1039,1004,933,1011,912,921,987,8.20,8.50,21.30,133,0,62.86</text:p>
      <text:p text:style-name="P1">,43.17,1039,1004,933,1011,912,921,987,8.30,8.50,21.30,132,0,62.86</text:p>
      <text:p text:style-name="P1">,44.17,1039,1004,933,1010,912,921,988,8.20,8.50,21.30,131,0,62.86</text:p>
      <text:p text:style-name="P1">,45.17,1039,1004,933,1010,912,921,987,8.20,8.50,21.30,133,0,62.86</text:p>
      <text:p text:style-name="P1">,46.18,1039,1004,933,1010,912,921,988,8.20,8.50,21.30,132,0,62.86</text:p>
      <text:p text:style-name="P1">,47.18,1039,1004,933,1011,912,921,987,8.30,8.50,21.30,133,0,62.86</text:p>
      <text:p text:style-name="P1">,48.18,1039,1004,933,1011,912,921,988,8.10,8.50,21.30,130,0,62.86</text:p>
      <text:p text:style-name="P1">,49.18,1039,1004,933,1011,912,921,988,8.20,8.50,21.30,133,0,62.86</text:p>
      <text:p text:style-name="P1">,50.18,1039,1004,933,1011,912,922,988,8.20,8.50,21.30,131,0,62.86</text:p>
      <text:p text:style-name="P1">,51.18,1039,1004,933,1011,912,921,988,8.20,8.50,21.30,134,0,62.86</text:p>
      <text:p text:style-name="P1">,52.18,1039,1004,933,1011,912,921,988,8.20,8.50,21.30,131,0,62.86</text:p>
      <text:p text:style-name="P1"><text:soft-page-break/>,53.19,1039,1004,933,1012,912,921,988,8.10,8.50,21.30,130,0,62.86</text:p>
      <text:p text:style-name="P1">,54.19,1039,1004,933,1012,912,922,989,8.30,8.50,21.30,133,0,62.86</text:p>
      <text:p text:style-name="P1">,55.19,1039,1004,933,1012,912,922,988,8.20,8.50,21.30,131,0,62.86</text:p>
      <text:p text:style-name="P1">,56.19,1039,1004,933,1012,912,921,988,8.20,8.50,21.30,132,0,62.86</text:p>
      <text:p text:style-name="P1">,57.19,1039,1004,933,1012,912,922,988,8.20,8.50,21.30,129,0,62.86</text:p>
      <text:p text:style-name="P1">,58.19,1039,1004,933,1012,912,922,988,8.20,8.50,21.30,130,0,62.86</text:p>
      <text:p text:style-name="P1">,59.20,1039,1004,933,1012,912,922,988,8.20,8.50,21.30,130,0,62.86</text:p>
      <text:p text:style-name="P1">,60.20,1039,1004,933,1012,912,921,988,8.20,8.50,21.30,131,0,62.86</text:p>
      <text:p text:style-name="P1">,61.20,1039,1004,933,1013,912,922,988,8.20,8.50,21.30,129,0,62.86</text:p>
      <text:p text:style-name="P1">,62.20,1039,1004,933,1013,912,921,988,8.30,8.50,21.30,129,0,62.86</text:p>
      <text:p text:style-name="P1">,63.20,1039,1004,933,1013,912,922,987,8.20,8.50,21.30,133,0,62.86</text:p>
      <text:p text:style-name="P1">,64.21,1039,1004,933,1013,912,922,988,8.00,8.50,21.30,128,0,62.86</text:p>
      <text:p text:style-name="P1">,65.21,1039,1004,933,1013,912,921,988,8.00,8.50,21.30,132,0,62.86</text:p>
      <text:p text:style-name="P1">,66.21,1039,1004,933,1013,912,921,988,8.30,8.50,21.30,128,0,62.86</text:p>
      <text:p text:style-name="P1">,67.21,1039,1004,933,1014,912,922,988,8.00,8.50,21.30,130,0,62.86</text:p>
      <text:p text:style-name="P1">,68.21,1039,1004,933,1014,912,922,988,8.00,8.50,21.30,131,0,62.86</text:p>
      <text:p text:style-name="P1">,69.21,1039,1004,933,1014,912,922,988,8.10,8.50,21.30,129,0,62.86</text:p>
      <text:p text:style-name="P1">,70.21,1039,1004,933,1014,912,922,989,8.00,8.50,21.30,128,0,62.86</text:p>
      <text:p text:style-name="P1">,71.21,1039,1004,933,1014,912,922,989,8.00,8.50,21.30,130,0,62.86</text:p>
      <text:p text:style-name="P1">,72.22,1039,1004,933,1014,912,921,989,8.30,8.50,21.30,127,0,62.86</text:p>
      <text:p text:style-name="P1">,73.22,1039,1004,933,1014,912,921,989,8.10,8.50,21.30,127,0,62.86</text:p>
      <text:p text:style-name="P1">,74.22,1039,1004,933,1014,912,921,989,8.10,8.50,21.30,129,0,62.86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6,0.09,1040,1006,934,1018,913,923,987,0.00,8.50,21.30,2,-2,1.43</text:p>
      <text:p text:style-name="P1">,1.09,1040,1006,934,1019,913,923,987,1.40,8.50,21.30,5,-2,4.29</text:p>
      <text:p text:style-name="P1">,2.09,1040,1006,934,1019,913,923,987,3.30,8.50,21.30,9,-2,5.71</text:p>
      <text:p text:style-name="P1">,3.09,1040,1006,934,1020,913,923,987,3.30,8.50,21.30,11,-2,8.57</text:p>
      <text:p text:style-name="P1">,4.09,1040,1006,934,1020,913,923,987,2.60,8.50,21.30,14,-2,11.43</text:p>
      <text:p text:style-name="P1">,5.10,1040,1006,934,1020,913,923,987,2.80,8.50,21.30,17,-2,14.29</text:p>
      <text:p text:style-name="P1">,6.10,1040,1006,934,1021,913,923,987,3.10,8.50,21.30,22,-2,17.14</text:p>
      <text:p text:style-name="P1">,7.10,1040,1006,934,1021,913,923,987,3.70,8.50,21.30,26,-2,20.00</text:p>
      <text:p text:style-name="P1">,8.10,1040,1005,934,1021,913,923,987,4.00,8.50,21.30,30,-2,22.86</text:p>
      <text:p text:style-name="P1">,9.10,1040,1006,934,1021,913,923,987,4.30,8.50,21.30,36,-2,25.71</text:p>
      <text:p text:style-name="P1">,10.10,1040,1005,934,1021,913,923,987,4.60,8.50,21.30,39,-1,28.57</text:p>
      <text:p text:style-name="P1">,11.11,1040,1005,934,1021,913,923,987,4.80,8.50,21.30,45,-1,31.43</text:p>
      <text:p text:style-name="P1">,12.11,1040,1005,934,1020,913,923,988,4.90,8.50,21.30,49,-1,34.29</text:p>
      <text:p text:style-name="P1">,13.11,1040,1005,934,1020,913,922,988,5.30,8.50,21.30,59,-1,37.14</text:p>
      <text:p text:style-name="P1">,14.11,1040,1005,934,1020,913,922,988,5.70,8.50,21.30,61,-1,40.00</text:p>
      <text:p text:style-name="P1">,15.12,1039,1005,934,1020,912,922,987,5.90,8.50,21.30,78,0,42.86</text:p>
      <text:p text:style-name="P1">,16.12,1039,1005,934,1019,912,922,988,6.70,8.50,21.30,82,0,45.71</text:p>
      <text:p text:style-name="P1">,17.12,1039,1005,933,1019,912,922,987,6.80,8.50,21.30,90,0,48.57</text:p>
      <text:p text:style-name="P1">,18.12,1039,1005,933,1019,912,922,988,7.10,8.50,21.30,97,0,51.43</text:p>
      <text:p text:style-name="P1">,19.12,1039,1005,933,1018,912,922,987,7.30,8.50,21.30,106,0,54.29</text:p>
      <text:p text:style-name="P1">,20.12,1039,1005,933,1018,912,922,987,7.70,8.50,21.30,115,0,57.14</text:p>
      <text:p text:style-name="P1">,21.13,1039,1004,933,1017,912,922,987,7.90,8.50,21.30,121,0,60.00</text:p>
      <text:p text:style-name="P1">,22.13,1039,1005,933,1017,912,921,988,8.00,8.50,21.30,121,0,60.00</text:p>
      <text:p text:style-name="P1"><text:soft-page-break/>,23.13,1039,1004,933,1017,912,922,987,8.00,8.50,21.30,121,0,60.00</text:p>
      <text:p text:style-name="P1">,24.13,1039,1004,933,1017,912,922,987,7.90,8.50,21.30,127,0,62.86</text:p>
      <text:p text:style-name="P1">,25.13,1039,1004,933,1016,912,922,988,8.30,8.50,21.30,129,0,62.86</text:p>
      <text:p text:style-name="P1">,26.13,1039,1004,933,1016,912,921,988,8.10,8.50,21.30,130,0,62.86</text:p>
      <text:p text:style-name="P1">,27.13,1039,1004,933,1016,912,922,988,8.30,8.50,21.30,128,0,62.86</text:p>
      <text:p text:style-name="P1">,28.13,1039,1004,933,1016,912,922,989,8.10,8.50,21.30,129,0,62.86</text:p>
      <text:p text:style-name="P1">,29.13,1039,1005,933,1015,912,922,989,8.20,8.50,21.30,126,0,62.86</text:p>
      <text:p text:style-name="P1">,30.14,1039,1004,933,1015,912,922,989,8.20,8.50,21.30,127,0,62.86</text:p>
      <text:p text:style-name="P1">,31.14,1039,1004,933,1015,912,922,988,8.10,8.50,21.30,126,0,62.86</text:p>
      <text:p text:style-name="P1">,32.14,1039,1004,933,1015,912,921,989,8.00,8.50,21.30,125,0,62.86</text:p>
      <text:p text:style-name="P1">,33.14,1039,1004,933,1015,912,922,988,8.10,8.50,21.30,125,0,62.86</text:p>
      <text:p text:style-name="P1">,34.14,1039,1004,933,1015,912,922,989,8.10,8.50,21.30,126,0,62.86</text:p>
      <text:p text:style-name="P1">,35.14,1039,1004,933,1015,912,922,989,8.10,8.50,21.30,124,0,62.86</text:p>
      <text:p text:style-name="P1">,36.14,1039,1004,933,1014,912,921,989,7.90,8.50,21.30,130,0,64.29</text:p>
      <text:p text:style-name="P1">,37.15,1039,1004,933,1014,912,922,989,8.20,8.50,21.30,130,0,64.29</text:p>
      <text:p text:style-name="P1">,38.15,1039,1004,933,1014,912,921,989,8.20,8.50,21.30,127,0,64.29</text:p>
      <text:p text:style-name="P1">,39.15,1039,1004,933,1014,912,922,989,8.00,8.50,21.30,126,0,64.29</text:p>
      <text:p text:style-name="P1">,40.15,1039,1004,933,1014,912,921,989,8.00,8.50,21.30,125,0,64.29</text:p>
      <text:p text:style-name="P1">,41.15,1039,1004,933,1014,912,922,989,8.00,8.50,21.30,127,0,64.29</text:p>
      <text:p text:style-name="P1">,42.15,1039,1004,933,1014,912,922,989,8.00,8.50,21.30,127,0,64.29</text:p>
      <text:p text:style-name="P1">,43.15,1039,1004,933,1014,912,922,988,8.00,8.50,21.30,128,0,64.29</text:p>
      <text:p text:style-name="P1">,44.16,1039,1004,933,1014,912,922,989,8.00,8.50,21.30,124,0,64.29</text:p>
      <text:p text:style-name="P1">,45.16,1039,1004,933,1014,912,922,989,8.10,8.50,21.30,126,0,64.29</text:p>
      <text:p text:style-name="P1">,46.16,1039,1004,933,1014,912,922,989,8.00,8.50,21.30,125,0,64.29</text:p>
      <text:p text:style-name="P1">,47.16,1039,1004,933,1014,912,922,989,8.00,8.50,21.30,125,0,64.29</text:p>
      <text:p text:style-name="P1">,48.16,1039,1004,933,1013,912,922,990,8.00,8.50,21.30,124,0,64.29</text:p>
      <text:p text:style-name="P1">,49.17,1039,1004,933,1013,912,922,989,8.00,8.50,21.30,120,0,64.29</text:p>
      <text:p text:style-name="P1">,50.17,1039,1005,933,1013,912,922,990,7.80,8.50,21.30,118,0,65.71</text:p>
      <text:p text:style-name="P1">,51.17,1039,1005,933,1013,912,922,989,7.80,8.50,21.30,98,0,68.57</text:p>
      <text:p text:style-name="P1">,52.17,1039,1005,933,1013,912,921,990,7.60,8.50,21.30,114,0,71.43</text:p>
      <text:p text:style-name="P1">,53.17,1039,1004,933,1013,912,921,990,8.10,8.50,21.30,116,0,71.43</text:p>
      <text:p text:style-name="P1">,54.18,1039,1005,933,1013,912,922,990,8.00,8.50,21.30,113,0,71.43</text:p>
      <text:p text:style-name="P1">,55.18,1039,1004,933,1013,912,922,990,7.70,8.50,21.30,109,0,71.43</text:p>
      <text:p text:style-name="P1">,56.18,1039,1004,933,1013,912,922,990,7.90,8.50,21.30,116,0,71.43</text:p>
      <text:p text:style-name="P1">,57.18,1039,1004,933,1013,912,922,990,7.80,8.50,21.30,113,0,71.43</text:p>
      <text:p text:style-name="P1">,58.18,1039,1004,933,1013,912,921,990,7.70,8.50,21.30,111,0,71.43</text:p>
      <text:p text:style-name="P1">,59.18,1039,1005,933,1013,912,922,990,7.70,8.50,21.30,108,0,71.43</text:p>
      <text:p text:style-name="P1">,60.19,1039,1004,933,1013,912,922,991,7.80,8.50,21.30,111,0,71.43</text:p>
      <text:p text:style-name="P1">,61.19,1039,1005,933,1013,912,922,991,7.40,8.50,21.30,108,0,71.43</text:p>
      <text:p text:style-name="P1">,62.19,1039,1005,933,1013,912,922,991,7.30,8.50,21.30,105,0,71.43</text:p>
      <text:p text:style-name="P1">,63.19,1039,1005,933,1013,912,922,991,7.70,8.50,21.30,103,0,71.43</text:p>
      <text:p text:style-name="P1">,64.19,1039,1005,933,1013,912,922,991,7.40,8.50,21.30,105,0,71.43</text:p>
      <text:p text:style-name="P1">,65.19,1039,1005,933,1013,912,922,990,7.20,8.50,21.30,101,0,71.43</text:p>
      <text:p text:style-name="P1">,66.20,1040,1005,934,1013,913,923,989,7.30,8.50,21.30,55,-1,71.43</text:p>
      <text:p text:style-name="P1">,67.20,1040,1006,934,1014,913,923,989,4.20,8.50,21.20,10,-2,71.43 </text:p>
      <text:p text:style-name="P1"/>
      <text:p text:style-name="P1">*** <text:span text:style-name="T3">end of 8deg AoA, measured 10.30, series of 6, low voltage cutoff trig’d</text:span></text:p>
      <text:p text:style-name="P1"/>
      <text:p text:style-name="P1">*** <text:span text:style-name="T4">repeat series at 8deg Aoa 10.30 meas’d for 10x</text:span></text:p>
      <text:p text:style-name="P1"><text:soft-page-break/>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1,7.03,1040,1006,934,915,913,921,958,0.00,8.50,22.00,0,0,0.00</text:p>
      <text:p text:style-name="P1">,8.03,1040,1005,934,916,912,921,958,0.00,8.50,21.80,4,0,2.86</text:p>
      <text:p text:style-name="P1">,9.03,1040,1005,934,917,912,921,958,3.50,8.50,21.60,8,0,5.71</text:p>
      <text:p text:style-name="P1">,10.03,1040,1005,934,919,912,921,958,3.40,8.50,21.50,12,0,8.57</text:p>
      <text:p text:style-name="P1">,11.03,1040,1005,934,920,912,921,959,3.10,8.50,21.30,16,0,11.43</text:p>
      <text:p text:style-name="P1">,12.03,1040,1005,933,920,912,921,959,3.50,8.50,21.30,20,0,14.29</text:p>
      <text:p text:style-name="P1">,13.04,1040,1005,933,921,912,921,959,3.80,8.50,21.20,26,0,17.14</text:p>
      <text:p text:style-name="P1">,14.04,1039,1005,933,921,912,921,959,4.50,8.50,21.20,31,0,20.00</text:p>
      <text:p text:style-name="P1">,15.04,1039,1005,933,922,912,921,960,4.60,8.50,21.00,36,0,22.86</text:p>
      <text:p text:style-name="P1">,16.04,1039,1005,933,922,912,921,960,4.80,8.50,21.00,43,0,25.71</text:p>
      <text:p text:style-name="P1">,17.04,1039,1005,933,921,912,920,960,5.50,8.50,20.80,50,0,28.57</text:p>
      <text:p text:style-name="P1">,18.04,1039,1005,933,921,912,920,961,5.50,8.50,20.70,54,1,31.43</text:p>
      <text:p text:style-name="P1">,19.04,1039,1005,933,921,912,920,961,5.70,8.50,20.70,63,1,34.29</text:p>
      <text:p text:style-name="P1">,20.05,1039,1005,933,920,912,920,961,6.00,8.50,20.70,78,1,37.14</text:p>
      <text:p text:style-name="P1">,21.05,1039,1005,933,920,912,920,961,6.80,8.50,20.50,82,1,40.00</text:p>
      <text:p text:style-name="P1">,22.05,1039,1004,933,919,911,920,961,7.00,8.50,20.50,102,2,42.86</text:p>
      <text:p text:style-name="P1">,23.05,1038,1004,932,918,911,920,961,7.70,8.50,20.30,109,2,45.71</text:p>
      <text:p text:style-name="P1">,24.05,1038,1004,932,917,911,920,962,7.90,8.50,20.30,119,2,48.57</text:p>
      <text:p text:style-name="P1">,25.05,1038,1004,932,916,911,920,962,8.20,8.50,20.30,121,2,50.00</text:p>
      <text:p text:style-name="P1">,26.06,1038,1004,932,915,911,919,962,8.30,8.50,20.30,121,2,50.00</text:p>
      <text:p text:style-name="P1">,27.06,1038,1004,932,914,911,919,962,8.10,8.50,20.30,124,2,50.00</text:p>
      <text:p text:style-name="P1">,28.06,1038,1004,932,914,911,920,963,8.10,8.50,20.10,119,2,50.00</text:p>
      <text:p text:style-name="P1">,29.06,1038,1004,932,913,911,919,962,8.10,8.50,20.10,123,2,50.00</text:p>
      <text:p text:style-name="P1">,30.06,1038,1004,932,913,911,919,962,8.10,8.50,20.10,120,2,50.00</text:p>
      <text:p text:style-name="P1">,31.07,1038,1004,932,912,911,919,962,8.00,8.50,20.10,120,2,50.00</text:p>
      <text:p text:style-name="P1">,32.07,1038,1004,932,912,911,919,962,8.10,8.50,20.10,122,2,50.00</text:p>
      <text:p text:style-name="P1">,33.07,1038,1004,932,912,911,920,962,8.10,8.50,20.10,119,2,50.00</text:p>
      <text:p text:style-name="P1">,34.07,1038,1004,932,912,911,919,961,7.90,8.50,20.10,127,2,52.86</text:p>
      <text:p text:style-name="P1">,35.07,1038,1004,932,912,911,919,961,8.30,8.50,20.10,135,3,54.29</text:p>
      <text:p text:style-name="P1">,36.07,1038,1004,932,912,911,919,961,8.70,8.50,20.10,137,3,54.29</text:p>
      <text:p text:style-name="P1">,37.08,1038,1004,932,912,911,919,961,8.50,8.50,20.10,135,2,54.29</text:p>
      <text:p text:style-name="P1">,38.08,1038,1004,932,912,911,919,961,8.30,8.50,20.10,135,3,54.29</text:p>
      <text:p text:style-name="P1">,39.08,1038,1004,932,912,911,919,961,8.50,8.50,20.10,137,2,54.29</text:p>
      <text:p text:style-name="P1">,40.08,1038,1004,932,912,911,919,961,8.40,8.50,20.10,138,3,54.29</text:p>
      <text:p text:style-name="P1">,41.08,1038,1004,932,912,911,919,961,8.40,8.50,20.10,136,3,54.29</text:p>
      <text:p text:style-name="P1">,42.08,1038,1004,932,912,911,919,961,8.30,8.50,20.10,133,2,54.29</text:p>
      <text:p text:style-name="P1">,43.08,1038,1004,932,912,911,919,962,8.40,8.50,20.10,139,3,54.29</text:p>
      <text:p text:style-name="P1">,44.09,1038,1004,932,912,911,919,962,8.40,8.50,20.10,136,2,54.29</text:p>
      <text:p text:style-name="P1">,45.09,1038,1004,932,912,911,919,961,8.30,8.50,20.10,134,2,54.29</text:p>
      <text:p text:style-name="P1">,46.09,1038,1004,932,912,911,919,961,8.50,8.50,20.10,134,2,54.29</text:p>
      <text:p text:style-name="P1">,47.09,1038,1004,932,912,911,919,960,8.30,8.50,20.10,138,3,54.29</text:p>
      <text:p text:style-name="P1">,48.09,1038,1004,932,912,911,919,960,8.40,8.50,20.10,139,3,54.29</text:p>
      <text:p text:style-name="P1">,49.09,1038,1004,932,912,911,920,961,8.40,8.50,20.10,135,2,54.29</text:p>
      <text:p text:style-name="P1">,50.10,1038,1004,932,912,911,919,961,8.30,8.50,20.10,135,3,54.29</text:p>
      <text:p text:style-name="P1"><text:soft-page-break/>,51.10,1038,1004,932,913,911,919,961,8.40,8.50,20.10,135,3,54.29</text:p>
      <text:p text:style-name="P1">,52.10,1038,1004,932,913,911,919,961,8.30,8.50,20.10,135,2,54.29</text:p>
      <text:p text:style-name="P1">,53.10,1038,1004,932,914,911,919,961,8.30,8.50,20.10,134,2,54.29</text:p>
      <text:p text:style-name="P1">,54.10,1038,1004,932,914,911,919,961,8.30,8.50,20.10,132,2,54.29</text:p>
      <text:p text:style-name="P1">,55.11,1038,1004,932,914,911,919,961,8.10,8.50,20.10,134,3,54.29</text:p>
      <text:p text:style-name="P1">,56.11,1038,1004,932,915,911,919,961,8.20,8.50,20.10,138,3,54.29</text:p>
      <text:p text:style-name="P1">,57.11,1038,1004,932,915,911,920,961,8.40,8.50,20.10,133,2,54.29</text:p>
      <text:p text:style-name="P1">,58.11,1038,1004,932,915,911,919,960,8.20,8.50,20.10,133,2,54.29</text:p>
      <text:p text:style-name="P1">,59.11,1038,1004,932,916,911,919,960,8.30,8.50,20.10,134,3,54.29</text:p>
      <text:p text:style-name="P1">,60.11,1038,1004,932,916,911,919,961,8.30,8.50,20.10,132,2,54.29</text:p>
      <text:p text:style-name="P1">,61.11,1038,1004,932,917,911,920,961,8.20,8.50,20.10,137,3,54.29</text:p>
      <text:p text:style-name="P1">,62.12,1038,1004,932,917,911,919,961,8.30,8.50,20.10,133,2,54.29</text:p>
      <text:p text:style-name="P1">,63.12,1038,1004,932,917,911,919,961,8.20,8.50,20.10,132,2,54.29</text:p>
      <text:p text:style-name="P1">,64.12,1038,1004,932,918,911,919,962,8.20,8.50,20.10,133,2,54.29</text:p>
      <text:p text:style-name="P1">,65.12,1038,1004,932,918,911,919,962,8.50,8.50,20.10,138,3,54.29</text:p>
      <text:p text:style-name="P1">,66.12,1038,1004,932,919,911,919,962,8.30,8.50,20.10,133,2,54.29</text:p>
      <text:p text:style-name="P1">,67.12,1038,1004,932,919,911,920,961,8.30,8.50,20.10,131,2,54.29</text:p>
      <text:p text:style-name="P1">,68.12,1038,1004,932,920,911,919,961,8.30,8.50,20.10,134,2,54.29</text:p>
      <text:p text:style-name="P1">,69.13,1038,1004,932,920,911,919,961,8.30,8.50,20.10,135,2,54.29</text:p>
      <text:p text:style-name="P1">,70.13,1038,1004,932,920,911,919,961,8.40,8.50,20.10,134,2,54.29</text:p>
      <text:p text:style-name="P1">,71.13,1038,1004,932,921,911,919,960,8.30,8.50,20.10,134,2,54.29</text:p>
      <text:p text:style-name="P1">,72.13,1038,1004,932,922,911,920,960,8.40,8.50,20.10,133,3,54.29</text:p>
      <text:p text:style-name="P1">,73.13,1038,1004,932,922,911,919,961,8.20,8.50,20.30,133,2,54.29</text:p>
      <text:p text:style-name="P1">,74.14,1038,1004,932,923,911,920,961,8.40,8.50,20.30,134,2,54.29</text:p>
      <text:p text:style-name="P1">,75.14,1038,1004,932,923,911,920,960,8.40,8.50,20.30,134,2,54.29</text:p>
      <text:p text:style-name="P1">,76.14,1038,1004,932,924,911,919,960,8.20,8.50,20.30,132,2,54.29</text:p>
      <text:p text:style-name="P1">,77.14,1038,1004,932,925,911,920,960,8.40,8.50,20.30,133,2,54.29</text:p>
      <text:p text:style-name="P1">,78.14,1038,1004,932,925,911,920,960,8.20,8.50,20.30,135,3,54.29</text:p>
      <text:p text:style-name="P1">,79.14,1038,1004,932,926,911,919,960,8.20,8.50,20.30,135,3,54.29</text:p>
      <text:p text:style-name="P1">,80.14,1038,1004,932,926,911,919,961,8.20,8.50,20.30,134,3,54.29</text:p>
      <text:p text:style-name="P1">,81.15,1038,1004,932,927,911,920,961,8.50,8.50,20.30,132,2,54.29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2,0.09,1040,1006,934,929,913,921,957,0.00,8.50,20.10,0,0,1.43</text:p>
      <text:p text:style-name="P1">,1.09,1040,1006,934,929,913,921,957,0.00,8.50,20.30,2,0,4.29</text:p>
      <text:p text:style-name="P1">,2.09,1040,1006,934,930,912,921,957,3.50,8.50,20.30,8,0,7.14</text:p>
      <text:p text:style-name="P1">,3.09,1040,1005,934,931,912,921,957,3.60,8.50,20.30,13,0,10.00</text:p>
      <text:p text:style-name="P1">,4.09,1040,1005,933,931,912,921,957,3.30,8.50,20.30,17,0,11.43</text:p>
      <text:p text:style-name="P1">,5.09,1040,1005,933,931,912,921,957,3.50,8.50,20.30,22,0,14.29</text:p>
      <text:p text:style-name="P1">,6.10,1040,1005,933,932,912,921,958,3.80,8.50,20.30,29,0,17.14</text:p>
      <text:p text:style-name="P1">,7.10,1039,1005,933,932,912,921,958,4.30,8.50,20.30,30,0,20.00</text:p>
      <text:p text:style-name="P1">,8.10,1039,1005,933,932,912,921,958,4.40,8.50,20.30,37,0,22.86</text:p>
      <text:p text:style-name="P1">,9.10,1039,1005,933,933,912,921,958,4.90,8.50,20.30,43,0,25.71</text:p>
      <text:p text:style-name="P1">,10.10,1039,1005,933,933,912,921,959,5.00,8.50,20.30,49,1,28.57</text:p>
      <text:p text:style-name="P1">,11.10,1039,1005,933,934,912,921,958,5.40,8.50,20.30,53,1,31.43</text:p>
      <text:p text:style-name="P1">,12.10,1039,1005,933,934,912,920,959,5.50,8.50,20.30,61,1,34.29</text:p>
      <text:p text:style-name="P1">,13.11,1039,1005,933,935,912,920,959,6.00,8.50,20.30,71,1,37.14</text:p>
      <text:p text:style-name="P1"><text:soft-page-break/>,14.11,1039,1005,933,935,911,920,960,6.30,8.50,20.30,85,2,40.00</text:p>
      <text:p text:style-name="P1">,15.11,1039,1004,933,936,911,920,960,7.00,8.50,20.30,98,2,42.86</text:p>
      <text:p text:style-name="P1">,16.11,1039,1004,933,936,911,920,960,7.60,8.50,20.30,104,2,45.71</text:p>
      <text:p text:style-name="P1">,17.11,1038,1004,932,936,911,920,960,7.70,8.50,20.30,114,2,48.57</text:p>
      <text:p text:style-name="P1">,18.11,1038,1004,932,936,911,920,961,7.90,8.50,20.30,123,2,51.43</text:p>
      <text:p text:style-name="P1">,19.11,1038,1004,932,936,911,920,961,8.10,8.50,20.30,123,2,51.43</text:p>
      <text:p text:style-name="P1">,20.12,1038,1004,932,936,911,920,961,8.10,8.50,20.30,129,3,51.43</text:p>
      <text:p text:style-name="P1">,21.12,1038,1004,933,936,911,920,961,8.20,8.50,20.30,124,2,51.43</text:p>
      <text:p text:style-name="P1">,22.12,1038,1004,932,936,911,920,962,8.00,8.50,20.30,122,2,51.43</text:p>
      <text:p text:style-name="P1">,23.12,1038,1004,932,936,911,920,961,8.10,8.50,20.30,121,2,51.43</text:p>
      <text:p text:style-name="P1">,24.12,1038,1004,932,937,911,920,962,8.10,8.50,20.30,124,3,51.43</text:p>
      <text:p text:style-name="P1">,25.12,1038,1004,932,937,911,920,961,8.10,8.50,20.30,123,3,51.43</text:p>
      <text:p text:style-name="P1">,26.13,1038,1004,932,937,911,920,961,8.00,8.50,20.30,121,2,51.43</text:p>
      <text:p text:style-name="P1">,27.13,1038,1004,932,938,911,920,961,7.90,8.50,20.30,128,3,52.86</text:p>
      <text:p text:style-name="P1">,28.13,1038,1004,932,938,911,920,961,8.30,8.50,20.30,129,3,52.86</text:p>
      <text:p text:style-name="P1">,29.13,1038,1004,932,938,911,920,961,8.10,8.50,20.30,127,2,52.86</text:p>
      <text:p text:style-name="P1">,30.13,1038,1004,932,938,911,920,961,8.20,8.50,20.30,126,3,52.86</text:p>
      <text:p text:style-name="P1">,31.13,1038,1004,932,938,911,920,960,8.10,8.50,20.30,130,3,52.86</text:p>
      <text:p text:style-name="P1">,32.14,1038,1004,932,938,911,920,961,8.10,8.50,20.30,127,3,52.86</text:p>
      <text:p text:style-name="P1">,33.14,1038,1004,932,939,911,920,961,8.20,8.50,20.30,127,3,52.86</text:p>
      <text:p text:style-name="P1">,34.14,1038,1004,932,939,911,920,961,8.20,8.50,20.30,133,3,52.86</text:p>
      <text:p text:style-name="P1">,35.14,1038,1004,932,939,911,920,961,8.20,8.50,20.30,127,3,52.86</text:p>
      <text:p text:style-name="P1">,36.14,1038,1004,932,939,911,920,961,8.10,8.50,20.30,126,3,52.86</text:p>
      <text:p text:style-name="P1">,37.15,1038,1004,932,939,911,920,960,8.10,8.50,20.30,129,3,52.86</text:p>
      <text:p text:style-name="P1">,38.15,1038,1004,932,939,911,920,960,8.20,8.50,20.30,126,2,52.86</text:p>
      <text:p text:style-name="P1">,39.15,1038,1004,932,939,911,920,960,8.10,8.50,20.30,126,2,52.86</text:p>
      <text:p text:style-name="P1">,40.15,1038,1004,932,940,911,920,961,8.20,8.50,20.30,129,3,52.86</text:p>
      <text:p text:style-name="P1">,41.15,1038,1004,932,940,911,920,961,8.20,8.50,20.30,128,3,52.86</text:p>
      <text:p text:style-name="P1">,42.15,1038,1004,932,940,911,920,961,8.20,8.50,20.30,129,2,52.86</text:p>
      <text:p text:style-name="P1">,43.15,1038,1004,932,940,911,920,961,8.10,8.50,20.30,128,3,52.86</text:p>
      <text:p text:style-name="P1">,44.16,1038,1004,932,940,911,920,961,8.20,8.50,20.30,135,3,52.86</text:p>
      <text:p text:style-name="P1">,45.16,1038,1004,932,941,911,920,961,8.20,8.50,20.30,127,2,52.86</text:p>
      <text:p text:style-name="P1">,46.16,1038,1004,932,941,911,920,962,8.10,8.50,20.30,126,3,52.86</text:p>
      <text:p text:style-name="P1">,47.16,1038,1004,932,942,911,920,961,8.30,8.50,20.30,126,3,52.86</text:p>
      <text:p text:style-name="P1">,48.16,1038,1004,932,942,911,920,962,8.10,8.50,20.30,129,3,52.86</text:p>
      <text:p text:style-name="P1">,49.17,1038,1004,932,942,911,920,962,8.30,8.50,20.30,128,3,52.86</text:p>
      <text:p text:style-name="P1">,50.17,1038,1004,932,942,911,920,962,8.20,8.50,20.30,126,3,52.86</text:p>
      <text:p text:style-name="P1">,51.17,1038,1004,932,943,911,920,962,8.00,8.50,20.30,128,3,52.86</text:p>
      <text:p text:style-name="P1">,52.17,1038,1004,932,943,911,920,962,8.20,8.50,20.30,126,2,52.86</text:p>
      <text:p text:style-name="P1">,53.17,1038,1004,932,943,911,920,962,8.00,8.50,20.30,126,2,52.86</text:p>
      <text:p text:style-name="P1">,54.17,1038,1004,932,944,911,920,962,8.00,8.50,20.50,126,2,52.86</text:p>
      <text:p text:style-name="P1">,55.17,1038,1004,932,944,911,920,962,8.00,8.50,20.30,129,3,52.86</text:p>
      <text:p text:style-name="P1">,56.18,1038,1004,932,944,911,920,962,8.30,8.50,20.30,128,3,52.86</text:p>
      <text:p text:style-name="P1">,57.18,1038,1004,932,944,911,920,962,8.10,8.50,20.30,129,3,52.86</text:p>
      <text:p text:style-name="P1">,58.18,1038,1004,932,945,911,920,962,8.10,8.50,20.30,125,3,52.86</text:p>
      <text:p text:style-name="P1">,59.18,1038,1004,932,945,911,920,962,8.00,8.50,20.30,127,3,52.86</text:p>
      <text:p text:style-name="P1">,60.18,1038,1004,932,945,911,920,963,8.10,8.50,20.30,128,3,52.86</text:p>
      <text:p text:style-name="P1">,61.18,1038,1004,932,945,911,920,962,8.10,8.50,20.30,128,3,52.86</text:p>
      <text:p text:style-name="P1">,62.19,1038,1004,932,946,911,920,963,8.10,8.50,20.30,125,3,52.86</text:p>
      <text:p text:style-name="P1"><text:soft-page-break/>,63.19,1038,1004,932,946,911,920,962,8.00,8.50,20.30,130,2,52.86</text:p>
      <text:p text:style-name="P1">,64.19,1038,1004,932,946,911,920,963,8.20,8.50,20.50,131,3,52.86</text:p>
      <text:p text:style-name="P1">,65.19,1038,1004,932,946,911,920,963,8.30,8.50,20.50,128,3,52.86</text:p>
      <text:p text:style-name="P1">,66.19,1038,1004,932,947,911,920,963,8.00,8.50,20.30,124,3,52.86</text:p>
      <text:p text:style-name="P1">,67.19,1038,1004,932,947,911,920,963,8.00,8.50,20.50,124,2,52.86</text:p>
      <text:p text:style-name="P1">,68.19,1038,1004,932,947,911,920,963,8.00,8.50,20.30,130,3,52.86</text:p>
      <text:p text:style-name="P1">,69.19,1038,1004,932,947,911,920,963,8.20,8.50,20.30,130,3,52.86</text:p>
      <text:p text:style-name="P1">,70.20,1038,1004,932,948,911,920,964,8.30,8.50,20.50,126,2,52.86</text:p>
      <text:p text:style-name="P1">,71.20,1038,1004,932,948,911,920,963,8.20,8.50,20.50,127,3,52.86</text:p>
      <text:p text:style-name="P1">,72.20,1038,1004,932,948,911,920,964,8.00,8.50,20.50,124,2,52.86</text:p>
      <text:p text:style-name="P1">,73.20,1038,1004,932,949,911,920,963,8.00,8.50,20.30,127,3,52.86</text:p>
      <text:p text:style-name="P1">,74.20,1038,1004,932,949,911,920,963,8.30,8.50,20.50,125,2,52.86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3,0.09,1040,1006,934,950,913,921,960,0.00,8.50,20.30,0,0,1.43</text:p>
      <text:p text:style-name="P1">,1.09,1040,1006,934,950,913,921,960,0.00,8.50,20.30,3,0,4.29</text:p>
      <text:p text:style-name="P1">,2.09,1040,1005,934,950,913,921,961,3.40,8.50,20.50,7,0,7.14</text:p>
      <text:p text:style-name="P1">,3.09,1040,1005,934,951,912,921,960,3.50,8.50,20.50,16,0,8.57</text:p>
      <text:p text:style-name="P1">,4.09,1040,1005,933,951,912,921,961,3.50,8.50,20.50,15,0,11.43</text:p>
      <text:p text:style-name="P1">,5.09,1039,1005,933,951,912,921,961,3.50,8.50,20.50,23,0,14.29</text:p>
      <text:p text:style-name="P1">,6.09,1040,1005,933,951,912,921,961,3.80,8.50,20.50,26,0,17.14</text:p>
      <text:p text:style-name="P1">,7.10,1039,1005,933,952,912,921,961,4.10,8.50,20.50,30,0,20.00</text:p>
      <text:p text:style-name="P1">,8.10,1039,1005,933,952,912,921,961,4.60,8.50,20.50,35,0,22.86</text:p>
      <text:p text:style-name="P1">,9.10,1039,1005,933,952,912,921,961,4.80,8.50,20.50,41,0,25.71</text:p>
      <text:p text:style-name="P1">,10.10,1039,1005,933,952,912,921,961,5.00,8.50,20.50,49,1,28.57</text:p>
      <text:p text:style-name="P1">,11.10,1039,1005,933,952,912,921,961,5.40,8.50,20.50,55,1,31.43</text:p>
      <text:p text:style-name="P1">,12.10,1039,1005,933,952,912,921,962,5.90,8.50,20.50,62,1,34.29</text:p>
      <text:p text:style-name="P1">,13.10,1039,1005,933,952,912,920,962,6.00,8.50,20.50,69,1,37.14</text:p>
      <text:p text:style-name="P1">,14.10,1039,1005,933,952,912,920,962,6.10,8.50,20.50,82,2,40.00</text:p>
      <text:p text:style-name="P1">,15.11,1039,1004,933,952,911,920,962,7.10,8.50,20.50,98,2,42.86</text:p>
      <text:p text:style-name="P1">,16.11,1038,1004,933,953,911,920,963,7.60,8.50,20.50,107,2,45.71</text:p>
      <text:p text:style-name="P1">,17.11,1038,1004,932,953,911,920,962,7.70,8.50,20.50,113,2,48.57</text:p>
      <text:p text:style-name="P1">,18.11,1038,1004,932,953,911,920,963,8.00,8.50,20.50,114,2,48.57</text:p>
      <text:p text:style-name="P1">,19.11,1038,1004,932,953,911,920,963,7.90,8.50,20.50,121,3,51.43</text:p>
      <text:p text:style-name="P1">,20.12,1038,1004,932,953,911,920,963,8.10,8.50,20.50,126,3,52.86</text:p>
      <text:p text:style-name="P1">,21.12,1038,1004,932,953,911,920,963,8.30,8.50,20.50,130,3,52.86</text:p>
      <text:p text:style-name="P1">,22.12,1038,1004,932,953,911,920,963,8.20,8.50,20.50,127,3,52.86</text:p>
      <text:p text:style-name="P1">,23.12,1038,1004,932,953,911,920,963,8.20,8.50,20.50,126,3,52.86</text:p>
      <text:p text:style-name="P1">,24.12,1038,1004,932,953,911,920,963,8.10,8.50,20.50,126,3,52.86</text:p>
      <text:p text:style-name="P1">,25.12,1038,1004,932,953,911,920,963,8.30,8.50,20.50,127,3,52.86</text:p>
      <text:p text:style-name="P1">,26.13,1038,1004,932,953,911,920,964,8.10,8.50,20.50,125,2,52.86</text:p>
      <text:p text:style-name="P1">,27.13,1038,1004,932,953,911,920,963,8.20,8.50,20.50,129,3,52.86</text:p>
      <text:p text:style-name="P1">,28.13,1038,1004,932,953,911,920,963,8.30,8.50,20.50,127,2,52.86</text:p>
      <text:p text:style-name="P1">,29.13,1038,1004,932,953,911,920,963,8.10,8.50,20.50,127,3,52.86</text:p>
      <text:p text:style-name="P1">,30.13,1038,1004,932,953,911,920,964,8.10,8.50,20.50,127,3,52.86</text:p>
      <text:p text:style-name="P1">,31.13,1038,1004,932,953,911,920,964,8.10,8.50,20.50,124,3,52.86</text:p>
      <text:p text:style-name="P1">,32.14,1038,1004,932,953,911,920,964,8.10,8.50,20.50,130,3,52.86</text:p>
      <text:p text:style-name="P1"><text:soft-page-break/>,33.14,1038,1004,932,953,911,920,964,8.10,8.50,20.50,126,2,52.86</text:p>
      <text:p text:style-name="P1">,34.14,1038,1004,932,953,911,920,964,8.20,8.50,20.50,124,3,52.86</text:p>
      <text:p text:style-name="P1">,35.14,1038,1004,932,952,911,920,964,8.10,8.50,20.50,125,2,52.86</text:p>
      <text:p text:style-name="P1">,36.14,1038,1004,932,952,911,920,964,8.20,8.50,20.50,126,3,52.86</text:p>
      <text:p text:style-name="P1">,37.15,1038,1004,932,952,911,920,963,8.20,8.50,20.50,125,3,52.86</text:p>
      <text:p text:style-name="P1">,38.15,1038,1004,932,952,911,920,964,8.00,8.50,20.30,129,3,52.86</text:p>
      <text:p text:style-name="P1">,39.15,1038,1004,932,952,911,920,963,8.30,8.50,20.50,124,3,52.86</text:p>
      <text:p text:style-name="P1">,40.15,1038,1004,932,952,911,920,964,8.00,8.50,20.50,124,3,52.86</text:p>
      <text:p text:style-name="P1">,41.15,1038,1004,932,952,911,920,963,8.00,8.50,20.50,124,3,52.86</text:p>
      <text:p text:style-name="P1">,42.15,1038,1004,932,952,911,920,964,8.00,8.50,20.50,128,2,52.86</text:p>
      <text:p text:style-name="P1">,43.15,1038,1004,932,952,911,920,963,8.10,8.50,20.50,128,3,52.86</text:p>
      <text:p text:style-name="P1">,44.16,1038,1004,932,952,911,920,964,8.10,8.50,20.50,126,3,52.86</text:p>
      <text:p text:style-name="P1">,45.16,1038,1004,932,952,911,920,964,8.20,8.50,20.50,124,3,52.86</text:p>
      <text:p text:style-name="P1">,46.16,1038,1004,932,952,911,920,964,8.00,8.50,20.50,127,2,52.86</text:p>
      <text:p text:style-name="P1">,47.16,1038,1004,932,953,911,920,964,8.10,8.50,20.50,127,3,52.86</text:p>
      <text:p text:style-name="P1">,48.16,1038,1004,932,953,911,920,964,8.10,8.50,20.50,125,3,52.86</text:p>
      <text:p text:style-name="P1">,49.16,1038,1004,932,953,911,920,964,8.00,8.50,20.50,126,2,52.86</text:p>
      <text:p text:style-name="P1">,50.17,1038,1004,932,953,911,920,964,8.20,8.50,20.50,124,3,52.86</text:p>
      <text:p text:style-name="P1">,51.17,1038,1004,932,953,911,920,964,8.00,8.50,20.50,124,3,52.86</text:p>
      <text:p text:style-name="P1">,52.17,1038,1004,932,953,911,920,965,8.00,8.50,20.50,126,3,52.86</text:p>
      <text:p text:style-name="P1">,53.17,1038,1004,932,953,911,920,965,8.20,8.50,20.50,126,3,52.86</text:p>
      <text:p text:style-name="P1">,54.17,1038,1004,932,953,911,920,965,8.10,8.50,20.50,125,3,52.86</text:p>
      <text:p text:style-name="P1">,55.17,1038,1004,932,953,911,920,965,8.10,8.50,20.50,125,2,52.86</text:p>
      <text:p text:style-name="P1">,56.18,1038,1004,932,953,911,920,965,8.10,8.50,20.50,125,3,52.86</text:p>
      <text:p text:style-name="P1">,57.18,1038,1004,932,953,911,920,965,7.90,8.50,20.50,124,3,52.86</text:p>
      <text:p text:style-name="P1">,58.18,1038,1004,932,953,911,920,965,8.10,8.50,20.50,129,3,54.29</text:p>
      <text:p text:style-name="P1">,59.18,1038,1004,932,953,911,920,965,8.30,8.50,20.50,132,3,54.29</text:p>
      <text:p text:style-name="P1">,60.18,1038,1004,932,953,911,920,966,8.20,8.50,20.50,129,3,54.29</text:p>
      <text:p text:style-name="P1">,61.19,1038,1004,932,954,911,920,966,8.20,8.50,20.50,131,3,54.29</text:p>
      <text:p text:style-name="P1">,62.19,1038,1004,932,954,911,920,966,8.20,8.50,20.50,129,3,54.29</text:p>
      <text:p text:style-name="P1">,63.19,1038,1004,932,954,911,920,965,8.20,8.50,20.50,133,3,54.29</text:p>
      <text:p text:style-name="P1">,64.19,1038,1004,932,954,911,920,966,8.30,8.50,20.50,129,3,54.29</text:p>
      <text:p text:style-name="P1">,65.19,1038,1004,932,954,911,920,965,8.20,8.50,20.50,130,2,54.29</text:p>
      <text:p text:style-name="P1">,66.19,1038,1004,932,955,911,920,966,8.30,8.50,20.50,129,3,54.29</text:p>
      <text:p text:style-name="P1">,67.19,1038,1004,932,955,911,920,966,8.20,8.50,20.50,133,3,54.29</text:p>
      <text:p text:style-name="P1">,68.20,1038,1004,932,955,911,920,966,8.30,8.50,20.50,131,2,54.29</text:p>
      <text:p text:style-name="P1">,69.20,1038,1004,932,955,911,920,965,8.00,8.50,20.50,131,3,54.29</text:p>
      <text:p text:style-name="P1">,70.20,1038,1004,932,955,911,920,966,8.30,8.50,20.50,129,3,54.29</text:p>
      <text:p text:style-name="P1">,71.20,1038,1004,932,956,911,920,966,8.30,8.50,20.50,128,3,54.29</text:p>
      <text:p text:style-name="P1">,72.20,1038,1004,932,956,911,920,966,8.20,8.50,20.50,130,3,54.29</text:p>
      <text:p text:style-name="P1">,73.20,1038,1004,932,956,911,920,966,8.30,8.50,20.50,133,3,54.29</text:p>
      <text:p text:style-name="P1">,74.21,1038,1004,932,956,911,920,965,8.30,8.50,20.50,128,3,54.29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4,0.09,1040,1006,934,958,913,921,963,0.00,8.50,20.50,0,0,1.43</text:p>
      <text:p text:style-name="P1">,1.09,1040,1006,934,958,912,921,963,2.20,8.50,20.50,3,0,4.29</text:p>
      <text:p text:style-name="P1">,2.09,1040,1005,934,958,913,921,963,3.40,8.50,20.50,9,0,7.14</text:p>
      <text:p text:style-name="P1"><text:soft-page-break/>,3.09,1040,1005,934,959,912,921,963,3.50,8.50,20.50,13,0,10.00</text:p>
      <text:p text:style-name="P1">,4.09,1040,1005,934,959,912,921,964,3.20,8.50,20.50,15,0,12.86</text:p>
      <text:p text:style-name="P1">,5.09,1040,1005,933,959,912,921,964,3.50,8.50,20.50,24,0,15.71</text:p>
      <text:p text:style-name="P1">,6.10,1039,1005,933,959,912,921,965,4.00,8.50,20.50,26,0,18.57</text:p>
      <text:p text:style-name="P1">,7.10,1039,1005,933,959,912,921,965,4.10,8.50,20.50,31,0,21.43</text:p>
      <text:p text:style-name="P1">,8.10,1039,1005,933,960,912,921,965,4.60,8.50,20.50,37,0,24.29</text:p>
      <text:p text:style-name="P1">,9.10,1039,1005,933,960,912,921,964,4.70,8.50,20.50,43,1,25.71</text:p>
      <text:p text:style-name="P1">,10.10,1039,1005,933,960,912,921,965,5.00,8.50,20.50,51,1,28.57</text:p>
      <text:p text:style-name="P1">,11.10,1039,1005,933,960,912,921,964,5.40,8.50,20.50,57,1,31.43</text:p>
      <text:p text:style-name="P1">,12.11,1039,1005,933,960,912,921,964,5.60,8.50,20.50,59,1,34.29</text:p>
      <text:p text:style-name="P1">,13.11,1039,1005,933,960,912,920,964,5.90,8.50,20.50,72,1,37.14</text:p>
      <text:p text:style-name="P1">,14.11,1039,1005,933,961,912,920,964,6.40,8.50,20.50,82,2,40.00</text:p>
      <text:p text:style-name="P1">,15.11,1039,1004,933,961,912,920,964,7.10,8.50,20.50,98,2,42.86</text:p>
      <text:p text:style-name="P1">,16.11,1038,1004,933,961,911,920,965,7.60,8.50,20.50,110,2,45.71</text:p>
      <text:p text:style-name="P1">,17.11,1038,1004,933,961,911,920,965,7.80,8.50,20.50,112,2,48.57</text:p>
      <text:p text:style-name="P1">,18.12,1038,1004,932,961,911,920,965,7.90,8.50,20.50,119,3,51.43</text:p>
      <text:p text:style-name="P1">,19.12,1038,1004,932,961,911,920,965,8.20,8.50,20.50,131,3,52.86</text:p>
      <text:p text:style-name="P1">,20.12,1038,1004,932,961,911,920,965,8.40,8.50,20.50,126,3,52.86</text:p>
      <text:p text:style-name="P1">,21.12,1038,1004,932,961,911,920,965,8.40,8.50,20.50,125,3,52.86</text:p>
      <text:p text:style-name="P1">,22.12,1038,1004,932,961,911,920,965,8.10,8.50,20.50,126,2,52.86</text:p>
      <text:p text:style-name="P1">,23.12,1038,1004,932,961,911,920,965,8.20,8.50,20.50,125,3,52.86</text:p>
      <text:p text:style-name="P1">,24.13,1038,1004,932,961,911,920,966,8.10,8.50,20.50,126,3,52.86</text:p>
      <text:p text:style-name="P1">,25.13,1038,1004,932,961,911,920,965,8.10,8.50,20.50,126,3,52.86</text:p>
      <text:p text:style-name="P1">,26.13,1038,1004,932,961,911,920,966,8.10,8.50,20.50,127,3,52.86</text:p>
      <text:p text:style-name="P1">,27.13,1038,1004,932,961,911,920,966,8.20,8.50,20.50,126,2,52.86</text:p>
      <text:p text:style-name="P1">,28.13,1038,1004,932,961,911,920,966,8.10,8.50,20.50,125,3,52.86</text:p>
      <text:p text:style-name="P1">,29.14,1038,1004,932,961,911,920,965,8.30,8.50,20.50,124,3,52.86</text:p>
      <text:p text:style-name="P1">,30.14,1038,1004,932,961,911,920,966,8.10,8.50,20.50,128,3,52.86</text:p>
      <text:p text:style-name="P1">,31.14,1038,1004,932,960,911,920,965,8.30,8.50,20.50,123,2,52.86</text:p>
      <text:p text:style-name="P1">,32.14,1038,1004,932,960,911,920,966,8.00,8.50,20.50,125,3,52.86</text:p>
      <text:p text:style-name="P1">,33.14,1038,1004,932,960,911,920,965,8.10,8.50,20.50,125,3,52.86</text:p>
      <text:p text:style-name="P1">,34.14,1038,1004,932,960,911,920,965,8.10,8.50,20.50,130,3,52.86</text:p>
      <text:p text:style-name="P1">,35.15,1038,1004,932,960,911,920,965,8.20,8.50,20.50,126,2,52.86</text:p>
      <text:p text:style-name="P1">,36.15,1038,1004,932,960,911,920,965,8.10,8.50,20.50,126,3,52.86</text:p>
      <text:p text:style-name="P1">,37.15,1038,1004,932,960,911,920,964,8.20,8.50,20.50,127,3,52.86</text:p>
      <text:p text:style-name="P1">,38.15,1038,1004,932,960,911,920,965,8.00,8.50,20.50,126,3,52.86</text:p>
      <text:p text:style-name="P1">,39.15,1038,1004,932,960,911,920,964,8.20,8.50,20.50,124,3,52.86</text:p>
      <text:p text:style-name="P1">,40.15,1038,1004,932,960,911,920,965,8.20,8.50,20.50,123,3,52.86</text:p>
      <text:p text:style-name="P1">,41.15,1038,1004,932,960,911,920,964,8.20,8.50,20.50,124,2,52.86</text:p>
      <text:p text:style-name="P1">,42.16,1038,1004,932,960,911,920,965,8.00,8.50,20.50,126,3,52.86</text:p>
      <text:p text:style-name="P1">,43.16,1038,1004,932,960,911,920,964,8.10,8.50,20.50,126,3,52.86</text:p>
      <text:p text:style-name="P1">,44.16,1038,1004,932,960,911,920,965,8.10,8.50,20.50,125,3,52.86</text:p>
      <text:p text:style-name="P1">,45.16,1038,1004,932,960,911,920,965,8.00,8.50,20.50,129,3,52.86</text:p>
      <text:p text:style-name="P1">,46.16,1038,1004,932,960,911,920,965,8.00,8.50,20.50,125,3,52.86</text:p>
      <text:p text:style-name="P1">,47.16,1038,1004,932,960,911,920,965,8.00,8.50,20.50,124,2,52.86</text:p>
      <text:p text:style-name="P1">,48.17,1038,1004,932,960,911,920,965,8.10,8.50,20.50,123,3,52.86</text:p>
      <text:p text:style-name="P1">,49.17,1038,1004,932,960,911,920,965,8.10,8.50,20.50,125,3,52.86</text:p>
      <text:p text:style-name="P1">,50.17,1038,1004,932,960,911,920,966,8.10,8.50,20.50,124,3,52.86</text:p>
      <text:p text:style-name="P1">,51.17,1038,1004,932,960,911,920,966,8.00,8.50,20.50,125,2,52.86</text:p>
      <text:p text:style-name="P1"><text:soft-page-break/>,52.17,1038,1004,932,960,911,920,966,8.20,8.50,20.50,123,2,52.86</text:p>
      <text:p text:style-name="P1">,53.17,1038,1004,932,960,911,920,966,8.10,8.50,20.50,124,3,52.86</text:p>
      <text:p text:style-name="P1">,54.18,1038,1004,932,960,911,920,966,8.00,8.50,20.50,124,3,52.86</text:p>
      <text:p text:style-name="P1">,55.18,1038,1004,932,960,911,920,966,8.10,8.50,20.50,125,2,52.86</text:p>
      <text:p text:style-name="P1">,56.18,1038,1004,932,960,911,920,966,8.10,8.50,20.50,124,3,52.86</text:p>
      <text:p text:style-name="P1">,57.18,1038,1004,932,960,911,920,966,7.80,8.50,20.50,126,3,54.29</text:p>
      <text:p text:style-name="P1">,58.18,1038,1004,932,960,911,920,967,8.10,8.50,20.50,131,3,55.71</text:p>
      <text:p text:style-name="P1">,59.18,1038,1004,932,960,911,920,966,8.30,8.50,20.50,133,3,55.71</text:p>
      <text:p text:style-name="P1">,60.19,1038,1004,932,960,911,920,967,8.30,8.50,20.50,135,3,55.71</text:p>
      <text:p text:style-name="P1">,61.19,1038,1004,932,960,911,920,966,8.30,8.50,20.50,135,3,55.71</text:p>
      <text:p text:style-name="P1">,62.19,1038,1004,932,960,911,920,966,8.40,8.50,20.50,134,3,55.71</text:p>
      <text:p text:style-name="P1">,63.19,1038,1004,932,960,911,920,966,8.40,8.50,20.50,136,3,55.71</text:p>
      <text:p text:style-name="P1">,64.19,1038,1004,932,960,911,920,966,8.30,8.50,20.50,132,3,55.71</text:p>
      <text:p text:style-name="P1">,65.19,1038,1004,932,960,911,920,966,8.30,8.50,20.50,137,3,55.71</text:p>
      <text:p text:style-name="P1">,66.20,1038,1004,932,960,911,920,966,8.40,8.50,20.50,136,3,55.71</text:p>
      <text:p text:style-name="P1">,67.20,1038,1004,932,960,911,920,966,8.30,8.50,20.50,136,3,55.71</text:p>
      <text:p text:style-name="P1">,68.20,1038,1004,932,960,911,920,966,8.30,8.50,20.50,136,3,55.71</text:p>
      <text:p text:style-name="P1">,69.20,1038,1004,932,960,911,920,966,8.40,8.50,20.50,132,3,55.71</text:p>
      <text:p text:style-name="P1">,70.20,1038,1004,932,960,911,920,967,8.40,8.50,20.50,134,3,55.71</text:p>
      <text:p text:style-name="P1">,71.21,1038,1004,932,960,911,920,966,8.20,8.50,20.50,135,3,55.71</text:p>
      <text:p text:style-name="P1">,72.21,1038,1004,932,961,911,920,967,8.30,8.50,20.50,132,3,55.71</text:p>
      <text:p text:style-name="P1">,73.21,1038,1004,932,961,911,920,966,8.40,8.50,20.50,133,3,55.71</text:p>
      <text:p text:style-name="P1">,74.21,1038,1004,932,961,911,920,967,8.40,8.50,20.50,131,3,55.71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5,0.09,1040,1006,934,962,913,922,964,0.00,8.50,20.50,0,0,1.43</text:p>
      <text:p text:style-name="P1">,1.09,1040,1005,934,962,912,921,963,0.30,8.50,20.50,4,0,4.29</text:p>
      <text:p text:style-name="P1">,2.09,1040,1005,934,963,912,921,964,3.60,8.50,20.50,9,0,5.71</text:p>
      <text:p text:style-name="P1">,3.09,1040,1005,934,963,912,921,964,3.70,8.50,20.50,11,0,8.57</text:p>
      <text:p text:style-name="P1">,4.09,1040,1005,933,963,912,921,964,2.80,8.50,20.50,14,0,11.43</text:p>
      <text:p text:style-name="P1">,5.09,1040,1005,933,964,912,921,964,3.10,8.50,20.50,19,0,14.29</text:p>
      <text:p text:style-name="P1">,6.10,1039,1005,933,964,912,921,965,3.60,8.50,20.50,24,0,17.14</text:p>
      <text:p text:style-name="P1">,7.10,1039,1005,933,964,912,921,965,4.30,8.50,20.50,29,0,20.00</text:p>
      <text:p text:style-name="P1">,8.10,1039,1005,933,964,912,921,965,4.30,8.50,20.50,35,0,22.86</text:p>
      <text:p text:style-name="P1">,9.10,1039,1005,933,964,912,921,965,4.70,8.50,20.50,40,1,25.71</text:p>
      <text:p text:style-name="P1">,10.10,1039,1005,933,964,912,921,966,4.90,8.50,20.50,46,1,28.57</text:p>
      <text:p text:style-name="P1">,11.10,1039,1005,933,965,912,921,966,5.40,8.50,20.50,52,1,31.43</text:p>
      <text:p text:style-name="P1">,12.11,1039,1005,933,965,912,921,966,5.60,8.50,20.50,58,1,34.29</text:p>
      <text:p text:style-name="P1">,13.11,1039,1005,933,965,912,921,966,5.70,8.50,20.50,67,1,37.14</text:p>
      <text:p text:style-name="P1">,14.11,1039,1005,933,965,912,921,966,6.60,8.50,20.50,80,2,40.00</text:p>
      <text:p text:style-name="P1">,15.11,1039,1004,933,966,911,920,966,6.90,8.50,20.50,95,2,42.86</text:p>
      <text:p text:style-name="P1">,16.11,1039,1004,933,966,911,920,967,7.20,8.50,20.50,103,2,45.71</text:p>
      <text:p text:style-name="P1">,17.11,1038,1004,933,967,911,920,966,7.80,8.50,20.70,109,3,48.57</text:p>
      <text:p text:style-name="P1">,18.11,1038,1004,932,967,911,920,967,7.90,8.50,20.70,119,2,51.43</text:p>
      <text:p text:style-name="P1">,19.12,1038,1004,932,967,911,920,967,8.10,8.50,20.70,124,3,52.86</text:p>
      <text:p text:style-name="P1">,20.12,1038,1004,932,967,911,920,967,8.30,8.50,20.50,126,3,52.86</text:p>
      <text:p text:style-name="P1">,21.12,1038,1004,932,967,911,920,967,8.20,8.50,20.50,128,3,52.86</text:p>
      <text:p text:style-name="P1"><text:soft-page-break/>,22.12,1038,1004,932,967,911,920,968,8.20,8.50,20.50,126,3,52.86</text:p>
      <text:p text:style-name="P1">,23.12,1038,1004,932,967,911,920,967,8.10,8.50,20.50,125,3,52.86</text:p>
      <text:p text:style-name="P1">,24.12,1038,1004,932,967,911,920,968,8.00,8.50,20.50,125,3,52.86</text:p>
      <text:p text:style-name="P1">,25.13,1038,1004,932,967,911,920,967,8.10,8.50,20.50,131,3,52.86</text:p>
      <text:p text:style-name="P1">,26.13,1038,1004,932,967,911,920,968,8.10,8.50,20.50,126,3,52.86</text:p>
      <text:p text:style-name="P1">,27.13,1038,1004,932,967,911,920,967,8.10,8.50,20.50,127,3,52.86</text:p>
      <text:p text:style-name="P1">,28.13,1038,1004,932,967,911,920,967,8.20,8.50,20.50,126,3,52.86</text:p>
      <text:p text:style-name="P1">,29.13,1038,1004,932,967,911,920,967,8.00,8.50,20.50,123,3,52.86</text:p>
      <text:p text:style-name="P1">,30.14,1038,1004,932,967,911,920,967,8.10,8.50,20.50,122,3,52.86</text:p>
      <text:p text:style-name="P1">,31.14,1038,1004,932,967,911,920,966,8.00,8.50,20.50,124,3,52.86</text:p>
      <text:p text:style-name="P1">,32.14,1038,1004,932,967,911,920,967,8.10,8.50,20.50,124,3,52.86</text:p>
      <text:p text:style-name="P1">,33.14,1038,1004,932,966,911,920,967,8.00,8.50,20.50,126,3,52.86</text:p>
      <text:p text:style-name="P1">,34.14,1038,1004,932,966,911,920,967,8.10,8.50,20.50,123,3,52.86</text:p>
      <text:p text:style-name="P1">,35.14,1038,1004,932,966,911,920,966,8.00,8.50,20.50,125,3,52.86</text:p>
      <text:p text:style-name="P1">,36.15,1038,1004,932,966,911,920,967,8.10,8.50,20.50,122,3,52.86</text:p>
      <text:p text:style-name="P1">,37.15,1038,1004,932,966,911,920,966,7.90,8.50,20.50,125,3,54.29</text:p>
      <text:p text:style-name="P1">,38.15,1038,1004,932,966,911,920,967,7.90,8.50,20.50,138,4,57.14</text:p>
      <text:p text:style-name="P1">,39.15,1038,1004,932,966,911,920,966,8.60,8.50,20.50,138,4,57.14</text:p>
      <text:p text:style-name="P1">,40.15,1038,1004,932,966,911,920,967,8.60,8.50,20.50,143,3,57.14</text:p>
      <text:p text:style-name="P1">,41.15,1038,1004,932,966,911,920,966,8.70,8.50,20.50,138,3,57.14</text:p>
      <text:p text:style-name="P1">,42.16,1038,1004,932,966,911,920,967,8.50,8.50,20.50,136,3,57.14</text:p>
      <text:p text:style-name="P1">,43.16,1038,1004,932,965,911,920,966,8.40,8.50,20.50,135,3,57.14</text:p>
      <text:p text:style-name="P1">,44.16,1038,1004,932,965,911,920,966,8.40,8.50,20.50,138,3,57.14</text:p>
      <text:p text:style-name="P1">,45.16,1038,1004,932,965,911,920,966,8.50,8.50,20.50,134,3,57.14</text:p>
      <text:p text:style-name="P1">,46.16,1038,1004,932,965,911,920,966,8.40,8.50,20.50,133,3,57.14</text:p>
      <text:p text:style-name="P1">,47.16,1038,1004,932,965,911,920,966,8.40,8.50,20.50,135,3,57.14</text:p>
      <text:p text:style-name="P1">,48.16,1038,1004,932,965,911,920,966,8.50,8.50,20.50,138,3,57.14</text:p>
      <text:p text:style-name="P1">,49.16,1038,1004,932,965,911,920,966,8.30,8.50,20.50,134,3,57.14</text:p>
      <text:p text:style-name="P1">,50.16,1038,1004,932,965,911,920,966,8.30,8.50,20.50,135,3,57.14</text:p>
      <text:p text:style-name="P1">,51.16,1038,1004,932,965,911,920,966,8.30,8.50,20.50,140,3,57.14</text:p>
      <text:p text:style-name="P1">,52.17,1038,1004,932,965,911,920,966,8.60,8.50,20.50,136,3,57.14</text:p>
      <text:p text:style-name="P1">,53.17,1038,1004,932,965,911,920,966,8.40,8.50,20.50,136,3,57.14</text:p>
      <text:p text:style-name="P1">,54.17,1038,1004,932,965,911,920,966,8.40,8.50,20.50,135,3,57.14</text:p>
      <text:p text:style-name="P1">,55.17,1038,1004,932,965,911,920,965,8.40,8.50,20.50,138,3,57.14</text:p>
      <text:p text:style-name="P1">,56.17,1038,1004,932,965,911,920,965,8.40,8.50,20.50,138,3,57.14</text:p>
      <text:p text:style-name="P1">,57.17,1038,1004,932,965,911,920,964,8.40,8.50,20.50,137,3,57.14</text:p>
      <text:p text:style-name="P1">,58.18,1038,1004,932,965,911,920,964,8.30,8.50,20.50,134,3,57.14</text:p>
      <text:p text:style-name="P1">,59.18,1038,1004,932,965,911,920,964,8.30,8.50,20.50,133,3,57.14</text:p>
      <text:p text:style-name="P1">,60.18,1038,1004,932,965,911,920,965,8.40,8.50,20.50,136,3,57.14</text:p>
      <text:p text:style-name="P1">,61.18,1038,1004,932,965,911,920,965,8.40,8.50,20.50,138,3,57.14</text:p>
      <text:p text:style-name="P1">,62.19,1038,1004,932,965,911,920,965,8.40,8.50,20.50,133,3,57.14</text:p>
      <text:p text:style-name="P1">,63.19,1038,1004,932,965,911,920,965,8.40,8.50,20.50,141,3,57.14</text:p>
      <text:p text:style-name="P1">,64.19,1038,1004,932,965,911,920,966,8.40,8.50,20.50,136,3,57.14</text:p>
      <text:p text:style-name="P1">,65.19,1038,1004,932,965,911,920,966,8.40,8.50,20.50,137,3,57.14</text:p>
      <text:p text:style-name="P1">,66.19,1038,1004,932,965,911,920,966,8.40,8.50,20.50,135,3,57.14</text:p>
      <text:p text:style-name="P1">,67.19,1038,1004,932,965,911,920,966,8.30,8.50,20.50,133,3,57.14</text:p>
      <text:p text:style-name="P1">,68.20,1038,1004,932,965,911,920,966,8.30,8.50,20.50,133,3,57.14</text:p>
      <text:p text:style-name="P1">,69.20,1038,1004,932,965,911,920,966,8.30,8.50,20.50,135,3,57.14</text:p>
      <text:p text:style-name="P1">,70.20,1038,1004,932,965,911,920,967,8.50,8.50,20.50,136,3,57.14</text:p>
      <text:p text:style-name="P1"><text:soft-page-break/>,71.20,1038,1004,932,965,911,920,966,8.30,8.50,20.50,133,3,57.14</text:p>
      <text:p text:style-name="P1">,72.20,1038,1004,932,965,911,920,966,8.30,8.50,20.50,135,3,57.14</text:p>
      <text:p text:style-name="P1">,73.20,1038,1004,932,965,911,920,966,8.50,8.50,20.50,135,3,57.14</text:p>
      <text:p text:style-name="P1">,74.20,1038,1004,932,965,911,920,967,8.30,8.50,20.50,137,3,57.14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6,0.09,1040,1006,934,966,913,922,964,0.00,8.50,20.50,0,0,1.43</text:p>
      <text:p text:style-name="P1">,1.09,1040,1006,934,966,913,922,963,0.00,8.50,20.50,3,0,4.29</text:p>
      <text:p text:style-name="P1">,2.09,1040,1005,934,967,912,921,964,3.00,8.50,20.50,9,0,7.14</text:p>
      <text:p text:style-name="P1">,3.09,1040,1005,934,967,912,921,964,3.10,8.50,20.50,11,0,10.00</text:p>
      <text:p text:style-name="P1">,4.09,1040,1005,934,968,912,921,964,3.00,8.50,20.50,15,0,12.86</text:p>
      <text:p text:style-name="P1">,5.09,1040,1005,933,968,912,921,964,3.00,8.50,20.50,19,0,15.71</text:p>
      <text:p text:style-name="P1">,6.09,1040,1005,933,968,912,921,965,3.50,8.50,20.50,23,0,18.57</text:p>
      <text:p text:style-name="P1">,7.10,1039,1005,933,968,912,921,965,4.20,8.50,20.50,30,0,21.43</text:p>
      <text:p text:style-name="P1">,8.10,1039,1005,933,968,912,921,965,4.40,8.50,20.50,38,0,22.86</text:p>
      <text:p text:style-name="P1">,9.10,1039,1005,933,968,912,921,965,4.80,8.50,20.50,43,1,25.71</text:p>
      <text:p text:style-name="P1">,10.10,1039,1005,933,969,912,921,966,5.00,8.50,20.50,46,1,28.57</text:p>
      <text:p text:style-name="P1">,11.10,1039,1005,933,969,912,921,965,5.40,8.50,20.50,50,1,31.43</text:p>
      <text:p text:style-name="P1">,12.10,1039,1005,933,969,912,921,966,5.40,8.50,20.70,57,1,34.29</text:p>
      <text:p text:style-name="P1">,13.10,1039,1005,933,969,912,921,966,5.90,8.50,20.70,69,2,37.14</text:p>
      <text:p text:style-name="P1">,14.11,1039,1005,933,969,912,921,966,6.60,8.50,20.50,77,2,40.00</text:p>
      <text:p text:style-name="P1">,15.11,1039,1004,933,969,911,920,965,6.90,8.50,20.50,90,2,42.86</text:p>
      <text:p text:style-name="P1">,16.11,1039,1004,933,969,911,920,965,7.20,8.50,20.50,102,2,45.71</text:p>
      <text:p text:style-name="P1">,17.11,1038,1004,932,968,911,920,965,7.60,8.50,20.50,109,3,48.57</text:p>
      <text:p text:style-name="P1">,18.11,1038,1004,933,968,911,920,966,7.80,8.50,20.50,115,2,51.43</text:p>
      <text:p text:style-name="P1">,19.11,1038,1004,932,968,911,920,966,8.10,8.50,20.50,123,3,52.86</text:p>
      <text:p text:style-name="P1">,20.12,1038,1004,932,968,911,920,966,8.20,8.50,20.50,122,3,52.86</text:p>
      <text:p text:style-name="P1">,21.12,1038,1004,932,967,911,920,966,8.00,8.50,20.50,130,3,52.86</text:p>
      <text:p text:style-name="P1">,22.12,1038,1004,932,967,911,920,967,8.10,8.50,20.50,123,3,52.86</text:p>
      <text:p text:style-name="P1">,23.12,1038,1004,932,967,911,920,966,8.10,8.50,20.50,122,3,52.86</text:p>
      <text:p text:style-name="P1">,24.12,1038,1004,932,967,911,920,967,8.10,8.50,20.50,123,3,52.86</text:p>
      <text:p text:style-name="P1">,25.12,1038,1004,932,967,911,920,966,8.00,8.50,20.50,124,3,52.86</text:p>
      <text:p text:style-name="P1">,26.12,1038,1004,932,967,911,920,967,8.00,8.50,20.50,123,3,52.86</text:p>
      <text:p text:style-name="P1">,27.13,1038,1004,932,967,911,920,966,8.10,8.50,20.50,121,3,52.86</text:p>
      <text:p text:style-name="P1">,28.13,1038,1004,932,967,911,920,966,8.10,8.50,20.50,128,3,55.71</text:p>
      <text:p text:style-name="P1">,29.13,1038,1004,932,967,911,920,966,8.20,8.50,20.50,132,3,55.71</text:p>
      <text:p text:style-name="P1">,30.13,1038,1004,932,967,911,920,967,8.60,8.50,20.50,129,3,55.71</text:p>
      <text:p text:style-name="P1">,31.13,1038,1004,932,967,911,920,966,8.30,8.50,20.50,130,3,55.71</text:p>
      <text:p text:style-name="P1">,32.14,1038,1004,932,967,911,920,967,8.40,8.50,20.50,130,3,55.71</text:p>
      <text:p text:style-name="P1">,33.14,1038,1004,932,967,911,920,966,8.20,8.50,20.50,131,3,55.71</text:p>
      <text:p text:style-name="P1">,34.14,1038,1004,932,966,911,920,967,8.30,8.50,20.50,129,3,55.71</text:p>
      <text:p text:style-name="P1">,35.14,1038,1004,932,966,911,920,966,8.20,8.50,20.50,131,3,55.71</text:p>
      <text:p text:style-name="P1">,36.14,1038,1004,932,966,911,920,967,8.20,8.50,20.50,130,3,55.71</text:p>
      <text:p text:style-name="P1">,37.14,1038,1004,932,966,911,920,966,8.20,8.50,20.50,132,3,55.71</text:p>
      <text:p text:style-name="P1">,38.14,1038,1004,932,966,911,920,966,8.30,8.50,20.50,128,3,55.71</text:p>
      <text:p text:style-name="P1">,39.15,1038,1004,932,966,911,920,966,8.20,8.50,20.50,129,3,55.71</text:p>
      <text:p text:style-name="P1">,40.15,1038,1004,932,966,911,920,967,8.20,8.50,20.50,131,3,55.71</text:p>
      <text:p text:style-name="P1"><text:soft-page-break/>,41.15,1038,1004,932,966,911,920,966,8.30,8.50,20.50,131,3,55.71</text:p>
      <text:p text:style-name="P1">,42.15,1038,1004,932,966,911,920,967,8.30,8.50,20.50,130,2,55.71</text:p>
      <text:p text:style-name="P1">,43.15,1038,1004,932,966,911,920,966,8.10,8.50,20.50,130,3,55.71</text:p>
      <text:p text:style-name="P1">,44.16,1038,1004,932,966,911,920,967,8.20,8.50,20.50,130,3,55.71</text:p>
      <text:p text:style-name="P1">,45.16,1038,1004,932,966,911,920,966,8.20,8.50,20.50,133,3,55.71</text:p>
      <text:p text:style-name="P1">,46.16,1038,1004,932,966,911,920,966,8.20,8.50,20.50,134,3,55.71</text:p>
      <text:p text:style-name="P1">,47.16,1038,1004,932,966,911,920,966,8.40,8.50,20.50,130,3,55.71</text:p>
      <text:p text:style-name="P1">,48.16,1038,1004,932,966,911,920,967,8.40,8.50,20.50,128,3,55.71</text:p>
      <text:p text:style-name="P1">,49.16,1038,1004,932,966,911,920,966,8.20,8.50,20.50,129,3,55.71</text:p>
      <text:p text:style-name="P1">,50.17,1038,1004,932,966,911,920,967,8.10,8.50,20.50,130,3,55.71</text:p>
      <text:p text:style-name="P1">,51.17,1038,1004,932,966,911,920,966,8.20,8.50,20.50,138,3,55.71</text:p>
      <text:p text:style-name="P1">,52.17,1038,1004,932,966,911,920,967,8.30,8.50,20.50,134,3,55.71</text:p>
      <text:p text:style-name="P1">,53.17,1038,1004,932,966,911,920,966,8.30,8.50,20.50,133,3,55.71</text:p>
      <text:p text:style-name="P1">,54.17,1038,1004,932,966,911,920,967,8.30,8.50,20.50,128,3,55.71</text:p>
      <text:p text:style-name="P1">,55.17,1038,1004,932,966,911,920,966,8.20,8.50,20.50,134,3,55.71</text:p>
      <text:p text:style-name="P1">,56.18,1038,1004,932,966,911,920,966,8.20,8.50,20.50,127,3,55.71</text:p>
      <text:p text:style-name="P1">,57.18,1038,1004,932,966,911,920,965,8.20,8.50,20.50,132,3,55.71</text:p>
      <text:p text:style-name="P1">,58.18,1038,1004,932,966,911,920,965,8.20,8.50,20.50,128,3,55.71</text:p>
      <text:p text:style-name="P1">,59.18,1038,1004,932,966,911,920,965,8.20,8.50,20.50,131,3,55.71</text:p>
      <text:p text:style-name="P1">,60.18,1038,1004,932,966,911,920,966,8.20,8.50,20.50,128,3,55.71</text:p>
      <text:p text:style-name="P1">,61.19,1038,1004,932,966,911,920,965,8.30,8.50,20.50,128,3,55.71</text:p>
      <text:p text:style-name="P1">,62.19,1038,1004,932,966,911,920,966,8.30,8.50,20.50,129,3,55.71</text:p>
      <text:p text:style-name="P1">,63.19,1038,1004,932,966,911,920,965,8.00,8.50,20.50,131,3,55.71</text:p>
      <text:p text:style-name="P1">,64.19,1038,1004,932,966,911,920,966,8.20,8.50,20.50,131,3,55.71</text:p>
      <text:p text:style-name="P1">,65.19,1038,1004,932,966,911,920,966,8.30,8.50,20.50,130,3,55.71</text:p>
      <text:p text:style-name="P1">,66.19,1038,1004,932,967,911,920,966,8.30,8.50,20.50,135,3,55.71</text:p>
      <text:p text:style-name="P1">,67.19,1038,1004,932,967,911,920,966,8.20,8.50,20.50,129,3,55.71</text:p>
      <text:p text:style-name="P1">,68.20,1038,1004,932,967,911,920,966,8.20,8.50,20.50,132,3,55.71</text:p>
      <text:p text:style-name="P1">,69.20,1038,1004,932,967,911,920,966,8.30,8.50,20.50,128,3,55.71</text:p>
      <text:p text:style-name="P1">,70.20,1038,1004,932,967,911,920,966,8.20,8.50,20.50,127,3,55.71</text:p>
      <text:p text:style-name="P1">,71.20,1038,1004,932,967,911,920,966,8.20,8.50,20.50,131,3,55.71</text:p>
      <text:p text:style-name="P1">,72.20,1038,1004,932,968,911,920,966,8.20,8.50,20.50,129,3,55.71</text:p>
      <text:p text:style-name="P1">,73.20,1038,1004,932,968,911,920,966,8.20,8.50,20.50,133,3,55.71</text:p>
      <text:p text:style-name="P1">,74.21,1038,1004,932,968,911,920,966,8.20,8.50,20.50,129,3,55.71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7,0.09,1040,1006,934,969,913,922,964,0.00,8.50,20.50,0,0,1.43</text:p>
      <text:p text:style-name="P1">,1.09,1040,1006,934,969,912,922,963,0.00,8.50,20.50,2,0,4.29</text:p>
      <text:p text:style-name="P1">,2.09,1040,1005,934,970,912,922,964,2.80,8.50,20.50,8,0,7.14</text:p>
      <text:p text:style-name="P1">,3.09,1040,1005,934,970,912,921,964,3.20,8.50,20.50,13,0,10.00</text:p>
      <text:p text:style-name="P1">,4.09,1040,1005,934,971,912,921,965,3.10,8.50,20.50,15,0,11.43</text:p>
      <text:p text:style-name="P1">,5.09,1040,1005,933,971,912,921,965,3.10,8.50,20.50,17,0,14.29</text:p>
      <text:p text:style-name="P1">,6.10,1039,1005,933,971,912,921,966,3.30,8.50,20.50,25,0,17.14</text:p>
      <text:p text:style-name="P1">,7.10,1039,1005,933,971,912,921,966,4.10,8.50,20.50,29,0,20.00</text:p>
      <text:p text:style-name="P1">,8.10,1039,1005,933,971,912,921,966,4.30,8.50,20.70,34,0,22.86</text:p>
      <text:p text:style-name="P1">,9.10,1039,1005,933,971,912,921,966,4.70,8.50,20.50,37,1,25.71</text:p>
      <text:p text:style-name="P1">,10.10,1039,1005,933,971,912,921,967,5.10,8.50,20.50,47,1,28.57</text:p>
      <text:p text:style-name="P1"><text:soft-page-break/>,11.10,1039,1005,933,971,912,921,967,5.30,8.50,20.70,50,1,31.43</text:p>
      <text:p text:style-name="P1">,12.11,1039,1005,933,971,912,921,967,5.40,8.50,20.70,55,1,34.29</text:p>
      <text:p text:style-name="P1">,13.11,1039,1005,933,972,912,921,967,5.80,8.50,20.50,64,1,37.14</text:p>
      <text:p text:style-name="P1">,14.11,1039,1005,933,972,912,921,967,6.30,8.50,20.70,76,2,40.00</text:p>
      <text:p text:style-name="P1">,15.11,1039,1004,933,972,911,921,967,6.60,8.50,20.70,89,2,42.86</text:p>
      <text:p text:style-name="P1">,16.11,1039,1004,933,972,911,920,967,7.20,8.50,20.70,101,2,45.71</text:p>
      <text:p text:style-name="P1">,17.11,1038,1004,933,972,911,920,967,7.60,8.50,20.70,106,3,48.57</text:p>
      <text:p text:style-name="P1">,18.11,1038,1004,932,971,911,920,968,7.90,8.50,20.70,113,3,51.43</text:p>
      <text:p text:style-name="P1">,19.11,1038,1004,932,971,911,920,968,8.00,8.50,20.70,123,3,52.86</text:p>
      <text:p text:style-name="P1">,20.12,1038,1004,932,971,911,920,968,8.20,8.50,20.50,123,3,52.86</text:p>
      <text:p text:style-name="P1">,21.12,1038,1004,932,971,911,920,968,8.10,8.50,20.50,124,3,52.86</text:p>
      <text:p text:style-name="P1">,22.12,1038,1004,932,971,911,920,969,8.10,8.50,20.50,119,3,52.86</text:p>
      <text:p text:style-name="P1">,23.12,1038,1004,932,970,911,920,968,8.10,8.50,20.50,120,3,52.86</text:p>
      <text:p text:style-name="P1">,24.13,1038,1004,932,970,911,920,969,8.10,8.50,20.70,127,3,55.71</text:p>
      <text:p text:style-name="P1">,25.13,1038,1004,932,970,911,920,968,8.30,8.50,20.70,133,3,55.71</text:p>
      <text:p text:style-name="P1">,26.13,1038,1004,932,970,911,920,968,8.40,8.50,20.50,127,3,55.71</text:p>
      <text:p text:style-name="P1">,27.13,1038,1004,932,970,911,920,968,8.30,8.50,20.70,129,3,55.71</text:p>
      <text:p text:style-name="P1">,28.13,1038,1004,932,970,911,920,969,8.40,8.50,20.50,130,3,55.71</text:p>
      <text:p text:style-name="P1">,29.13,1038,1004,932,970,911,920,968,8.20,8.50,20.50,128,3,55.71</text:p>
      <text:p text:style-name="P1">,30.13,1038,1004,932,970,911,920,968,8.30,8.50,20.50,131,3,55.71</text:p>
      <text:p text:style-name="P1">,31.13,1038,1004,932,970,911,920,968,8.40,8.50,20.50,131,4,55.71</text:p>
      <text:p text:style-name="P1">,32.13,1038,1004,932,970,911,920,968,8.10,8.50,20.50,129,3,55.71</text:p>
      <text:p text:style-name="P1">,33.13,1038,1004,932,970,911,920,967,8.20,8.50,20.50,133,3,55.71</text:p>
      <text:p text:style-name="P1">,34.14,1038,1004,932,970,911,920,968,8.30,8.50,20.50,127,3,55.71</text:p>
      <text:p text:style-name="P1">,35.14,1038,1004,932,970,911,920,967,8.10,8.50,20.50,128,3,55.71</text:p>
      <text:p text:style-name="P1">,36.14,1038,1004,932,970,911,920,968,8.20,8.50,20.50,128,3,55.71</text:p>
      <text:p text:style-name="P1">,37.14,1038,1004,932,970,911,920,967,8.20,8.50,20.50,131,4,55.71</text:p>
      <text:p text:style-name="P1">,38.14,1038,1004,932,970,911,920,968,8.30,8.50,20.50,129,3,55.71</text:p>
      <text:p text:style-name="P1">,39.15,1038,1004,932,969,911,920,967,8.20,8.50,20.50,126,3,55.71</text:p>
      <text:p text:style-name="P1">,40.15,1038,1004,932,969,911,920,968,8.20,8.50,20.50,132,4,55.71</text:p>
      <text:p text:style-name="P1">,41.15,1038,1004,932,969,911,920,967,8.30,8.50,20.50,129,3,55.71</text:p>
      <text:p text:style-name="P1">,42.15,1038,1004,932,970,911,920,967,8.10,8.50,20.50,127,3,55.71</text:p>
      <text:p text:style-name="P1">,43.15,1038,1004,932,969,911,920,967,8.10,8.50,20.50,126,3,55.71</text:p>
      <text:p text:style-name="P1">,44.15,1038,1004,932,969,911,920,967,8.10,8.50,20.50,125,3,55.71</text:p>
      <text:p text:style-name="P1">,45.16,1038,1004,932,969,911,920,967,8.00,8.50,20.50,126,3,55.71</text:p>
      <text:p text:style-name="P1">,46.16,1038,1004,932,969,911,920,967,8.20,8.50,20.50,129,3,55.71</text:p>
      <text:p text:style-name="P1">,47.16,1038,1004,932,969,911,920,967,8.20,8.50,20.50,125,3,55.71</text:p>
      <text:p text:style-name="P1">,48.16,1038,1004,932,970,911,920,967,8.10,8.50,20.50,127,3,55.71</text:p>
      <text:p text:style-name="P1">,49.16,1038,1004,932,970,911,920,967,8.20,8.50,20.50,127,3,55.71</text:p>
      <text:p text:style-name="P1">,50.16,1038,1004,932,970,911,920,968,8.00,8.50,20.50,129,3,55.71</text:p>
      <text:p text:style-name="P1">,51.17,1038,1004,932,969,911,920,967,8.20,8.50,20.50,130,3,55.71</text:p>
      <text:p text:style-name="P1">,52.17,1038,1004,932,969,911,920,968,8.20,8.50,20.50,129,3,55.71</text:p>
      <text:p text:style-name="P1">,53.17,1038,1004,932,969,911,920,968,8.20,8.50,20.50,131,4,55.71</text:p>
      <text:p text:style-name="P1">,54.17,1038,1004,932,970,911,920,968,8.10,8.50,20.50,128,3,55.71</text:p>
      <text:p text:style-name="P1">,55.17,1038,1004,932,970,911,920,968,8.10,8.50,20.70,125,3,55.71</text:p>
      <text:p text:style-name="P1">,56.17,1038,1004,932,970,911,920,968,8.10,8.50,20.70,128,3,55.71</text:p>
      <text:p text:style-name="P1">,57.18,1038,1004,932,970,911,920,968,8.20,8.50,20.50,130,3,55.71</text:p>
      <text:p text:style-name="P1">,58.18,1038,1004,932,970,911,920,968,8.20,8.50,20.70,127,3,55.71</text:p>
      <text:p text:style-name="P1">,59.18,1038,1004,932,970,911,920,968,8.20,8.50,20.50,128,3,55.71</text:p>
      <text:p text:style-name="P1"><text:soft-page-break/>,60.18,1038,1004,932,970,911,920,968,7.90,8.50,20.50,124,3,55.71</text:p>
      <text:p text:style-name="P1">,61.18,1038,1004,932,970,911,920,968,7.90,8.50,20.70,134,3,58.57</text:p>
      <text:p text:style-name="P1">,62.18,1038,1004,932,969,911,920,968,8.50,8.50,20.70,135,3,58.57</text:p>
      <text:p text:style-name="P1">,63.18,1038,1004,932,969,911,920,968,8.50,8.50,20.50,134,3,58.57</text:p>
      <text:p text:style-name="P1">,64.19,1038,1004,932,969,911,920,968,8.50,8.50,20.70,134,3,58.57</text:p>
      <text:p text:style-name="P1">,65.19,1038,1004,932,969,911,920,968,8.30,8.50,20.50,132,3,58.57</text:p>
      <text:p text:style-name="P1">,66.19,1038,1004,932,970,911,920,968,8.30,8.50,20.70,133,3,58.57</text:p>
      <text:p text:style-name="P1">,67.19,1038,1004,932,970,911,920,968,8.30,8.50,20.70,133,3,58.57</text:p>
      <text:p text:style-name="P1">,68.19,1038,1004,932,970,911,920,969,8.30,8.50,20.70,134,4,58.57</text:p>
      <text:p text:style-name="P1">,69.19,1038,1004,932,969,911,920,968,8.40,8.50,20.70,135,3,58.57</text:p>
      <text:p text:style-name="P1">,70.20,1038,1004,932,969,911,920,969,8.60,8.50,20.70,135,3,58.57</text:p>
      <text:p text:style-name="P1">,71.20,1038,1004,932,969,911,920,968,8.20,8.50,20.50,136,4,58.57</text:p>
      <text:p text:style-name="P1">,72.20,1038,1004,932,969,911,920,969,8.30,8.50,20.70,133,3,58.57</text:p>
      <text:p text:style-name="P1">,73.20,1038,1004,932,970,911,920,968,8.20,8.50,20.70,139,3,58.57</text:p>
      <text:p text:style-name="P1">,74.20,1038,1004,932,970,911,920,969,8.50,8.50,20.70,138,3,58.57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8,0.09,1040,1006,934,972,913,922,966,0.00,8.50,20.50,0,0,1.43</text:p>
      <text:p text:style-name="P1">,1.09,1040,1006,934,972,913,922,966,0.00,8.50,20.50,2,0,4.29</text:p>
      <text:p text:style-name="P1">,2.09,1040,1005,934,973,913,922,966,3.00,8.50,20.70,6,0,7.14</text:p>
      <text:p text:style-name="P1">,3.09,1040,1005,934,973,912,921,966,3.30,8.50,20.70,13,0,10.00</text:p>
      <text:p text:style-name="P1">,4.09,1040,1005,934,973,912,921,967,3.30,8.50,20.70,15,0,12.86</text:p>
      <text:p text:style-name="P1">,5.10,1040,1005,933,973,912,921,967,3.30,8.50,20.70,18,0,14.29</text:p>
      <text:p text:style-name="P1">,6.10,1039,1005,933,973,912,921,967,3.50,8.50,20.70,22,0,17.14</text:p>
      <text:p text:style-name="P1">,7.10,1039,1005,933,974,912,921,967,3.60,8.50,20.70,28,0,20.00</text:p>
      <text:p text:style-name="P1">,8.10,1039,1005,933,974,912,921,968,4.50,8.50,20.70,33,0,22.86</text:p>
      <text:p text:style-name="P1">,9.10,1039,1005,933,974,912,921,967,4.60,8.50,20.70,39,1,25.71</text:p>
      <text:p text:style-name="P1">,10.10,1039,1005,933,974,912,921,968,4.90,8.50,20.70,43,1,28.57</text:p>
      <text:p text:style-name="P1">,11.10,1039,1005,933,974,912,921,968,5.30,8.50,20.70,51,1,31.43</text:p>
      <text:p text:style-name="P1">,12.11,1039,1005,933,974,912,921,969,5.50,8.50,20.70,58,1,34.29</text:p>
      <text:p text:style-name="P1">,13.11,1039,1005,933,974,912,921,969,5.80,8.50,20.70,65,2,37.14</text:p>
      <text:p text:style-name="P1">,14.11,1039,1005,933,973,912,921,969,6.00,8.50,20.70,73,2,40.00</text:p>
      <text:p text:style-name="P1">,15.11,1039,1004,933,973,912,921,969,6.80,8.50,20.70,89,2,42.86</text:p>
      <text:p text:style-name="P1">,16.11,1039,1004,933,974,911,920,970,7.20,8.50,20.70,98,2,45.71</text:p>
      <text:p text:style-name="P1">,17.11,1038,1004,933,974,911,920,969,7.40,8.50,20.70,105,3,48.57</text:p>
      <text:p text:style-name="P1">,18.11,1038,1004,933,974,911,920,970,7.90,8.50,20.70,111,3,51.43</text:p>
      <text:p text:style-name="P1">,19.11,1038,1004,932,974,911,920,969,8.00,8.50,20.70,119,3,52.86</text:p>
      <text:p text:style-name="P1">,20.12,1038,1004,932,974,911,920,970,8.00,8.50,20.70,120,3,52.86</text:p>
      <text:p text:style-name="P1">,21.12,1038,1004,932,974,911,920,970,8.20,8.50,20.70,122,3,52.86</text:p>
      <text:p text:style-name="P1">,22.12,1038,1004,932,974,911,920,970,8.10,8.50,20.70,119,3,52.86</text:p>
      <text:p text:style-name="P1">,23.12,1038,1004,932,974,911,920,970,8.00,8.50,20.70,118,3,52.86</text:p>
      <text:p text:style-name="P1">,24.12,1038,1004,932,974,911,920,970,8.00,8.50,20.70,119,3,52.86</text:p>
      <text:p text:style-name="P1">,25.12,1038,1004,932,974,911,920,970,8.00,8.50,20.70,127,3,55.71</text:p>
      <text:p text:style-name="P1">,26.12,1038,1004,932,973,911,920,970,8.20,8.50,20.70,126,3,55.71</text:p>
      <text:p text:style-name="P1">,27.13,1038,1004,932,973,911,920,970,8.30,8.50,20.70,127,3,55.71</text:p>
      <text:p text:style-name="P1">,28.13,1038,1004,932,973,911,920,970,8.40,8.50,20.70,129,3,55.71</text:p>
      <text:p text:style-name="P1">,29.13,1038,1004,932,973,911,920,970,8.20,8.50,20.70,128,3,55.71</text:p>
      <text:p text:style-name="P1"><text:soft-page-break/>,30.13,1038,1004,932,973,911,920,969,8.20,8.50,20.70,132,4,55.71</text:p>
      <text:p text:style-name="P1">,31.13,1038,1004,932,973,911,920,969,8.50,8.50,20.50,126,3,55.71</text:p>
      <text:p text:style-name="P1">,32.13,1038,1004,932,973,911,920,970,8.20,8.50,20.70,130,3,55.71</text:p>
      <text:p text:style-name="P1">,33.14,1038,1004,932,973,911,920,969,8.30,8.50,20.70,128,3,55.71</text:p>
      <text:p text:style-name="P1">,34.14,1038,1004,932,972,911,920,970,8.10,8.50,20.70,125,3,55.71</text:p>
      <text:p text:style-name="P1">,35.14,1038,1004,932,972,911,920,969,8.30,8.50,20.70,127,3,55.71</text:p>
      <text:p text:style-name="P1">,36.14,1038,1004,932,972,911,920,970,8.30,8.50,20.50,127,3,55.71</text:p>
      <text:p text:style-name="P1">,37.14,1038,1004,932,972,911,920,969,8.20,8.50,20.70,127,3,55.71</text:p>
      <text:p text:style-name="P1">,38.15,1038,1004,932,971,911,920,969,8.00,8.50,20.70,129,3,55.71</text:p>
      <text:p text:style-name="P1">,39.15,1038,1004,932,971,911,920,969,8.20,8.50,20.50,127,3,55.71</text:p>
      <text:p text:style-name="P1">,40.15,1038,1004,932,971,911,920,969,8.20,8.50,20.50,125,3,55.71</text:p>
      <text:p text:style-name="P1">,41.15,1038,1004,932,971,911,920,969,8.00,8.50,20.50,129,3,55.71</text:p>
      <text:p text:style-name="P1">,42.15,1038,1004,932,971,911,920,970,8.30,8.50,20.50,126,3,55.71</text:p>
      <text:p text:style-name="P1">,43.15,1038,1004,932,970,911,920,969,8.30,8.50,20.70,131,3,55.71</text:p>
      <text:p text:style-name="P1">,44.15,1038,1004,932,970,911,920,969,8.10,8.50,20.70,127,3,55.71</text:p>
      <text:p text:style-name="P1">,45.15,1038,1004,932,970,911,920,969,8.10,8.50,20.50,125,3,55.71</text:p>
      <text:p text:style-name="P1">,46.15,1038,1004,932,970,911,920,970,8.00,8.50,20.50,127,3,55.71</text:p>
      <text:p text:style-name="P1">,47.16,1038,1004,932,970,911,920,969,8.10,8.50,20.50,128,3,55.71</text:p>
      <text:p text:style-name="P1">,48.16,1038,1004,932,970,911,920,970,8.10,8.50,20.70,125,3,55.71</text:p>
      <text:p text:style-name="P1">,49.16,1038,1004,932,970,911,920,969,8.10,8.50,20.70,125,3,55.71</text:p>
      <text:p text:style-name="P1">,50.16,1038,1004,932,970,911,920,970,8.10,8.50,20.50,126,3,55.71</text:p>
      <text:p text:style-name="P1">,51.16,1038,1004,932,970,911,920,969,8.20,8.50,20.70,130,4,55.71</text:p>
      <text:p text:style-name="P1">,52.17,1038,1004,932,970,911,920,969,8.30,8.50,20.70,126,3,55.71</text:p>
      <text:p text:style-name="P1">,53.17,1038,1004,932,970,911,920,968,8.10,8.50,20.50,128,4,55.71</text:p>
      <text:p text:style-name="P1">,54.17,1038,1004,932,970,911,920,969,8.10,8.50,20.70,126,3,55.71</text:p>
      <text:p text:style-name="P1">,55.17,1038,1004,932,970,911,920,969,8.10,8.50,20.50,129,3,55.71</text:p>
      <text:p text:style-name="P1">,56.17,1038,1004,932,971,911,920,969,8.20,8.50,20.70,129,3,55.71</text:p>
      <text:p text:style-name="P1">,57.17,1038,1004,932,971,911,920,969,8.10,8.50,20.70,129,3,55.71</text:p>
      <text:p text:style-name="P1">,58.18,1038,1004,932,971,911,920,969,8.10,8.50,20.70,126,3,55.71</text:p>
      <text:p text:style-name="P1">,59.18,1038,1004,932,971,911,920,969,8.10,8.50,20.70,124,3,55.71</text:p>
      <text:p text:style-name="P1">,60.18,1038,1004,932,971,911,920,969,8.20,8.50,20.70,130,4,55.71</text:p>
      <text:p text:style-name="P1">,61.18,1038,1004,932,971,911,920,968,8.20,8.50,20.50,127,3,55.71</text:p>
      <text:p text:style-name="P1">,62.18,1038,1004,932,970,911,920,969,8.10,8.50,20.50,125,3,55.71</text:p>
      <text:p text:style-name="P1">,63.18,1038,1004,932,971,911,920,968,8.00,8.50,20.50,130,3,55.71</text:p>
      <text:p text:style-name="P1">,64.19,1038,1004,932,970,911,920,969,8.20,8.50,20.70,130,3,55.71</text:p>
      <text:p text:style-name="P1">,65.19,1038,1004,932,970,911,920,968,8.20,8.50,20.70,126,3,55.71</text:p>
      <text:p text:style-name="P1">,66.19,1038,1004,932,970,911,920,969,8.00,8.50,20.70,125,3,55.71</text:p>
      <text:p text:style-name="P1">,67.19,1038,1004,932,970,911,920,969,8.10,8.50,20.70,129,3,55.71</text:p>
      <text:p text:style-name="P1">,68.19,1038,1004,932,970,911,920,969,8.10,8.50,20.70,127,3,55.71</text:p>
      <text:p text:style-name="P1">,69.19,1038,1004,932,970,911,920,969,8.10,8.50,20.50,124,3,55.71</text:p>
      <text:p text:style-name="P1">,70.19,1038,1004,932,970,911,920,969,8.10,8.50,20.70,125,3,55.71</text:p>
      <text:p text:style-name="P1">,71.20,1038,1004,932,970,911,920,968,8.10,8.50,20.70,126,3,55.71</text:p>
      <text:p text:style-name="P1">,72.20,1038,1004,932,970,911,920,968,8.10,8.50,20.70,127,3,55.71</text:p>
      <text:p text:style-name="P1">,73.20,1038,1004,932,970,911,920,968,8.10,8.50,20.70,128,3,55.71</text:p>
      <text:p text:style-name="P1">,74.20,1038,1004,932,970,911,920,968,8.30,8.50,20.70,125,3,55.71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<text:soft-page-break/>Trial Number: 9,0.09,1040,1006,934,972,913,922,965,0.00,8.50,20.50,0,0,1.43</text:p>
      <text:p text:style-name="P1">,1.09,1040,1005,934,973,913,922,965,0.00,8.50,20.50,3,0,4.29</text:p>
      <text:p text:style-name="P1">,2.09,1040,1005,934,973,913,922,965,3.30,8.50,20.70,6,0,7.14</text:p>
      <text:p text:style-name="P1">,3.09,1040,1005,934,973,912,921,965,3.00,8.50,20.70,10,0,8.57</text:p>
      <text:p text:style-name="P1">,4.09,1040,1005,933,973,912,921,966,2.90,8.50,20.70,14,0,11.43</text:p>
      <text:p text:style-name="P1">,5.09,1040,1005,933,973,912,922,966,3.30,8.50,20.70,17,0,14.29</text:p>
      <text:p text:style-name="P1">,6.10,1039,1005,933,974,912,921,967,3.50,8.50,20.70,22,0,17.14</text:p>
      <text:p text:style-name="P1">,7.10,1039,1005,933,974,912,921,967,3.90,8.50,20.70,27,0,20.00</text:p>
      <text:p text:style-name="P1">,8.10,1039,1005,933,974,912,921,967,4.40,8.50,20.70,32,1,22.86</text:p>
      <text:p text:style-name="P1">,9.10,1039,1005,933,974,912,921,967,4.70,8.50,20.70,39,1,25.71</text:p>
      <text:p text:style-name="P1">,10.10,1039,1005,933,974,912,921,968,5.10,8.50,20.70,44,1,28.57</text:p>
      <text:p text:style-name="P1">,11.10,1039,1005,933,974,912,921,968,5.20,8.50,20.70,48,1,31.43</text:p>
      <text:p text:style-name="P1">,12.10,1039,1005,933,974,912,921,968,5.70,8.50,20.70,56,2,34.29</text:p>
      <text:p text:style-name="P1">,13.11,1039,1005,933,974,912,921,968,5.70,8.50,20.70,69,2,37.14</text:p>
      <text:p text:style-name="P1">,14.11,1039,1005,933,974,912,921,968,6.30,8.50,20.70,73,2,40.00</text:p>
      <text:p text:style-name="P1">,15.11,1039,1004,933,974,912,920,968,6.40,8.50,20.70,89,2,42.86</text:p>
      <text:p text:style-name="P1">,16.11,1039,1004,933,974,911,920,969,7.30,8.50,20.70,95,2,45.71</text:p>
      <text:p text:style-name="P1">,17.11,1038,1004,933,974,911,920,969,7.40,8.50,20.70,106,3,48.57</text:p>
      <text:p text:style-name="P1">,18.11,1038,1004,932,974,911,920,969,7.60,8.50,20.70,112,3,51.43</text:p>
      <text:p text:style-name="P1">,19.12,1038,1004,932,973,911,920,969,8.00,8.50,20.70,123,3,54.29</text:p>
      <text:p text:style-name="P1">,20.12,1038,1004,932,973,911,920,969,8.20,8.50,20.70,127,3,54.29</text:p>
      <text:p text:style-name="P1">,21.12,1038,1004,932,973,911,920,969,8.40,8.50,20.70,122,3,54.29</text:p>
      <text:p text:style-name="P1">,22.12,1038,1004,932,972,911,920,970,8.20,8.50,20.70,122,3,54.29</text:p>
      <text:p text:style-name="P1">,23.12,1038,1004,932,972,911,920,969,8.10,8.50,20.70,122,3,54.29</text:p>
      <text:p text:style-name="P1">,24.13,1038,1004,932,972,911,920,970,8.10,8.50,20.70,122,3,54.29</text:p>
      <text:p text:style-name="P1">,25.13,1038,1004,932,972,911,920,969,8.10,8.50,20.50,121,3,54.29</text:p>
      <text:p text:style-name="P1">,26.13,1038,1004,932,971,911,920,970,8.00,8.50,20.50,122,3,54.29</text:p>
      <text:p text:style-name="P1">,27.13,1038,1004,932,971,911,920,969,8.10,8.50,20.70,121,3,54.29</text:p>
      <text:p text:style-name="P1">,28.13,1038,1004,932,971,911,920,969,7.90,8.50,20.70,124,3,55.71</text:p>
      <text:p text:style-name="P1">,29.13,1038,1004,932,971,911,920,969,8.10,8.50,20.70,128,3,55.71</text:p>
      <text:p text:style-name="P1">,30.14,1038,1004,932,971,911,920,968,8.30,8.50,20.50,125,3,55.71</text:p>
      <text:p text:style-name="P1">,31.14,1038,1004,932,971,911,920,968,8.20,8.50,20.50,128,3,55.71</text:p>
      <text:p text:style-name="P1">,32.14,1038,1004,932,971,911,920,969,8.30,8.50,20.50,128,3,55.71</text:p>
      <text:p text:style-name="P1">,33.14,1038,1004,932,970,911,920,969,8.20,8.50,20.50,130,3,55.71</text:p>
      <text:p text:style-name="P1">,34.14,1038,1004,932,970,911,920,969,8.20,8.50,20.50,127,3,55.71</text:p>
      <text:p text:style-name="P1">,35.14,1038,1004,932,970,911,920,968,8.10,8.50,20.50,131,3,55.71</text:p>
      <text:p text:style-name="P1">,36.15,1038,1004,932,969,911,920,967,8.20,8.50,20.50,130,3,55.71</text:p>
      <text:p text:style-name="P1">,37.15,1038,1004,932,969,911,920,967,8.20,8.50,20.50,128,3,55.71</text:p>
      <text:p text:style-name="P1">,38.15,1038,1004,932,969,911,920,967,8.00,8.50,20.50,128,3,55.71</text:p>
      <text:p text:style-name="P1">,39.15,1038,1004,932,969,911,920,966,8.00,8.50,20.50,130,3,55.71</text:p>
      <text:p text:style-name="P1">,40.15,1038,1004,932,969,911,920,967,8.20,8.50,20.70,125,3,55.71</text:p>
      <text:p text:style-name="P1">,41.15,1038,1004,932,969,911,920,966,8.20,8.50,20.70,126,3,55.71</text:p>
      <text:p text:style-name="P1">,42.16,1038,1004,932,969,911,920,966,8.00,8.50,20.70,129,3,55.71</text:p>
      <text:p text:style-name="P1">,43.16,1038,1004,932,968,911,920,966,8.30,8.50,20.50,131,3,55.71</text:p>
      <text:p text:style-name="P1">,44.16,1038,1004,932,969,911,920,967,8.30,8.50,20.50,125,3,55.71</text:p>
      <text:p text:style-name="P1">,45.16,1038,1004,932,969,911,920,967,8.20,8.50,20.70,127,3,55.71</text:p>
      <text:p text:style-name="P1">,46.17,1038,1004,932,969,911,920,967,8.30,8.50,20.50,123,3,55.71</text:p>
      <text:p text:style-name="P1">,47.17,1038,1004,932,968,911,920,967,8.00,8.50,20.50,127,3,55.71</text:p>
      <text:p text:style-name="P1">,48.17,1038,1004,932,968,911,920,967,8.10,8.50,20.70,126,3,55.71</text:p>
      <text:p text:style-name="P1"><text:soft-page-break/>,49.17,1038,1004,932,968,911,920,967,8.10,8.50,20.70,128,3,55.71</text:p>
      <text:p text:style-name="P1">,50.17,1038,1004,932,968,911,920,967,8.10,8.50,20.70,135,3,55.71</text:p>
      <text:p text:style-name="P1">,51.17,1038,1004,932,968,911,920,967,8.00,8.50,20.50,124,3,55.71</text:p>
      <text:p text:style-name="P1">,52.17,1038,1004,932,968,911,920,968,8.00,8.50,20.70,125,3,55.71</text:p>
      <text:p text:style-name="P1">,53.18,1038,1004,932,968,911,920,968,8.00,8.50,20.70,127,3,55.71</text:p>
      <text:p text:style-name="P1">,54.18,1038,1004,932,968,911,920,968,8.30,8.50,20.70,124,3,55.71</text:p>
      <text:p text:style-name="P1">,55.18,1038,1004,932,969,911,920,968,8.10,8.50,20.70,130,3,55.71</text:p>
      <text:p text:style-name="P1">,56.18,1038,1004,932,969,911,920,968,8.10,8.50,20.70,126,3,55.71</text:p>
      <text:p text:style-name="P1">,57.18,1038,1004,932,969,911,920,968,8.10,8.50,20.70,128,3,55.71</text:p>
      <text:p text:style-name="P1">,58.18,1038,1004,932,969,911,920,968,8.10,8.50,20.70,125,3,55.71</text:p>
      <text:p text:style-name="P1">,59.19,1038,1004,932,969,911,920,968,8.10,8.50,20.70,124,3,55.71</text:p>
      <text:p text:style-name="P1">,60.19,1038,1004,932,969,911,920,968,8.00,8.50,20.70,123,3,55.71</text:p>
      <text:p text:style-name="P1">,61.19,1038,1004,932,970,911,920,968,8.10,8.50,20.70,123,3,55.71</text:p>
      <text:p text:style-name="P1">,62.19,1038,1004,932,970,911,920,968,8.20,8.50,20.70,124,3,55.71</text:p>
      <text:p text:style-name="P1">,63.19,1038,1004,932,970,911,920,968,8.00,8.50,20.70,125,3,55.71</text:p>
      <text:p text:style-name="P1">,64.19,1038,1004,932,970,911,920,968,8.10,8.50,20.70,122,3,55.71</text:p>
      <text:p text:style-name="P1">,65.19,1038,1004,932,970,911,920,968,8.00,8.50,20.70,126,3,55.71</text:p>
      <text:p text:style-name="P1">,66.20,1038,1004,932,971,911,920,968,8.20,8.50,20.70,123,3,55.71</text:p>
      <text:p text:style-name="P1">,67.20,1038,1004,932,971,911,920,968,8.00,8.50,20.70,124,3,55.71</text:p>
      <text:p text:style-name="P1">,68.20,1038,1004,932,971,911,920,968,8.20,8.50,20.70,124,3,55.71</text:p>
      <text:p text:style-name="P1">,69.20,1038,1004,932,971,911,920,967,8.10,8.50,20.70,125,3,55.71</text:p>
      <text:p text:style-name="P1">,70.20,1038,1004,932,971,911,920,968,8.10,8.50,20.70,126,3,55.71</text:p>
      <text:p text:style-name="P1">,71.20,1038,1004,932,971,911,920,967,8.10,8.50,20.70,124,3,55.71</text:p>
      <text:p text:style-name="P1">,72.21,1038,1004,932,971,911,920,968,8.10,8.50,20.70,124,3,55.71</text:p>
      <text:p text:style-name="P1">,73.21,1038,1004,932,971,911,920,968,8.10,8.50,20.70,125,3,55.71</text:p>
      <text:p text:style-name="P1">,74.21,1038,1004,932,971,911,920,968,8.10,8.50,20.70,126,4,55.71</text:p>
      <text:p text:style-name="P1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1">Trial Number: 10,0.09,1040,1006,934,972,913,922,964,0.00,8.50,20.50,0,0,1.43</text:p>
      <text:p text:style-name="P1">,1.09,1040,1005,934,973,913,922,964,0.00,8.50,20.70,2,0,4.29</text:p>
      <text:p text:style-name="P1">,2.09,1040,1005,934,973,912,922,964,3.30,8.50,20.70,7,0,7.14</text:p>
      <text:p text:style-name="P1">,3.09,1040,1005,934,973,913,922,964,3.10,8.50,20.70,11,0,10.00</text:p>
      <text:p text:style-name="P1">,4.09,1040,1005,933,974,912,922,964,3.00,8.50,20.70,14,0,11.43</text:p>
      <text:p text:style-name="P1">,5.09,1040,1005,934,974,912,921,964,3.00,8.50,20.70,17,0,14.29</text:p>
      <text:p text:style-name="P1">,6.10,1039,1005,933,974,912,921,965,3.70,8.50,20.70,23,0,17.14</text:p>
      <text:p text:style-name="P1">,7.10,1040,1005,933,974,912,921,965,4.00,8.50,20.70,27,0,20.00</text:p>
      <text:p text:style-name="P1">,8.10,1039,1005,933,974,912,921,965,4.20,8.50,20.70,33,1,22.86</text:p>
      <text:p text:style-name="P1">,9.10,1039,1005,933,974,912,921,965,4.80,8.50,20.70,40,1,25.71</text:p>
      <text:p text:style-name="P1">,10.10,1039,1005,933,975,912,921,966,4.90,8.50,20.70,43,1,28.57</text:p>
      <text:p text:style-name="P1">,11.10,1039,1005,933,975,912,921,966,5.20,8.50,20.70,50,1,31.43</text:p>
      <text:p text:style-name="P1">,12.10,1039,1005,933,975,912,921,967,5.40,8.50,20.70,55,2,34.29</text:p>
      <text:p text:style-name="P1">,13.11,1039,1005,933,975,912,921,966,5.80,8.50,20.70,65,2,37.14</text:p>
      <text:p text:style-name="P1">,14.11,1039,1005,933,974,912,921,967,6.10,8.50,20.70,72,2,40.00</text:p>
      <text:p text:style-name="P1">,15.11,1039,1004,933,974,912,920,967,6.50,8.50,20.70,89,2,42.86</text:p>
      <text:p text:style-name="P1">,16.11,1039,1004,933,974,912,920,967,7.30,8.50,20.70,94,2,45.71</text:p>
      <text:p text:style-name="P1">,17.11,1038,1004,932,975,911,920,967,7.40,8.50,20.70,103,3,48.57</text:p>
      <text:p text:style-name="P1">,18.11,1038,1004,932,975,911,920,968,7.60,8.50,20.70,110,3,51.43</text:p>
      <text:p text:style-name="P1"><text:soft-page-break/>,19.11,1038,1004,932,975,911,920,967,7.90,8.50,20.70,122,3,54.29</text:p>
      <text:p text:style-name="P1">,20.12,1038,1004,932,975,911,920,968,8.20,8.50,20.70,125,3,54.29</text:p>
      <text:p text:style-name="P1">,21.12,1038,1004,932,975,911,920,968,8.20,8.50,20.70,126,3,54.29</text:p>
      <text:p text:style-name="P1">,22.12,1038,1004,932,975,911,920,969,8.20,8.50,20.70,125,3,54.29</text:p>
      <text:p text:style-name="P1">,23.12,1038,1004,932,975,911,920,968,8.10,8.50,20.70,122,3,54.29</text:p>
      <text:p text:style-name="P1">,24.12,1038,1004,932,974,911,920,969,8.10,8.50,20.70,124,3,54.29</text:p>
      <text:p text:style-name="P1">,25.12,1038,1004,932,974,911,920,968,8.20,8.50,20.70,122,3,54.29</text:p>
      <text:p text:style-name="P1">,26.13,1038,1004,932,974,911,920,969,8.00,8.50,20.70,124,3,54.29</text:p>
      <text:p text:style-name="P1">,27.13,1038,1004,932,974,911,920,968,8.10,8.50,20.70,123,3,54.29</text:p>
      <text:p text:style-name="P1">,28.13,1038,1004,932,974,911,920,968,8.00,8.50,20.70,123,3,54.29</text:p>
      <text:p text:style-name="P1">,29.13,1038,1004,932,974,911,920,968,8.10,8.50,20.70,119,3,54.29</text:p>
      <text:p text:style-name="P1">,30.13,1038,1004,932,974,911,920,968,8.10,8.50,20.70,123,3,54.29</text:p>
      <text:p text:style-name="P1">,31.13,1038,1004,932,974,911,920,968,7.90,8.50,20.70,125,3,55.71</text:p>
      <text:p text:style-name="P1">,32.14,1038,1004,932,974,911,920,968,8.00,8.50,20.70,132,3,57.14</text:p>
      <text:p text:style-name="P1">,33.14,1038,1004,932,974,911,920,968,8.30,8.50,20.70,129,3,57.14</text:p>
      <text:p text:style-name="P1">,34.14,1038,1004,932,974,911,920,968,8.30,8.50,20.70,127,3,57.14</text:p>
      <text:p text:style-name="P1">,35.14,1038,1004,932,974,911,920,968,8.10,8.50,20.70,132,3,57.14</text:p>
      <text:p text:style-name="P1">,36.14,1038,1004,932,974,911,920,968,8.30,8.50,20.70,127,3,57.14</text:p>
      <text:p text:style-name="P1">,37.15,1038,1004,932,973,911,920,968,8.40,8.50,20.70,135,4,57.14</text:p>
      <text:p text:style-name="P1">,38.15,1038,1004,932,973,911,920,968,8.20,8.50,20.70,130,3,57.14</text:p>
      <text:p text:style-name="P1">,39.15,1038,1004,932,973,911,920,968,8.30,8.50,20.70,131,3,57.14</text:p>
      <text:p text:style-name="P1">,40.15,1038,1004,932,973,911,920,968,8.20,8.50,20.70,132,4,57.14</text:p>
      <text:p text:style-name="P1">,41.15,1038,1004,932,973,911,920,968,8.20,8.50,20.70,133,4,57.14</text:p>
      <text:p text:style-name="P1">,42.15,1038,1004,932,973,911,920,968,8.30,8.50,20.70,132,3,57.14</text:p>
      <text:p text:style-name="P1">,43.16,1038,1004,932,973,911,920,968,8.60,8.50,20.70,127,3,57.14</text:p>
      <text:p text:style-name="P1">,44.16,1038,1004,932,973,911,920,968,8.20,8.50,20.70,128,3,57.14</text:p>
      <text:p text:style-name="P1">,45.16,1038,1004,932,973,911,920,968,8.30,8.50,20.70,128,3,57.14</text:p>
      <text:p text:style-name="P1">,46.16,1038,1004,932,973,911,920,969,8.30,8.50,20.70,127,3,57.14</text:p>
      <text:p text:style-name="P1">,47.16,1038,1004,932,973,911,920,968,8.10,8.50,20.70,130,3,57.14</text:p>
      <text:p text:style-name="P1">,48.17,1038,1004,932,973,911,920,969,8.30,8.50,20.70,129,4,57.14</text:p>
      <text:p text:style-name="P1">,49.17,1038,1004,932,973,911,920,968,8.10,8.50,20.70,131,4,57.14</text:p>
      <text:p text:style-name="P1">,50.17,1038,1004,932,973,911,920,969,8.30,8.50,20.70,132,3,57.14</text:p>
      <text:p text:style-name="P1">,51.17,1038,1004,932,973,911,920,968,8.30,8.50,20.70,126,3,57.14</text:p>
      <text:p text:style-name="P1">,52.18,1038,1004,932,973,911,920,969,8.30,8.50,20.70,129,3,57.14</text:p>
      <text:p text:style-name="P1">,53.18,1038,1004,932,973,911,920,968,8.30,8.50,20.70,127,3,57.14</text:p>
      <text:p text:style-name="P1">,54.18,1038,1004,932,973,911,920,968,8.20,8.50,20.70,128,3,57.14</text:p>
      <text:p text:style-name="P1">,55.18,1038,1004,932,973,911,920,968,8.10,8.50,20.70,130,3,57.14</text:p>
      <text:p text:style-name="P1">,56.18,1038,1004,932,973,911,920,969,8.20,8.50,20.70,130,3,57.14</text:p>
      <text:p text:style-name="P1">,57.18,1038,1004,932,973,911,920,969,8.20,8.50,20.70,128,3,57.14</text:p>
      <text:p text:style-name="P1">,58.19,1038,1004,932,973,911,920,969,8.20,8.50,20.70,127,3,57.14</text:p>
      <text:p text:style-name="P1">,59.19,1038,1004,932,973,911,920,969,8.20,8.50,20.70,128,3,57.14</text:p>
      <text:p text:style-name="P1">,60.19,1038,1004,932,972,911,920,969,8.20,8.50,20.70,130,4,57.14</text:p>
      <text:p text:style-name="P1">,61.19,1038,1004,932,972,911,920,968,8.50,8.50,20.70,128,4,57.14</text:p>
      <text:p text:style-name="P1">,62.19,1038,1004,932,972,911,920,968,8.20,8.50,20.70,130,3,57.14</text:p>
      <text:p text:style-name="P1">,63.19,1038,1004,932,972,911,920,968,8.30,8.50,20.70,127,3,57.14</text:p>
      <text:p text:style-name="P1">,64.20,1038,1004,932,972,911,920,969,8.10,8.50,20.70,129,3,57.14</text:p>
      <text:p text:style-name="P1">,65.20,1038,1004,932,972,911,920,968,8.10,8.50,20.70,130,3,57.14</text:p>
      <text:p text:style-name="P1">,66.20,1038,1004,932,972,911,920,969,8.20,8.50,20.70,129,3,57.14</text:p>
      <text:p text:style-name="P1">,67.20,1038,1004,932,973,911,920,969,8.10,8.50,20.70,131,3,57.14</text:p>
      <text:p text:style-name="P1"><text:soft-page-break/>,68.20,1038,1004,932,972,911,920,969,8.30,8.50,20.70,127,3,57.14</text:p>
      <text:p text:style-name="P1">,69.20,1038,1004,932,973,911,920,969,8.10,8.50,20.70,130,4,57.14</text:p>
      <text:p text:style-name="P1">,70.21,1038,1004,932,973,911,920,969,8.10,8.50,20.70,130,3,57.14</text:p>
      <text:p text:style-name="P1">,71.21,1038,1004,932,973,911,920,969,8.20,8.50,20.70,129,3,57.14</text:p>
      <text:p text:style-name="P1">,72.21,1038,1004,932,973,911,920,969,8.20,8.50,20.70,128,3,57.14</text:p>
      <text:p text:style-name="P1">,73.21,1038,1004,932,973,911,920,969,8.20,8.50,20.70,125,3,57.14</text:p>
      <text:p text:style-name="P1">,74.21,1038,1004,932,973,911,920,969,7.90,8.50,20.70,132,3,60.00 </text:p>
      <text:p text:style-name="P1"/>
      <text:p text:style-name="P1">****<text:span text:style-name="T5">end repeat 8deg AoA, meas’d 10.30</text:span></text:p>
      <text:p text:style-name="P1"/>
      <text:p text:style-name="P1">**** <text:span text:style-name="T5">New run, 10deg AoA, reads as 9.03, </text:span><text:span text:style-name="T6">mount compromised</text:span></text:p>
      <text:p text:style-name="P1"/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1,7.03,1040,1006,934,968,913,922,967,0.00,8.50,21.00,0,-1,0.00</text:p>
      <text:p text:style-name="P2">,8.03,1040,1005,934,968,913,922,968,0.00,8.50,21.20,1,-4,2.86</text:p>
      <text:p text:style-name="P2">,9.03,1040,1005,934,969,912,922,968,3.10,8.50,21.20,5,-8,5.71</text:p>
      <text:p text:style-name="P2">,10.03,1040,1005,934,969,912,922,968,3.40,8.50,21.20,7,-10,8.57</text:p>
      <text:p text:style-name="P2">,11.04,1040,1005,933,970,912,922,967,3.00,8.50,21.00,11,-14,11.43</text:p>
      <text:p text:style-name="P2">,12.04,1040,1005,933,970,912,921,967,3.30,8.50,21.00,13,-16,14.29</text:p>
      <text:p text:style-name="P2">,13.04,1040,1005,933,970,912,921,968,3.40,8.50,21.00,17,-19,17.14</text:p>
      <text:p text:style-name="P2">,14.04,1039,1005,933,970,912,921,968,4.10,8.50,21.00,20,-22,20.00</text:p>
      <text:p text:style-name="P2">,15.05,1039,1005,933,970,912,921,968,4.10,8.50,21.00,25,-25,22.86</text:p>
      <text:p text:style-name="P2">,16.05,1039,1005,933,970,912,921,969,4.60,8.50,20.80,31,-29,25.71</text:p>
      <text:p text:style-name="P2">,17.05,1039,1005,933,970,912,921,969,5.00,8.50,20.80,35,-31,28.57</text:p>
      <text:p text:style-name="P2">,18.05,1039,1005,933,970,912,921,970,5.30,8.50,20.80,39,-32,31.43</text:p>
      <text:p text:style-name="P2">,19.05,1039,1005,933,970,912,921,970,5.50,8.50,20.80,45,-36,34.29</text:p>
      <text:p text:style-name="P2">,20.06,1039,1005,933,969,912,921,970,5.90,8.50,20.80,46,-38,37.14</text:p>
      <text:p text:style-name="P2">,21.06,1039,1005,933,969,912,921,970,6.00,8.50,20.80,58,-45,40.00</text:p>
      <text:p text:style-name="P2">,22.06,1039,1004,933,969,911,921,970,6.70,8.50,20.80,67,-50,42.86</text:p>
      <text:p text:style-name="P2">,23.06,1039,1004,933,968,912,920,970,7.00,8.50,20.70,74,-53,45.71</text:p>
      <text:p text:style-name="P2">,24.06,1038,1004,932,967,911,920,971,7.40,8.50,20.70,81,-53,48.57</text:p>
      <text:p text:style-name="P2">,25.07,1038,1004,932,966,911,920,971,7.60,8.50,20.70,84,-53,51.43</text:p>
      <text:p text:style-name="P2">,26.07,1038,1004,932,966,911,920,972,7.90,8.50,20.70,97,-57,54.29</text:p>
      <text:p text:style-name="P2">,27.07,1038,1004,932,965,911,920,971,8.20,8.50,20.70,98,-54,55.71</text:p>
      <text:p text:style-name="P2">,28.07,1038,1004,932,964,911,920,972,8.30,8.50,20.70,97,-53,55.71</text:p>
      <text:p text:style-name="P2">,29.07,1038,1004,932,964,911,920,971,8.20,8.50,20.70,97,-53,55.71</text:p>
      <text:p text:style-name="P2">,30.07,1038,1004,932,964,911,920,972,8.20,8.50,20.70,99,-54,55.71</text:p>
      <text:p text:style-name="P2">,31.08,1038,1004,932,963,911,920,972,8.20,8.50,20.70,103,-55,55.71</text:p>
      <text:p text:style-name="P2">,32.08,1038,1004,932,963,911,920,971,8.30,8.50,20.70,97,-52,55.71</text:p>
      <text:p text:style-name="P2">,33.08,1038,1004,932,963,911,920,971,8.10,8.50,20.70,97,-52,55.71</text:p>
      <text:p text:style-name="P2">,34.08,1038,1004,932,963,911,920,971,8.00,8.50,20.70,98,-52,55.71</text:p>
      <text:p text:style-name="P2">,35.08,1038,1004,932,963,911,920,971,8.10,8.50,20.70,97,-51,55.71</text:p>
      <text:p text:style-name="P2">,36.09,1038,1004,932,963,911,920,971,8.00,8.50,20.70,98,-52,55.71</text:p>
      <text:p text:style-name="P2">,37.09,1038,1004,932,963,911,920,971,8.10,8.50,20.70,98,-52,55.71</text:p>
      <text:p text:style-name="P2">,38.09,1038,1004,932,963,911,920,971,8.20,8.50,20.70,102,-54,55.71</text:p>
      <text:p text:style-name="P2">,39.09,1038,1004,932,963,911,920,971,8.40,8.50,20.70,96,-50,55.71</text:p>
      <text:p text:style-name="P2"><text:soft-page-break/>,40.09,1038,1004,932,963,911,920,971,8.10,8.50,20.70,98,-52,55.71</text:p>
      <text:p text:style-name="P2">,41.09,1038,1004,932,963,911,920,971,8.00,8.50,20.70,96,-50,55.71</text:p>
      <text:p text:style-name="P2">,42.10,1038,1004,932,963,911,920,971,8.00,8.50,20.70,97,-51,55.71</text:p>
      <text:p text:style-name="P2">,43.10,1038,1004,932,962,911,920,971,8.20,8.50,20.70,104,-57,58.57</text:p>
      <text:p text:style-name="P2">,44.10,1038,1004,932,962,911,920,971,8.20,8.50,20.70,109,-59,58.57</text:p>
      <text:p text:style-name="P2">,45.10,1038,1004,932,962,911,920,971,8.50,8.50,20.50,101,-52,58.57</text:p>
      <text:p text:style-name="P2">,46.10,1038,1004,932,962,911,920,971,8.30,8.50,20.50,102,-52,58.57</text:p>
      <text:p text:style-name="P2">,47.10,1038,1004,932,962,911,920,970,8.40,8.50,20.50,104,-54,58.57</text:p>
      <text:p text:style-name="P2">,48.10,1038,1004,932,962,911,920,970,8.20,8.50,20.70,103,-53,58.57</text:p>
      <text:p text:style-name="P2">,49.10,1038,1004,932,962,911,920,969,8.30,8.50,20.70,102,-52,58.57</text:p>
      <text:p text:style-name="P2">,50.10,1038,1004,932,962,911,920,969,8.20,8.50,20.70,104,-53,58.57</text:p>
      <text:p text:style-name="P2">,51.10,1038,1004,932,962,911,920,968,8.30,8.50,20.50,106,-56,58.57</text:p>
      <text:p text:style-name="P2">,52.11,1038,1004,932,962,911,920,968,8.30,8.50,20.70,102,-52,58.57</text:p>
      <text:p text:style-name="P2">,53.11,1038,1004,932,962,911,920,968,8.30,8.50,20.70,105,-54,58.57</text:p>
      <text:p text:style-name="P2">,54.11,1038,1004,932,962,911,920,968,8.30,8.50,20.70,103,-52,58.57</text:p>
      <text:p text:style-name="P2">,55.11,1038,1004,932,962,911,920,968,8.30,8.50,20.70,105,-53,58.57</text:p>
      <text:p text:style-name="P2">,56.12,1038,1004,932,962,911,920,968,8.30,8.50,20.70,103,-54,58.57</text:p>
      <text:p text:style-name="P2">,57.12,1038,1004,932,962,911,920,968,8.30,8.50,20.70,104,-54,58.57</text:p>
      <text:p text:style-name="P2">,58.12,1038,1004,932,963,911,920,968,8.30,8.50,20.70,101,-51,58.57</text:p>
      <text:p text:style-name="P2">,59.12,1038,1004,932,963,911,920,968,8.30,8.50,20.70,101,-51,58.57</text:p>
      <text:p text:style-name="P2">,60.12,1038,1004,932,963,911,920,968,8.30,8.50,20.70,102,-52,58.57</text:p>
      <text:p text:style-name="P2">,61.13,1038,1004,932,963,911,920,968,8.10,8.50,20.70,101,-53,58.57</text:p>
      <text:p text:style-name="P2">,62.13,1038,1004,932,963,911,920,968,8.10,8.50,20.70,101,-50,58.57</text:p>
      <text:p text:style-name="P2">,63.13,1038,1004,932,963,911,920,968,8.10,8.50,20.70,103,-52,58.57</text:p>
      <text:p text:style-name="P2">,64.13,1038,1004,932,964,911,920,968,8.10,8.50,20.70,101,-51,58.57</text:p>
      <text:p text:style-name="P2">,65.13,1038,1004,932,964,911,920,969,8.10,8.50,20.70,101,-51,58.57</text:p>
      <text:p text:style-name="P2">,66.13,1038,1004,932,964,911,920,969,8.40,8.50,20.70,101,-52,58.57</text:p>
      <text:p text:style-name="P2">,67.14,1038,1004,932,964,911,920,969,8.20,8.50,20.70,103,-51,58.57</text:p>
      <text:p text:style-name="P2">,68.14,1038,1004,932,965,911,920,970,8.20,8.50,20.70,104,-53,58.57</text:p>
      <text:p text:style-name="P2">,69.14,1038,1004,932,965,911,920,970,8.20,8.50,20.70,101,-51,58.57</text:p>
      <text:p text:style-name="P2">,70.14,1038,1004,932,965,911,920,970,8.20,8.50,20.70,105,-55,58.57</text:p>
      <text:p text:style-name="P2">,71.14,1038,1004,932,966,911,920,969,8.20,8.50,20.70,104,-54,58.57</text:p>
      <text:p text:style-name="P2">,72.15,1038,1004,932,966,911,920,969,8.30,8.50,20.70,103,-53,58.57</text:p>
      <text:p text:style-name="P2">,73.15,1038,1004,932,966,911,920,969,8.30,8.50,20.70,103,-53,58.57</text:p>
      <text:p text:style-name="P2">,74.15,1038,1004,932,967,911,920,969,8.30,8.50,20.70,103,-52,58.57</text:p>
      <text:p text:style-name="P2">,75.15,1038,1004,932,967,911,920,969,8.10,8.50,20.70,105,-53,58.57</text:p>
      <text:p text:style-name="P2">,76.15,1038,1004,932,967,911,920,969,8.30,8.50,20.70,104,-54,58.57</text:p>
      <text:p text:style-name="P2">,77.16,1038,1004,932,967,911,920,968,8.30,8.50,20.70,104,-54,58.57</text:p>
      <text:p text:style-name="P2">,78.16,1038,1004,932,968,911,920,969,8.20,8.50,20.70,108,-55,58.57</text:p>
      <text:p text:style-name="P2">,79.16,1038,1004,932,968,911,920,969,8.20,8.50,20.70,103,-53,58.57</text:p>
      <text:p text:style-name="P2">,80.16,1038,1004,932,968,911,920,969,8.20,8.50,20.70,100,-50,58.57</text:p>
      <text:p text:style-name="P2">,81.16,1038,1004,932,968,911,920,969,8.20,8.50,20.70,104,-52,58.57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2,0.09,1040,1005,934,972,913,922,967,0.00,8.50,20.70,0,1,1.43</text:p>
      <text:p text:style-name="P2">,1.09,1040,1005,934,972,913,922,967,0.50,8.50,20.70,2,-2,4.29</text:p>
      <text:p text:style-name="P2">,2.09,1040,1005,934,973,912,922,967,3.20,8.50,20.70,7,-7,7.14</text:p>
      <text:p text:style-name="P2"><text:soft-page-break/>,3.09,1040,1005,933,974,912,922,967,3.80,8.50,20.70,11,-10,8.57</text:p>
      <text:p text:style-name="P2">,4.09,1040,1005,933,974,912,921,968,3.30,8.50,20.70,11,-11,11.43</text:p>
      <text:p text:style-name="P2">,5.09,1040,1005,933,974,912,921,967,2.90,8.50,20.70,14,-14,14.29</text:p>
      <text:p text:style-name="P2">,6.10,1039,1005,933,974,912,921,967,3.30,8.50,20.70,18,-17,17.14</text:p>
      <text:p text:style-name="P2">,7.10,1039,1005,933,975,912,921,967,4.00,8.50,20.70,20,-19,20.00</text:p>
      <text:p text:style-name="P2">,8.10,1039,1005,933,975,912,921,967,4.20,8.50,20.70,25,-22,22.86</text:p>
      <text:p text:style-name="P2">,9.10,1039,1005,933,975,912,921,966,4.60,8.50,20.70,34,-30,25.71</text:p>
      <text:p text:style-name="P2">,10.10,1039,1005,933,975,912,921,966,5.10,8.50,20.70,34,-28,28.57</text:p>
      <text:p text:style-name="P2">,11.10,1039,1005,933,975,912,921,966,5.10,8.50,20.70,37,-30,31.43</text:p>
      <text:p text:style-name="P2">,12.11,1039,1005,933,976,912,921,967,5.30,8.50,20.70,41,-32,34.29</text:p>
      <text:p text:style-name="P2">,13.11,1039,1005,933,976,912,921,967,5.40,8.50,20.70,49,-38,37.14</text:p>
      <text:p text:style-name="P2">,14.11,1039,1004,933,976,912,921,967,5.80,8.50,20.70,58,-43,40.00</text:p>
      <text:p text:style-name="P2">,15.11,1039,1004,933,976,912,921,967,6.50,8.50,20.70,65,-47,42.86</text:p>
      <text:p text:style-name="P2">,16.12,1039,1004,933,976,912,921,968,6.90,8.50,20.70,73,-51,45.71</text:p>
      <text:p text:style-name="P2">,17.12,1038,1004,933,976,911,920,968,7.30,8.50,20.70,81,-53,48.57</text:p>
      <text:p text:style-name="P2">,18.12,1038,1004,933,976,911,920,969,7.50,8.50,20.70,84,-52,51.43</text:p>
      <text:p text:style-name="P2">,19.12,1038,1004,932,977,911,920,969,7.90,8.50,20.70,93,-56,54.29</text:p>
      <text:p text:style-name="P2">,20.12,1038,1004,932,977,911,920,969,8.10,8.50,20.70,101,-57,55.71</text:p>
      <text:p text:style-name="P2">,21.12,1038,1004,932,978,911,920,969,8.30,8.50,20.80,100,-55,55.71</text:p>
      <text:p text:style-name="P2">,22.13,1038,1004,932,978,911,920,969,8.10,8.50,20.80,95,-53,55.71</text:p>
      <text:p text:style-name="P2">,23.13,1038,1004,932,979,911,920,969,8.00,8.50,20.80,97,-55,55.71</text:p>
      <text:p text:style-name="P2">,24.13,1038,1004,932,980,911,920,970,8.00,8.50,20.80,96,-54,55.71</text:p>
      <text:p text:style-name="P2">,25.13,1038,1004,932,980,911,920,970,8.10,8.50,20.80,95,-52,55.71</text:p>
      <text:p text:style-name="P2">,26.13,1038,1004,932,980,911,920,970,8.10,8.50,20.80,101,-56,55.71</text:p>
      <text:p text:style-name="P2">,27.14,1038,1004,932,981,911,920,970,8.10,8.50,20.80,95,-52,55.71</text:p>
      <text:p text:style-name="P2">,28.14,1038,1004,932,981,911,920,970,7.90,8.50,20.80,103,-57,58.57</text:p>
      <text:p text:style-name="P2">,29.14,1038,1004,932,981,911,920,970,8.40,8.50,20.80,105,-59,58.57</text:p>
      <text:p text:style-name="P2">,30.14,1038,1004,932,981,911,920,970,8.30,8.50,20.80,100,-54,58.57</text:p>
      <text:p text:style-name="P2">,31.14,1038,1004,932,982,911,920,970,8.40,8.50,20.80,103,-54,58.57</text:p>
      <text:p text:style-name="P2">,32.15,1038,1004,932,982,911,920,970,8.40,8.50,20.80,103,-55,58.57</text:p>
      <text:p text:style-name="P2">,33.15,1038,1004,932,982,911,920,969,8.20,8.50,20.80,101,-53,58.57</text:p>
      <text:p text:style-name="P2">,34.15,1038,1004,932,982,911,920,969,8.30,8.50,20.80,104,-56,58.57</text:p>
      <text:p text:style-name="P2">,35.15,1038,1004,932,982,911,920,969,8.30,8.50,20.80,105,-55,58.57</text:p>
      <text:p text:style-name="P2">,36.16,1038,1004,932,982,911,920,969,8.40,8.50,20.70,101,-53,58.57</text:p>
      <text:p text:style-name="P2">,37.16,1038,1004,932,982,911,920,969,8.10,8.50,20.70,101,-53,58.57</text:p>
      <text:p text:style-name="P2">,38.16,1038,1004,932,981,911,920,969,8.20,8.50,20.70,105,-56,58.57</text:p>
      <text:p text:style-name="P2">,39.16,1038,1004,932,981,911,920,969,8.20,8.50,20.80,104,-56,58.57</text:p>
      <text:p text:style-name="P2">,40.17,1038,1004,932,981,911,920,970,8.20,8.50,20.70,104,-56,58.57</text:p>
      <text:p text:style-name="P2">,41.17,1038,1004,932,981,911,920,970,8.20,8.50,20.70,105,-57,58.57</text:p>
      <text:p text:style-name="P2">,42.17,1038,1004,932,981,911,920,970,8.30,8.50,20.70,102,-54,58.57</text:p>
      <text:p text:style-name="P2">,43.17,1038,1004,932,981,911,920,970,8.20,8.50,20.70,101,-53,58.57</text:p>
      <text:p text:style-name="P2">,44.17,1038,1004,932,981,911,920,970,8.20,8.50,20.70,101,-53,58.57</text:p>
      <text:p text:style-name="P2">,45.18,1038,1004,932,981,911,920,970,8.20,8.50,20.70,105,-56,58.57</text:p>
      <text:p text:style-name="P2">,46.18,1038,1004,932,980,911,920,970,8.30,8.50,20.70,100,-53,58.57</text:p>
      <text:p text:style-name="P2">,47.18,1038,1004,932,980,911,920,970,8.10,8.50,20.70,102,-53,58.57</text:p>
      <text:p text:style-name="P2">,48.18,1038,1004,932,980,911,920,970,8.10,8.50,20.70,102,-54,58.57</text:p>
      <text:p text:style-name="P2">,49.18,1038,1004,932,980,911,920,969,8.10,8.50,20.70,101,-53,58.57</text:p>
      <text:p text:style-name="P2">,50.19,1038,1004,932,980,911,920,970,8.10,8.50,20.70,104,-57,58.57</text:p>
      <text:p text:style-name="P2">,51.19,1038,1004,932,981,911,920,969,8.30,8.50,20.80,103,-55,58.57</text:p>
      <text:p text:style-name="P2"><text:soft-page-break/>,52.19,1038,1004,932,981,911,920,970,8.30,8.50,20.80,101,-54,58.57</text:p>
      <text:p text:style-name="P2">,53.19,1038,1004,932,981,911,920,970,8.30,8.50,20.80,102,-55,58.57</text:p>
      <text:p text:style-name="P2">,54.20,1038,1004,932,981,911,920,970,8.20,8.50,20.70,103,-54,58.57</text:p>
      <text:p text:style-name="P2">,55.20,1038,1004,932,981,911,920,970,8.20,8.50,20.80,101,-54,58.57</text:p>
      <text:p text:style-name="P2">,56.20,1038,1004,932,981,911,920,970,8.10,8.50,20.80,102,-54,58.57</text:p>
      <text:p text:style-name="P2">,57.20,1038,1004,932,982,911,920,970,8.20,8.50,20.80,103,-55,58.57</text:p>
      <text:p text:style-name="P2">,58.21,1038,1004,932,982,911,920,971,8.20,8.50,20.80,100,-53,58.57</text:p>
      <text:p text:style-name="P2">,59.21,1038,1004,932,982,911,920,971,8.30,8.50,20.80,101,-54,58.57</text:p>
      <text:p text:style-name="P2">,60.21,1038,1004,932,982,911,920,972,8.30,8.50,20.80,101,-54,58.57</text:p>
      <text:p text:style-name="P2">,61.21,1038,1004,932,982,911,920,971,8.30,8.50,20.80,100,-54,58.57</text:p>
      <text:p text:style-name="P2">,62.21,1038,1004,932,982,911,920,972,8.00,8.50,20.80,100,-54,58.57</text:p>
      <text:p text:style-name="P2">,63.22,1038,1004,932,982,911,920,972,8.30,8.50,20.80,102,-56,58.57</text:p>
      <text:p text:style-name="P2">,64.22,1038,1004,932,982,911,920,972,8.10,8.50,20.80,100,-53,58.57</text:p>
      <text:p text:style-name="P2">,65.22,1038,1004,932,982,911,920,971,8.10,8.50,20.80,103,-56,58.57</text:p>
      <text:p text:style-name="P2">,66.22,1038,1004,932,982,911,920,971,8.30,8.50,20.80,101,-53,58.57</text:p>
      <text:p text:style-name="P2">,67.22,1038,1004,932,982,911,920,971,8.30,8.50,20.80,100,-53,58.57</text:p>
      <text:p text:style-name="P2">,68.22,1038,1004,932,982,911,920,971,8.30,8.50,20.70,101,-54,58.57</text:p>
      <text:p text:style-name="P2">,69.22,1038,1004,932,982,911,920,971,8.30,8.50,20.80,101,-52,58.57</text:p>
      <text:p text:style-name="P2">,70.22,1038,1004,932,982,911,920,972,8.10,8.50,20.80,102,-54,58.57</text:p>
      <text:p text:style-name="P2">,71.22,1038,1004,932,982,911,920,971,8.10,8.50,20.80,103,-54,58.57</text:p>
      <text:p text:style-name="P2">,72.23,1038,1004,932,982,911,920,972,8.10,8.50,20.80,99,-51,58.57</text:p>
      <text:p text:style-name="P2">,73.23,1038,1004,932,983,911,920,971,8.10,8.50,20.80,102,-52,58.57</text:p>
      <text:p text:style-name="P2">,74.23,1038,1004,932,983,911,920,972,8.10,8.50,20.80,101,-53,58.57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3,0.09,1040,1005,934,985,913,922,968,0.00,8.50,20.70,1,2,1.43</text:p>
      <text:p text:style-name="P2">,1.09,1040,1005,934,985,913,922,967,0.00,8.50,20.70,3,-2,4.29</text:p>
      <text:p text:style-name="P2">,2.09,1040,1005,933,986,912,922,968,3.20,8.50,20.80,7,-6,7.14</text:p>
      <text:p text:style-name="P2">,3.09,1040,1005,934,986,912,922,967,3.30,8.50,20.80,9,-8,10.00</text:p>
      <text:p text:style-name="P2">,4.09,1040,1005,933,987,912,922,968,2.90,8.50,20.80,12,-10,12.86</text:p>
      <text:p text:style-name="P2">,5.10,1039,1005,933,987,912,922,968,3.40,8.50,20.80,15,-14,15.71</text:p>
      <text:p text:style-name="P2">,6.10,1040,1005,933,987,912,922,968,3.70,8.50,20.80,18,-18,18.57</text:p>
      <text:p text:style-name="P2">,7.10,1039,1005,933,987,912,921,968,3.90,8.50,20.80,22,-21,21.43</text:p>
      <text:p text:style-name="P2">,8.10,1039,1005,933,987,912,921,969,4.40,8.50,20.80,27,-24,24.29</text:p>
      <text:p text:style-name="P2">,9.10,1039,1005,933,987,912,921,969,4.70,8.50,20.80,30,-27,27.14</text:p>
      <text:p text:style-name="P2">,10.11,1039,1005,933,987,912,921,969,4.70,8.50,20.80,34,-29,30.00</text:p>
      <text:p text:style-name="P2">,11.11,1039,1005,933,988,912,921,969,5.00,8.50,20.80,38,-29,31.43</text:p>
      <text:p text:style-name="P2">,12.11,1039,1005,933,988,912,921,969,5.30,8.50,20.80,42,-33,34.29</text:p>
      <text:p text:style-name="P2">,13.11,1039,1005,933,987,912,921,969,5.60,8.50,20.80,49,-38,37.14</text:p>
      <text:p text:style-name="P2">,14.11,1039,1004,933,987,912,921,970,5.90,8.50,20.80,57,-43,40.00</text:p>
      <text:p text:style-name="P2">,15.11,1039,1004,933,987,911,921,970,6.40,8.50,20.80,65,-48,42.86</text:p>
      <text:p text:style-name="P2">,16.12,1039,1004,933,987,911,921,971,7.10,8.50,20.80,73,-52,45.71</text:p>
      <text:p text:style-name="P2">,17.12,1038,1004,933,987,911,921,972,7.30,8.50,20.80,81,-53,48.57</text:p>
      <text:p text:style-name="P2">,18.12,1038,1004,932,987,911,920,972,7.60,8.50,20.80,85,-53,51.43</text:p>
      <text:p text:style-name="P2">,19.12,1038,1004,932,987,911,920,972,7.80,8.50,20.80,91,-56,54.29</text:p>
      <text:p text:style-name="P2">,20.12,1038,1004,932,987,911,920,973,8.10,8.50,20.80,98,-56,55.71</text:p>
      <text:p text:style-name="P2">,21.12,1038,1004,932,987,911,920,972,8.40,8.50,20.80,96,-55,55.71</text:p>
      <text:p text:style-name="P2"><text:soft-page-break/>,22.12,1038,1004,932,986,911,920,973,8.00,8.50,20.70,96,-55,55.71</text:p>
      <text:p text:style-name="P2">,23.13,1038,1004,932,986,911,920,973,8.20,8.50,20.70,95,-53,55.71</text:p>
      <text:p text:style-name="P2">,24.13,1038,1004,932,986,911,920,973,8.00,8.50,20.80,95,-53,55.71</text:p>
      <text:p text:style-name="P2">,25.13,1038,1004,932,985,911,920,973,8.10,8.50,20.70,97,-55,55.71</text:p>
      <text:p text:style-name="P2">,26.13,1038,1004,932,985,911,920,973,8.20,8.50,20.70,95,-53,55.71</text:p>
      <text:p text:style-name="P2">,27.13,1038,1004,932,985,911,920,973,8.00,8.50,20.80,97,-54,55.71</text:p>
      <text:p text:style-name="P2">,28.13,1038,1004,932,985,911,920,973,8.10,8.50,20.80,98,-55,55.71</text:p>
      <text:p text:style-name="P2">,29.13,1038,1004,932,985,911,920,972,8.00,8.50,20.70,96,-52,55.71</text:p>
      <text:p text:style-name="P2">,30.14,1038,1004,932,984,911,920,972,8.10,8.50,20.80,97,-53,55.71</text:p>
      <text:p text:style-name="P2">,31.14,1038,1004,932,984,911,920,972,8.10,8.50,20.80,94,-51,55.71</text:p>
      <text:p text:style-name="P2">,32.14,1038,1004,932,984,911,920,972,8.00,8.50,20.70,96,-52,55.71</text:p>
      <text:p text:style-name="P2">,33.14,1038,1004,932,984,911,920,972,7.90,8.50,20.70,95,-51,55.71</text:p>
      <text:p text:style-name="P2">,34.15,1038,1004,932,984,911,920,972,8.10,8.50,20.70,100,-55,57.14</text:p>
      <text:p text:style-name="P2">,35.15,1038,1004,932,984,911,920,971,8.10,8.50,20.70,99,-53,57.14</text:p>
      <text:p text:style-name="P2">,36.15,1038,1004,932,984,911,920,972,8.20,8.50,20.70,97,-53,57.14</text:p>
      <text:p text:style-name="P2">,37.15,1038,1004,932,984,911,920,971,8.10,8.50,20.70,99,-54,57.14</text:p>
      <text:p text:style-name="P2">,38.15,1038,1004,932,984,911,920,972,8.10,8.50,20.70,99,-53,57.14</text:p>
      <text:p text:style-name="P2">,39.15,1038,1004,932,984,911,920,972,8.30,8.50,20.80,98,-52,57.14</text:p>
      <text:p text:style-name="P2">,40.16,1038,1004,932,984,911,920,972,8.10,8.50,20.80,97,-52,57.14</text:p>
      <text:p text:style-name="P2">,41.16,1038,1004,932,984,911,920,971,8.10,8.50,20.70,99,-53,57.14</text:p>
      <text:p text:style-name="P2">,42.16,1038,1004,932,984,911,920,971,7.90,8.50,20.70,99,-53,58.57</text:p>
      <text:p text:style-name="P2">,43.16,1038,1004,932,984,911,920,971,8.20,8.50,20.70,102,-54,58.57</text:p>
      <text:p text:style-name="P2">,44.17,1038,1004,932,983,911,920,971,8.30,8.50,20.70,103,-55,58.57</text:p>
      <text:p text:style-name="P2">,45.17,1038,1004,932,983,911,920,970,8.20,8.50,20.80,104,-55,58.57</text:p>
      <text:p text:style-name="P2">,46.17,1038,1004,932,983,911,920,971,8.30,8.50,20.70,100,-52,58.57</text:p>
      <text:p text:style-name="P2">,47.17,1038,1004,932,984,911,920,970,8.20,8.50,20.80,105,-57,58.57</text:p>
      <text:p text:style-name="P2">,48.17,1038,1004,932,984,911,920,971,8.30,8.50,20.70,102,-54,58.57</text:p>
      <text:p text:style-name="P2">,49.18,1038,1004,932,984,911,920,971,8.10,8.50,20.80,101,-53,58.57</text:p>
      <text:p text:style-name="P2">,50.18,1038,1004,932,984,911,920,971,8.10,8.50,20.80,100,-53,58.57</text:p>
      <text:p text:style-name="P2">,51.18,1038,1004,932,984,911,920,971,8.20,8.50,20.80,102,-53,58.57</text:p>
      <text:p text:style-name="P2">,52.18,1038,1004,932,984,911,920,972,8.20,8.50,20.80,100,-52,58.57</text:p>
      <text:p text:style-name="P2">,53.18,1038,1004,932,984,911,920,972,8.30,8.50,20.70,99,-52,58.57</text:p>
      <text:p text:style-name="P2">,54.19,1038,1004,932,983,911,920,972,8.00,8.50,20.80,101,-54,58.57</text:p>
      <text:p text:style-name="P2">,55.19,1038,1004,932,983,911,920,972,8.10,8.50,20.70,102,-55,58.57</text:p>
      <text:p text:style-name="P2">,56.19,1038,1004,932,983,911,920,972,8.10,8.50,20.70,99,-52,58.57</text:p>
      <text:p text:style-name="P2">,57.19,1038,1004,932,983,911,920,972,8.10,8.50,20.80,99,-51,58.57</text:p>
      <text:p text:style-name="P2">,58.20,1038,1004,932,983,911,920,972,8.30,8.50,20.80,101,-52,58.57</text:p>
      <text:p text:style-name="P2">,59.20,1038,1004,932,983,911,920,972,8.20,8.50,20.70,104,-54,58.57</text:p>
      <text:p text:style-name="P2">,60.20,1038,1004,932,983,911,920,972,8.10,8.50,20.70,100,-52,58.57</text:p>
      <text:p text:style-name="P2">,61.20,1038,1004,932,983,911,920,971,8.10,8.50,20.80,103,-53,58.57</text:p>
      <text:p text:style-name="P2">,62.20,1038,1004,932,983,911,920,972,8.40,8.50,20.80,102,-52,58.57</text:p>
      <text:p text:style-name="P2">,63.21,1038,1004,932,983,911,920,972,8.20,8.50,20.80,101,-53,58.57</text:p>
      <text:p text:style-name="P2">,64.21,1038,1004,932,983,911,920,972,8.20,8.50,20.70,99,-51,58.57</text:p>
      <text:p text:style-name="P2">,65.21,1038,1004,932,983,911,920,972,8.10,8.50,20.70,99,-51,58.57</text:p>
      <text:p text:style-name="P2">,66.21,1038,1004,932,983,911,920,973,8.30,8.50,20.80,104,-54,58.57</text:p>
      <text:p text:style-name="P2">,67.21,1038,1004,932,983,911,920,972,8.30,8.50,20.70,101,-52,58.57</text:p>
      <text:p text:style-name="P2">,68.21,1038,1004,932,983,911,920,973,8.10,8.50,20.70,99,-51,58.57</text:p>
      <text:p text:style-name="P2">,69.22,1038,1004,932,983,911,920,973,8.10,8.50,20.70,103,-53,58.57</text:p>
      <text:p text:style-name="P2">,70.22,1038,1004,932,984,911,920,973,8.10,8.50,20.80,104,-54,58.57</text:p>
      <text:p text:style-name="P2"><text:soft-page-break/>,71.22,1038,1004,932,984,911,920,973,8.30,8.50,20.80,101,-52,58.57</text:p>
      <text:p text:style-name="P2">,72.22,1038,1004,932,984,911,920,973,8.30,8.50,20.80,100,-51,58.57</text:p>
      <text:p text:style-name="P2">,73.22,1038,1004,932,984,911,920,973,8.10,8.50,20.80,102,-53,58.57</text:p>
      <text:p text:style-name="P2">,74.22,1038,1004,932,984,911,920,973,8.20,8.50,20.80,101,-51,58.57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4,0.09,1040,1005,934,985,913,922,972,0.00,8.50,20.70,0,2,1.43</text:p>
      <text:p text:style-name="P2">,1.09,1040,1005,934,986,913,922,972,0.00,8.50,20.70,2,0,4.29</text:p>
      <text:p text:style-name="P2">,2.09,1040,1005,934,986,913,922,972,2.80,8.50,20.80,6,-3,7.14</text:p>
      <text:p text:style-name="P2">,3.09,1040,1005,933,987,912,922,972,2.80,8.50,20.80,8,-6,10.00</text:p>
      <text:p text:style-name="P2">,4.09,1040,1005,933,987,912,922,973,2.70,8.50,20.80,15,-12,12.86</text:p>
      <text:p text:style-name="P2">,5.10,1039,1005,933,987,912,922,972,3.30,8.50,20.80,16,-13,15.71</text:p>
      <text:p text:style-name="P2">,6.10,1039,1005,933,987,912,922,973,3.90,8.50,20.80,22,-18,18.57</text:p>
      <text:p text:style-name="P2">,7.10,1039,1005,933,987,912,921,972,4.10,8.50,20.80,22,-18,21.43</text:p>
      <text:p text:style-name="P2">,8.10,1039,1005,933,987,912,921,972,4.10,8.50,20.80,25,-20,24.29</text:p>
      <text:p text:style-name="P2">,9.10,1039,1005,933,988,912,921,972,4.50,8.50,20.80,30,-24,25.71</text:p>
      <text:p text:style-name="P2">,10.10,1039,1005,933,988,912,921,972,4.70,8.50,20.80,34,-28,28.57</text:p>
      <text:p text:style-name="P2">,11.11,1039,1005,933,988,912,921,972,5.10,8.50,20.80,37,-28,31.43</text:p>
      <text:p text:style-name="P2">,12.11,1039,1005,933,988,912,921,973,5.20,8.50,20.80,43,-32,34.29</text:p>
      <text:p text:style-name="P2">,13.11,1039,1005,933,988,912,921,973,5.80,8.50,20.80,48,-35,37.14</text:p>
      <text:p text:style-name="P2">,14.11,1039,1005,933,987,912,921,973,6.10,8.50,20.80,56,-41,40.00</text:p>
      <text:p text:style-name="P2">,15.11,1039,1004,933,987,912,921,973,6.20,8.50,20.80,65,-45,42.86</text:p>
      <text:p text:style-name="P2">,16.11,1039,1004,933,987,912,921,973,7.20,8.50,20.80,73,-50,45.71</text:p>
      <text:p text:style-name="P2">,17.11,1038,1004,933,988,911,921,973,7.30,8.50,20.80,78,-52,48.57</text:p>
      <text:p text:style-name="P2">,18.12,1038,1004,932,987,911,920,974,7.40,8.50,20.80,84,-52,51.43</text:p>
      <text:p text:style-name="P2">,19.12,1038,1004,932,987,911,920,974,7.80,8.50,20.80,93,-56,54.29</text:p>
      <text:p text:style-name="P2">,20.12,1038,1004,932,987,911,920,974,8.00,8.50,20.80,94,-53,54.29</text:p>
      <text:p text:style-name="P2">,21.12,1038,1004,932,987,911,920,974,8.00,8.50,20.80,92,-51,54.29</text:p>
      <text:p text:style-name="P2">,22.12,1038,1004,932,987,911,920,975,7.90,8.50,20.80,97,-56,57.14</text:p>
      <text:p text:style-name="P2">,23.12,1038,1004,932,986,911,920,974,8.40,8.50,20.80,100,-53,57.14</text:p>
      <text:p text:style-name="P2">,24.13,1038,1004,932,986,911,920,974,8.40,8.50,20.80,102,-54,57.14</text:p>
      <text:p text:style-name="P2">,25.13,1038,1004,932,986,911,920,974,8.40,8.50,20.80,101,-55,57.14</text:p>
      <text:p text:style-name="P2">,26.13,1038,1004,932,986,911,920,975,8.20,8.50,20.80,102,-55,57.14</text:p>
      <text:p text:style-name="P2">,27.13,1038,1004,932,986,911,920,974,8.10,8.50,20.80,101,-54,57.14</text:p>
      <text:p text:style-name="P2">,28.13,1038,1004,932,986,911,920,974,8.20,8.50,20.80,99,-52,57.14</text:p>
      <text:p text:style-name="P2">,29.13,1038,1004,932,986,911,920,974,8.10,8.50,20.80,103,-55,57.14</text:p>
      <text:p text:style-name="P2">,30.13,1038,1004,932,985,911,920,974,8.30,8.50,20.80,102,-52,57.14</text:p>
      <text:p text:style-name="P2">,31.14,1038,1004,932,985,911,920,974,8.00,8.50,20.70,99,-53,57.14</text:p>
      <text:p text:style-name="P2">,32.14,1038,1004,932,985,911,920,974,8.10,8.50,20.80,100,-53,57.14</text:p>
      <text:p text:style-name="P2">,33.14,1038,1004,932,985,911,920,974,8.20,8.50,20.70,102,-53,57.14</text:p>
      <text:p text:style-name="P2">,34.14,1038,1004,932,984,911,920,974,8.10,8.50,20.70,99,-52,57.14</text:p>
      <text:p text:style-name="P2">,35.15,1038,1004,932,984,911,920,974,8.10,8.50,20.70,98,-51,57.14</text:p>
      <text:p text:style-name="P2">,36.15,1038,1004,932,984,911,920,974,8.10,8.50,20.70,99,-51,57.14</text:p>
      <text:p text:style-name="P2">,37.15,1038,1004,932,984,911,920,974,8.10,8.50,20.80,97,-51,57.14</text:p>
      <text:p text:style-name="P2">,38.15,1038,1004,932,984,911,920,973,8.10,8.50,20.80,100,-52,57.14</text:p>
      <text:p text:style-name="P2">,39.15,1038,1004,932,983,911,920,972,8.10,8.50,20.80,101,-53,57.14</text:p>
      <text:p text:style-name="P2">,40.15,1038,1004,932,983,911,920,973,8.20,8.50,20.70,96,-50,57.14</text:p>
      <text:p text:style-name="P2"><text:soft-page-break/>,41.16,1038,1004,932,983,911,920,972,8.20,8.50,20.70,101,-53,57.14</text:p>
      <text:p text:style-name="P2">,42.16,1038,1004,932,983,911,920,972,8.00,8.50,20.70,99,-52,57.14</text:p>
      <text:p text:style-name="P2">,43.16,1038,1004,932,983,911,920,972,8.10,8.50,20.70,97,-50,57.14</text:p>
      <text:p text:style-name="P2">,44.16,1038,1004,932,983,911,920,972,8.10,8.50,20.70,99,-51,57.14</text:p>
      <text:p text:style-name="P2">,45.17,1038,1004,932,983,911,920,971,8.10,8.50,20.70,99,-52,57.14</text:p>
      <text:p text:style-name="P2">,46.17,1038,1004,932,983,911,920,972,7.90,8.50,20.70,100,-52,58.57</text:p>
      <text:p text:style-name="P2">,47.17,1038,1004,932,983,911,920,972,8.20,8.50,20.70,101,-54,58.57</text:p>
      <text:p text:style-name="P2">,48.17,1038,1004,932,982,911,920,972,8.10,8.50,20.80,99,-51,58.57</text:p>
      <text:p text:style-name="P2">,49.17,1038,1004,932,982,911,920,972,8.10,8.50,20.70,103,-53,58.57</text:p>
      <text:p text:style-name="P2">,50.18,1038,1004,932,982,911,920,972,8.20,8.50,20.70,99,-52,58.57</text:p>
      <text:p text:style-name="P2">,51.18,1038,1004,932,982,911,920,972,8.20,8.50,20.70,101,-53,58.57</text:p>
      <text:p text:style-name="P2">,52.18,1038,1004,932,982,911,920,972,8.20,8.50,20.70,99,-51,58.57</text:p>
      <text:p text:style-name="P2">,53.18,1038,1004,932,982,911,920,972,8.30,8.50,20.70,100,-51,58.57</text:p>
      <text:p text:style-name="P2">,54.18,1038,1004,932,982,911,920,973,8.00,8.50,20.80,100,-52,58.57</text:p>
      <text:p text:style-name="P2">,55.19,1038,1004,932,982,911,920,972,8.30,8.50,20.80,99,-51,58.57</text:p>
      <text:p text:style-name="P2">,56.19,1038,1004,932,982,911,920,972,8.10,8.50,20.80,100,-52,58.57</text:p>
      <text:p text:style-name="P2">,57.19,1038,1004,932,982,911,920,972,8.20,8.50,20.70,103,-54,58.57</text:p>
      <text:p text:style-name="P2">,58.19,1038,1004,932,982,911,920,972,8.30,8.50,20.80,101,-53,58.57</text:p>
      <text:p text:style-name="P2">,59.20,1038,1004,932,982,911,920,972,8.20,8.50,20.80,102,-54,58.57</text:p>
      <text:p text:style-name="P2">,60.20,1038,1004,932,982,911,920,972,8.20,8.50,20.70,103,-54,58.57</text:p>
      <text:p text:style-name="P2">,61.20,1038,1004,932,982,911,920,972,8.10,8.50,20.80,106,-57,58.57</text:p>
      <text:p text:style-name="P2">,62.20,1038,1004,932,982,911,920,972,8.40,8.50,20.80,100,-52,58.57</text:p>
      <text:p text:style-name="P2">,63.20,1038,1004,932,982,911,920,972,8.30,8.50,20.80,101,-53,58.57</text:p>
      <text:p text:style-name="P2">,64.20,1038,1004,932,982,911,920,973,8.00,8.50,20.70,101,-52,58.57</text:p>
      <text:p text:style-name="P2">,65.20,1038,1004,932,982,911,920,972,8.30,8.50,20.70,101,-53,58.57</text:p>
      <text:p text:style-name="P2">,66.21,1038,1004,932,982,911,920,973,8.00,8.50,20.70,102,-53,58.57</text:p>
      <text:p text:style-name="P2">,67.21,1038,1004,932,982,911,920,973,8.10,8.50,20.80,102,-54,58.57</text:p>
      <text:p text:style-name="P2">,68.21,1038,1004,932,982,911,920,973,8.10,8.50,20.80,102,-53,58.57</text:p>
      <text:p text:style-name="P2">,69.21,1038,1004,932,983,911,920,973,8.30,8.50,20.80,103,-53,58.57</text:p>
      <text:p text:style-name="P2">,70.21,1038,1004,932,983,911,920,973,8.10,8.50,20.80,98,-50,58.57</text:p>
      <text:p text:style-name="P2">,71.21,1038,1004,932,983,911,920,972,8.10,8.50,20.80,100,-51,58.57</text:p>
      <text:p text:style-name="P2">,72.22,1038,1004,932,983,911,920,973,8.10,8.50,20.80,100,-52,58.57</text:p>
      <text:p text:style-name="P2">,73.22,1038,1004,932,983,911,920,972,8.10,8.50,20.80,100,-52,58.57</text:p>
      <text:p text:style-name="P2">,74.22,1038,1004,932,983,911,920,973,8.10,8.50,20.80,100,-51,58.57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5,0.09,1040,1005,934,985,913,922,970,0.00,8.50,20.70,0,3,1.43</text:p>
      <text:p text:style-name="P2">,1.09,1040,1005,934,985,912,922,969,0.00,8.50,20.70,3,0,4.29</text:p>
      <text:p text:style-name="P2">,2.09,1040,1005,934,986,912,922,970,2.80,8.50,20.80,8,-5,7.14</text:p>
      <text:p text:style-name="P2">,3.09,1040,1005,933,986,912,922,969,3.30,8.50,20.80,11,-8,10.00</text:p>
      <text:p text:style-name="P2">,4.09,1040,1005,933,987,912,922,970,2.90,8.50,20.80,12,-8,12.86</text:p>
      <text:p text:style-name="P2">,5.10,1039,1005,933,987,912,922,969,2.90,8.50,20.80,15,-12,15.71</text:p>
      <text:p text:style-name="P2">,6.10,1039,1005,933,987,912,921,970,3.30,8.50,20.80,19,-15,18.57</text:p>
      <text:p text:style-name="P2">,7.10,1039,1005,933,987,912,921,970,3.90,8.50,20.80,22,-17,21.43</text:p>
      <text:p text:style-name="P2">,8.10,1039,1005,933,987,912,921,970,4.10,8.50,20.80,26,-21,24.29</text:p>
      <text:p text:style-name="P2">,9.10,1039,1005,933,987,912,921,970,4.50,8.50,20.80,29,-23,25.71</text:p>
      <text:p text:style-name="P2">,10.11,1039,1005,933,987,912,921,971,5.00,8.50,20.80,34,-26,28.57</text:p>
      <text:p text:style-name="P2"><text:soft-page-break/>,11.11,1039,1005,933,987,912,921,970,5.10,8.50,20.80,38,-28,31.43</text:p>
      <text:p text:style-name="P2">,12.11,1039,1005,933,987,912,921,971,5.20,8.50,20.80,41,-30,34.29</text:p>
      <text:p text:style-name="P2">,13.11,1039,1005,933,987,912,921,970,5.40,8.50,20.80,49,-34,37.14</text:p>
      <text:p text:style-name="P2">,14.11,1039,1005,933,987,912,921,971,6.10,8.50,20.80,55,-38,40.00</text:p>
      <text:p text:style-name="P2">,15.11,1039,1004,933,987,912,921,971,6.30,8.50,20.80,67,-46,42.86</text:p>
      <text:p text:style-name="P2">,16.11,1039,1004,933,987,911,921,971,6.80,8.50,20.80,71,-48,45.71</text:p>
      <text:p text:style-name="P2">,17.12,1038,1004,933,987,911,920,971,7.30,8.50,20.80,79,-52,48.57</text:p>
      <text:p text:style-name="P2">,18.12,1038,1004,932,987,911,920,971,7.70,8.50,20.80,85,-49,51.43</text:p>
      <text:p text:style-name="P2">,19.12,1038,1004,932,987,911,920,971,7.80,8.50,20.80,92,-55,54.29</text:p>
      <text:p text:style-name="P2">,20.12,1038,1004,932,986,911,920,972,8.00,8.50,20.80,94,-54,54.29</text:p>
      <text:p text:style-name="P2">,21.12,1038,1004,932,986,911,920,972,8.00,8.50,20.80,92,-53,54.29</text:p>
      <text:p text:style-name="P2">,22.13,1038,1004,932,986,911,920,972,7.90,8.50,20.80,96,-55,55.71</text:p>
      <text:p text:style-name="P2">,23.13,1038,1004,932,986,911,920,972,8.10,8.50,20.80,99,-56,55.71</text:p>
      <text:p text:style-name="P2">,24.13,1038,1004,932,986,911,920,972,8.00,8.50,20.80,96,-53,55.71</text:p>
      <text:p text:style-name="P2">,25.13,1038,1004,932,986,911,920,971,8.10,8.50,20.80,97,-52,55.71</text:p>
      <text:p text:style-name="P2">,26.13,1038,1004,932,985,911,920,971,8.00,8.50,20.80,95,-52,55.71</text:p>
      <text:p text:style-name="P2">,27.13,1038,1004,932,985,911,920,971,8.10,8.50,20.80,95,-53,55.71</text:p>
      <text:p text:style-name="P2">,28.14,1038,1004,932,985,911,920,972,7.90,8.50,20.80,93,-51,55.71</text:p>
      <text:p text:style-name="P2">,29.14,1038,1004,932,985,911,920,971,7.90,8.50,20.70,99,-54,58.57</text:p>
      <text:p text:style-name="P2">,30.14,1038,1004,932,985,911,920,972,8.10,8.50,20.80,100,-54,58.57</text:p>
      <text:p text:style-name="P2">,31.14,1038,1004,932,984,911,920,972,8.10,8.50,20.80,100,-54,58.57</text:p>
      <text:p text:style-name="P2">,32.15,1038,1004,932,984,911,920,972,8.20,8.50,20.80,102,-55,58.57</text:p>
      <text:p text:style-name="P2">,33.15,1038,1004,932,984,911,920,972,8.40,8.50,20.80,102,-54,58.57</text:p>
      <text:p text:style-name="P2">,34.15,1038,1004,932,984,911,920,972,8.20,8.50,20.80,103,-55,58.57</text:p>
      <text:p text:style-name="P2">,35.15,1038,1004,932,983,911,920,972,8.20,8.50,20.80,102,-54,58.57</text:p>
      <text:p text:style-name="P2">,36.15,1038,1004,932,983,911,920,972,8.20,8.50,20.70,103,-53,58.57</text:p>
      <text:p text:style-name="P2">,37.16,1038,1004,932,983,911,920,971,8.30,8.50,20.80,102,-53,58.57</text:p>
      <text:p text:style-name="P2">,38.16,1038,1004,932,982,911,920,971,8.20,8.50,20.80,105,-55,58.57</text:p>
      <text:p text:style-name="P2">,39.16,1038,1004,932,982,911,920,971,8.20,8.50,20.70,102,-53,58.57</text:p>
      <text:p text:style-name="P2">,40.16,1038,1004,932,982,911,920,971,8.20,8.50,20.80,104,-55,58.57</text:p>
      <text:p text:style-name="P2">,41.17,1038,1004,932,982,911,920,971,8.10,8.50,20.70,99,-51,58.57</text:p>
      <text:p text:style-name="P2">,42.17,1038,1004,932,982,911,920,972,8.20,8.50,20.80,100,-52,58.57</text:p>
      <text:p text:style-name="P2">,43.17,1038,1004,932,981,911,920,971,8.10,8.50,20.70,99,-51,58.57</text:p>
      <text:p text:style-name="P2">,44.17,1038,1004,932,981,911,920,972,8.10,8.50,20.80,101,-52,58.57</text:p>
      <text:p text:style-name="P2">,45.17,1038,1004,932,981,911,920,972,8.20,8.50,20.80,103,-54,58.57</text:p>
      <text:p text:style-name="P2">,46.18,1038,1004,932,981,911,920,972,8.20,8.50,20.70,102,-54,58.57</text:p>
      <text:p text:style-name="P2">,47.18,1038,1004,932,981,911,920,972,8.20,8.50,20.80,100,-51,58.57</text:p>
      <text:p text:style-name="P2">,48.18,1038,1004,932,981,911,920,972,8.10,8.50,20.80,101,-52,58.57</text:p>
      <text:p text:style-name="P2">,49.18,1038,1004,932,981,911,920,971,8.20,8.50,20.80,102,-54,58.57</text:p>
      <text:p text:style-name="P2">,50.18,1038,1004,932,981,911,920,971,8.20,8.50,20.80,102,-53,58.57</text:p>
      <text:p text:style-name="P2">,51.19,1038,1004,932,981,911,920,971,8.10,8.50,20.80,99,-51,58.57</text:p>
      <text:p text:style-name="P2">,52.19,1038,1004,932,981,911,920,971,8.10,8.50,20.80,101,-52,58.57</text:p>
      <text:p text:style-name="P2">,53.19,1038,1004,932,981,911,920,970,8.00,8.50,20.70,101,-52,58.57</text:p>
      <text:p text:style-name="P2">,54.19,1038,1004,932,981,911,920,971,8.20,8.50,20.80,101,-52,58.57</text:p>
      <text:p text:style-name="P2">,55.19,1038,1004,932,981,911,920,971,8.30,8.50,20.80,100,-51,58.57</text:p>
      <text:p text:style-name="P2">,56.20,1038,1004,932,981,911,920,971,8.20,8.50,20.70,102,-53,58.57</text:p>
      <text:p text:style-name="P2">,57.20,1038,1004,932,981,911,920,971,8.20,8.50,20.80,104,-56,58.57</text:p>
      <text:p text:style-name="P2">,58.20,1038,1004,932,981,911,920,971,8.40,8.50,20.80,101,-51,58.57</text:p>
      <text:p text:style-name="P2">,59.20,1038,1004,932,981,911,920,971,8.10,8.50,20.70,100,-52,58.57</text:p>
      <text:p text:style-name="P2"><text:soft-page-break/>,60.21,1038,1004,932,981,911,920,972,8.20,8.50,20.80,101,-52,58.57</text:p>
      <text:p text:style-name="P2">,61.21,1038,1004,932,981,911,920,971,8.30,8.50,20.80,99,-51,58.57</text:p>
      <text:p text:style-name="P2">,62.21,1038,1004,932,981,911,920,972,8.00,8.50,20.80,101,-53,58.57</text:p>
      <text:p text:style-name="P2">,63.21,1038,1004,932,982,911,920,971,8.10,8.50,20.70,100,-51,58.57</text:p>
      <text:p text:style-name="P2">,64.21,1038,1004,932,982,911,920,971,8.20,8.50,20.80,101,-52,58.57</text:p>
      <text:p text:style-name="P2">,65.21,1038,1004,932,982,911,920,971,8.10,8.50,20.80,100,-52,58.57</text:p>
      <text:p text:style-name="P2">,66.22,1038,1004,932,982,911,920,971,8.30,8.50,20.80,99,-50,58.57</text:p>
      <text:p text:style-name="P2">,67.22,1038,1004,932,982,911,920,971,8.30,8.50,20.80,99,-50,58.57</text:p>
      <text:p text:style-name="P2">,68.22,1038,1004,932,982,911,920,971,8.10,8.50,20.70,100,-51,58.57</text:p>
      <text:p text:style-name="P2">,69.22,1038,1004,932,983,911,920,971,8.10,8.50,20.70,103,-53,58.57</text:p>
      <text:p text:style-name="P2">,70.23,1038,1004,932,983,911,920,971,8.10,8.50,20.80,99,-50,58.57</text:p>
      <text:p text:style-name="P2">,71.23,1038,1004,932,983,911,920,970,8.10,8.50,20.80,102,-52,58.57</text:p>
      <text:p text:style-name="P2">,72.23,1038,1004,932,983,911,920,971,8.10,8.50,20.80,98,-50,58.57</text:p>
      <text:p text:style-name="P2">,73.23,1038,1004,932,983,911,920,971,8.10,8.50,20.80,103,-53,58.57</text:p>
      <text:p text:style-name="P2">,74.23,1038,1004,932,983,911,920,971,8.10,8.50,20.80,101,-53,58.57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6,0.09,1040,1005,934,985,913,922,968,0.00,8.50,20.70,1,3,1.43</text:p>
      <text:p text:style-name="P2">,1.09,1040,1005,934,985,913,922,968,0.30,8.50,20.70,3,0,4.29</text:p>
      <text:p text:style-name="P2">,2.09,1040,1005,933,986,912,922,968,3.10,8.50,20.80,7,-3,7.14</text:p>
      <text:p text:style-name="P2">,3.09,1040,1005,934,986,913,922,968,3.30,8.50,20.80,9,-6,10.00</text:p>
      <text:p text:style-name="P2">,4.09,1039,1005,933,987,912,922,969,2.90,8.50,20.80,13,-10,12.86</text:p>
      <text:p text:style-name="P2">,5.10,1039,1005,933,987,912,922,969,3.30,8.50,20.80,16,-12,15.71</text:p>
      <text:p text:style-name="P2">,6.10,1039,1005,933,987,912,922,969,3.50,8.50,20.80,20,-15,17.14</text:p>
      <text:p text:style-name="P2">,7.10,1039,1005,933,987,912,921,969,4.00,8.50,20.80,21,-17,20.00</text:p>
      <text:p text:style-name="P2">,8.10,1039,1005,933,987,912,921,970,4.20,8.50,20.80,25,-19,22.86</text:p>
      <text:p text:style-name="P2">,9.10,1039,1005,933,988,912,921,969,4.40,8.50,20.80,30,-23,25.71</text:p>
      <text:p text:style-name="P2">,10.10,1039,1005,933,988,912,921,970,4.70,8.50,20.80,34,-26,28.57</text:p>
      <text:p text:style-name="P2">,11.11,1039,1005,933,988,912,921,969,5.20,8.50,20.80,38,-27,31.43</text:p>
      <text:p text:style-name="P2">,12.11,1039,1005,933,988,912,921,969,5.30,8.50,20.80,44,-31,34.29</text:p>
      <text:p text:style-name="P2">,13.11,1039,1005,933,988,912,921,969,5.60,8.50,20.80,47,-33,37.14</text:p>
      <text:p text:style-name="P2">,14.11,1039,1005,933,988,912,921,968,5.90,8.50,20.80,56,-40,40.00</text:p>
      <text:p text:style-name="P2">,15.11,1039,1004,933,988,911,921,968,6.30,8.50,20.80,65,-45,42.86</text:p>
      <text:p text:style-name="P2">,16.12,1038,1004,933,988,912,921,969,6.90,8.50,20.80,71,-47,45.71</text:p>
      <text:p text:style-name="P2">,17.12,1038,1004,932,989,911,920,968,7.10,8.50,20.80,79,-52,48.57</text:p>
      <text:p text:style-name="P2">,18.12,1038,1004,932,989,911,920,969,7.70,8.50,20.80,83,-50,51.43</text:p>
      <text:p text:style-name="P2">,19.12,1038,1004,932,989,911,920,969,7.60,8.50,20.80,90,-53,54.29</text:p>
      <text:p text:style-name="P2">,20.12,1038,1004,932,989,911,920,970,7.90,8.50,20.80,99,-55,57.14</text:p>
      <text:p text:style-name="P2">,21.13,1038,1004,932,990,911,920,970,8.20,8.50,20.80,98,-53,57.14</text:p>
      <text:p text:style-name="P2">,22.13,1038,1004,932,990,911,920,970,8.20,8.50,20.80,99,-54,57.14</text:p>
      <text:p text:style-name="P2">,23.13,1038,1004,932,989,911,920,970,8.20,8.50,20.80,100,-55,57.14</text:p>
      <text:p text:style-name="P2">,24.13,1038,1004,932,989,911,920,971,8.30,8.50,20.80,101,-55,57.14</text:p>
      <text:p text:style-name="P2">,25.13,1038,1004,932,989,911,920,971,8.20,8.50,20.80,99,-52,57.14</text:p>
      <text:p text:style-name="P2">,26.13,1038,1004,932,989,911,920,971,8.20,8.50,20.80,100,-53,57.14</text:p>
      <text:p text:style-name="P2">,27.13,1038,1004,932,989,911,920,971,8.20,8.50,20.80,100,-53,57.14</text:p>
      <text:p text:style-name="P2">,28.13,1038,1004,932,989,911,920,971,8.00,8.50,20.80,99,-53,57.14</text:p>
      <text:p text:style-name="P2">,29.13,1038,1004,932,988,911,920,970,8.10,8.50,20.80,97,-52,57.14</text:p>
      <text:p text:style-name="P2"><text:soft-page-break/>,30.14,1038,1004,932,988,911,920,971,8.00,8.50,20.80,101,-52,57.14</text:p>
      <text:p text:style-name="P2">,31.14,1038,1004,932,988,911,920,971,8.20,8.50,20.80,98,-52,57.14</text:p>
      <text:p text:style-name="P2">,32.14,1038,1004,932,988,911,920,971,8.10,8.50,20.80,101,-54,57.14</text:p>
      <text:p text:style-name="P2">,33.14,1038,1004,932,988,911,920,971,8.20,8.50,20.80,100,-53,57.14</text:p>
      <text:p text:style-name="P2">,34.15,1038,1004,932,988,911,920,971,8.20,8.50,20.80,99,-53,57.14</text:p>
      <text:p text:style-name="P2">,35.15,1038,1004,932,987,911,920,971,8.20,8.50,20.80,98,-51,57.14</text:p>
      <text:p text:style-name="P2">,36.15,1038,1004,932,987,911,920,971,8.00,8.50,20.80,98,-52,57.14</text:p>
      <text:p text:style-name="P2">,37.15,1038,1004,932,987,911,920,971,8.20,8.50,20.80,97,-51,57.14</text:p>
      <text:p text:style-name="P2">,38.15,1038,1004,932,987,911,920,971,8.00,8.50,20.80,99,-52,57.14</text:p>
      <text:p text:style-name="P2">,39.15,1038,1004,932,987,911,920,971,8.00,8.50,20.80,98,-50,57.14</text:p>
      <text:p text:style-name="P2">,40.15,1038,1004,932,987,911,920,971,8.10,8.50,20.80,99,-52,57.14</text:p>
      <text:p text:style-name="P2">,41.16,1038,1004,932,986,911,920,971,8.10,8.50,20.80,101,-53,57.14</text:p>
      <text:p text:style-name="P2">,42.16,1038,1004,932,986,911,920,971,8.00,8.50,20.80,98,-50,57.14</text:p>
      <text:p text:style-name="P2">,43.16,1038,1004,932,986,911,920,971,8.00,8.50,20.80,99,-53,57.14</text:p>
      <text:p text:style-name="P2">,44.16,1038,1004,932,986,911,920,971,8.10,8.50,20.80,96,-50,57.14</text:p>
      <text:p text:style-name="P2">,45.16,1038,1004,932,986,911,920,971,8.10,8.50,20.80,102,-54,57.14</text:p>
      <text:p text:style-name="P2">,46.17,1038,1004,932,986,911,920,971,8.20,8.50,20.80,99,-52,57.14</text:p>
      <text:p text:style-name="P2">,47.17,1038,1004,932,986,911,920,971,8.00,8.50,20.80,98,-51,57.14</text:p>
      <text:p text:style-name="P2">,48.17,1038,1004,932,985,911,920,971,8.10,8.50,20.80,98,-50,57.14</text:p>
      <text:p text:style-name="P2">,49.17,1038,1004,932,986,911,920,971,8.10,8.50,20.80,100,-53,57.14</text:p>
      <text:p text:style-name="P2">,50.17,1038,1004,932,986,911,920,971,8.10,8.50,20.80,98,-50,57.14</text:p>
      <text:p text:style-name="P2">,51.18,1038,1004,932,986,911,920,971,7.90,8.50,20.80,103,-54,60.00</text:p>
      <text:p text:style-name="P2">,52.18,1038,1004,932,985,911,920,972,8.30,8.50,20.80,102,-53,60.00</text:p>
      <text:p text:style-name="P2">,53.18,1038,1004,932,985,911,920,971,8.30,8.50,20.80,103,-54,60.00</text:p>
      <text:p text:style-name="P2">,54.18,1038,1004,932,985,911,920,972,8.20,8.50,20.80,102,-53,60.00</text:p>
      <text:p text:style-name="P2">,55.18,1038,1004,932,985,911,920,971,8.30,8.50,20.80,101,-52,60.00</text:p>
      <text:p text:style-name="P2">,56.19,1038,1004,932,986,911,920,971,8.20,8.50,20.80,101,-52,60.00</text:p>
      <text:p text:style-name="P2">,57.19,1038,1004,932,985,911,920,971,8.00,8.50,20.80,101,-52,60.00</text:p>
      <text:p text:style-name="P2">,58.19,1038,1004,932,985,911,920,972,8.30,8.50,20.80,102,-52,60.00</text:p>
      <text:p text:style-name="P2">,59.19,1038,1004,932,986,911,920,971,8.40,8.50,20.80,102,-52,60.00</text:p>
      <text:p text:style-name="P2">,60.19,1038,1004,932,986,911,920,972,8.20,8.50,20.80,102,-53,60.00</text:p>
      <text:p text:style-name="P2">,61.20,1038,1004,932,986,911,920,972,8.20,8.50,20.80,107,-57,60.00</text:p>
      <text:p text:style-name="P2">,62.20,1038,1004,932,986,911,920,972,8.40,8.50,20.80,102,-54,60.00</text:p>
      <text:p text:style-name="P2">,63.20,1038,1004,932,986,911,920,971,8.30,8.50,20.80,103,-54,60.00</text:p>
      <text:p text:style-name="P2">,64.20,1038,1004,932,986,911,920,971,8.30,8.50,20.80,101,-52,60.00</text:p>
      <text:p text:style-name="P2">,65.20,1038,1004,932,986,911,920,971,8.20,8.50,20.80,105,-55,60.00</text:p>
      <text:p text:style-name="P2">,66.21,1038,1004,932,986,911,920,971,8.30,8.50,20.80,102,-53,60.00</text:p>
      <text:p text:style-name="P2">,67.21,1038,1004,932,986,911,920,971,8.10,8.50,20.80,104,-55,60.00</text:p>
      <text:p text:style-name="P2">,68.21,1038,1004,932,986,911,920,972,8.30,8.50,20.80,103,-54,60.00</text:p>
      <text:p text:style-name="P2">,69.21,1038,1004,932,986,911,920,972,8.30,8.50,20.80,101,-51,60.00</text:p>
      <text:p text:style-name="P2">,70.22,1038,1004,932,986,911,920,972,8.30,8.50,20.80,104,-54,60.00</text:p>
      <text:p text:style-name="P2">,71.22,1038,1004,932,986,911,920,972,8.10,8.50,20.80,103,-53,60.00</text:p>
      <text:p text:style-name="P2">,72.22,1038,1004,932,986,911,920,972,8.40,8.50,20.80,102,-53,60.00</text:p>
      <text:p text:style-name="P2">,73.22,1038,1004,932,986,911,920,972,8.40,8.50,20.80,104,-54,60.00</text:p>
      <text:p text:style-name="P2">,74.22,1038,1004,932,986,911,920,973,8.10,8.50,20.80,103,-53,60.00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<text:soft-page-break/>Trial Number: 7,0.09,1040,1005,934,989,913,922,970,0.00,8.50,20.70,1,4,1.43</text:p>
      <text:p text:style-name="P2">,1.09,1040,1005,934,990,912,922,970,0.00,8.50,20.80,3,0,4.29</text:p>
      <text:p text:style-name="P2">,2.09,1040,1005,934,990,912,922,971,2.80,8.50,20.80,6,-2,7.14</text:p>
      <text:p text:style-name="P2">,3.09,1040,1005,934,990,912,922,971,2.70,8.50,20.80,9,-5,10.00</text:p>
      <text:p text:style-name="P2">,4.09,1040,1005,933,991,912,922,971,2.90,8.50,20.80,12,-7,12.86</text:p>
      <text:p text:style-name="P2">,5.10,1039,1005,933,991,912,922,971,3.00,8.50,20.80,15,-11,15.71</text:p>
      <text:p text:style-name="P2">,6.10,1039,1005,933,991,912,921,972,3.80,8.50,20.80,20,-14,18.57</text:p>
      <text:p text:style-name="P2">,7.10,1039,1005,933,991,912,922,972,3.90,8.50,20.80,24,-17,21.43</text:p>
      <text:p text:style-name="P2">,8.10,1039,1005,933,991,912,921,973,4.40,8.50,20.80,26,-19,24.29</text:p>
      <text:p text:style-name="P2">,9.10,1039,1005,933,991,912,921,973,4.50,8.50,20.80,31,-22,27.14</text:p>
      <text:p text:style-name="P2">,10.11,1039,1005,933,991,912,921,973,4.70,8.50,20.80,34,-25,30.00</text:p>
      <text:p text:style-name="P2">,11.11,1039,1005,933,992,912,921,973,5.10,8.50,20.80,38,-26,32.86</text:p>
      <text:p text:style-name="P2">,12.11,1039,1005,933,992,912,921,973,5.20,8.50,20.80,43,-29,35.71</text:p>
      <text:p text:style-name="P2">,13.11,1039,1005,933,992,912,921,973,5.70,8.50,20.80,47,-33,38.57</text:p>
      <text:p text:style-name="P2">,14.11,1039,1004,933,992,912,921,973,6.10,8.50,20.80,59,-41,41.43</text:p>
      <text:p text:style-name="P2">,15.12,1039,1004,933,992,911,921,973,6.40,8.50,20.80,68,-45,44.29</text:p>
      <text:p text:style-name="P2">,16.12,1039,1004,933,992,911,921,973,6.80,8.50,20.80,73,-48,47.14</text:p>
      <text:p text:style-name="P2">,17.12,1038,1004,933,992,911,921,973,7.30,8.50,20.80,78,-51,50.00</text:p>
      <text:p text:style-name="P2">,18.12,1038,1004,933,993,911,920,974,7.40,8.50,20.80,83,-51,52.86</text:p>
      <text:p text:style-name="P2">,19.12,1038,1004,932,992,911,920,974,7.60,8.50,20.80,93,-55,55.71</text:p>
      <text:p text:style-name="P2">,20.13,1038,1004,932,992,911,920,974,8.30,8.50,20.80,96,-54,55.71</text:p>
      <text:p text:style-name="P2">,21.13,1038,1004,932,991,911,920,974,8.20,8.50,20.80,96,-53,55.71</text:p>
      <text:p text:style-name="P2">,22.13,1038,1004,932,991,911,920,975,7.90,8.50,20.80,97,-54,58.57</text:p>
      <text:p text:style-name="P2">,23.13,1038,1004,932,991,911,920,974,8.10,8.50,20.80,103,-56,58.57</text:p>
      <text:p text:style-name="P2">,24.13,1038,1004,932,991,911,920,975,8.10,8.50,20.80,99,-53,58.57</text:p>
      <text:p text:style-name="P2">,25.14,1038,1004,932,991,911,920,975,8.10,8.50,20.80,103,-55,58.57</text:p>
      <text:p text:style-name="P2">,26.14,1038,1004,932,990,911,920,975,8.20,8.50,20.80,103,-55,58.57</text:p>
      <text:p text:style-name="P2">,27.14,1038,1004,932,990,911,920,975,8.30,8.50,20.80,105,-56,58.57</text:p>
      <text:p text:style-name="P2">,28.14,1038,1004,932,990,911,920,976,8.30,8.50,20.80,100,-53,58.57</text:p>
      <text:p text:style-name="P2">,29.15,1038,1004,932,989,911,920,975,8.10,8.50,20.80,105,-57,58.57</text:p>
      <text:p text:style-name="P2">,30.15,1038,1004,932,989,911,920,975,8.10,8.50,20.80,100,-53,58.57</text:p>
      <text:p text:style-name="P2">,31.15,1038,1004,932,989,911,920,974,8.10,8.50,20.80,102,-54,58.57</text:p>
      <text:p text:style-name="P2">,32.15,1038,1004,932,989,911,920,974,8.10,8.50,20.80,102,-54,58.57</text:p>
      <text:p text:style-name="P2">,33.15,1038,1004,932,989,911,920,974,8.20,8.50,20.80,103,-53,58.57</text:p>
      <text:p text:style-name="P2">,34.16,1038,1004,932,988,911,920,974,8.20,8.50,20.80,104,-56,58.57</text:p>
      <text:p text:style-name="P2">,35.16,1038,1004,932,988,911,920,973,8.20,8.50,20.80,104,-55,58.57</text:p>
      <text:p text:style-name="P2">,36.16,1038,1004,932,988,911,920,974,8.30,8.50,20.80,99,-52,58.57</text:p>
      <text:p text:style-name="P2">,37.16,1038,1004,932,988,911,920,974,8.40,8.50,20.80,102,-52,58.57</text:p>
      <text:p text:style-name="P2">,38.16,1038,1004,932,987,911,920,974,8.30,8.50,20.80,98,-52,58.57</text:p>
      <text:p text:style-name="P2">,39.16,1038,1004,932,987,911,920,973,8.10,8.50,20.80,101,-53,58.57</text:p>
      <text:p text:style-name="P2">,40.16,1038,1004,932,987,911,920,974,8.10,8.50,20.80,101,-52,58.57</text:p>
      <text:p text:style-name="P2">,41.16,1038,1004,932,987,911,920,973,8.20,8.50,20.80,102,-54,58.57</text:p>
      <text:p text:style-name="P2">,42.16,1038,1004,932,987,911,920,974,8.10,8.50,20.80,100,-52,58.57</text:p>
      <text:p text:style-name="P2">,43.16,1038,1004,932,987,911,920,974,8.10,8.50,20.80,101,-53,58.57</text:p>
      <text:p text:style-name="P2">,44.16,1038,1004,932,987,911,920,974,8.20,8.50,20.80,100,-53,58.57</text:p>
      <text:p text:style-name="P2">,45.16,1038,1004,932,987,911,920,974,8.20,8.50,20.80,101,-53,58.57</text:p>
      <text:p text:style-name="P2">,46.17,1038,1004,932,987,911,920,974,8.20,8.50,20.80,101,-52,58.57</text:p>
      <text:p text:style-name="P2">,47.17,1038,1004,932,987,911,920,974,8.30,8.50,20.80,99,-51,58.57</text:p>
      <text:p text:style-name="P2">,48.17,1038,1004,932,987,911,920,974,8.20,8.50,20.80,100,-52,58.57</text:p>
      <text:p text:style-name="P2"><text:soft-page-break/>,49.17,1038,1004,932,987,911,920,974,8.20,8.50,20.80,102,-52,58.57</text:p>
      <text:p text:style-name="P2">,50.18,1038,1004,932,987,911,920,974,8.20,8.50,20.80,99,-51,58.57</text:p>
      <text:p text:style-name="P2">,51.18,1038,1004,932,987,911,920,974,8.00,8.50,20.80,102,-54,58.57</text:p>
      <text:p text:style-name="P2">,52.18,1038,1004,932,987,911,920,974,8.20,8.50,20.80,98,-50,58.57</text:p>
      <text:p text:style-name="P2">,53.18,1038,1004,932,987,911,920,974,8.00,8.50,20.80,100,-52,58.57</text:p>
      <text:p text:style-name="P2">,54.18,1038,1004,932,986,911,920,974,8.00,8.50,20.80,99,-52,58.57</text:p>
      <text:p text:style-name="P2">,55.18,1038,1004,932,986,911,920,973,8.00,8.50,20.80,98,-51,58.57</text:p>
      <text:p text:style-name="P2">,56.18,1038,1004,932,986,911,920,973,8.00,8.50,20.80,98,-51,58.57</text:p>
      <text:p text:style-name="P2">,57.19,1038,1004,932,986,911,920,972,8.20,8.50,20.80,103,-55,58.57</text:p>
      <text:p text:style-name="P2">,58.19,1038,1004,932,987,911,920,973,8.20,8.50,20.80,100,-52,58.57</text:p>
      <text:p text:style-name="P2">,59.19,1038,1004,932,987,911,920,973,8.20,8.50,20.80,99,-50,58.57</text:p>
      <text:p text:style-name="P2">,60.19,1038,1004,932,987,911,920,973,8.00,8.50,20.80,99,-51,58.57</text:p>
      <text:p text:style-name="P2">,61.19,1038,1004,932,987,911,920,973,8.20,8.50,20.80,101,-53,58.57</text:p>
      <text:p text:style-name="P2">,62.20,1038,1004,932,987,911,920,973,8.20,8.50,20.80,104,-54,58.57</text:p>
      <text:p text:style-name="P2">,63.20,1038,1004,932,987,911,920,973,8.20,8.50,20.80,100,-52,58.57</text:p>
      <text:p text:style-name="P2">,64.20,1038,1004,932,987,911,920,974,8.30,8.50,20.80,100,-52,58.57</text:p>
      <text:p text:style-name="P2">,65.20,1038,1004,932,987,911,920,974,8.30,8.50,20.80,98,-51,58.57</text:p>
      <text:p text:style-name="P2">,66.20,1038,1004,932,987,911,920,974,8.00,8.50,20.80,99,-51,58.57</text:p>
      <text:p text:style-name="P2">,67.20,1038,1004,932,987,911,920,973,8.00,8.50,20.80,100,-52,58.57</text:p>
      <text:p text:style-name="P2">,68.21,1038,1004,932,987,911,920,973,8.30,8.50,20.80,98,-50,58.57</text:p>
      <text:p text:style-name="P2">,69.21,1038,1004,932,987,911,920,973,8.30,8.50,20.80,101,-53,58.57</text:p>
      <text:p text:style-name="P2">,70.21,1038,1004,932,987,911,920,973,8.00,8.50,20.80,100,-52,58.57</text:p>
      <text:p text:style-name="P2">,71.21,1038,1004,932,987,911,920,973,8.30,8.50,20.80,100,-52,58.57</text:p>
      <text:p text:style-name="P2">,72.21,1038,1004,932,987,911,920,973,8.10,8.50,20.80,100,-52,58.57</text:p>
      <text:p text:style-name="P2">,73.21,1038,1004,932,987,911,920,973,8.20,8.50,20.80,103,-53,58.57</text:p>
      <text:p text:style-name="P2">,74.21,1038,1004,932,987,911,920,973,8.30,8.50,20.80,97,-50,58.57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8,0.09,1040,1005,934,989,913,922,971,0.00,8.50,20.70,1,4,1.43</text:p>
      <text:p text:style-name="P2">,1.09,1040,1005,933,989,913,922,971,0.00,8.50,20.80,3,0,4.29</text:p>
      <text:p text:style-name="P2">,2.09,1040,1005,934,990,913,922,971,3.30,8.50,20.80,6,-2,7.14</text:p>
      <text:p text:style-name="P2">,3.09,1040,1005,933,990,912,922,971,3.20,8.50,20.80,11,-6,10.00</text:p>
      <text:p text:style-name="P2">,4.09,1040,1005,934,991,912,922,971,3.10,8.50,20.80,12,-8,12.86</text:p>
      <text:p text:style-name="P2">,5.09,1039,1005,933,991,912,922,971,2.90,8.50,20.80,18,-13,15.71</text:p>
      <text:p text:style-name="P2">,6.10,1039,1005,933,991,912,922,972,3.70,8.50,20.80,18,-14,18.57</text:p>
      <text:p text:style-name="P2">,7.10,1039,1005,933,991,912,921,971,3.90,8.50,20.80,21,-15,21.43</text:p>
      <text:p text:style-name="P2">,8.10,1039,1005,933,991,912,921,972,4.10,8.50,20.80,26,-19,24.29</text:p>
      <text:p text:style-name="P2">,9.10,1039,1005,933,991,912,921,972,4.60,8.50,20.80,30,-22,27.14</text:p>
      <text:p text:style-name="P2">,10.10,1039,1005,933,991,912,921,973,4.90,8.50,20.80,35,-26,30.00</text:p>
      <text:p text:style-name="P2">,11.11,1039,1005,933,991,912,921,973,5.00,8.50,20.80,38,-27,32.86</text:p>
      <text:p text:style-name="P2">,12.11,1039,1005,933,991,912,921,973,5.50,8.50,20.80,44,-30,35.71</text:p>
      <text:p text:style-name="P2">,13.11,1039,1005,933,992,912,921,973,5.70,8.50,20.80,49,-34,37.14</text:p>
      <text:p text:style-name="P2">,14.11,1039,1005,933,992,912,921,973,6.10,8.50,20.80,55,-37,40.00</text:p>
      <text:p text:style-name="P2">,15.11,1039,1004,933,992,912,921,973,6.20,8.50,20.80,67,-46,42.86</text:p>
      <text:p text:style-name="P2">,16.12,1039,1004,933,992,911,921,973,7.10,8.50,20.80,72,-47,45.71</text:p>
      <text:p text:style-name="P2">,17.12,1038,1004,933,992,911,921,973,7.20,8.50,20.80,77,-50,48.57</text:p>
      <text:p text:style-name="P2">,18.12,1038,1004,933,992,911,920,974,7.30,8.50,20.80,82,-51,51.43</text:p>
      <text:p text:style-name="P2"><text:soft-page-break/>,19.12,1038,1004,932,991,911,920,974,7.80,8.50,20.80,90,-54,54.29</text:p>
      <text:p text:style-name="P2">,20.12,1038,1004,932,990,911,920,975,8.10,8.50,20.80,96,-55,55.71</text:p>
      <text:p text:style-name="P2">,21.13,1038,1004,932,990,911,920,975,8.10,8.50,20.80,96,-52,55.71</text:p>
      <text:p text:style-name="P2">,22.13,1038,1004,932,989,911,920,975,8.20,8.50,20.80,100,-55,55.71</text:p>
      <text:p text:style-name="P2">,23.13,1038,1004,932,989,911,920,975,8.00,8.50,20.70,95,-50,55.71</text:p>
      <text:p text:style-name="P2">,24.13,1038,1004,932,988,911,920,975,7.80,8.50,20.80,97,-52,57.14</text:p>
      <text:p text:style-name="P2">,25.13,1038,1004,932,987,911,920,975,8.00,8.50,20.70,97,-52,57.14</text:p>
      <text:p text:style-name="P2">,26.14,1038,1004,932,987,911,920,975,8.10,8.50,20.80,102,-54,57.14</text:p>
      <text:p text:style-name="P2">,27.14,1038,1004,932,987,911,920,975,8.20,8.50,20.80,100,-54,57.14</text:p>
      <text:p text:style-name="P2">,28.14,1038,1004,932,987,911,920,975,8.20,8.50,20.80,100,-53,57.14</text:p>
      <text:p text:style-name="P2">,29.14,1038,1004,932,987,911,920,975,8.30,8.50,20.80,98,-52,57.14</text:p>
      <text:p text:style-name="P2">,30.14,1038,1004,932,986,911,920,975,8.10,8.50,20.70,96,-50,57.14</text:p>
      <text:p text:style-name="P2">,31.15,1038,1004,932,986,911,920,975,8.10,8.50,20.80,96,-50,57.14</text:p>
      <text:p text:style-name="P2">,32.15,1038,1004,932,986,911,920,975,8.00,8.50,20.80,100,-53,57.14</text:p>
      <text:p text:style-name="P2">,33.15,1038,1004,932,986,911,920,975,8.20,8.50,20.70,98,-51,57.14</text:p>
      <text:p text:style-name="P2">,34.15,1038,1004,932,985,911,920,975,8.10,8.50,20.80,96,-50,57.14</text:p>
      <text:p text:style-name="P2">,35.15,1038,1004,932,985,911,920,974,8.00,8.50,20.70,98,-50,57.14</text:p>
      <text:p text:style-name="P2">,36.15,1038,1004,932,985,911,920,974,8.20,8.50,20.80,97,-50,57.14</text:p>
      <text:p text:style-name="P2">,37.15,1038,1004,932,985,911,920,974,7.90,8.50,20.80,100,-52,57.14</text:p>
      <text:p text:style-name="P2">,38.15,1038,1004,932,985,911,920,974,8.20,8.50,20.80,102,-53,58.57</text:p>
      <text:p text:style-name="P2">,39.15,1038,1004,932,984,911,920,973,8.20,8.50,20.80,100,-52,58.57</text:p>
      <text:p text:style-name="P2">,40.15,1038,1004,932,984,911,920,973,8.30,8.50,20.80,102,-54,58.57</text:p>
      <text:p text:style-name="P2">,41.15,1038,1004,932,984,911,920,973,8.10,8.50,20.80,101,-53,58.57</text:p>
      <text:p text:style-name="P2">,42.16,1038,1004,932,984,911,920,973,8.20,8.50,20.80,101,-53,58.57</text:p>
      <text:p text:style-name="P2">,43.16,1038,1004,932,984,911,920,973,8.20,8.50,20.80,102,-54,58.57</text:p>
      <text:p text:style-name="P2">,44.16,1038,1004,932,984,911,920,974,8.10,8.50,20.80,100,-52,58.57</text:p>
      <text:p text:style-name="P2">,45.16,1038,1004,932,984,911,920,973,8.10,8.50,20.80,99,-51,58.57</text:p>
      <text:p text:style-name="P2">,46.17,1038,1004,932,983,911,920,974,8.20,8.50,20.80,100,-52,58.57</text:p>
      <text:p text:style-name="P2">,47.17,1038,1004,932,983,911,920,973,8.20,8.50,20.80,100,-52,58.57</text:p>
      <text:p text:style-name="P2">,48.17,1038,1004,932,983,911,920,974,8.20,8.50,20.70,99,-52,58.57</text:p>
      <text:p text:style-name="P2">,49.17,1038,1004,932,983,911,920,973,8.10,8.50,20.80,99,-51,58.57</text:p>
      <text:p text:style-name="P2">,50.17,1038,1004,932,983,911,920,974,8.20,8.50,20.80,99,-52,58.57</text:p>
      <text:p text:style-name="P2">,51.18,1038,1004,932,983,911,920,974,8.20,8.50,20.80,102,-54,58.57</text:p>
      <text:p text:style-name="P2">,52.18,1038,1004,932,983,911,920,974,8.20,8.50,20.80,98,-50,58.57</text:p>
      <text:p text:style-name="P2">,53.18,1038,1004,932,983,911,920,974,8.00,8.50,20.80,100,-52,58.57</text:p>
      <text:p text:style-name="P2">,54.18,1038,1004,932,983,911,920,974,8.00,8.50,20.80,100,-52,58.57</text:p>
      <text:p text:style-name="P2">,55.18,1038,1004,932,983,911,920,974,8.00,8.50,20.80,101,-52,58.57</text:p>
      <text:p text:style-name="P2">,56.19,1038,1004,932,983,911,920,974,8.30,8.50,20.80,99,-51,58.57</text:p>
      <text:p text:style-name="P2">,57.19,1038,1004,932,983,911,920,974,8.00,8.50,20.80,100,-53,58.57</text:p>
      <text:p text:style-name="P2">,58.19,1038,1004,932,983,911,920,974,8.20,8.50,20.80,101,-53,58.57</text:p>
      <text:p text:style-name="P2">,59.19,1038,1004,932,984,911,920,973,8.20,8.50,20.80,101,-53,58.57</text:p>
      <text:p text:style-name="P2">,60.19,1038,1004,932,984,911,920,974,8.20,8.50,20.80,99,-51,58.57</text:p>
      <text:p text:style-name="P2">,61.19,1038,1004,932,984,911,920,973,8.20,8.50,20.80,99,-51,58.57</text:p>
      <text:p text:style-name="P2">,62.20,1038,1004,932,984,911,920,974,8.20,8.50,20.80,101,-53,58.57</text:p>
      <text:p text:style-name="P2">,63.20,1038,1004,932,985,911,920,973,8.20,8.50,20.80,101,-52,58.57</text:p>
      <text:p text:style-name="P2">,64.20,1038,1004,932,985,911,920,973,8.20,8.50,20.80,102,-53,58.57</text:p>
      <text:p text:style-name="P2">,65.20,1038,1004,932,985,911,920,973,8.20,8.50,20.80,100,-51,58.57</text:p>
      <text:p text:style-name="P2">,66.20,1038,1004,932,985,911,920,973,8.20,8.50,20.80,99,-52,58.57</text:p>
      <text:p text:style-name="P2">,67.21,1038,1004,932,985,911,920,973,8.10,8.50,20.80,99,-52,58.57</text:p>
      <text:p text:style-name="P2"><text:soft-page-break/>,68.21,1038,1004,932,986,911,920,973,8.00,8.50,20.80,99,-52,58.57</text:p>
      <text:p text:style-name="P2">,69.21,1038,1004,932,986,911,920,973,8.00,8.50,20.80,99,-52,58.57</text:p>
      <text:p text:style-name="P2">,70.21,1038,1004,932,986,911,920,973,8.00,8.50,20.80,101,-53,58.57</text:p>
      <text:p text:style-name="P2">,71.21,1038,1004,932,986,911,920,973,8.30,8.50,20.80,98,-51,58.57</text:p>
      <text:p text:style-name="P2">,72.21,1038,1004,932,986,911,920,974,8.00,8.50,20.80,99,-51,58.57</text:p>
      <text:p text:style-name="P2">,73.21,1038,1004,932,986,911,920,973,8.00,8.50,20.80,101,-52,58.57</text:p>
      <text:p text:style-name="P2">,74.21,1038,1004,932,986,911,920,973,8.10,8.50,20.80,98,-50,58.57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9,0.09,1040,1005,934,988,913,922,970,0.00,8.50,20.70,1,4,1.43</text:p>
      <text:p text:style-name="P2">,1.09,1040,1005,933,989,912,922,970,0.00,8.50,20.80,3,0,4.29</text:p>
      <text:p text:style-name="P2">,2.09,1040,1005,934,989,912,922,971,3.60,8.50,20.80,8,-3,7.14</text:p>
      <text:p text:style-name="P2">,3.09,1040,1005,933,990,912,922,970,3.20,8.50,20.80,10,-5,10.00</text:p>
      <text:p text:style-name="P2">,4.09,1040,1005,933,990,912,922,971,2.80,8.50,20.80,13,-9,12.86</text:p>
      <text:p text:style-name="P2">,5.10,1039,1005,933,990,912,922,971,3.00,8.50,20.80,16,-12,15.71</text:p>
      <text:p text:style-name="P2">,6.10,1039,1005,933,990,912,921,972,3.50,8.50,20.80,18,-13,18.57</text:p>
      <text:p text:style-name="P2">,7.10,1039,1005,933,991,912,921,972,3.90,8.50,20.80,22,-16,21.43</text:p>
      <text:p text:style-name="P2">,8.10,1039,1005,933,991,912,921,972,4.10,8.50,20.80,26,-18,24.29</text:p>
      <text:p text:style-name="P2">,9.10,1039,1005,933,991,912,921,971,4.60,8.50,20.80,30,-22,25.71</text:p>
      <text:p text:style-name="P2">,10.10,1039,1005,933,991,912,921,972,4.70,8.50,20.80,34,-24,28.57</text:p>
      <text:p text:style-name="P2">,11.11,1039,1005,933,991,912,921,972,5.10,8.50,20.80,37,-27,31.43</text:p>
      <text:p text:style-name="P2">,12.11,1039,1005,933,991,912,921,972,5.60,8.50,20.80,42,-29,34.29</text:p>
      <text:p text:style-name="P2">,13.11,1039,1005,933,991,912,921,972,5.40,8.50,20.80,49,-34,37.14</text:p>
      <text:p text:style-name="P2">,14.11,1039,1004,933,991,912,921,973,5.80,8.50,20.80,55,-37,40.00</text:p>
      <text:p text:style-name="P2">,15.11,1039,1004,933,991,912,921,972,6.20,8.50,20.80,66,-44,42.86</text:p>
      <text:p text:style-name="P2">,16.12,1038,1004,933,991,911,921,973,6.90,8.50,20.80,69,-45,45.71</text:p>
      <text:p text:style-name="P2">,17.12,1038,1004,933,991,911,921,973,7.00,8.50,20.80,76,-49,48.57</text:p>
      <text:p text:style-name="P2">,18.12,1038,1004,932,992,911,920,973,7.30,8.50,20.80,84,-52,51.43</text:p>
      <text:p text:style-name="P2">,19.12,1038,1004,932,992,911,920,973,7.80,8.50,20.80,95,-55,54.29</text:p>
      <text:p text:style-name="P2">,20.12,1038,1004,932,991,911,920,974,8.10,8.50,20.80,94,-52,55.71</text:p>
      <text:p text:style-name="P2">,21.13,1038,1004,932,991,911,920,973,8.10,8.50,20.80,93,-51,55.71</text:p>
      <text:p text:style-name="P2">,22.13,1038,1004,932,991,911,920,974,8.10,8.50,20.80,95,-51,55.71</text:p>
      <text:p text:style-name="P2">,23.13,1038,1004,932,991,911,920,973,8.00,8.50,20.80,96,-54,55.71</text:p>
      <text:p text:style-name="P2">,24.13,1038,1004,932,990,911,920,973,8.00,8.50,20.80,93,-50,55.71</text:p>
      <text:p text:style-name="P2">,25.13,1038,1004,932,990,911,920,973,7.90,8.50,20.80,101,-56,58.57</text:p>
      <text:p text:style-name="P2">,26.14,1038,1004,932,990,911,920,973,8.40,8.50,20.80,103,-56,58.57</text:p>
      <text:p text:style-name="P2">,27.14,1038,1004,932,990,911,920,973,8.20,8.50,20.80,102,-54,58.57</text:p>
      <text:p text:style-name="P2">,28.14,1038,1004,932,990,911,920,973,8.20,8.50,20.80,103,-55,58.57</text:p>
      <text:p text:style-name="P2">,29.14,1038,1004,932,990,911,920,973,8.30,8.50,20.80,100,-52,58.57</text:p>
      <text:p text:style-name="P2">,30.15,1038,1004,932,990,911,920,973,8.30,8.50,20.80,100,-52,58.57</text:p>
      <text:p text:style-name="P2">,31.15,1038,1004,932,989,911,920,972,8.10,8.50,20.80,102,-54,58.57</text:p>
      <text:p text:style-name="P2">,32.15,1038,1004,932,989,911,920,973,8.20,8.50,20.80,101,-53,58.57</text:p>
      <text:p text:style-name="P2">,33.15,1038,1004,932,989,911,920,972,8.20,8.50,20.80,101,-53,58.57</text:p>
      <text:p text:style-name="P2">,34.15,1038,1004,932,989,911,920,973,8.30,8.50,20.80,99,-51,58.57</text:p>
      <text:p text:style-name="P2">,35.16,1038,1004,932,989,911,920,973,8.20,8.50,20.80,100,-52,58.57</text:p>
      <text:p text:style-name="P2">,36.16,1038,1004,932,989,911,920,973,8.30,8.50,20.80,99,-51,58.57</text:p>
      <text:p text:style-name="P2">,37.16,1038,1004,932,989,911,920,972,8.20,8.50,20.80,102,-54,58.57</text:p>
      <text:p text:style-name="P2"><text:soft-page-break/>,38.16,1038,1004,932,989,911,920,972,8.20,8.50,20.80,98,-51,58.57</text:p>
      <text:p text:style-name="P2">,39.16,1038,1004,932,989,911,920,971,8.00,8.50,20.80,102,-53,58.57</text:p>
      <text:p text:style-name="P2">,40.16,1038,1004,932,989,911,920,972,8.20,8.50,20.80,99,-52,58.57</text:p>
      <text:p text:style-name="P2">,41.16,1038,1004,932,989,911,920,972,8.20,8.50,20.80,98,-51,58.57</text:p>
      <text:p text:style-name="P2">,42.17,1038,1004,932,989,911,920,972,8.00,8.50,20.80,100,-51,58.57</text:p>
      <text:p text:style-name="P2">,43.17,1038,1004,932,989,911,920,972,8.20,8.50,20.80,102,-53,58.57</text:p>
      <text:p text:style-name="P2">,44.17,1038,1004,932,989,911,920,972,8.10,8.50,20.80,102,-53,58.57</text:p>
      <text:p text:style-name="P2">,45.17,1038,1004,932,988,911,920,971,8.20,8.50,20.80,104,-56,58.57</text:p>
      <text:p text:style-name="P2">,46.17,1038,1004,932,988,911,920,971,8.20,8.50,20.80,99,-51,58.57</text:p>
      <text:p text:style-name="P2">,47.17,1038,1004,932,988,911,920,971,8.20,8.50,20.80,103,-54,58.57</text:p>
      <text:p text:style-name="P2">,48.17,1038,1004,932,988,911,920,972,8.20,8.50,20.80,100,-52,58.57</text:p>
      <text:p text:style-name="P2">,49.17,1038,1004,932,988,911,920,972,8.10,8.50,20.80,101,-52,58.57</text:p>
      <text:p text:style-name="P2">,50.18,1038,1004,932,988,911,920,972,7.90,8.50,20.80,100,-52,58.57</text:p>
      <text:p text:style-name="P2">,51.18,1038,1004,932,988,911,920,972,8.20,8.50,20.80,103,-54,60.00</text:p>
      <text:p text:style-name="P2">,52.18,1038,1004,932,988,911,920,972,8.20,8.50,20.80,101,-52,60.00</text:p>
      <text:p text:style-name="P2">,53.18,1038,1004,932,988,911,920,972,8.20,8.50,20.80,100,-52,60.00</text:p>
      <text:p text:style-name="P2">,54.19,1038,1004,932,988,911,920,972,8.30,8.50,20.80,103,-54,60.00</text:p>
      <text:p text:style-name="P2">,55.19,1038,1004,932,988,911,920,972,8.20,8.50,20.80,104,-56,60.00</text:p>
      <text:p text:style-name="P2">,56.19,1038,1004,932,988,911,920,973,8.30,8.50,20.80,101,-52,60.00</text:p>
      <text:p text:style-name="P2">,57.19,1038,1004,932,988,911,920,973,8.30,8.50,20.80,102,-53,60.00</text:p>
      <text:p text:style-name="P2">,58.19,1038,1004,932,988,911,920,973,8.20,8.50,20.80,103,-54,60.00</text:p>
      <text:p text:style-name="P2">,59.19,1038,1004,932,987,911,920,972,8.30,8.50,20.80,102,-54,60.00</text:p>
      <text:p text:style-name="P2">,60.20,1038,1004,932,987,911,920,972,8.20,8.50,20.80,104,-55,60.00</text:p>
      <text:p text:style-name="P2">,61.20,1038,1004,932,987,911,920,972,8.30,8.50,20.80,103,-53,60.00</text:p>
      <text:p text:style-name="P2">,62.20,1038,1004,932,987,911,920,972,8.30,8.50,20.80,101,-52,60.00</text:p>
      <text:p text:style-name="P2">,63.20,1038,1004,932,987,911,920,972,8.00,8.50,20.80,102,-52,60.00</text:p>
      <text:p text:style-name="P2">,64.21,1038,1004,932,988,911,920,973,8.30,8.50,20.80,103,-54,60.00</text:p>
      <text:p text:style-name="P2">,65.21,1038,1004,932,988,911,920,972,8.30,8.50,20.80,101,-53,60.00</text:p>
      <text:p text:style-name="P2">,66.21,1038,1004,932,987,911,920,973,8.10,8.50,20.80,103,-53,60.00</text:p>
      <text:p text:style-name="P2">,67.21,1038,1004,932,987,911,920,972,8.30,8.50,20.80,102,-53,60.00</text:p>
      <text:p text:style-name="P2">,68.21,1038,1004,932,987,911,920,972,8.10,8.50,20.80,102,-53,60.00</text:p>
      <text:p text:style-name="P2">,69.22,1038,1004,932,987,911,920,971,8.10,8.50,20.80,102,-52,60.00</text:p>
      <text:p text:style-name="P2">,70.22,1038,1004,932,987,911,920,971,8.30,8.50,20.80,101,-51,60.00</text:p>
      <text:p text:style-name="P2">,71.22,1038,1004,932,987,911,920,970,8.10,8.50,20.80,104,-54,60.00</text:p>
      <text:p text:style-name="P2">,72.22,1038,1004,932,987,911,920,971,8.10,8.50,20.80,101,-52,60.00</text:p>
      <text:p text:style-name="P2">,73.22,1038,1004,932,987,911,920,971,8.40,8.50,20.80,102,-52,60.00</text:p>
      <text:p text:style-name="P2">,74.23,1038,1004,932,987,911,920,971,8.10,8.50,20.80,103,-53,60.00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10,0.09,1040,1005,934,989,913,922,967,0.00,8.50,20.70,1,4,1.43</text:p>
      <text:p text:style-name="P2">,1.09,1040,1005,934,989,912,922,967,1.20,8.50,20.80,3,0,4.29</text:p>
      <text:p text:style-name="P2">,2.09,1040,1005,934,990,912,922,968,3.30,8.50,20.80,8,-3,7.14</text:p>
      <text:p text:style-name="P2">,3.09,1040,1005,933,990,912,922,967,3.70,8.50,20.80,9,-4,8.57</text:p>
      <text:p text:style-name="P2">,4.10,1040,1005,933,990,912,922,968,2.80,8.50,20.80,11,-6,11.43</text:p>
      <text:p text:style-name="P2">,5.10,1039,1005,933,991,912,922,967,2.90,8.50,20.80,14,-9,14.29</text:p>
      <text:p text:style-name="P2">,6.10,1039,1005,933,991,912,922,968,3.40,8.50,20.80,18,-12,17.14</text:p>
      <text:p text:style-name="P2">,7.10,1039,1005,933,991,912,922,968,3.60,8.50,20.80,22,-16,20.00</text:p>
      <text:p text:style-name="P2"><text:soft-page-break/>,8.10,1039,1005,933,991,912,921,968,4.20,8.50,20.80,25,-18,22.86</text:p>
      <text:p text:style-name="P2">,9.10,1039,1005,933,991,912,921,968,4.40,8.50,20.80,30,-22,25.71</text:p>
      <text:p text:style-name="P2">,10.10,1039,1005,933,991,912,921,969,4.70,8.50,20.80,33,-24,28.57</text:p>
      <text:p text:style-name="P2">,11.10,1039,1005,933,991,912,921,969,5.00,8.50,20.80,39,-26,31.43</text:p>
      <text:p text:style-name="P2">,12.11,1039,1005,933,991,912,921,969,5.30,8.50,20.80,42,-28,34.29</text:p>
      <text:p text:style-name="P2">,13.11,1039,1005,933,991,912,921,968,5.40,8.50,20.80,46,-31,37.14</text:p>
      <text:p text:style-name="P2">,14.11,1039,1004,933,991,912,921,969,5.80,8.50,20.80,54,-36,40.00</text:p>
      <text:p text:style-name="P2">,15.11,1039,1004,933,990,911,921,968,6.30,8.50,20.80,64,-43,42.86</text:p>
      <text:p text:style-name="P2">,16.11,1038,1004,933,990,911,921,969,6.80,8.50,20.80,73,-47,45.71</text:p>
      <text:p text:style-name="P2">,17.12,1038,1004,933,990,911,921,969,7.30,8.50,20.80,76,-49,48.57</text:p>
      <text:p text:style-name="P2">,18.12,1038,1004,932,990,911,921,969,7.40,8.50,20.80,81,-51,51.43</text:p>
      <text:p text:style-name="P2">,19.12,1038,1004,932,990,911,920,970,7.60,8.50,20.80,91,-53,54.29</text:p>
      <text:p text:style-name="P2">,20.12,1038,1004,932,990,911,920,970,7.90,8.50,20.80,97,-56,57.14</text:p>
      <text:p text:style-name="P2">,21.12,1038,1004,932,990,911,920,970,8.30,8.50,20.80,97,-54,57.14</text:p>
      <text:p text:style-name="P2">,22.13,1038,1004,932,990,911,920,971,8.20,8.50,20.80,98,-54,57.14</text:p>
      <text:p text:style-name="P2">,23.13,1038,1004,932,989,911,920,971,8.20,8.50,20.80,100,-55,57.14</text:p>
      <text:p text:style-name="P2">,24.13,1038,1004,932,989,911,920,972,8.10,8.50,20.80,98,-52,57.14</text:p>
      <text:p text:style-name="P2">,25.13,1038,1004,932,989,911,920,971,8.10,8.50,20.80,100,-55,57.14</text:p>
      <text:p text:style-name="P2">,26.13,1038,1004,932,989,911,920,972,8.10,8.50,20.80,96,-51,57.14</text:p>
      <text:p text:style-name="P2">,27.14,1038,1004,932,989,911,920,971,8.20,8.50,20.80,102,-55,57.14</text:p>
      <text:p text:style-name="P2">,28.14,1038,1004,932,989,911,920,972,8.10,8.50,20.80,95,-50,57.14</text:p>
      <text:p text:style-name="P2">,29.14,1038,1004,932,988,911,920,971,8.10,8.50,20.80,99,-53,57.14</text:p>
      <text:p text:style-name="P2">,30.14,1038,1004,932,988,911,920,972,8.00,8.50,20.80,98,-50,57.14</text:p>
      <text:p text:style-name="P2">,31.14,1038,1004,932,988,911,920,971,8.10,8.50,20.80,95,-49,57.14</text:p>
      <text:p text:style-name="P2">,32.15,1038,1004,932,988,911,920,971,8.10,8.50,20.80,96,-50,57.14</text:p>
      <text:p text:style-name="P2">,33.15,1038,1004,932,988,911,920,971,8.10,8.50,20.80,96,-50,57.14</text:p>
      <text:p text:style-name="P2">,34.15,1038,1004,932,988,911,920,971,8.00,8.50,20.80,97,-51,57.14</text:p>
      <text:p text:style-name="P2">,35.15,1038,1004,932,987,911,920,971,8.10,8.50,20.80,97,-51,57.14</text:p>
      <text:p text:style-name="P2">,36.15,1038,1004,932,987,911,920,971,8.00,8.50,20.80,96,-49,57.14</text:p>
      <text:p text:style-name="P2">,37.16,1038,1004,932,987,911,920,971,7.90,8.50,20.80,97,-51,58.57</text:p>
      <text:p text:style-name="P2">,38.16,1038,1004,932,987,911,920,971,8.20,8.50,20.80,104,-56,58.57</text:p>
      <text:p text:style-name="P2">,39.16,1038,1004,932,987,911,920,971,8.30,8.50,20.80,103,-54,58.57</text:p>
      <text:p text:style-name="P2">,40.16,1038,1004,932,986,911,920,971,8.10,8.50,20.80,98,-52,58.57</text:p>
      <text:p text:style-name="P2">,41.16,1038,1004,932,986,911,920,970,8.10,8.50,20.80,103,-55,58.57</text:p>
      <text:p text:style-name="P2">,42.17,1038,1004,932,986,911,920,970,8.10,8.50,20.80,99,-53,58.57</text:p>
      <text:p text:style-name="P2">,43.17,1038,1004,932,986,911,920,970,8.00,8.50,20.80,100,-52,58.57</text:p>
      <text:p text:style-name="P2">,44.17,1038,1004,932,986,911,920,971,8.10,8.50,20.80,100,-52,58.57</text:p>
      <text:p text:style-name="P2">,45.17,1038,1004,932,986,911,920,970,8.10,8.50,20.80,101,-53,58.57</text:p>
      <text:p text:style-name="P2">,46.18,1038,1004,932,986,911,920,971,8.10,8.50,20.80,100,-53,58.57</text:p>
      <text:p text:style-name="P2">,47.18,1038,1004,932,986,911,920,971,8.00,8.50,20.80,100,-52,58.57</text:p>
      <text:p text:style-name="P2">,48.18,1038,1004,932,986,911,920,971,8.10,8.50,20.80,99,-51,58.57</text:p>
      <text:p text:style-name="P2">,49.18,1038,1004,932,986,911,920,971,8.10,8.50,20.80,100,-54,58.57</text:p>
      <text:p text:style-name="P2">,50.18,1038,1004,932,985,911,920,971,8.10,8.50,20.80,101,-53,58.57</text:p>
      <text:p text:style-name="P2">,51.19,1038,1004,932,985,911,920,971,8.30,8.50,20.80,102,-55,58.57</text:p>
      <text:p text:style-name="P2">,52.19,1038,1004,932,985,911,920,972,8.20,8.50,20.80,101,-53,58.57</text:p>
      <text:p text:style-name="P2">,53.19,1038,1004,932,985,911,920,972,8.00,8.50,20.80,103,-54,61.43</text:p>
      <text:p text:style-name="P2">,54.19,1038,1004,932,985,911,920,972,8.20,8.50,20.80,106,-57,61.43</text:p>
      <text:p text:style-name="P2">,55.19,1038,1004,932,985,911,920,972,8.40,8.50,20.80,103,-54,61.43</text:p>
      <text:p text:style-name="P2">,56.19,1038,1004,932,986,911,920,972,8.30,8.50,20.80,103,-54,61.43</text:p>
      <text:p text:style-name="P2"><text:soft-page-break/>,57.19,1038,1004,932,986,911,920,972,8.20,8.50,20.80,104,-56,61.43</text:p>
      <text:p text:style-name="P2">,58.19,1038,1004,932,986,911,920,973,8.30,8.50,20.80,107,-57,61.43</text:p>
      <text:p text:style-name="P2">,59.19,1038,1004,932,986,911,920,972,8.40,8.50,20.80,104,-54,61.43</text:p>
      <text:p text:style-name="P2">,60.19,1038,1004,932,986,911,920,973,8.40,8.50,20.80,104,-53,61.43</text:p>
      <text:p text:style-name="P2">,61.19,1038,1004,932,986,911,920,973,8.20,8.50,20.80,105,-54,61.43</text:p>
      <text:p text:style-name="P2">,62.20,1038,1004,932,986,911,920,973,8.40,8.50,20.80,103,-52,61.43</text:p>
      <text:p text:style-name="P2">,63.20,1038,1004,932,986,911,920,972,8.30,8.50,20.80,103,-53,61.43</text:p>
      <text:p text:style-name="P2">,64.20,1038,1004,932,986,911,920,972,8.30,8.50,20.80,105,-55,61.43</text:p>
      <text:p text:style-name="P2">,65.20,1038,1004,932,986,911,920,972,8.30,8.50,20.80,103,-53,61.43</text:p>
      <text:p text:style-name="P2">,66.20,1038,1004,932,986,911,920,973,8.10,8.50,20.80,105,-55,61.43</text:p>
      <text:p text:style-name="P2">,67.20,1038,1004,932,986,911,920,973,8.30,8.50,20.80,104,-53,61.43</text:p>
      <text:p text:style-name="P2">,68.21,1038,1004,932,986,911,920,973,8.30,8.50,20.80,103,-52,61.43</text:p>
      <text:p text:style-name="P2">,69.21,1038,1004,932,986,911,920,973,8.40,8.50,20.80,102,-52,61.43</text:p>
      <text:p text:style-name="P2">,70.21,1038,1004,932,986,911,920,974,8.10,8.50,20.80,103,-53,61.43</text:p>
      <text:p text:style-name="P2">,71.21,1038,1004,932,987,911,920,974,8.10,8.50,20.80,106,-55,61.43</text:p>
      <text:p text:style-name="P2">,72.22,1038,1004,932,987,911,920,974,8.40,8.50,20.80,104,-54,61.43</text:p>
      <text:p text:style-name="P2">,73.22,1038,1004,932,987,911,920,973,8.10,8.50,20.80,106,-55,61.43</text:p>
      <text:p text:style-name="P2">,74.22,1038,1004,932,987,911,920,974,8.10,8.50,20.80,105,-55,61.43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11,0.09,1040,1005,934,989,913,922,970,0.00,8.50,20.70,1,5,1.43</text:p>
      <text:p text:style-name="P2">,1.09,1040,1005,934,989,912,922,970,0.50,8.50,20.80,3,1,4.29</text:p>
      <text:p text:style-name="P2">,2.09,1040,1005,933,990,912,922,970,3.10,8.50,20.80,8,-3,7.14</text:p>
      <text:p text:style-name="P2">,3.09,1040,1005,933,990,912,922,970,3.70,8.50,20.80,9,-4,10.00</text:p>
      <text:p text:style-name="P2">,4.09,1040,1005,933,991,912,922,971,2.80,8.50,20.80,12,-7,11.43</text:p>
      <text:p text:style-name="P2">,5.09,1039,1005,933,991,912,922,971,2.90,8.50,20.80,15,-9,14.29</text:p>
      <text:p text:style-name="P2">,6.10,1039,1005,933,991,912,921,972,3.40,8.50,20.80,18,-12,17.14</text:p>
      <text:p text:style-name="P2">,7.10,1039,1005,933,991,912,921,972,3.90,8.50,20.80,22,-16,20.00</text:p>
      <text:p text:style-name="P2">,8.10,1039,1005,933,992,912,921,973,4.20,8.50,20.80,26,-19,22.86</text:p>
      <text:p text:style-name="P2">,9.10,1039,1005,933,992,912,921,972,4.40,8.50,20.80,30,-21,25.71</text:p>
      <text:p text:style-name="P2">,10.10,1039,1005,933,992,912,921,973,4.70,8.50,20.80,33,-23,28.57</text:p>
      <text:p text:style-name="P2">,11.11,1039,1005,933,992,912,921,973,5.00,8.50,20.80,39,-26,31.43</text:p>
      <text:p text:style-name="P2">,12.11,1039,1005,933,992,912,921,973,5.30,8.50,20.80,41,-27,34.29</text:p>
      <text:p text:style-name="P2">,13.11,1039,1005,933,992,912,921,973,5.40,8.50,20.80,47,-32,37.14</text:p>
      <text:p text:style-name="P2">,14.11,1039,1004,933,993,912,921,974,6.10,8.50,20.80,58,-39,40.00</text:p>
      <text:p text:style-name="P2">,15.11,1039,1004,933,993,912,921,974,6.40,8.50,20.80,66,-44,42.86</text:p>
      <text:p text:style-name="P2">,16.12,1039,1004,933,993,912,921,974,6.80,8.50,20.80,70,-44,45.71</text:p>
      <text:p text:style-name="P2">,17.12,1038,1004,932,993,911,921,974,7.10,8.50,20.80,77,-49,48.57</text:p>
      <text:p text:style-name="P2">,18.12,1038,1004,933,993,911,920,975,7.40,8.50,20.80,82,-51,51.43</text:p>
      <text:p text:style-name="P2">,19.12,1038,1004,932,993,911,920,975,7.60,8.50,20.80,90,-51,54.29</text:p>
      <text:p text:style-name="P2">,20.12,1038,1004,932,993,911,920,975,7.80,8.50,20.80,99,-56,57.14</text:p>
      <text:p text:style-name="P2">,21.13,1038,1004,932,993,911,920,975,8.20,8.50,20.80,99,-53,57.14</text:p>
      <text:p text:style-name="P2">,22.13,1038,1004,932,993,911,920,975,8.20,8.50,20.80,100,-54,57.14</text:p>
      <text:p text:style-name="P2">,23.13,1038,1004,932,993,911,920,975,8.10,8.50,20.80,97,-52,57.14</text:p>
      <text:p text:style-name="P2">,24.13,1038,1004,932,993,911,920,975,8.00,8.50,20.80,99,-54,57.14</text:p>
      <text:p text:style-name="P2">,25.13,1038,1004,932,993,911,920,975,8.10,8.50,20.80,95,-50,57.14</text:p>
      <text:p text:style-name="P2">,26.14,1038,1004,932,992,911,920,975,8.10,8.50,20.80,96,-52,57.14</text:p>
      <text:p text:style-name="P2"><text:soft-page-break/>,27.14,1038,1004,932,992,911,920,974,7.90,8.50,20.80,100,-55,60.00</text:p>
      <text:p text:style-name="P2">,28.14,1038,1004,932,992,911,920,974,8.30,8.50,20.80,102,-54,60.00</text:p>
      <text:p text:style-name="P2">,29.14,1038,1004,932,992,911,920,974,8.30,8.50,20.80,102,-54,60.00</text:p>
      <text:p text:style-name="P2">,30.14,1038,1004,932,992,911,920,975,8.30,8.50,20.80,101,-53,60.00</text:p>
      <text:p text:style-name="P2">,31.14,1038,1004,932,991,911,920,974,8.10,8.50,20.80,103,-55,60.00</text:p>
      <text:p text:style-name="P2">,32.15,1038,1004,932,991,911,920,975,8.40,8.50,20.80,103,-54,60.00</text:p>
      <text:p text:style-name="P2">,33.15,1038,1004,932,991,911,920,974,8.40,8.50,20.80,100,-52,60.00</text:p>
      <text:p text:style-name="P2">,34.15,1038,1004,932,991,911,920,974,8.20,8.50,20.80,102,-53,60.00</text:p>
      <text:p text:style-name="P2">,35.15,1038,1004,932,990,911,920,974,8.20,8.50,20.80,104,-55,60.00</text:p>
      <text:p text:style-name="P2">,36.15,1038,1004,932,990,911,920,974,8.20,8.50,20.80,103,-54,60.00</text:p>
      <text:p text:style-name="P2">,37.16,1038,1004,932,990,911,920,973,8.20,8.50,20.80,106,-56,60.00</text:p>
      <text:p text:style-name="P2">,38.16,1038,1004,932,990,911,920,973,8.30,8.50,20.80,102,-52,60.00</text:p>
      <text:p text:style-name="P2">,39.16,1038,1004,932,990,911,920,973,8.10,8.50,20.80,101,-53,60.00</text:p>
      <text:p text:style-name="P2">,40.16,1038,1004,932,990,911,920,974,8.10,8.50,20.80,101,-52,60.00</text:p>
      <text:p text:style-name="P2">,41.17,1038,1004,932,990,911,920,974,8.20,8.50,20.80,103,-54,60.00</text:p>
      <text:p text:style-name="P2">,42.17,1038,1004,932,990,911,920,974,8.20,8.50,20.80,105,-56,60.00</text:p>
      <text:p text:style-name="P2">,43.17,1038,1004,932,990,911,920,974,8.20,8.50,20.80,103,-54,60.00</text:p>
      <text:p text:style-name="P2">,44.17,1038,1004,932,990,911,920,975,8.40,8.50,20.80,100,-52,60.00</text:p>
      <text:p text:style-name="P2">,45.17,1038,1004,932,990,911,920,975,8.20,8.50,20.80,103,-54,60.00</text:p>
      <text:p text:style-name="P2">,46.18,1038,1004,932,990,911,920,975,8.20,8.50,20.80,100,-52,60.00</text:p>
      <text:p text:style-name="P2">,47.18,1038,1004,932,990,911,920,975,8.10,8.50,20.80,102,-53,60.00</text:p>
      <text:p text:style-name="P2">,48.18,1038,1004,932,990,911,920,975,8.30,8.50,20.80,101,-53,60.00</text:p>
      <text:p text:style-name="P2">,49.18,1038,1004,932,990,911,920,975,8.10,8.50,20.80,102,-54,60.00</text:p>
      <text:p text:style-name="P2">,50.19,1038,1004,932,990,911,920,975,8.20,8.50,20.80,101,-52,60.00</text:p>
      <text:p text:style-name="P2">,51.19,1038,1004,932,989,911,920,975,8.00,8.50,20.80,103,-53,60.00</text:p>
      <text:p text:style-name="P2">,52.19,1038,1004,932,989,911,920,975,8.20,8.50,20.80,101,-52,60.00</text:p>
      <text:p text:style-name="P2">,53.19,1038,1004,932,989,911,920,974,8.30,8.50,20.80,100,-51,60.00</text:p>
      <text:p text:style-name="P2">,54.19,1038,1004,932,989,911,920,974,8.00,8.50,20.80,102,-54,60.00</text:p>
      <text:p text:style-name="P2">,55.20,1038,1004,932,989,911,920,974,8.30,8.50,20.80,102,-53,60.00</text:p>
      <text:p text:style-name="P2">,56.20,1038,1004,932,989,911,920,974,8.20,8.50,20.80,101,-51,60.00</text:p>
      <text:p text:style-name="P2">,57.20,1038,1004,932,989,911,920,974,8.20,8.50,20.80,101,-52,60.00</text:p>
      <text:p text:style-name="P2">,58.20,1038,1004,932,989,911,920,974,8.20,8.50,20.80,102,-53,60.00</text:p>
      <text:p text:style-name="P2">,59.20,1038,1004,932,989,911,920,974,8.20,8.50,20.80,105,-54,60.00</text:p>
      <text:p text:style-name="P2">,60.21,1038,1004,932,989,911,920,974,8.20,8.50,20.80,100,-51,60.00</text:p>
      <text:p text:style-name="P2">,61.21,1038,1004,932,989,911,920,974,8.20,8.50,20.80,107,-57,60.00</text:p>
      <text:p text:style-name="P2">,62.21,1038,1004,932,989,911,920,975,8.40,8.50,20.80,102,-53,60.00</text:p>
      <text:p text:style-name="P2">,63.21,1038,1004,932,989,911,920,974,8.00,8.50,20.80,101,-52,60.00</text:p>
      <text:p text:style-name="P2">,64.21,1038,1004,932,989,911,920,974,8.00,8.50,20.80,103,-53,60.00</text:p>
      <text:p text:style-name="P2">,65.22,1038,1004,932,989,911,920,974,8.30,8.50,20.80,100,-51,60.00</text:p>
      <text:p text:style-name="P2">,66.22,1038,1004,932,989,911,920,974,8.30,8.50,20.80,100,-51,60.00</text:p>
      <text:p text:style-name="P2">,67.22,1038,1004,932,989,911,920,973,8.00,8.50,20.80,102,-52,60.00</text:p>
      <text:p text:style-name="P2">,68.22,1038,1004,932,989,911,920,974,8.30,8.50,20.80,100,-51,60.00</text:p>
      <text:p text:style-name="P2">,69.22,1038,1004,932,989,911,920,974,8.00,8.50,20.80,101,-51,60.00</text:p>
      <text:p text:style-name="P2">,70.22,1038,1004,932,990,911,920,974,8.30,8.50,20.80,99,-51,60.00</text:p>
      <text:p text:style-name="P2">,71.22,1038,1004,932,989,911,920,974,8.10,8.50,20.80,102,-52,60.00</text:p>
      <text:p text:style-name="P2">,72.22,1038,1004,932,990,911,920,974,8.30,8.50,20.80,100,-51,60.00</text:p>
      <text:p text:style-name="P2">,73.22,1038,1004,932,990,911,920,974,8.10,8.50,20.80,99,-50,60.00</text:p>
      <text:p text:style-name="P2">,74.23,1038,1004,932,990,911,920,974,7.90,8.50,20.80,105,-55,61.43</text:p>
      <text:p text:style-name="P2"><text:soft-page-break/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1,7.03,1040,1005,934,1025,913,922,979,0.00,9.50,22.30,6,-14,0.00</text:p>
      <text:p text:style-name="P2">,8.03,1040,1005,934,1025,913,922,979,0.00,9.50,22.30,7,-17,2.86</text:p>
      <text:p text:style-name="P2">,9.03,1040,1005,933,1025,912,922,980,3.30,9.50,22.10,12,-22,5.71</text:p>
      <text:p text:style-name="P2">,10.03,1040,1005,933,1025,913,922,980,3.70,9.50,22.00,14,-23,8.57</text:p>
      <text:p text:style-name="P2">,11.03,1039,1005,933,1025,912,922,980,3.10,9.50,22.00,17,-26,11.43</text:p>
      <text:p text:style-name="P2">,12.03,1039,1005,933,1025,912,922,980,3.00,9.50,21.80,18,-28,14.29</text:p>
      <text:p text:style-name="P2">,13.03,1039,1005,933,1024,912,922,980,3.40,9.50,21.80,22,-31,17.14</text:p>
      <text:p text:style-name="P2">,14.04,1039,1005,933,1024,912,922,981,3.90,9.50,21.60,25,-33,20.00</text:p>
      <text:p text:style-name="P2">,15.04,1039,1005,933,1023,912,922,980,4.40,9.50,21.50,31,-38,22.86</text:p>
      <text:p text:style-name="P2">,16.04,1039,1005,933,1021,912,921,981,4.80,9.50,21.50,34,-40,25.71</text:p>
      <text:p text:style-name="P2">,17.04,1039,1005,933,1020,912,921,981,4.80,9.50,21.30,37,-43,28.57</text:p>
      <text:p text:style-name="P2">,18.05,1039,1005,933,1019,912,921,981,4.90,9.50,21.30,42,-46,31.43</text:p>
      <text:p text:style-name="P2">,19.05,1039,1005,933,1017,912,921,981,5.50,9.50,21.20,47,-48,34.29</text:p>
      <text:p text:style-name="P2">,20.05,1039,1005,933,1016,912,921,981,5.70,9.50,21.20,52,-52,37.14</text:p>
      <text:p text:style-name="P2">,21.05,1039,1004,933,1014,912,921,981,5.90,9.50,21.20,63,-60,40.00</text:p>
      <text:p text:style-name="P2">,22.05,1039,1004,933,1012,912,921,981,6.60,9.50,21.00,70,-63,42.86</text:p>
      <text:p text:style-name="P2">,23.06,1039,1004,933,1010,912,921,981,7.00,9.50,21.00,77,-63,45.71</text:p>
      <text:p text:style-name="P2">,24.06,1038,1004,933,1008,911,921,981,7.30,9.50,21.00,83,-64,48.57</text:p>
      <text:p text:style-name="P2">,25.06,1038,1004,932,1006,911,920,981,7.60,9.50,21.00,86,-63,51.43</text:p>
      <text:p text:style-name="P2">,26.06,1038,1004,932,1004,911,920,981,7.60,9.50,20.80,94,-59,54.29</text:p>
      <text:p text:style-name="P2">,27.06,1038,1004,932,1002,911,920,981,7.90,9.50,20.80,102,-56,57.14</text:p>
      <text:p text:style-name="P2">,28.07,1038,1004,932,1000,911,920,981,8.30,9.50,20.80,107,-55,60.00</text:p>
      <text:p text:style-name="P2">,29.07,1038,1004,932,998,911,920,981,8.60,9.50,20.80,113,-59,62.86</text:p>
      <text:p text:style-name="P2">,30.07,1038,1004,932,997,911,920,981,8.80,9.50,20.80,118,-59,65.71</text:p>
      <text:p text:style-name="P2">,31.07,1038,1003,932,995,911,920,981,8.80,9.50,20.80,125,-57,68.57</text:p>
      <text:p text:style-name="P2">,32.08,1038,1003,932,994,911,920,981,9.00,9.50,20.80,132,-55,68.57</text:p>
      <text:p text:style-name="P2">,33.08,1038,1004,932,993,911,920,980,9.20,9.50,20.80,127,-53,68.57</text:p>
      <text:p text:style-name="P2">,34.08,1038,1003,932,992,911,920,980,9.10,9.50,20.80,133,-52,68.57</text:p>
      <text:p text:style-name="P2">,35.08,1038,1003,932,991,911,920,980,9.20,9.50,20.80,127,-50,68.57</text:p>
      <text:p text:style-name="P2">,36.09,1038,1003,932,991,911,920,979,9.10,9.50,20.80,134,-54,71.43</text:p>
      <text:p text:style-name="P2">,37.09,1038,1003,932,989,911,920,979,9.20,9.50,20.80,134,-51,71.43</text:p>
      <text:p text:style-name="P2">,38.09,1038,1003,932,989,911,920,978,9.40,9.50,20.70,135,-51,71.43</text:p>
      <text:p text:style-name="P2">,39.09,1038,1003,932,988,910,920,977,9.30,9.50,20.70,135,-51,71.43</text:p>
      <text:p text:style-name="P2">,40.10,1038,1003,932,987,911,920,978,9.20,9.50,20.70,130,-50,71.43</text:p>
      <text:p text:style-name="P2">,41.10,1037,1003,932,986,911,920,978,9.10,9.50,20.70,135,-52,71.43</text:p>
      <text:p text:style-name="P2">,42.10,1038,1003,932,985,911,920,978,9.20,9.50,20.70,133,-50,71.43</text:p>
      <text:p text:style-name="P2">,43.10,1038,1003,932,984,911,920,977,9.00,9.50,20.70,132,-51,71.43</text:p>
      <text:p text:style-name="P2">,44.10,1038,1003,932,983,911,920,977,9.10,9.50,20.70,131,-50,71.43</text:p>
      <text:p text:style-name="P2">,45.10,1038,1003,932,982,911,920,977,9.00,9.50,20.70,134,-53,71.43</text:p>
      <text:p text:style-name="P2">,46.11,1038,1003,932,982,911,920,977,9.20,9.50,20.70,131,-50,71.43</text:p>
      <text:p text:style-name="P2">,47.11,1038,1003,932,981,911,920,976,9.10,9.50,20.70,131,-50,71.43</text:p>
      <text:p text:style-name="P2">,48.11,1038,1003,932,980,911,920,976,9.10,9.50,20.70,130,-48,71.43</text:p>
      <text:p text:style-name="P2">,49.11,1038,1003,932,980,911,920,976,9.20,9.50,20.70,130,-51,71.43</text:p>
      <text:p text:style-name="P2">,50.11,1038,1004,932,980,911,920,976,9.00,9.50,20.70,129,-49,71.43</text:p>
      <text:p text:style-name="P2">,51.11,1038,1003,932,980,911,920,976,9.00,9.50,20.70,133,-50,71.43 </text:p>
      <text:p text:style-name="P2"><text:soft-page-break/>***<text:span text:style-name="T6">end 10degAoA compromised runs</text:span></text:p>
      <text:p text:style-name="P2"/>
      <text:p text:style-name="P2">***<text:span text:style-name="T6">rebuilt 15 degree </text:span><text:span text:style-name="T7">AoA, measures as 14.6 deg</text:span>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1,7.03,1044,1010,937,942,916,925,963,0.00,8.50,22.50,0,0,0.00</text:p>
      <text:p text:style-name="P2">,8.03,1044,1009,937,943,916,925,964,0.40,8.50,22.30,3,-4,2.86</text:p>
      <text:p text:style-name="P2">,9.03,1044,1010,937,943,916,925,964,3.60,8.50,22.00,7,-7,5.71</text:p>
      <text:p text:style-name="P2">,10.03,1044,1009,937,943,916,925,964,3.50,8.50,21.80,14,-13,8.57</text:p>
      <text:p text:style-name="P2">,11.04,1044,1009,937,942,916,924,964,3.50,8.50,21.60,19,-17,11.43</text:p>
      <text:p text:style-name="P2">,12.04,1044,1009,937,942,916,924,964,3.70,8.50,21.50,22,-19,14.29</text:p>
      <text:p text:style-name="P2">,13.04,1044,1009,937,942,916,924,965,3.90,8.50,21.30,26,-24,17.14</text:p>
      <text:p text:style-name="P2">,14.04,1044,1009,937,941,916,924,965,4.40,8.50,21.20,32,-27,20.00</text:p>
      <text:p text:style-name="P2">,15.05,1043,1009,937,940,916,924,965,4.60,8.50,21.00,39,-21,22.86</text:p>
      <text:p text:style-name="P2">,16.05,1043,1009,937,940,916,924,965,5.10,8.50,20.80,46,-21,25.71</text:p>
      <text:p text:style-name="P2">,17.05,1043,1009,937,939,916,924,965,5.30,8.50,20.80,52,-23,28.57</text:p>
      <text:p text:style-name="P2">,18.05,1043,1009,937,938,916,924,966,5.70,8.50,20.70,61,-27,31.43</text:p>
      <text:p text:style-name="P2">,19.05,1043,1009,937,937,915,924,966,6.10,8.50,20.70,68,-30,34.29</text:p>
      <text:p text:style-name="P2">,20.06,1043,1009,937,937,915,924,966,6.30,8.50,20.50,80,-27,37.14</text:p>
      <text:p text:style-name="P2">,21.06,1043,1009,937,936,915,924,966,6.50,8.50,20.50,93,-34,40.00</text:p>
      <text:p text:style-name="P2">,22.06,1043,1008,936,935,915,923,967,7.00,8.50,20.50,110,-31,42.86</text:p>
      <text:p text:style-name="P2">,23.06,1042,1008,936,934,915,923,967,7.70,8.50,20.30,119,-33,45.71</text:p>
      <text:p text:style-name="P2">,24.06,1042,1008,936,934,915,923,967,8.00,8.50,20.30,120,-31,45.71</text:p>
      <text:p text:style-name="P2">,25.07,1042,1008,936,933,915,923,967,7.90,8.50,20.30,126,-33,48.57</text:p>
      <text:p text:style-name="P2">,26.07,1042,1008,936,932,915,923,967,8.10,8.50,20.10,132,-29,50.00</text:p>
      <text:p text:style-name="P2">,27.07,1042,1008,936,932,915,923,968,8.00,8.50,20.10,134,-31,50.00</text:p>
      <text:p text:style-name="P2">,28.07,1042,1008,936,931,915,923,968,8.10,8.50,20.10,134,-31,50.00</text:p>
      <text:p text:style-name="P2">,29.07,1042,1008,936,931,915,923,968,8.10,8.50,20.10,131,-28,50.00</text:p>
      <text:p text:style-name="P2">,30.08,1042,1008,936,930,915,923,968,8.10,8.50,20.10,132,-29,50.00</text:p>
      <text:p text:style-name="P2">,31.08,1042,1008,936,930,915,923,968,8.00,8.50,20.10,131,-28,50.00</text:p>
      <text:p text:style-name="P2">,32.08,1042,1008,936,929,915,923,969,7.90,8.50,20.10,138,-33,51.43</text:p>
      <text:p text:style-name="P2">,33.08,1042,1008,936,929,915,923,969,8.30,8.50,20.10,147,-35,52.86</text:p>
      <text:p text:style-name="P2">,34.08,1042,1008,936,928,915,923,969,8.50,8.50,20.10,144,-32,52.86</text:p>
      <text:p text:style-name="P2">,35.08,1042,1008,936,929,915,923,969,8.40,8.50,20.10,144,-32,52.86</text:p>
      <text:p text:style-name="P2">,36.08,1042,1008,936,929,915,923,969,8.30,8.50,20.10,145,-33,52.86</text:p>
      <text:p text:style-name="P2">,37.08,1042,1008,936,930,915,923,969,8.40,8.50,20.10,144,-32,52.86</text:p>
      <text:p text:style-name="P2">,38.08,1042,1008,936,930,915,923,969,8.50,8.50,20.10,142,-32,52.86</text:p>
      <text:p text:style-name="P2">,39.08,1042,1008,936,931,914,923,969,8.30,8.50,20.10,143,-33,52.86</text:p>
      <text:p text:style-name="P2">,40.08,1042,1008,936,931,914,923,969,8.20,8.50,20.10,144,-34,52.86</text:p>
      <text:p text:style-name="P2">,41.08,1042,1008,936,932,915,923,969,8.30,8.50,20.10,142,-32,52.86</text:p>
      <text:p text:style-name="P2">,42.09,1042,1008,936,932,915,923,969,8.30,8.50,20.10,144,-33,52.86</text:p>
      <text:p text:style-name="P2">,43.09,1042,1008,936,933,915,923,968,8.40,8.50,20.10,146,-34,52.86</text:p>
      <text:p text:style-name="P2">,44.09,1042,1008,936,934,915,923,968,8.20,8.50,20.10,144,-33,52.86</text:p>
      <text:p text:style-name="P2">,45.09,1042,1008,936,935,915,923,968,8.20,8.50,20.10,142,-32,52.86</text:p>
      <text:p text:style-name="P2">,46.09,1042,1008,936,936,915,923,968,8.20,8.50,20.10,146,-35,52.86</text:p>
      <text:p text:style-name="P2">,47.10,1042,1008,936,936,915,923,967,8.20,8.50,20.10,142,-32,52.86</text:p>
      <text:p text:style-name="P2">,48.10,1042,1008,936,937,915,923,967,8.20,8.50,20.10,144,-34,52.86</text:p>
      <text:p text:style-name="P2"><text:soft-page-break/>,49.10,1042,1008,936,938,915,923,967,8.20,8.50,20.10,145,-34,52.86</text:p>
      <text:p text:style-name="P2">,50.10,1042,1008,936,939,915,923,967,8.30,8.50,20.30,142,-33,52.86</text:p>
      <text:p text:style-name="P2">,51.11,1042,1008,936,940,915,923,967,8.30,8.50,20.30,141,-32,52.86</text:p>
      <text:p text:style-name="P2">,52.11,1042,1008,936,940,915,923,967,8.20,8.50,20.30,142,-32,52.86</text:p>
      <text:p text:style-name="P2">,53.11,1042,1008,936,941,915,923,967,8.20,8.50,20.30,141,-32,52.86</text:p>
      <text:p text:style-name="P2">,54.11,1042,1008,936,942,915,923,967,8.30,8.50,20.30,144,-34,52.86</text:p>
      <text:p text:style-name="P2">,55.11,1042,1008,936,943,915,923,967,8.30,8.50,20.30,142,-32,52.86</text:p>
      <text:p text:style-name="P2">,56.11,1042,1008,936,944,915,923,967,8.20,8.50,20.30,141,-32,52.86</text:p>
      <text:p text:style-name="P2">,57.12,1042,1008,936,945,915,923,967,8.20,8.50,20.30,144,-33,52.86</text:p>
      <text:p text:style-name="P2">,58.12,1042,1008,936,945,915,923,967,8.40,8.50,20.30,142,-32,52.86</text:p>
      <text:p text:style-name="P2">,59.12,1042,1008,936,946,915,923,967,8.30,8.50,20.30,141,-32,52.86</text:p>
      <text:p text:style-name="P2">,60.12,1042,1008,936,947,915,923,967,8.00,8.50,20.30,140,-32,52.86</text:p>
      <text:p text:style-name="P2">,61.12,1042,1008,936,947,915,923,966,8.10,8.50,20.30,143,-33,52.86</text:p>
      <text:p text:style-name="P2">,62.13,1042,1008,936,948,915,923,967,8.30,8.50,20.30,142,-32,52.86</text:p>
      <text:p text:style-name="P2">,63.13,1042,1008,936,948,915,923,967,8.10,8.50,20.30,142,-33,52.86</text:p>
      <text:p text:style-name="P2">,64.13,1042,1008,936,949,915,923,967,8.10,8.50,20.30,141,-31,52.86</text:p>
      <text:p text:style-name="P2">,65.13,1042,1008,936,950,915,923,967,8.10,8.50,20.30,140,-32,52.86</text:p>
      <text:p text:style-name="P2">,66.13,1042,1008,936,950,915,923,967,8.30,8.50,20.30,143,-33,52.86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2,0.09,1044,1010,938,954,916,925,965,0.00,8.50,20.10,8,14,1.43</text:p>
      <text:p text:style-name="P2">,1.09,1044,1010,937,954,916,925,965,0.00,8.50,20.30,12,9,4.29</text:p>
      <text:p text:style-name="P2">,2.09,1044,1009,937,955,916,925,965,3.10,8.50,20.30,18,4,7.14</text:p>
      <text:p text:style-name="P2">,3.09,1044,1009,937,955,916,925,965,3.30,8.50,20.30,22,0,10.00</text:p>
      <text:p text:style-name="P2">,4.09,1044,1009,937,956,916,925,965,3.20,8.50,20.30,28,-4,11.43</text:p>
      <text:p text:style-name="P2">,5.09,1044,1009,937,956,916,925,965,3.50,8.50,20.30,33,-8,14.29</text:p>
      <text:p text:style-name="P2">,6.10,1044,1009,937,956,916,925,965,3.80,8.50,20.30,35,-10,17.14</text:p>
      <text:p text:style-name="P2">,7.10,1043,1009,937,957,916,924,965,4.20,8.50,20.30,39,-13,20.00</text:p>
      <text:p text:style-name="P2">,8.10,1043,1009,937,957,916,924,966,4.50,8.50,20.30,46,-18,22.86</text:p>
      <text:p text:style-name="P2">,9.10,1043,1009,937,957,916,924,966,4.80,8.50,20.30,52,-22,25.71</text:p>
      <text:p text:style-name="P2">,10.10,1043,1009,937,958,916,924,966,5.20,8.50,20.30,59,-26,28.57</text:p>
      <text:p text:style-name="P2">,11.10,1043,1009,937,958,916,924,966,5.50,8.50,20.30,65,-29,31.43</text:p>
      <text:p text:style-name="P2">,12.11,1043,1009,937,959,915,924,967,5.80,8.50,20.30,71,-35,34.29</text:p>
      <text:p text:style-name="P2">,13.11,1043,1009,937,959,915,924,966,6.00,8.50,20.30,81,-37,37.14</text:p>
      <text:p text:style-name="P2">,14.11,1043,1009,937,959,915,924,967,6.70,8.50,20.30,93,-39,40.00</text:p>
      <text:p text:style-name="P2">,15.11,1043,1008,936,960,915,924,967,6.90,8.50,20.30,114,-36,42.86</text:p>
      <text:p text:style-name="P2">,16.11,1043,1008,936,960,915,923,967,7.40,8.50,20.30,118,-31,45.71</text:p>
      <text:p text:style-name="P2">,17.12,1042,1008,936,961,915,924,967,7.90,8.50,20.30,128,-36,48.57</text:p>
      <text:p text:style-name="P2">,18.12,1042,1008,936,961,915,923,968,8.20,8.50,20.30,132,-30,50.00</text:p>
      <text:p text:style-name="P2">,19.12,1042,1008,936,961,915,923,967,8.10,8.50,20.30,130,-29,50.00</text:p>
      <text:p text:style-name="P2">,20.12,1043,1008,936,961,915,923,968,7.80,8.50,20.30,129,-30,50.00</text:p>
      <text:p text:style-name="P2">,21.12,1042,1008,936,962,915,923,967,8.00,8.50,20.30,139,-33,51.43</text:p>
      <text:p text:style-name="P2">,22.13,1042,1008,936,962,915,923,968,8.20,8.50,20.30,136,-31,51.43</text:p>
      <text:p text:style-name="P2">,23.13,1042,1008,936,963,915,923,967,8.10,8.50,20.30,140,-32,51.43</text:p>
      <text:p text:style-name="P2">,24.13,1042,1008,936,963,915,923,968,8.20,8.50,20.30,138,-32,51.43</text:p>
      <text:p text:style-name="P2">,25.13,1042,1008,936,963,915,923,968,8.10,8.50,20.30,136,-30,51.43</text:p>
      <text:p text:style-name="P2">,26.13,1042,1008,936,964,915,923,969,8.00,8.50,20.30,135,-30,51.43</text:p>
      <text:p text:style-name="P2"><text:soft-page-break/>,27.14,1042,1008,936,964,915,923,969,8.00,8.50,20.30,136,-30,51.43</text:p>
      <text:p text:style-name="P2">,28.14,1042,1008,936,965,915,923,969,7.90,8.50,20.30,139,-33,52.86</text:p>
      <text:p text:style-name="P2">,29.14,1042,1008,936,965,915,923,969,8.30,8.50,20.50,146,-35,54.29</text:p>
      <text:p text:style-name="P2">,30.14,1042,1008,936,966,915,923,969,8.40,8.50,20.50,145,-36,54.29</text:p>
      <text:p text:style-name="P2">,31.14,1042,1008,936,967,915,923,969,8.40,8.50,20.50,148,-37,54.29</text:p>
      <text:p text:style-name="P2">,32.15,1042,1008,936,967,915,923,969,8.50,8.50,20.30,145,-35,54.29</text:p>
      <text:p text:style-name="P2">,33.15,1042,1008,936,968,915,923,968,8.30,8.50,20.30,146,-35,54.29</text:p>
      <text:p text:style-name="P2">,34.15,1042,1008,936,968,915,923,969,8.50,8.50,20.50,149,-36,54.29</text:p>
      <text:p text:style-name="P2">,35.15,1042,1008,936,969,915,923,968,8.30,8.50,20.30,145,-35,54.29</text:p>
      <text:p text:style-name="P2">,36.15,1042,1008,936,970,915,923,969,8.40,8.50,20.50,147,-35,54.29</text:p>
      <text:p text:style-name="P2">,37.16,1042,1008,936,970,915,923,968,8.30,8.50,20.50,147,-36,54.29</text:p>
      <text:p text:style-name="P2">,38.16,1042,1008,936,971,915,923,969,8.40,8.50,20.50,146,-34,54.29</text:p>
      <text:p text:style-name="P2">,39.16,1042,1008,936,971,915,923,968,8.30,8.50,20.30,148,-36,54.29</text:p>
      <text:p text:style-name="P2">,40.16,1042,1008,936,972,915,923,969,8.50,8.50,20.50,146,-35,54.29</text:p>
      <text:p text:style-name="P2">,41.16,1042,1008,936,972,915,923,968,8.40,8.50,20.50,144,-34,54.29</text:p>
      <text:p text:style-name="P2">,42.16,1042,1008,936,973,915,923,969,8.40,8.50,20.50,147,-37,54.29</text:p>
      <text:p text:style-name="P2">,43.16,1042,1008,936,973,915,923,968,8.50,8.50,20.50,147,-35,54.29</text:p>
      <text:p text:style-name="P2">,44.16,1042,1008,936,974,915,923,968,8.50,8.50,20.50,147,-35,54.29</text:p>
      <text:p text:style-name="P2">,45.16,1042,1008,936,974,915,923,967,8.40,8.50,20.50,147,-35,54.29</text:p>
      <text:p text:style-name="P2">,46.16,1042,1008,936,975,915,923,968,8.50,8.50,20.50,145,-33,54.29</text:p>
      <text:p text:style-name="P2">,47.17,1042,1008,936,975,915,923,967,8.20,8.50,20.50,146,-35,54.29</text:p>
      <text:p text:style-name="P2">,48.17,1042,1008,936,975,915,923,968,8.30,8.50,20.50,144,-33,54.29</text:p>
      <text:p text:style-name="P2">,49.17,1042,1008,936,976,915,923,968,8.30,8.50,20.50,147,-34,54.29</text:p>
      <text:p text:style-name="P2">,50.17,1042,1008,936,976,915,923,968,8.30,8.50,20.50,147,-35,54.29</text:p>
      <text:p text:style-name="P2">,51.17,1042,1008,936,976,915,923,968,8.30,8.50,20.50,146,-34,54.29</text:p>
      <text:p text:style-name="P2">,52.18,1042,1008,936,977,915,923,968,8.20,8.50,20.50,144,-33,54.29</text:p>
      <text:p text:style-name="P2">,53.18,1042,1008,936,977,915,923,968,8.20,8.50,20.50,146,-35,54.29</text:p>
      <text:p text:style-name="P2">,54.18,1042,1008,936,978,915,924,968,8.40,8.50,20.50,145,-34,54.29</text:p>
      <text:p text:style-name="P2">,55.18,1042,1008,936,978,915,924,968,8.30,8.50,20.50,146,-34,54.29</text:p>
      <text:p text:style-name="P2">,56.18,1042,1008,936,978,915,923,968,8.30,8.50,20.50,145,-33,54.29</text:p>
      <text:p text:style-name="P2">,57.19,1042,1008,936,978,915,923,968,8.30,8.50,20.50,146,-35,54.29</text:p>
      <text:p text:style-name="P2">,58.19,1042,1008,936,978,915,923,968,8.30,8.50,20.50,144,-33,54.29</text:p>
      <text:p text:style-name="P2">,59.19,1042,1008,936,979,915,924,968,8.30,8.50,20.50,145,-33,54.29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3,0.09,1044,1010,937,979,916,925,966,0.00,8.50,20.30,8,15,1.43</text:p>
      <text:p text:style-name="P2">,1.09,1044,1009,937,979,916,925,965,0.00,8.50,20.50,13,10,4.29</text:p>
      <text:p text:style-name="P2">,2.09,1044,1010,937,980,916,925,966,3.30,8.50,20.50,18,5,7.14</text:p>
      <text:p text:style-name="P2">,3.09,1044,1009,937,980,916,925,965,3.60,8.50,20.50,25,0,8.57</text:p>
      <text:p text:style-name="P2">,4.09,1044,1009,937,981,916,925,965,3.30,8.50,20.50,25,0,11.43</text:p>
      <text:p text:style-name="P2">,5.10,1044,1009,937,981,916,925,965,3.10,8.50,20.50,31,-4,14.29</text:p>
      <text:p text:style-name="P2">,6.10,1044,1009,937,981,916,925,965,3.60,8.50,20.50,41,-12,17.14</text:p>
      <text:p text:style-name="P2">,7.10,1044,1009,937,981,916,925,965,4.40,8.50,20.50,40,-11,20.00</text:p>
      <text:p text:style-name="P2">,8.10,1043,1009,937,981,916,925,966,4.40,8.50,20.50,45,-15,22.86</text:p>
      <text:p text:style-name="P2">,9.10,1043,1009,937,981,916,925,966,4.70,8.50,20.50,52,-19,25.71</text:p>
      <text:p text:style-name="P2">,10.11,1043,1009,937,981,916,924,966,5.10,8.50,20.50,58,-24,28.57</text:p>
      <text:p text:style-name="P2">,11.11,1043,1009,937,982,916,924,966,5.50,8.50,20.50,63,-27,31.43</text:p>
      <text:p text:style-name="P2"><text:soft-page-break/>,12.11,1043,1009,937,982,916,924,967,5.60,8.50,20.50,71,-33,34.29</text:p>
      <text:p text:style-name="P2">,13.11,1043,1009,937,982,915,924,967,6.00,8.50,20.50,81,-38,37.14</text:p>
      <text:p text:style-name="P2">,14.11,1043,1009,937,981,915,924,967,6.70,8.50,20.50,93,-36,40.00</text:p>
      <text:p text:style-name="P2">,15.12,1043,1008,936,981,915,924,967,7.00,8.50,20.50,112,-33,42.86</text:p>
      <text:p text:style-name="P2">,16.12,1043,1008,936,981,915,924,968,7.50,8.50,20.50,117,-36,45.71</text:p>
      <text:p text:style-name="P2">,17.12,1042,1008,936,980,915,924,967,7.70,8.50,20.50,127,-37,48.57</text:p>
      <text:p text:style-name="P2">,18.12,1042,1008,936,980,915,923,968,7.90,8.50,20.50,133,-32,51.43</text:p>
      <text:p text:style-name="P2">,19.12,1042,1008,936,980,915,923,968,8.20,8.50,20.50,146,-34,52.86</text:p>
      <text:p text:style-name="P2">,20.13,1042,1008,936,980,915,923,968,8.60,8.50,20.50,142,-32,52.86</text:p>
      <text:p text:style-name="P2">,21.13,1042,1008,936,980,915,923,968,8.30,8.50,20.50,144,-34,52.86</text:p>
      <text:p text:style-name="P2">,22.13,1042,1008,936,981,915,923,968,8.20,8.50,20.50,147,-35,52.86</text:p>
      <text:p text:style-name="P2">,23.13,1042,1008,936,981,915,924,968,8.40,8.50,20.50,141,-32,52.86</text:p>
      <text:p text:style-name="P2">,24.13,1042,1008,936,981,915,923,969,8.30,8.50,20.50,143,-33,52.86</text:p>
      <text:p text:style-name="P2">,25.14,1042,1008,936,981,915,924,969,8.20,8.50,20.50,144,-34,52.86</text:p>
      <text:p text:style-name="P2">,26.14,1042,1008,936,981,915,924,969,8.30,8.50,20.50,143,-33,52.86</text:p>
      <text:p text:style-name="P2">,27.14,1042,1008,936,982,915,923,969,8.20,8.50,20.50,143,-33,52.86</text:p>
      <text:p text:style-name="P2">,28.14,1042,1008,936,982,915,923,970,8.40,8.50,20.50,141,-31,52.86</text:p>
      <text:p text:style-name="P2">,29.14,1042,1008,936,982,915,923,969,8.40,8.50,20.50,143,-33,52.86</text:p>
      <text:p text:style-name="P2">,30.14,1042,1008,936,982,915,924,969,8.30,8.50,20.50,140,-31,52.86</text:p>
      <text:p text:style-name="P2">,31.14,1042,1008,936,983,915,924,969,8.20,8.50,20.50,141,-31,52.86</text:p>
      <text:p text:style-name="P2">,32.14,1042,1008,936,983,915,924,969,8.10,8.50,20.50,144,-33,52.86</text:p>
      <text:p text:style-name="P2">,33.14,1042,1008,936,983,915,923,969,8.20,8.50,20.50,140,-31,52.86</text:p>
      <text:p text:style-name="P2">,34.14,1042,1008,936,983,915,923,969,8.20,8.50,20.50,143,-33,52.86</text:p>
      <text:p text:style-name="P2">,35.14,1042,1008,936,984,915,924,969,8.20,8.50,20.50,139,-31,52.86</text:p>
      <text:p text:style-name="P2">,36.14,1042,1008,936,984,915,924,969,8.20,8.50,20.50,142,-32,52.86</text:p>
      <text:p text:style-name="P2">,37.15,1042,1008,936,984,915,924,969,8.30,8.50,20.50,139,-31,52.86</text:p>
      <text:p text:style-name="P2">,38.15,1042,1008,936,984,915,923,969,8.20,8.50,20.50,145,-33,52.86</text:p>
      <text:p text:style-name="P2">,39.15,1042,1008,936,985,915,924,969,8.20,8.50,20.50,145,-32,52.86</text:p>
      <text:p text:style-name="P2">,40.15,1042,1008,936,985,915,924,969,8.30,8.50,20.50,140,-31,52.86</text:p>
      <text:p text:style-name="P2">,41.15,1042,1008,936,985,915,924,969,8.10,8.50,20.50,141,-31,52.86</text:p>
      <text:p text:style-name="P2">,42.16,1042,1008,936,985,915,924,969,8.10,8.50,20.50,139,-31,52.86</text:p>
      <text:p text:style-name="P2">,43.16,1042,1008,936,985,915,924,969,8.20,8.50,20.50,141,-33,52.86</text:p>
      <text:p text:style-name="P2">,44.16,1042,1008,936,985,915,924,969,8.20,8.50,20.50,139,-31,52.86</text:p>
      <text:p text:style-name="P2">,45.16,1042,1008,936,984,915,924,969,8.10,8.50,20.50,144,-33,52.86</text:p>
      <text:p text:style-name="P2">,46.17,1042,1008,936,984,915,924,969,8.20,8.50,20.50,139,-31,52.86</text:p>
      <text:p text:style-name="P2">,47.17,1042,1008,936,984,915,924,969,8.10,8.50,20.50,140,-31,52.86</text:p>
      <text:p text:style-name="P2">,48.17,1042,1008,936,984,915,924,970,8.20,8.50,20.50,138,-30,52.86</text:p>
      <text:p text:style-name="P2">,49.17,1042,1008,936,984,915,924,969,8.20,8.50,20.50,140,-31,52.86</text:p>
      <text:p text:style-name="P2">,50.17,1042,1008,936,984,915,923,970,8.20,8.50,20.50,139,-30,52.86</text:p>
      <text:p text:style-name="P2">,51.18,1042,1008,936,983,915,924,969,8.10,8.50,20.50,145,-34,52.86</text:p>
      <text:p text:style-name="P2">,52.18,1042,1008,936,983,915,923,970,8.30,8.50,20.50,144,-34,52.86</text:p>
      <text:p text:style-name="P2">,53.18,1042,1008,936,983,915,923,969,8.30,8.50,20.50,140,-31,52.86</text:p>
      <text:p text:style-name="P2">,54.18,1042,1008,936,982,915,923,970,8.10,8.50,20.50,142,-32,52.86</text:p>
      <text:p text:style-name="P2">,55.18,1042,1008,936,982,915,923,969,8.20,8.50,20.50,140,-30,52.86</text:p>
      <text:p text:style-name="P2">,56.19,1042,1008,936,982,915,924,970,8.20,8.50,20.50,140,-31,52.86</text:p>
      <text:p text:style-name="P2">,57.19,1042,1008,936,982,915,923,969,8.20,8.50,20.50,147,-34,52.86</text:p>
      <text:p text:style-name="P2">,58.19,1042,1008,936,983,915,923,970,8.40,8.50,20.50,138,-29,52.86</text:p>
      <text:p text:style-name="P2">,59.19,1042,1008,936,982,915,923,969,8.20,8.50,20.50,138,-29,52.86</text:p>
      <text:p text:style-name="P2"><text:soft-page-break/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4,0.09,1044,1010,937,984,916,925,968,0.00,8.50,20.30,8,17,1.43</text:p>
      <text:p text:style-name="P2">,1.09,1044,1009,937,984,916,925,968,0.00,8.50,20.50,11,11,4.29</text:p>
      <text:p text:style-name="P2">,2.09,1044,1009,937,984,916,925,968,3.30,8.50,20.50,18,7,7.14</text:p>
      <text:p text:style-name="P2">,3.09,1044,1009,937,985,916,925,968,4.00,8.50,20.50,22,3,10.00</text:p>
      <text:p text:style-name="P2">,4.09,1044,1009,937,985,916,925,969,3.10,8.50,20.50,25,1,12.86</text:p>
      <text:p text:style-name="P2">,5.10,1044,1009,937,985,916,925,968,3.20,8.50,20.50,30,-2,15.71</text:p>
      <text:p text:style-name="P2">,6.10,1044,1009,937,985,916,925,969,3.70,8.50,20.50,34,-6,18.57</text:p>
      <text:p text:style-name="P2">,7.10,1044,1009,937,985,916,925,969,4.30,8.50,20.50,41,-11,21.43</text:p>
      <text:p text:style-name="P2">,8.10,1043,1009,937,985,916,925,969,4.70,8.50,20.50,45,-14,24.29</text:p>
      <text:p text:style-name="P2">,9.10,1043,1009,937,986,916,925,969,4.80,8.50,20.50,54,-20,27.14</text:p>
      <text:p text:style-name="P2">,10.11,1043,1009,937,986,916,925,970,5.30,8.50,20.50,58,-23,30.00</text:p>
      <text:p text:style-name="P2">,11.11,1043,1009,937,986,916,924,969,5.40,8.50,20.50,65,-28,32.86</text:p>
      <text:p text:style-name="P2">,12.11,1043,1009,937,986,916,924,970,5.80,8.50,20.50,71,-34,35.71</text:p>
      <text:p text:style-name="P2">,13.11,1043,1009,937,986,915,924,970,6.00,8.50,20.50,80,-34,37.14</text:p>
      <text:p text:style-name="P2">,14.11,1043,1009,937,986,915,924,970,6.50,8.50,20.50,92,-37,40.00</text:p>
      <text:p text:style-name="P2">,15.12,1043,1008,937,986,915,924,970,6.90,8.50,20.50,110,-30,42.86</text:p>
      <text:p text:style-name="P2">,16.12,1043,1008,936,985,915,924,971,7.50,8.50,20.50,115,-33,45.71</text:p>
      <text:p text:style-name="P2">,17.12,1042,1008,936,985,915,924,970,8.00,8.50,20.50,124,-35,48.57</text:p>
      <text:p text:style-name="P2">,18.12,1042,1008,936,985,915,924,971,7.90,8.50,20.50,127,-36,50.00</text:p>
      <text:p text:style-name="P2">,19.12,1042,1008,936,985,915,923,970,7.90,8.50,20.50,137,-32,52.86</text:p>
      <text:p text:style-name="P2">,20.12,1042,1008,936,985,915,924,970,8.10,8.50,20.50,140,-32,52.86</text:p>
      <text:p text:style-name="P2">,21.12,1042,1008,936,985,915,924,970,8.20,8.50,20.50,139,-32,52.86</text:p>
      <text:p text:style-name="P2">,22.13,1042,1008,936,985,915,924,970,8.20,8.50,20.50,141,-33,52.86</text:p>
      <text:p text:style-name="P2">,23.13,1042,1008,936,986,915,923,970,8.30,8.50,20.50,141,-33,52.86</text:p>
      <text:p text:style-name="P2">,24.13,1042,1008,936,985,915,924,970,8.30,8.50,20.50,141,-32,52.86</text:p>
      <text:p text:style-name="P2">,25.13,1042,1008,936,985,915,924,970,8.10,8.50,20.50,142,-34,52.86</text:p>
      <text:p text:style-name="P2">,26.13,1042,1008,936,985,915,924,970,8.20,8.50,20.50,140,-32,52.86</text:p>
      <text:p text:style-name="P2">,27.13,1042,1008,936,985,915,924,970,8.20,8.50,20.50,139,-32,52.86</text:p>
      <text:p text:style-name="P2">,28.14,1042,1008,936,985,915,924,970,8.20,8.50,20.50,140,-32,52.86</text:p>
      <text:p text:style-name="P2">,29.14,1042,1008,936,986,915,924,970,8.10,8.50,20.50,141,-32,52.86</text:p>
      <text:p text:style-name="P2">,30.14,1042,1008,936,986,915,924,970,8.30,8.50,20.50,139,-31,52.86</text:p>
      <text:p text:style-name="P2">,31.14,1042,1008,936,986,915,924,970,8.10,8.50,20.50,139,-31,52.86</text:p>
      <text:p text:style-name="P2">,32.14,1042,1008,936,986,915,924,970,8.00,8.50,20.50,139,-31,52.86</text:p>
      <text:p text:style-name="P2">,33.14,1042,1008,936,987,915,924,969,8.10,8.50,20.50,142,-33,52.86</text:p>
      <text:p text:style-name="P2">,34.15,1042,1008,936,987,915,923,970,8.20,8.50,20.50,141,-32,52.86</text:p>
      <text:p text:style-name="P2">,35.15,1042,1008,936,987,915,924,969,8.30,8.50,20.50,140,-32,52.86</text:p>
      <text:p text:style-name="P2">,36.15,1042,1008,936,987,915,923,970,8.20,8.50,20.50,138,-31,52.86</text:p>
      <text:p text:style-name="P2">,37.15,1042,1008,936,988,915,924,970,8.20,8.50,20.50,141,-32,52.86</text:p>
      <text:p text:style-name="P2">,38.15,1042,1008,936,988,915,924,970,8.00,8.50,20.50,141,-33,52.86</text:p>
      <text:p text:style-name="P2">,39.15,1042,1008,936,988,915,924,970,8.20,8.50,20.50,139,-31,52.86</text:p>
      <text:p text:style-name="P2">,40.16,1042,1008,936,988,915,924,970,8.20,8.50,20.50,141,-32,52.86</text:p>
      <text:p text:style-name="P2">,41.16,1042,1008,936,988,915,924,970,8.30,8.50,20.50,139,-31,52.86</text:p>
      <text:p text:style-name="P2">,42.16,1042,1008,936,988,915,924,970,8.10,8.50,20.50,144,-34,52.86</text:p>
      <text:p text:style-name="P2">,43.16,1042,1008,936,988,915,924,970,8.20,8.50,20.50,139,-31,52.86</text:p>
      <text:p text:style-name="P2">,44.17,1042,1008,936,988,915,923,970,8.10,8.50,20.50,138,-31,52.86</text:p>
      <text:p text:style-name="P2"><text:soft-page-break/>,45.17,1042,1008,936,988,915,923,970,8.10,8.50,20.50,140,-31,52.86</text:p>
      <text:p text:style-name="P2">,46.17,1042,1008,936,988,915,924,970,8.10,8.50,20.50,137,-30,52.86</text:p>
      <text:p text:style-name="P2">,47.17,1042,1008,936,988,915,923,970,8.10,8.50,20.50,137,-30,52.86</text:p>
      <text:p text:style-name="P2">,48.17,1042,1008,936,988,915,924,971,8.10,8.50,20.50,137,-30,52.86</text:p>
      <text:p text:style-name="P2">,49.18,1042,1008,936,988,915,924,970,8.10,8.50,20.50,139,-31,52.86</text:p>
      <text:p text:style-name="P2">,50.18,1042,1008,936,988,915,924,971,8.00,8.50,20.50,138,-30,52.86</text:p>
      <text:p text:style-name="P2">,51.18,1042,1008,936,988,915,924,971,8.20,8.50,20.50,137,-30,52.86</text:p>
      <text:p text:style-name="P2">,52.18,1042,1008,936,988,915,924,971,8.10,8.50,20.50,139,-31,52.86</text:p>
      <text:p text:style-name="P2">,53.18,1042,1008,936,987,915,924,970,8.20,8.50,20.50,142,-31,52.86</text:p>
      <text:p text:style-name="P2">,54.19,1042,1008,936,987,915,924,971,8.20,8.50,20.50,138,-29,52.86</text:p>
      <text:p text:style-name="P2">,55.19,1042,1008,936,987,915,924,971,8.10,8.50,20.50,139,-31,52.86</text:p>
      <text:p text:style-name="P2">,56.19,1042,1008,936,987,915,924,971,8.10,8.50,20.50,138,-31,52.86</text:p>
      <text:p text:style-name="P2">,57.19,1042,1008,936,987,915,924,971,8.10,8.50,20.50,139,-30,52.86</text:p>
      <text:p text:style-name="P2">,58.19,1042,1008,936,987,915,924,971,8.20,8.50,20.50,139,-30,52.86</text:p>
      <text:p text:style-name="P2">,59.20,1042,1008,936,986,915,923,971,7.90,8.50,20.50,138,-30,52.86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5,0.09,1044,1010,938,988,916,925,969,0.00,8.50,20.50,8,17,1.43</text:p>
      <text:p text:style-name="P2">,1.09,1044,1009,937,988,916,925,968,0.50,8.50,20.50,11,13,4.29</text:p>
      <text:p text:style-name="P2">,2.09,1044,1009,937,989,916,925,969,3.30,8.50,20.50,17,8,7.14</text:p>
      <text:p text:style-name="P2">,3.10,1044,1009,937,989,916,925,969,3.60,8.50,20.50,23,3,10.00</text:p>
      <text:p text:style-name="P2">,4.10,1044,1009,937,989,916,925,969,3.50,8.50,20.50,30,-2,12.86</text:p>
      <text:p text:style-name="P2">,5.10,1044,1009,937,989,916,925,969,3.70,8.50,20.50,31,-2,15.71</text:p>
      <text:p text:style-name="P2">,6.10,1044,1009,937,989,916,925,970,3.80,8.50,20.50,37,-6,18.57</text:p>
      <text:p text:style-name="P2">,7.10,1043,1009,937,989,916,925,970,4.20,8.50,20.50,41,-10,21.43</text:p>
      <text:p text:style-name="P2">,8.10,1043,1009,937,989,916,925,970,4.60,8.50,20.50,45,-13,24.29</text:p>
      <text:p text:style-name="P2">,9.11,1043,1009,937,989,916,925,970,4.70,8.50,20.50,53,-18,27.14</text:p>
      <text:p text:style-name="P2">,10.11,1043,1009,937,989,916,925,970,5.00,8.50,20.50,56,-21,30.00</text:p>
      <text:p text:style-name="P2">,11.11,1043,1009,937,989,916,925,970,5.50,8.50,20.50,64,-27,32.86</text:p>
      <text:p text:style-name="P2">,12.11,1043,1009,937,989,916,924,970,5.60,8.50,20.50,69,-31,35.71</text:p>
      <text:p text:style-name="P2">,13.11,1043,1009,937,989,915,924,970,5.90,8.50,20.50,81,-34,38.57</text:p>
      <text:p text:style-name="P2">,14.12,1043,1009,937,989,915,924,971,7.00,8.50,20.50,95,-34,41.43</text:p>
      <text:p text:style-name="P2">,15.12,1043,1008,936,989,915,924,970,7.10,8.50,20.50,106,-36,42.86</text:p>
      <text:p text:style-name="P2">,16.12,1043,1008,936,989,915,924,970,7.30,8.50,20.50,115,-32,45.71</text:p>
      <text:p text:style-name="P2">,17.12,1042,1008,936,989,915,924,970,7.70,8.50,20.50,125,-35,48.57</text:p>
      <text:p text:style-name="P2">,18.12,1042,1008,936,989,915,924,970,7.90,8.50,20.50,127,-36,48.57</text:p>
      <text:p text:style-name="P2">,19.12,1042,1008,936,989,915,924,970,7.90,8.50,20.50,131,-30,51.43</text:p>
      <text:p text:style-name="P2">,20.13,1042,1008,936,988,915,924,970,8.00,8.50,20.50,137,-31,51.43</text:p>
      <text:p text:style-name="P2">,21.13,1042,1008,936,988,915,924,970,8.10,8.50,20.50,132,-27,51.43</text:p>
      <text:p text:style-name="P2">,22.13,1042,1008,936,988,915,924,971,8.10,8.50,20.50,132,-27,51.43</text:p>
      <text:p text:style-name="P2">,23.13,1042,1008,936,988,915,924,971,7.90,8.50,20.50,138,-31,52.86</text:p>
      <text:p text:style-name="P2">,24.14,1042,1008,936,988,915,924,971,8.00,8.50,20.50,138,-30,52.86</text:p>
      <text:p text:style-name="P2">,25.14,1042,1008,936,988,915,924,971,8.10,8.50,20.50,138,-31,52.86</text:p>
      <text:p text:style-name="P2">,26.14,1042,1008,936,988,915,923,971,8.20,8.50,20.50,137,-30,52.86</text:p>
      <text:p text:style-name="P2">,27.14,1042,1008,936,988,915,924,971,8.20,8.50,20.50,137,-30,52.86</text:p>
      <text:p text:style-name="P2">,28.14,1042,1008,936,988,915,924,971,8.20,8.50,20.50,140,-33,52.86</text:p>
      <text:p text:style-name="P2">,29.14,1042,1008,936,989,915,924,971,8.10,8.50,20.50,137,-30,52.86</text:p>
      <text:p text:style-name="P2"><text:soft-page-break/>,30.14,1042,1008,936,989,915,924,971,8.10,8.50,20.50,144,-34,52.86</text:p>
      <text:p text:style-name="P2">,31.14,1042,1008,936,989,915,924,971,8.30,8.50,20.50,142,-34,52.86</text:p>
      <text:p text:style-name="P2">,32.14,1042,1008,936,989,915,924,971,8.20,8.50,20.50,139,-32,52.86</text:p>
      <text:p text:style-name="P2">,33.14,1042,1008,936,989,915,924,971,8.10,8.50,20.50,137,-30,52.86</text:p>
      <text:p text:style-name="P2">,34.15,1042,1008,936,990,915,924,971,8.10,8.50,20.50,138,-30,52.86</text:p>
      <text:p text:style-name="P2">,35.15,1042,1008,936,990,915,924,971,8.10,8.50,20.50,139,-30,52.86</text:p>
      <text:p text:style-name="P2">,36.15,1042,1008,936,990,915,924,971,8.20,8.50,20.50,138,-30,52.86</text:p>
      <text:p text:style-name="P2">,37.15,1042,1008,936,990,915,924,970,8.20,8.50,20.50,138,-31,52.86</text:p>
      <text:p text:style-name="P2">,38.15,1042,1008,936,990,915,924,971,8.30,8.50,20.50,139,-31,52.86</text:p>
      <text:p text:style-name="P2">,39.16,1042,1008,936,990,915,924,970,8.20,8.50,20.50,140,-32,52.86</text:p>
      <text:p text:style-name="P2">,40.16,1042,1008,936,990,915,924,971,8.00,8.50,20.50,136,-29,52.86</text:p>
      <text:p text:style-name="P2">,41.16,1042,1008,936,991,915,924,971,8.00,8.50,20.50,141,-32,52.86</text:p>
      <text:p text:style-name="P2">,42.16,1042,1008,936,991,915,924,971,8.10,8.50,20.50,139,-31,52.86</text:p>
      <text:p text:style-name="P2">,43.16,1042,1008,936,991,915,924,971,8.10,8.50,20.50,139,-31,52.86</text:p>
      <text:p text:style-name="P2">,44.17,1042,1008,936,991,915,924,971,8.00,8.50,20.50,136,-29,52.86</text:p>
      <text:p text:style-name="P2">,45.17,1042,1008,936,992,915,924,971,8.00,8.50,20.50,141,-33,52.86</text:p>
      <text:p text:style-name="P2">,46.17,1042,1008,936,992,915,924,971,8.00,8.50,20.50,138,-32,52.86</text:p>
      <text:p text:style-name="P2">,47.17,1042,1008,936,992,915,924,971,8.10,8.50,20.50,138,-31,52.86</text:p>
      <text:p text:style-name="P2">,48.17,1042,1008,936,992,915,924,972,8.10,8.50,20.50,137,-30,52.86</text:p>
      <text:p text:style-name="P2">,49.18,1042,1008,936,992,915,924,971,8.10,8.50,20.50,137,-30,52.86</text:p>
      <text:p text:style-name="P2">,50.18,1042,1008,936,992,915,924,972,8.10,8.50,20.50,139,-32,52.86</text:p>
      <text:p text:style-name="P2">,51.18,1042,1008,936,992,915,924,972,8.20,8.50,20.50,139,-30,52.86</text:p>
      <text:p text:style-name="P2">,52.18,1042,1008,936,992,915,924,972,8.00,8.50,20.50,137,-30,52.86</text:p>
      <text:p text:style-name="P2">,53.18,1042,1008,936,992,915,924,972,8.00,8.50,20.50,139,-31,52.86</text:p>
      <text:p text:style-name="P2">,54.18,1042,1008,936,991,915,924,972,8.10,8.50,20.50,136,-29,52.86</text:p>
      <text:p text:style-name="P2">,55.19,1042,1008,936,991,915,924,972,8.10,8.50,20.50,136,-29,52.86</text:p>
      <text:p text:style-name="P2">,56.19,1042,1008,936,991,915,924,972,8.10,8.50,20.50,140,-31,52.86</text:p>
      <text:p text:style-name="P2">,57.19,1042,1008,936,991,915,924,972,8.10,8.50,20.50,137,-29,52.86</text:p>
      <text:p text:style-name="P2">,58.19,1042,1008,936,990,915,924,973,8.10,8.50,20.50,137,-29,52.86</text:p>
      <text:p text:style-name="P2">,59.19,1042,1008,936,990,915,924,972,8.10,8.50,20.50,139,-30,52.86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6,0.09,1044,1010,938,992,916,925,969,0.00,8.50,20.50,8,18,1.43</text:p>
      <text:p text:style-name="P2">,1.09,1044,1010,937,992,916,925,969,1.00,8.50,20.50,11,14,4.29</text:p>
      <text:p text:style-name="P2">,2.09,1044,1009,937,993,916,925,969,3.60,8.50,20.50,19,7,7.14</text:p>
      <text:p text:style-name="P2">,3.09,1044,1009,937,993,916,925,969,4.00,8.50,20.50,21,6,10.00</text:p>
      <text:p text:style-name="P2">,4.09,1044,1009,937,993,916,925,970,3.10,8.50,20.50,24,3,12.86</text:p>
      <text:p text:style-name="P2">,5.10,1044,1009,937,993,916,925,970,3.50,8.50,20.50,31,-1,15.71</text:p>
      <text:p text:style-name="P2">,6.10,1044,1009,937,993,916,925,970,3.80,8.50,20.50,34,-3,18.57</text:p>
      <text:p text:style-name="P2">,7.10,1043,1009,937,993,916,925,970,4.10,8.50,20.50,43,-10,21.43</text:p>
      <text:p text:style-name="P2">,8.10,1043,1009,937,993,916,925,971,4.70,8.50,20.50,45,-12,24.29</text:p>
      <text:p text:style-name="P2">,9.10,1043,1009,937,993,916,925,970,4.80,8.50,20.50,53,-17,27.14</text:p>
      <text:p text:style-name="P2">,10.11,1043,1009,937,992,916,925,971,5.00,8.50,20.50,56,-19,30.00</text:p>
      <text:p text:style-name="P2">,11.11,1043,1009,937,992,916,925,971,5.30,8.50,20.50,62,-23,31.43</text:p>
      <text:p text:style-name="P2">,12.11,1043,1009,937,992,916,925,971,5.40,8.50,20.50,72,-31,34.29</text:p>
      <text:p text:style-name="P2">,13.11,1043,1009,937,991,915,924,971,6.00,8.50,20.50,76,-33,37.14</text:p>
      <text:p text:style-name="P2">,14.11,1043,1009,937,991,915,924,971,6.10,8.50,20.50,86,-35,40.00</text:p>
      <text:p text:style-name="P2"><text:soft-page-break/>,15.11,1043,1008,936,991,915,924,971,7.00,8.50,20.50,102,-38,42.86</text:p>
      <text:p text:style-name="P2">,16.12,1043,1008,936,991,915,924,972,7.50,8.50,20.50,113,-32,45.71</text:p>
      <text:p text:style-name="P2">,17.12,1042,1008,936,991,915,924,971,7.70,8.50,20.50,123,-37,48.57</text:p>
      <text:p text:style-name="P2">,18.12,1042,1008,936,991,915,924,972,8.10,8.50,20.50,131,-33,51.43</text:p>
      <text:p text:style-name="P2">,19.12,1042,1008,936,990,915,924,971,8.20,8.50,20.50,139,-33,51.43</text:p>
      <text:p text:style-name="P2">,20.12,1042,1008,936,990,915,924,972,8.10,8.50,20.50,132,-27,51.43</text:p>
      <text:p text:style-name="P2">,21.12,1042,1008,936,990,915,924,972,8.10,8.50,20.50,132,-27,51.43</text:p>
      <text:p text:style-name="P2">,22.12,1042,1008,936,990,915,924,972,7.90,8.50,20.50,135,-30,51.43</text:p>
      <text:p text:style-name="P2">,23.13,1042,1008,936,990,915,924,972,8.10,8.50,20.50,142,-34,52.86</text:p>
      <text:p text:style-name="P2">,24.13,1042,1008,936,990,915,924,973,8.30,8.50,20.50,137,-30,52.86</text:p>
      <text:p text:style-name="P2">,25.13,1042,1008,936,990,915,924,972,8.30,8.50,20.50,140,-31,52.86</text:p>
      <text:p text:style-name="P2">,26.13,1042,1008,936,990,915,924,973,8.20,8.50,20.50,139,-31,52.86</text:p>
      <text:p text:style-name="P2">,27.13,1042,1008,936,990,915,924,972,8.20,8.50,20.50,137,-30,52.86</text:p>
      <text:p text:style-name="P2">,28.13,1042,1008,936,991,915,924,972,8.10,8.50,20.50,139,-31,52.86</text:p>
      <text:p text:style-name="P2">,29.13,1042,1008,936,991,915,924,972,8.00,8.50,20.50,141,-33,52.86</text:p>
      <text:p text:style-name="P2">,30.14,1042,1008,936,991,915,924,971,8.10,8.50,20.50,138,-31,52.86</text:p>
      <text:p text:style-name="P2">,31.14,1042,1008,936,991,915,924,970,8.00,8.50,20.50,137,-30,52.86</text:p>
      <text:p text:style-name="P2">,32.14,1042,1008,936,992,915,924,971,8.00,8.50,20.50,136,-30,52.86</text:p>
      <text:p text:style-name="P2">,33.14,1042,1008,936,992,915,924,970,8.00,8.50,20.50,137,-30,52.86</text:p>
      <text:p text:style-name="P2">,34.15,1042,1008,936,992,915,924,971,8.10,8.50,20.50,136,-29,52.86</text:p>
      <text:p text:style-name="P2">,35.15,1042,1008,936,992,915,924,971,8.00,8.50,20.50,138,-31,52.86</text:p>
      <text:p text:style-name="P2">,36.15,1042,1008,936,992,915,924,971,8.10,8.50,20.50,139,-32,52.86</text:p>
      <text:p text:style-name="P2">,37.15,1042,1008,936,992,915,924,971,8.20,8.50,20.50,136,-29,52.86</text:p>
      <text:p text:style-name="P2">,38.15,1042,1008,936,992,915,924,972,8.00,8.50,20.50,138,-31,52.86</text:p>
      <text:p text:style-name="P2">,39.15,1042,1008,936,992,915,924,971,8.00,8.50,20.50,138,-31,52.86</text:p>
      <text:p text:style-name="P2">,40.16,1042,1008,936,992,915,924,972,8.20,8.50,20.50,137,-29,52.86</text:p>
      <text:p text:style-name="P2">,41.16,1042,1008,936,992,915,924,971,8.00,8.50,20.50,143,-33,52.86</text:p>
      <text:p text:style-name="P2">,42.16,1042,1008,936,992,915,924,972,8.30,8.50,20.50,137,-30,52.86</text:p>
      <text:p text:style-name="P2">,43.16,1042,1008,936,992,915,924,971,8.10,8.50,20.50,136,-29,52.86</text:p>
      <text:p text:style-name="P2">,44.16,1042,1008,936,992,915,924,972,7.90,8.50,20.50,143,-35,54.29</text:p>
      <text:p text:style-name="P2">,45.17,1042,1008,936,991,915,924,971,8.10,8.50,20.50,142,-34,54.29</text:p>
      <text:p text:style-name="P2">,46.17,1042,1008,936,992,915,924,972,8.20,8.50,20.50,140,-32,54.29</text:p>
      <text:p text:style-name="P2">,47.17,1042,1008,936,991,915,924,972,8.10,8.50,20.50,140,-31,54.29</text:p>
      <text:p text:style-name="P2">,48.17,1042,1008,936,991,915,924,972,8.10,8.50,20.50,140,-32,54.29</text:p>
      <text:p text:style-name="P2">,49.18,1042,1008,936,991,915,924,971,8.10,8.50,20.50,140,-31,54.29</text:p>
      <text:p text:style-name="P2">,50.18,1042,1008,936,991,915,924,971,8.40,8.50,20.50,144,-32,54.29</text:p>
      <text:p text:style-name="P2">,51.18,1042,1008,936,990,915,924,971,8.20,8.50,20.50,145,-34,54.29</text:p>
      <text:p text:style-name="P2">,52.18,1042,1008,936,990,915,924,971,8.50,8.50,20.50,143,-33,54.29</text:p>
      <text:p text:style-name="P2">,53.18,1042,1008,936,990,915,924,971,8.20,8.50,20.50,143,-32,54.29</text:p>
      <text:p text:style-name="P2">,54.19,1042,1008,936,990,915,924,971,8.10,8.50,20.50,139,-30,54.29</text:p>
      <text:p text:style-name="P2">,55.19,1042,1008,936,990,915,924,971,8.10,8.50,20.50,142,-32,54.29</text:p>
      <text:p text:style-name="P2">,56.19,1042,1008,936,990,915,924,972,8.10,8.50,20.50,142,-31,54.29</text:p>
      <text:p text:style-name="P2">,57.19,1042,1008,936,990,915,924,971,8.20,8.50,20.50,142,-32,54.29</text:p>
      <text:p text:style-name="P2">,58.19,1042,1008,936,989,915,924,972,8.20,8.50,20.50,142,-32,54.29</text:p>
      <text:p text:style-name="P2">,59.19,1042,1008,936,989,915,924,971,8.20,8.50,20.50,142,-31,54.29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<text:soft-page-break/>Trial Number: 7,0.09,1044,1010,938,992,916,925,970,0.00,8.50,20.50,8,19,1.43</text:p>
      <text:p text:style-name="P2">,1.09,1044,1009,937,992,916,925,969,0.00,8.50,20.50,11,15,4.29</text:p>
      <text:p text:style-name="P2">,2.09,1044,1009,937,992,916,925,970,3.60,8.50,20.50,16,10,5.71</text:p>
      <text:p text:style-name="P2">,3.09,1044,1009,937,993,916,925,970,3.40,8.50,20.50,20,7,8.57</text:p>
      <text:p text:style-name="P2">,4.09,1044,1009,937,993,916,925,970,3.10,8.50,20.50,23,5,11.43</text:p>
      <text:p text:style-name="P2">,5.09,1044,1009,937,993,916,925,970,3.00,8.50,20.50,29,0,14.29</text:p>
      <text:p text:style-name="P2">,6.10,1044,1009,937,993,916,925,971,3.90,8.50,20.50,34,-3,17.14</text:p>
      <text:p text:style-name="P2">,7.10,1043,1009,937,993,916,925,970,4.10,8.50,20.50,41,-8,20.00</text:p>
      <text:p text:style-name="P2">,8.10,1043,1009,937,993,916,925,971,4.60,8.50,20.50,46,-12,22.86</text:p>
      <text:p text:style-name="P2">,9.10,1043,1009,937,993,916,925,971,4.80,8.50,20.50,49,-14,25.71</text:p>
      <text:p text:style-name="P2">,10.10,1043,1009,937,993,916,925,971,4.90,8.50,20.50,56,-19,28.57</text:p>
      <text:p text:style-name="P2">,11.10,1043,1009,937,993,916,925,971,5.30,8.50,20.70,61,-23,31.43</text:p>
      <text:p text:style-name="P2">,12.11,1043,1009,937,993,915,925,972,5.80,8.50,20.50,71,-31,34.29</text:p>
      <text:p text:style-name="P2">,13.11,1043,1009,937,993,915,924,971,6.10,8.50,20.50,76,-33,37.14</text:p>
      <text:p text:style-name="P2">,14.11,1043,1009,937,992,915,924,972,6.10,8.50,20.50,89,-36,40.00</text:p>
      <text:p text:style-name="P2">,15.11,1043,1008,936,992,915,924,971,6.70,8.50,20.50,101,-38,42.86</text:p>
      <text:p text:style-name="P2">,16.11,1043,1008,936,992,915,924,972,7.50,8.50,20.50,118,-31,45.71</text:p>
      <text:p text:style-name="P2">,17.11,1042,1008,936,992,915,924,972,7.70,8.50,20.50,122,-35,48.57</text:p>
      <text:p text:style-name="P2">,18.11,1043,1008,936,991,915,924,972,8.00,8.50,20.50,121,-33,48.57</text:p>
      <text:p text:style-name="P2">,19.12,1042,1008,936,991,915,924,972,7.90,8.50,20.50,132,-34,51.43</text:p>
      <text:p text:style-name="P2">,20.12,1042,1008,936,991,915,924,972,8.10,8.50,20.50,138,-32,52.86</text:p>
      <text:p text:style-name="P2">,21.12,1042,1008,936,990,915,924,972,8.30,8.50,20.50,139,-32,52.86</text:p>
      <text:p text:style-name="P2">,22.12,1042,1008,936,990,915,924,972,8.20,8.50,20.50,136,-30,52.86</text:p>
      <text:p text:style-name="P2">,23.12,1042,1008,936,990,915,924,972,8.20,8.50,20.50,137,-30,52.86</text:p>
      <text:p text:style-name="P2">,24.13,1042,1008,936,990,915,924,972,8.00,8.50,20.50,136,-30,52.86</text:p>
      <text:p text:style-name="P2">,25.13,1042,1008,936,990,915,924,972,8.30,8.50,20.70,138,-31,52.86</text:p>
      <text:p text:style-name="P2">,26.13,1042,1008,936,990,915,924,973,8.10,8.50,20.50,135,-29,52.86</text:p>
      <text:p text:style-name="P2">,27.13,1042,1008,936,990,915,924,972,8.00,8.50,20.50,135,-30,52.86</text:p>
      <text:p text:style-name="P2">,28.14,1042,1008,936,990,915,924,973,8.10,8.50,20.50,136,-30,52.86</text:p>
      <text:p text:style-name="P2">,29.14,1042,1008,936,990,915,924,972,8.20,8.50,20.50,139,-31,52.86</text:p>
      <text:p text:style-name="P2">,30.14,1042,1008,936,991,915,924,972,8.20,8.50,20.50,134,-29,52.86</text:p>
      <text:p text:style-name="P2">,31.14,1042,1008,936,991,915,924,972,8.00,8.50,20.50,135,-30,52.86</text:p>
      <text:p text:style-name="P2">,32.14,1042,1008,936,991,915,924,972,8.10,8.50,20.50,135,-29,52.86</text:p>
      <text:p text:style-name="P2">,33.15,1042,1008,936,991,915,924,972,8.00,8.50,20.50,138,-30,52.86</text:p>
      <text:p text:style-name="P2">,34.15,1042,1008,936,991,915,924,972,8.10,8.50,20.50,137,-30,52.86</text:p>
      <text:p text:style-name="P2">,35.15,1042,1008,936,991,915,923,972,8.00,8.50,20.50,138,-31,52.86</text:p>
      <text:p text:style-name="P2">,36.15,1042,1008,936,991,915,924,972,8.00,8.50,20.70,135,-29,52.86</text:p>
      <text:p text:style-name="P2">,37.15,1042,1008,936,991,915,924,972,8.00,8.50,20.70,135,-29,52.86</text:p>
      <text:p text:style-name="P2">,38.15,1042,1008,936,992,915,924,972,8.00,8.50,20.70,134,-29,52.86</text:p>
      <text:p text:style-name="P2">,39.16,1042,1008,936,992,915,924,972,8.10,8.50,20.70,136,-29,52.86</text:p>
      <text:p text:style-name="P2">,40.16,1042,1008,936,992,915,924,972,8.10,8.50,20.70,134,-28,52.86</text:p>
      <text:p text:style-name="P2">,41.16,1042,1008,936,992,915,924,972,7.90,8.50,20.50,138,-32,54.29</text:p>
      <text:p text:style-name="P2">,42.16,1042,1008,936,992,915,923,972,8.20,8.50,20.70,149,-35,55.71</text:p>
      <text:p text:style-name="P2">,43.16,1042,1008,936,992,915,924,972,8.50,8.50,20.70,149,-37,55.71</text:p>
      <text:p text:style-name="P2">,44.17,1042,1008,936,992,915,924,972,8.40,8.50,20.70,146,-34,55.71</text:p>
      <text:p text:style-name="P2">,45.17,1042,1008,936,992,915,924,970,8.20,8.50,20.70,147,-36,55.71</text:p>
      <text:p text:style-name="P2">,46.17,1042,1008,936,992,915,924,970,8.20,8.50,20.70,147,-35,55.71</text:p>
      <text:p text:style-name="P2">,47.17,1042,1008,936,992,915,924,970,8.50,8.50,20.70,146,-34,55.71</text:p>
      <text:p text:style-name="P2">,48.18,1042,1008,936,992,915,924,970,8.40,8.50,20.70,147,-35,55.71</text:p>
      <text:p text:style-name="P2"><text:soft-page-break/>,49.18,1042,1008,936,992,915,924,970,8.40,8.50,20.50,146,-33,55.71</text:p>
      <text:p text:style-name="P2">,50.18,1042,1008,936,992,915,924,971,8.40,8.50,20.50,145,-34,55.71</text:p>
      <text:p text:style-name="P2">,51.18,1042,1008,936,992,915,924,970,8.20,8.50,20.50,146,-34,55.71</text:p>
      <text:p text:style-name="P2">,52.18,1042,1008,936,991,915,924,971,8.20,8.50,20.50,145,-35,55.71</text:p>
      <text:p text:style-name="P2">,53.18,1042,1008,936,991,915,924,971,8.30,8.50,20.50,143,-32,55.71</text:p>
      <text:p text:style-name="P2">,54.19,1042,1008,936,991,915,924,971,8.30,8.50,20.50,145,-33,55.71</text:p>
      <text:p text:style-name="P2">,55.19,1042,1008,936,991,915,924,971,8.30,8.50,20.50,147,-34,55.71</text:p>
      <text:p text:style-name="P2">,56.19,1042,1008,936,991,915,924,972,8.20,8.50,20.50,145,-34,55.71</text:p>
      <text:p text:style-name="P2">,57.19,1042,1008,936,991,915,924,972,8.20,8.50,20.50,153,-37,55.71</text:p>
      <text:p text:style-name="P2">,58.19,1042,1008,936,991,915,924,972,8.20,8.50,20.50,143,-32,55.71</text:p>
      <text:p text:style-name="P2">,59.19,1042,1008,936,991,915,924,972,8.20,8.50,20.50,142,-31,55.71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8,0.09,1044,1010,937,993,916,925,970,0.00,8.50,20.50,8,19,1.43</text:p>
      <text:p text:style-name="P2">,1.09,1044,1009,937,993,916,925,970,0.00,8.50,20.50,12,14,4.29</text:p>
      <text:p text:style-name="P2">,2.09,1044,1009,937,994,916,925,970,3.10,8.50,20.50,16,11,7.14</text:p>
      <text:p text:style-name="P2">,3.09,1044,1009,937,994,916,925,970,3.40,8.50,20.50,21,6,8.57</text:p>
      <text:p text:style-name="P2">,4.09,1044,1009,937,994,916,925,971,3.20,8.50,20.50,25,4,11.43</text:p>
      <text:p text:style-name="P2">,5.10,1044,1009,937,995,916,925,971,3.20,8.50,20.50,29,1,14.29</text:p>
      <text:p text:style-name="P2">,6.10,1044,1009,937,995,916,925,971,3.60,8.50,20.50,32,-2,17.14</text:p>
      <text:p text:style-name="P2">,7.10,1043,1009,937,995,916,925,971,4.10,8.50,20.50,37,-5,20.00</text:p>
      <text:p text:style-name="P2">,8.10,1043,1009,937,995,916,925,972,4.40,8.50,20.70,45,-12,22.86</text:p>
      <text:p text:style-name="P2">,9.10,1043,1009,937,995,916,925,971,4.80,8.50,20.50,49,-14,25.71</text:p>
      <text:p text:style-name="P2">,10.10,1043,1009,937,995,916,925,972,5.00,8.50,20.50,54,-18,28.57</text:p>
      <text:p text:style-name="P2">,11.10,1043,1009,937,994,916,925,972,5.10,8.50,20.50,64,-25,31.43</text:p>
      <text:p text:style-name="P2">,12.11,1043,1009,937,994,916,925,972,5.70,8.50,20.50,65,-26,34.29</text:p>
      <text:p text:style-name="P2">,13.11,1043,1009,937,994,916,924,972,5.60,8.50,20.50,74,-33,37.14</text:p>
      <text:p text:style-name="P2">,14.11,1043,1009,937,993,916,924,973,6.40,8.50,20.50,87,-34,40.00</text:p>
      <text:p text:style-name="P2">,15.11,1043,1008,937,993,915,924,973,6.70,8.50,20.50,105,-35,42.86</text:p>
      <text:p text:style-name="P2">,16.11,1043,1008,936,992,915,924,973,7.40,8.50,20.50,110,-34,45.71</text:p>
      <text:p text:style-name="P2">,17.12,1042,1008,936,992,915,924,973,7.60,8.50,20.50,120,-37,48.57</text:p>
      <text:p text:style-name="P2">,18.12,1042,1008,936,992,915,924,973,7.80,8.50,20.50,126,-39,51.43</text:p>
      <text:p text:style-name="P2">,19.12,1042,1008,936,991,915,924,973,7.90,8.50,20.70,137,-32,54.29</text:p>
      <text:p text:style-name="P2">,20.12,1042,1008,936,991,915,924,973,8.20,8.50,20.50,140,-33,54.29</text:p>
      <text:p text:style-name="P2">,21.12,1042,1008,936,991,915,924,973,8.20,8.50,20.50,142,-32,54.29</text:p>
      <text:p text:style-name="P2">,22.13,1042,1008,936,990,915,924,974,8.30,8.50,20.70,146,-36,54.29</text:p>
      <text:p text:style-name="P2">,23.13,1042,1008,936,990,915,924,973,8.30,8.50,20.50,144,-34,54.29</text:p>
      <text:p text:style-name="P2">,24.13,1042,1008,936,990,915,924,974,8.10,8.50,20.50,142,-32,54.29</text:p>
      <text:p text:style-name="P2">,25.13,1042,1008,936,989,915,924,974,8.10,8.50,20.50,139,-31,54.29</text:p>
      <text:p text:style-name="P2">,26.14,1042,1008,936,990,915,924,974,8.20,8.50,20.50,141,-30,54.29</text:p>
      <text:p text:style-name="P2">,27.14,1042,1008,936,990,915,924,974,8.30,8.50,20.50,140,-30,54.29</text:p>
      <text:p text:style-name="P2">,28.14,1042,1008,936,990,915,924,974,8.30,8.50,20.50,139,-30,54.29</text:p>
      <text:p text:style-name="P2">,29.14,1042,1008,936,990,915,924,973,8.30,8.50,20.50,140,-32,54.29</text:p>
      <text:p text:style-name="P2">,30.15,1042,1008,936,990,915,924,973,8.10,8.50,20.50,144,-33,54.29</text:p>
      <text:p text:style-name="P2">,31.15,1042,1008,936,990,915,924,973,8.40,8.50,20.50,140,-32,54.29</text:p>
      <text:p text:style-name="P2">,32.15,1042,1008,936,990,915,924,973,8.20,8.50,20.70,138,-30,54.29</text:p>
      <text:p text:style-name="P2">,33.15,1042,1008,936,990,915,924,973,8.10,8.50,20.50,141,-32,54.29</text:p>
      <text:p text:style-name="P2"><text:soft-page-break/>,34.15,1042,1008,936,991,915,924,973,8.10,8.50,20.50,137,-29,54.29</text:p>
      <text:p text:style-name="P2">,35.16,1042,1008,936,991,915,924,973,8.20,8.50,20.50,141,-31,54.29</text:p>
      <text:p text:style-name="P2">,36.16,1042,1008,936,991,915,924,973,8.10,8.50,20.50,140,-32,54.29</text:p>
      <text:p text:style-name="P2">,37.16,1042,1008,936,991,915,924,973,8.20,8.50,20.50,144,-34,54.29</text:p>
      <text:p text:style-name="P2">,38.16,1042,1008,936,991,915,924,973,8.20,8.50,20.70,138,-30,54.29</text:p>
      <text:p text:style-name="P2">,39.17,1042,1008,936,991,915,924,973,8.20,8.50,20.70,141,-32,54.29</text:p>
      <text:p text:style-name="P2">,40.17,1042,1008,936,991,915,924,973,8.00,8.50,20.70,138,-30,54.29</text:p>
      <text:p text:style-name="P2">,41.17,1042,1008,936,991,915,924,973,8.20,8.50,20.50,141,-33,54.29</text:p>
      <text:p text:style-name="P2">,42.17,1042,1008,936,991,915,924,973,8.10,8.50,20.50,139,-31,54.29</text:p>
      <text:p text:style-name="P2">,43.17,1042,1008,936,991,915,924,973,8.10,8.50,20.50,137,-29,54.29</text:p>
      <text:p text:style-name="P2">,44.18,1042,1008,936,991,915,924,973,8.00,8.50,20.50,139,-32,54.29</text:p>
      <text:p text:style-name="P2">,45.18,1042,1008,936,991,915,924,973,8.10,8.50,20.50,141,-30,54.29</text:p>
      <text:p text:style-name="P2">,46.18,1042,1008,936,990,915,924,973,8.00,8.50,20.50,139,-32,54.29</text:p>
      <text:p text:style-name="P2">,47.18,1042,1008,936,990,915,924,973,8.10,8.50,20.50,138,-30,54.29</text:p>
      <text:p text:style-name="P2">,48.18,1042,1008,936,990,915,924,973,8.10,8.50,20.50,140,-31,54.29</text:p>
      <text:p text:style-name="P2">,49.19,1042,1008,936,990,915,924,973,8.10,8.50,20.50,138,-29,54.29</text:p>
      <text:p text:style-name="P2">,50.19,1042,1008,936,990,915,924,973,8.10,8.50,20.50,140,-31,54.29</text:p>
      <text:p text:style-name="P2">,51.19,1042,1008,936,990,915,924,972,8.20,8.50,20.50,136,-29,54.29</text:p>
      <text:p text:style-name="P2">,52.19,1042,1008,936,990,915,924,973,8.10,8.50,20.50,138,-30,54.29</text:p>
      <text:p text:style-name="P2">,53.19,1042,1008,936,990,915,924,972,8.10,8.50,20.50,141,-32,54.29</text:p>
      <text:p text:style-name="P2">,54.20,1042,1008,936,990,915,924,973,8.10,8.50,20.50,139,-30,54.29</text:p>
      <text:p text:style-name="P2">,55.20,1042,1008,936,990,915,924,972,8.10,8.50,20.50,137,-29,54.29</text:p>
      <text:p text:style-name="P2">,56.20,1042,1008,936,990,915,924,973,8.10,8.50,20.50,137,-30,54.29</text:p>
      <text:p text:style-name="P2">,57.20,1042,1008,936,990,915,924,973,8.10,8.50,20.50,136,-29,54.29</text:p>
      <text:p text:style-name="P2">,58.20,1042,1008,936,990,915,924,973,7.90,8.50,20.50,140,-32,55.71</text:p>
      <text:p text:style-name="P2">,59.20,1042,1008,936,989,915,924,973,8.10,8.50,20.50,146,-35,55.71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9,0.09,1044,1010,937,992,916,925,970,0.00,8.50,20.50,8,20,1.43</text:p>
      <text:p text:style-name="P2">,1.09,1044,1009,937,992,916,925,970,1.50,8.50,20.50,11,15,4.29</text:p>
      <text:p text:style-name="P2">,2.09,1044,1009,937,992,916,925,970,3.30,8.50,20.50,17,11,7.14</text:p>
      <text:p text:style-name="P2">,3.09,1044,1009,937,993,916,925,970,3.40,8.50,20.50,21,8,10.00</text:p>
      <text:p text:style-name="P2">,4.10,1044,1009,937,993,916,925,971,3.10,8.50,20.50,27,2,12.86</text:p>
      <text:p text:style-name="P2">,5.10,1044,1009,937,993,916,925,970,3.30,8.50,20.50,30,0,15.71</text:p>
      <text:p text:style-name="P2">,6.10,1044,1009,937,993,916,925,971,3.70,8.50,20.50,34,-2,18.57</text:p>
      <text:p text:style-name="P2">,7.10,1044,1009,937,993,916,925,971,4.10,8.50,20.50,38,-5,20.00</text:p>
      <text:p text:style-name="P2">,8.10,1043,1009,937,994,916,925,971,4.40,8.50,20.50,43,-9,22.86</text:p>
      <text:p text:style-name="P2">,9.10,1043,1009,937,993,916,925,971,4.70,8.50,20.50,51,-17,25.71</text:p>
      <text:p text:style-name="P2">,10.10,1043,1009,937,993,916,925,972,4.90,8.50,20.50,55,-18,28.57</text:p>
      <text:p text:style-name="P2">,11.10,1043,1009,937,993,916,925,972,5.00,8.50,20.50,60,-21,31.43</text:p>
      <text:p text:style-name="P2">,12.11,1043,1009,937,993,916,925,972,5.50,8.50,20.50,66,-26,34.29</text:p>
      <text:p text:style-name="P2">,13.11,1043,1009,937,993,916,924,972,5.70,8.50,20.50,75,-33,37.14</text:p>
      <text:p text:style-name="P2">,14.11,1043,1009,937,993,915,924,973,6.10,8.50,20.50,85,-32,40.00</text:p>
      <text:p text:style-name="P2">,15.11,1043,1008,936,992,915,924,972,6.90,8.50,20.50,102,-40,42.86</text:p>
      <text:p text:style-name="P2">,16.11,1043,1008,936,992,915,924,973,7.20,8.50,20.50,110,-34,45.71</text:p>
      <text:p text:style-name="P2">,17.12,1043,1008,936,992,915,924,973,7.60,8.50,20.50,118,-37,48.57</text:p>
      <text:p text:style-name="P2">,18.12,1043,1008,936,992,915,924,973,7.60,8.50,20.70,128,-30,51.43</text:p>
      <text:p text:style-name="P2"><text:soft-page-break/>,19.12,1042,1008,936,992,915,924,973,8.10,8.50,20.50,134,-31,52.86</text:p>
      <text:p text:style-name="P2">,20.12,1042,1008,936,992,915,924,973,8.30,8.50,20.50,132,-29,52.86</text:p>
      <text:p text:style-name="P2">,21.13,1042,1008,936,992,915,924,973,8.30,8.50,20.50,132,-30,52.86</text:p>
      <text:p text:style-name="P2">,22.13,1042,1008,936,992,915,924,974,7.90,8.50,20.50,132,-30,52.86</text:p>
      <text:p text:style-name="P2">,23.13,1042,1008,936,991,915,924,974,8.10,8.50,20.50,140,-33,54.29</text:p>
      <text:p text:style-name="P2">,24.13,1042,1008,936,991,915,924,974,8.20,8.50,20.70,138,-30,54.29</text:p>
      <text:p text:style-name="P2">,25.13,1042,1008,936,992,915,924,974,8.20,8.50,20.50,137,-30,54.29</text:p>
      <text:p text:style-name="P2">,26.14,1042,1008,936,991,915,924,974,8.20,8.50,20.50,137,-30,54.29</text:p>
      <text:p text:style-name="P2">,27.14,1042,1008,936,991,915,924,973,8.10,8.50,20.50,140,-31,54.29</text:p>
      <text:p text:style-name="P2">,28.14,1042,1008,936,991,915,924,973,8.20,8.50,20.50,138,-31,54.29</text:p>
      <text:p text:style-name="P2">,29.14,1042,1008,936,991,915,924,973,8.00,8.50,20.50,136,-30,54.29</text:p>
      <text:p text:style-name="P2">,30.14,1042,1008,936,991,915,924,973,8.10,8.50,20.50,136,-30,54.29</text:p>
      <text:p text:style-name="P2">,31.15,1042,1008,936,991,915,924,973,8.10,8.50,20.50,139,-32,54.29</text:p>
      <text:p text:style-name="P2">,32.15,1042,1008,936,991,915,924,973,8.00,8.50,20.50,137,-32,54.29</text:p>
      <text:p text:style-name="P2">,33.15,1042,1008,936,991,915,924,973,8.00,8.50,20.50,136,-30,54.29</text:p>
      <text:p text:style-name="P2">,34.15,1042,1008,936,991,915,924,973,8.10,8.50,20.50,137,-31,54.29</text:p>
      <text:p text:style-name="P2">,35.16,1042,1008,936,991,915,924,973,8.10,8.50,20.50,135,-29,54.29</text:p>
      <text:p text:style-name="P2">,36.16,1042,1008,936,992,915,924,973,8.10,8.50,20.70,137,-31,54.29</text:p>
      <text:p text:style-name="P2">,37.16,1042,1008,936,992,915,924,973,8.10,8.50,20.50,136,-31,54.29</text:p>
      <text:p text:style-name="P2">,38.16,1042,1008,936,991,915,924,973,8.20,8.50,20.50,138,-31,54.29</text:p>
      <text:p text:style-name="P2">,39.16,1042,1008,936,991,915,924,973,8.00,8.50,20.50,140,-32,54.29</text:p>
      <text:p text:style-name="P2">,40.17,1042,1008,936,991,915,924,973,8.20,8.50,20.50,138,-32,54.29</text:p>
      <text:p text:style-name="P2">,41.17,1042,1008,936,991,915,924,973,7.90,8.50,20.50,139,-33,55.71</text:p>
      <text:p text:style-name="P2">,42.17,1042,1008,936,991,915,924,973,8.20,8.50,20.50,141,-33,55.71</text:p>
      <text:p text:style-name="P2">,43.17,1042,1008,936,991,915,924,973,8.30,8.50,20.50,146,-34,55.71</text:p>
      <text:p text:style-name="P2">,44.17,1042,1008,936,991,915,924,973,8.10,8.50,20.50,142,-33,55.71</text:p>
      <text:p text:style-name="P2">,45.18,1042,1008,936,991,915,924,972,8.10,8.50,20.50,142,-33,55.71</text:p>
      <text:p text:style-name="P2">,46.18,1042,1008,936,991,915,924,973,8.20,8.50,20.50,139,-31,55.71</text:p>
      <text:p text:style-name="P2">,47.18,1042,1008,936,991,915,924,972,8.10,8.50,20.50,141,-33,55.71</text:p>
      <text:p text:style-name="P2">,48.18,1042,1008,936,991,915,924,973,8.10,8.50,20.50,141,-32,55.71</text:p>
      <text:p text:style-name="P2">,49.18,1042,1008,936,990,915,924,972,8.10,8.50,20.50,141,-32,55.71</text:p>
      <text:p text:style-name="P2">,50.18,1042,1008,936,990,915,924,972,8.40,8.50,20.50,143,-34,55.71</text:p>
      <text:p text:style-name="P2">,51.18,1042,1008,936,990,915,924,972,8.20,8.50,20.50,141,-32,55.71</text:p>
      <text:p text:style-name="P2">,52.18,1042,1008,936,990,915,924,972,8.10,8.50,20.50,141,-32,55.71</text:p>
      <text:p text:style-name="P2">,53.18,1042,1008,936,991,915,924,972,8.30,8.50,20.70,145,-36,55.71</text:p>
      <text:p text:style-name="P2">,54.18,1042,1008,936,991,915,924,972,8.10,8.50,20.70,142,-32,55.71</text:p>
      <text:p text:style-name="P2">,55.19,1042,1008,936,991,915,924,972,8.20,8.50,20.50,141,-32,55.71</text:p>
      <text:p text:style-name="P2">,56.19,1042,1008,936,991,915,924,973,8.10,8.50,20.50,140,-31,55.71</text:p>
      <text:p text:style-name="P2">,57.19,1042,1008,936,991,915,924,972,8.10,8.50,20.70,141,-32,55.71</text:p>
      <text:p text:style-name="P2">,58.19,1042,1008,936,991,915,924,973,8.20,8.50,20.70,144,-35,55.71</text:p>
      <text:p text:style-name="P2">,59.19,1042,1008,936,991,915,924,972,8.20,8.50,20.70,152,-37,55.71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10,0.09,1044,1010,938,993,916,925,969,0.00,8.50,20.50,8,20,1.43</text:p>
      <text:p text:style-name="P2">,1.09,1044,1009,937,993,916,925,969,0.00,8.50,20.50,11,16,4.29</text:p>
      <text:p text:style-name="P2">,1.15,1043,1009,937,994,916,925,969,4.00,9.50,20.50,40,-6,21.43</text:p>
      <text:p text:style-name="P2">,2.16,1043,1009,937,994,916,925,969,4.40,9.50,20.70,46,-11,24.29</text:p>
      <text:p text:style-name="P2"><text:soft-page-break/>,3.16,1043,1009,937,994,916,925,970,4.90,9.50,20.70,50,-14,27.14</text:p>
      <text:p text:style-name="P2">,4.16,1043,1009,937,994,916,925,970,5.00,9.50,20.70,56,-18,30.00</text:p>
      <text:p text:style-name="P2">,5.16,1043,1009,937,994,916,925,970,5.30,9.50,20.70,64,-24,32.86</text:p>
      <text:p text:style-name="P2">,6.16,1043,1009,937,994,916,925,970,5.60,9.50,20.70,71,-29,35.71</text:p>
      <text:p text:style-name="P2">,7.16,1043,1009,937,994,916,924,971,6.10,9.50,20.70,81,-36,38.57</text:p>
      <text:p text:style-name="P2">,8.16,1043,1008,937,994,915,924,971,6.50,9.50,20.70,92,-38,41.43</text:p>
      <text:p text:style-name="P2">,9.16,1043,1008,937,994,915,924,971,6.90,9.50,20.70,103,-40,44.29</text:p>
      <text:p text:style-name="P2">,10.16,1042,1008,936,994,915,924,971,7.40,9.50,20.70,113,-34,47.14</text:p>
      <text:p text:style-name="P2">,11.17,1042,1008,936,994,915,924,971,7.60,9.50,20.70,121,-35,50.00</text:p>
      <text:p text:style-name="P2">,12.17,1042,1008,936,993,915,924,971,7.70,9.50,20.70,129,-38,52.86</text:p>
      <text:p text:style-name="P2">,13.17,1042,1008,936,993,915,924,971,8.30,9.50,20.70,142,-35,55.71</text:p>
      <text:p text:style-name="P2">,14.17,1042,1008,936,993,915,924,971,8.30,9.50,20.70,155,-38,58.57</text:p>
      <text:p text:style-name="P2">,15.18,1042,1008,936,993,915,924,972,8.80,9.50,20.70,161,-40,61.43</text:p>
      <text:p text:style-name="P2">,16.18,1042,1008,936,993,914,923,972,8.80,9.50,20.70,167,-40,64.29</text:p>
      <text:p text:style-name="P2">,17.18,1042,1008,936,993,914,923,972,9.10,9.50,20.70,174,-39,65.71</text:p>
      <text:p text:style-name="P2">,18.18,1042,1008,936,993,914,923,972,9.20,9.50,20.70,175,-38,65.71</text:p>
      <text:p text:style-name="P2">,19.18,1042,1008,936,993,915,923,973,9.20,9.50,20.70,175,-39,65.71</text:p>
      <text:p text:style-name="P2">,20.19,1042,1008,936,992,914,923,972,9.20,9.50,20.70,174,-39,65.71</text:p>
      <text:p text:style-name="P2">,21.19,1042,1008,936,992,915,923,973,9.10,9.50,20.70,172,-39,65.71</text:p>
      <text:p text:style-name="P2">,22.19,1042,1008,936,993,914,923,972,9.00,9.50,20.70,174,-39,65.71</text:p>
      <text:p text:style-name="P2">,23.19,1042,1008,936,993,915,923,973,9.10,9.50,20.70,173,-38,65.71</text:p>
      <text:p text:style-name="P2">,24.19,1042,1008,936,993,914,923,973,9.20,9.50,20.70,179,-40,65.71</text:p>
      <text:p text:style-name="P2">,25.20,1042,1008,936,993,914,923,973,9.00,9.50,20.70,174,-38,65.71</text:p>
      <text:p text:style-name="P2">,26.20,1042,1008,936,993,914,924,973,9.10,9.50,20.70,177,-40,65.71</text:p>
      <text:p text:style-name="P2">,27.20,1042,1008,936,993,914,923,973,8.90,9.50,20.70,174,-39,65.71</text:p>
      <text:p text:style-name="P2">,28.20,1042,1008,936,992,914,923,973,9.00,9.50,20.70,177,-39,67.14</text:p>
      <text:p text:style-name="P2">,29.20,1042,1008,936,992,914,923,973,9.20,9.50,20.70,178,-39,67.14</text:p>
      <text:p text:style-name="P2">,30.21,1042,1007,936,992,914,923,973,9.20,9.50,20.70,180,-40,67.14</text:p>
      <text:p text:style-name="P2">,31.21,1042,1008,936,991,914,923,973,9.30,9.50,20.70,176,-37,67.14</text:p>
      <text:p text:style-name="P2">,32.21,1042,1008,936,991,914,923,972,9.20,9.50,20.70,177,-38,67.14</text:p>
      <text:p text:style-name="P2">,33.21,1042,1008,936,991,914,923,972,9.00,9.50,20.70,182,-40,67.14</text:p>
      <text:p text:style-name="P2">,34.22,1042,1008,936,991,915,923,972,9.10,9.50,20.70,178,-37,67.14</text:p>
      <text:p text:style-name="P2">,35.22,1042,1008,936,992,914,923,972,9.00,9.50,20.70,182,-40,67.14</text:p>
      <text:p text:style-name="P2">,36.22,1042,1007,936,992,914,923,972,9.30,9.50,20.70,179,-39,67.14</text:p>
      <text:p text:style-name="P2">,37.22,1042,1008,936,992,914,923,972,9.00,9.50,20.70,174,-36,67.14</text:p>
      <text:p text:style-name="P2">,38.22,1042,1008,936,992,914,923,972,9.00,9.50,20.70,181,-39,67.14</text:p>
      <text:p text:style-name="P2">,39.23,1042,1008,936,991,914,923,973,9.20,9.50,20.70,177,-37,67.14</text:p>
      <text:p text:style-name="P2">,40.23,1042,1008,936,991,914,923,973,9.10,9.50,20.50,175,-38,67.14</text:p>
      <text:p text:style-name="P2">,41.23,1042,1007,936,990,914,923,973,9.10,9.50,20.50,179,-38,67.14</text:p>
      <text:p text:style-name="P2">,42.23,1042,1008,936,990,914,923,973,8.90,9.50,20.70,178,-38,68.57</text:p>
      <text:p text:style-name="P2">,43.23,1042,1007,936,990,914,923,973,9.20,9.50,20.50,194,-37,70.00</text:p>
      <text:p text:style-name="P2">,44.24,1042,1007,936,990,914,923,973,9.40,9.50,20.50,190,-37,70.00</text:p>
      <text:p text:style-name="P2">,45.24,1042,1007,936,990,914,923,973,9.60,9.50,20.50,190,-36,70.00</text:p>
      <text:p text:style-name="P2">,46.24,1042,1007,936,990,914,923,972,9.30,9.50,20.70,190,-36,70.00</text:p>
      <text:p text:style-name="P2">,47.24,1042,1007,936,990,914,923,973,9.40,9.50,20.70,188,-36,70.00</text:p>
      <text:p text:style-name="P2">,48.25,1042,1007,936,990,914,923,973,9.30,9.50,20.70,189,-37,70.00</text:p>
      <text:p text:style-name="P2">,49.25,1042,1007,936,990,914,923,973,9.30,9.50,20.70,188,-37,70.00</text:p>
      <text:p text:style-name="P2">,50.25,1042,1007,936,990,914,923,973,9.30,9.50,20.70,189,-36,70.00</text:p>
      <text:p text:style-name="P2">,51.25,1042,1007,936,990,914,923,973,9.50,9.50,20.70,190,-37,70.00</text:p>
      <text:p text:style-name="P2"><text:soft-page-break/>,52.25,1042,1008,936,990,914,923,973,9.40,9.50,20.70,189,-37,70.00</text:p>
      <text:p text:style-name="P2">,53.26,1042,1008,936,990,914,923,973,9.20,9.50,20.70,185,-38,70.00</text:p>
      <text:p text:style-name="P2">,54.26,1042,1007,936,990,914,923,973,9.20,9.50,20.70,185,-36,70.00</text:p>
      <text:p text:style-name="P2">,55.26,1042,1007,936,991,914,923,974,9.20,9.50,20.70,189,-37,70.00</text:p>
      <text:p text:style-name="P2">,56.26,1042,1007,936,991,915,923,973,9.20,9.50,20.70,186,-36,70.00</text:p>
      <text:p text:style-name="P2">,57.26,1042,1008,936,991,914,923,974,9.20,9.50,20.70,184,-37,70.00</text:p>
      <text:p text:style-name="P2">,58.26,1042,1007,936,991,914,923,974,9.20,9.50,20.70,189,-36,70.00</text:p>
      <text:p text:style-name="P2">WindOS Sensor Dump,Elapsed Time (s),Barometer 1 (mbar),Barometer 2 (mbar),Barometer 3 (mbar),Barometer 4 (mbar),Barometer 5 (mbar),Barometer 6 (mbar),Barometer 7 (mbar),Velocity (m/s),Velocity Target (m/s),Temperature (Celcius),Load Cell 1 (g),Load Cell 2 (g),Commanded Motor Power (%)</text:p>
      <text:p text:style-name="P2">Trial Number: 11,4294960.00,1044,1010,937,994,916,925,971,0.00,9.50,20.50,10,17,1.43</text:p>
      <text:p text:style-name="P2">,4294961.00,1044,1009,937,994,916,925,971,0.90,9.50,20.50,12,13,4.29</text:p>
      <text:p text:style-name="P2">,4294961.50,1044,1009,937,995,916,925,972,3.10,9.50,20.70,18,8,7.14</text:p>
      <text:p text:style-name="P2">,4294962.50,1044,1009,937,995,916,925,972,3.50,9.50,20.70,21,6,8.57</text:p>
      <text:p text:style-name="P2">,4294963.50,1044,1009,937,996,916,925,972,3.10,9.50,20.70,24,2,11.43</text:p>
      <text:p text:style-name="P2">,4294964.50,1044,1009,937,996,916,925,972,3.20,9.50,20.70,29,0,14.29</text:p>
      <text:p text:style-name="P2">,4294966.00,1044,1009,937,996,916,925,973,3.60,9.50,20.70,34,-4,17.14</text:p>
      <text:p text:style-name="P2">,4294967.00,1043,1009,937,996,916,925,972,4.00,9.50,20.70,38,-6,20.00</text:p>
      <text:p text:style-name="P2">,0.49,1043,1009,937,996,916,925,973,4.40,9.50,20.70,42,-10,22.86</text:p>
      <text:p text:style-name="P2">,1.49,1043,1009,937,996,916,925,973,4.60,9.50,20.70,49,-15,25.71</text:p>
      <text:p text:style-name="P2">,2.50,1043,1009,937,996,916,925,973,4.90,9.50,20.70,57,-20,28.57</text:p>
      <text:p text:style-name="P2">,3.50,1043,1009,937,996,916,925,973,5.20,9.50,20.70,61,-24,31.43</text:p>
      <text:p text:style-name="P2">,4.50,1043,1009,937,996,916,925,973,5.50,9.50,20.70,67,-29,34.29</text:p>
      <text:p text:style-name="P2">,5.50,1043,1009,937,995,915,925,973,5.80,9.50,20.70,78,-37,37.14</text:p>
      <text:p text:style-name="P2">,6.51,1043,1009,937,995,915,924,974,6.10,9.50,20.70,84,-35,40.00</text:p>
      <text:p text:style-name="P2">,7.51,1043,1008,937,995,915,924,974,6.90,9.50,20.70,98,-42,42.86</text:p>
      <text:p text:style-name="P2">,8.51,1043,1008,936,995,915,924,974,7.30,9.50,20.70,106,-41,45.71</text:p>
      <text:p text:style-name="P2">,9.51,1043,1008,936,995,915,924,974,7.50,9.50,20.70,114,-41,48.57</text:p>
      <text:p text:style-name="P2">,10.51,1042,1008,936,994,915,924,974,7.50,9.50,20.70,122,-42,51.43</text:p>
      <text:p text:style-name="P2">,11.51,1042,1008,936,994,915,924,974,8.10,9.50,20.70,135,-37,54.29</text:p>
      <text:p text:style-name="P2">,12.52,1042,1008,936,994,915,924,974,8.20,9.50,20.70,144,-37,57.14</text:p>
      <text:p text:style-name="P2">,13.52,1042,1008,936,994,915,923,974,8.40,9.50,20.70,151,-38,60.00</text:p>
      <text:p text:style-name="P2">,14.52,1042,1008,936,993,915,924,975,8.80,9.50,20.70,162,-38,62.86</text:p>
      <text:p text:style-name="P2">,15.52,1042,1008,936,993,915,923,974,9.00,9.50,20.70,172,-35,64.29</text:p>
      <text:p text:style-name="P2">,16.53,1042,1008,936,992,914,923,975,9.30,9.50,20.70,168,-36,64.29</text:p>
      <text:p text:style-name="P2">,17.53,1042,1008,936,992,914,923,975,9.00,9.50,20.70,168,-36,64.29</text:p>
      <text:p text:style-name="P2">,18.53,1042,1007,936,992,914,923,975,8.90,9.50,20.70,177,-40,67.14</text:p>
      <text:p text:style-name="P2">,19.53,1042,1007,936,992,914,923,974,9.30,9.50,20.70,190,-36,68.57</text:p>
      <text:p text:style-name="P2">,20.53,1042,1008,936,992,914,923,973,9.40,9.50,20.70,185,-37,68.57</text:p>
      <text:p text:style-name="P2">,21.54,1042,1007,936,992,915,923,973,9.50,9.50,20.70,185,-37,68.57</text:p>
      <text:p text:style-name="P2">,22.54,1042,1007,936,992,914,923,973,9.30,9.50,20.70,184,-36,68.57</text:p>
      <text:p text:style-name="P2">,23.54,1042,1007,936,992,914,923,972,9.30,9.50,20.70,187,-38,68.57</text:p>
      <text:p text:style-name="P2">,24.54,1042,1008,936,992,914,923,973,9.40,9.50,20.70,182,-36,68.57</text:p>
      <text:p text:style-name="P2">,25.55,1042,1007,936,992,914,923,972,9.30,9.50,20.70,183,-37,68.57</text:p>
      <text:p text:style-name="P2">,26.55,1042,1007,936,993,914,923,973,9.10,9.50,20.70,182,-38,68.57</text:p>
      <text:p text:style-name="P2">,27.55,1042,1008,936,993,914,923,972,9.20,9.50,20.70,181,-37,68.57</text:p>
      <text:p text:style-name="P2">,28.55,1042,1007,936,993,914,923,973,9.20,9.50,20.70,185,-37,68.57</text:p>
      <text:p text:style-name="P2">,29.55,1042,1008,936,993,915,923,973,9.30,9.50,20.70,181,-38,68.57</text:p>
      <text:p text:style-name="P2"><text:soft-page-break/>,30.56,1042,1007,936,993,914,923,972,9.20,9.50,20.70,188,-37,68.57</text:p>
      <text:p text:style-name="P2">,31.56,1042,1008,936,993,914,923,972,9.30,9.50,20.70,182,-37,68.57</text:p>
      <text:p text:style-name="P2">,32.56,1042,1007,936,993,914,923,973,9.10,9.50,20.70,181,-37,68.57</text:p>
      <text:p text:style-name="P2">,33.56,1042,1007,936,994,914,923,972,9.30,9.50,20.70,182,-38,68.57</text:p>
      <text:p text:style-name="P2">,34.57,1042,1007,936,994,914,923,973,9.10,9.50,20.70,186,-38,68.57</text:p>
      <text:p text:style-name="P2">,35.57,1042,1008,936,994,914,923,973,9.20,9.50,20.70,181,-37,68.57</text:p>
      <text:p text:style-name="P2">,36.57,1042,1008,936,994,914,923,973,9.00,9.50,20.70,182,-37,68.57</text:p>
      <text:p text:style-name="P2">,37.57,1042,1008,936,994,914,923,972,9.20,9.50,20.70,182,-37,68.57</text:p>
      <text:p text:style-name="P2">,38.58,1042,1008,936,995,914,924,973,9.10,9.50,20.70,177,-34,68.57</text:p>
      <text:p text:style-name="P2">,39.58,1042,1008,936,994,914,923,973,9.20,9.50,20.70,179,-34,68.57</text:p>
      <text:p text:style-name="P2">,40.58,1042,1007,936,994,914,923,973,9.20,9.50,20.70,184,-37,68.57</text:p>
      <text:p text:style-name="P2">,41.58,1042,1008,936,994,914,923,973,9.20,9.50,20.70,180,-36,68.57</text:p>
      <text:p text:style-name="P2">,42.59,1042,1008,936,994,915,923,973,9.30,9.50,20.70,179,-36,68.57</text:p>
      <text:p text:style-name="P2">,43.59,1042,1008,936,994,914,923,973,9.10,9.50,20.70,179,-35,68.57</text:p>
      <text:p text:style-name="P2">,44.59,1042,1007,936,993,914,923,974,9.20,9.50,20.70,179,-37,68.57</text:p>
      <text:p text:style-name="P2">,45.59,1042,1007,936,993,914,923,973,8.90,9.50,20.70,176,-34,68.57</text:p>
      <text:p text:style-name="P2">,46.59,1042,1007,936,993,914,923,974,9.20,9.50,20.70,184,-38,70.00</text:p>
      <text:p text:style-name="P2">,47.60,1042,1007,936,992,914,923,974,9.40,9.50,20.70,189,-37,70.00</text:p>
      <text:p text:style-name="P2">,48.60,1042,1007,936,992,914,923,974,9.40,9.50,20.70,184,-36,70.00</text:p>
      <text:p text:style-name="P2">,49.60,1042,1007,936,992,914,923,973,9.30,9.50,20.70,184,-38,70.00</text:p>
      <text:p text:style-name="P2">,50.60,1042,1007,936,992,914,923,974,9.30,9.50,20.70,183,-38,70.00</text:p>
      <text:p text:style-name="P2">,51.60,1042,1007,936,992,914,923,973,9.10,9.50,20.70,187,-37,70.00</text:p>
      <text:p text:style-name="P2"/>
      <text:p text:style-name="P2">*** <text:span text:style-name="T8">end 15 degree trials, I believe the wing is in a stalled state, not enough airspeed to fully develop the lift/drag profile. Increasing airspeed does increase net lift as seen from 8.5-9.5 target in the last 2 trials of this run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3:16:23.493543105</meta:creation-date>
    <dc:date>2023-06-02T14:55:11.915590523</dc:date>
    <meta:editing-duration>PT42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00" meta:paragraph-count="4675" meta:word-count="6799" meta:character-count="317281" meta:non-whitespace-character-count="315149"/>
  </office:meta>
</office:document-meta>
</file>